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21mm"/>
    </style:style>
    <style:style style:name="co13" style:family="table-column">
      <style:table-column-properties fo:break-before="auto" style:column-width="3.81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30.71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3mm"/>
    </style:style>
    <style:style style:name="co21" style:family="table-column">
      <style:table-column-properties fo:break-before="auto" style:column-width="10.88mm"/>
    </style:style>
    <style:style style:name="co22" style:family="table-column">
      <style:table-column-properties fo:break-before="auto" style:column-width="27.59mm"/>
    </style:style>
    <style:style style:name="co23" style:family="table-column">
      <style:table-column-properties fo:break-before="auto" style:column-width="23.41mm"/>
    </style:style>
    <style:style style:name="co24" style:family="table-column">
      <style:table-column-properties fo:break-before="auto" style:column-width="14.01mm"/>
    </style:style>
    <style:style style:name="co25" style:family="table-column">
      <style:table-column-properties fo:break-before="auto" style:column-width="11.98mm"/>
    </style:style>
    <style:style style:name="co26" style:family="table-column">
      <style:table-column-properties fo:break-before="auto" style:column-width="18.5mm"/>
    </style:style>
    <style:style style:name="co27" style:family="table-column">
      <style:table-column-properties fo:break-before="auto" style:column-width="46.62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26.49mm"/>
    </style:style>
    <style:style style:name="co30" style:family="table-column">
      <style:table-column-properties fo:break-before="auto" style:column-width="27.87mm"/>
    </style:style>
    <style:style style:name="co31" style:family="table-column">
      <style:table-column-properties fo:break-before="auto" style:column-width="25.59mm"/>
    </style:style>
    <style:style style:name="co32" style:family="table-column">
      <style:table-column-properties fo:break-before="auto" style:column-width="1.8mm"/>
    </style:style>
    <style:style style:name="co33" style:family="table-column">
      <style:table-column-properties fo:break-before="auto" style:column-width="26.55mm"/>
    </style:style>
    <style:style style:name="co34" style:family="table-column">
      <style:table-column-properties fo:break-before="auto" style:column-width="26.67mm"/>
    </style:style>
    <style:style style:name="co35" style:family="table-column">
      <style:table-column-properties fo:break-before="auto" style:column-width="45.31mm"/>
    </style:style>
    <style:style style:name="co36" style:family="table-column">
      <style:table-column-properties fo:break-before="auto" style:column-width="30.3mm"/>
    </style:style>
    <style:style style:name="co37" style:family="table-column">
      <style:table-column-properties fo:break-before="auto" style:column-width="13.72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.1mm" fo:break-before="auto" style:use-optimal-row-height="false"/>
    </style:style>
    <style:style style:name="ro20" style:family="table-row">
      <style:table-row-properties style:row-height="5.93mm" fo:break-before="auto" style:use-optimal-row-height="true"/>
    </style:style>
    <style:style style:name="ro21" style:family="table-row">
      <style:table-row-properties style:row-height="22.23mm" fo:break-before="auto" style:use-optimal-row-height="false"/>
    </style:style>
    <style:style style:name="ro22" style:family="table-row">
      <style:table-row-properties style:row-height="2.8mm" fo:break-before="auto" style:use-optimal-row-height="false"/>
    </style:style>
    <style:style style:name="ro23" style:family="table-row">
      <style:table-row-properties style:row-height="5.45mm" fo:break-before="auto" style:use-optimal-row-height="true"/>
    </style:style>
    <style:style style:name="ro24" style:family="table-row">
      <style:table-row-properties style:row-height="2.72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52mm" fo:break-before="page" style:use-optimal-row-height="true"/>
    </style:style>
    <style:style style:name="ro27" style:family="table-row">
      <style:table-row-properties style:row-height="4.87mm" fo:break-before="auto" style:use-optimal-row-height="true"/>
    </style:style>
    <style:style style:name="ro28" style:family="table-row">
      <style:table-row-properties style:row-height="21.17mm" fo:break-before="auto" style:use-optimal-row-height="false"/>
    </style:style>
    <style:style style:name="ro29" style:family="table-row">
      <style:table-row-properties style:row-height="2.06mm" fo:break-before="auto" style:use-optimal-row-height="false"/>
    </style:style>
    <style:style style:name="ro30" style:family="table-row">
      <style:table-row-properties style:row-height="5.52mm" fo:break-before="auto" style:use-optimal-row-height="true"/>
    </style:style>
    <style:style style:name="ro31" style:family="table-row">
      <style:table-row-properties style:row-height="20.11mm" fo:break-before="auto" style:use-optimal-row-height="false"/>
    </style:style>
    <style:style style:name="ro32" style:family="table-row">
      <style:table-row-properties style:row-height="19.9mm" fo:break-before="auto" style:use-optimal-row-height="false"/>
    </style:style>
    <style:style style:name="ro33" style:family="table-row">
      <style:table-row-properties style:row-height="5.72mm" fo:break-before="auto" style:use-optimal-row-height="true"/>
    </style:style>
    <style:style style:name="ro34" style:family="table-row">
      <style:table-row-properties style:row-height="3.37mm" fo:break-before="auto" style:use-optimal-row-height="false"/>
    </style:style>
    <style:style style:name="ro35" style:family="table-row">
      <style:table-row-properties style:row-height="19.47mm" fo:break-before="auto" style:use-optimal-row-height="false"/>
    </style:style>
    <style:style style:name="ro36" style:family="table-row">
      <style:table-row-properties style:row-height="19.69mm" fo:break-before="auto" style:use-optimal-row-height="false"/>
    </style:style>
    <style:style style:name="ro37" style:family="table-row">
      <style:table-row-properties style:row-height="2.52mm" fo:break-before="auto" style:use-optimal-row-height="false"/>
    </style:style>
    <style:style style:name="ro38" style:family="table-row">
      <style:table-row-properties style:row-height="22.86mm" fo:break-before="auto" style:use-optimal-row-height="false"/>
    </style:style>
    <style:style style:name="ro39" style:family="table-row">
      <style:table-row-properties style:row-height="2.4mm" fo:break-before="auto" style:use-optimal-row-height="false"/>
    </style:style>
    <style:style style:name="ro40" style:family="table-row">
      <style:table-row-properties style:row-height="2.65mm" fo:break-before="auto" style:use-optimal-row-height="false"/>
    </style:style>
    <style:style style:name="ro41" style:family="table-row">
      <style:table-row-properties style:row-height="2.19mm" fo:break-before="auto" style:use-optimal-row-height="false"/>
    </style:style>
    <style:style style:name="ro42" style:family="table-row">
      <style:table-row-properties style:row-height="5.5mm" fo:break-before="page" style:use-optimal-row-height="false"/>
    </style:style>
    <style:style style:name="ro43" style:family="table-row">
      <style:table-row-properties style:row-height="27.09mm" fo:break-before="auto" style:use-optimal-row-height="false"/>
    </style:style>
    <style:style style:name="ro44" style:family="table-row">
      <style:table-row-properties style:row-height="2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/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2" style:family="table-cell" style:parent-style-name="Default" style:data-style-name="N14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3" style:family="table-cell" style:parent-style-name="Default" style:data-style-name="N140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4" style:family="table-cell" style:parent-style-name="Default" style:data-style-name="N3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33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fo:font-weight="bold" style:font-size-asian="11pt" style:font-weight-asian="normal" style:font-size-complex="11pt" style:font-weight-complex="normal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5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46" style:family="table-cell" style:parent-style-name="Default" style:data-style-name="N3">
      <style:table-cell-properties fo:border="0.06pt solid #000000"/>
    </style:style>
    <style:style style:name="ce449" style:family="table-cell" style:parent-style-name="Default" style:data-style-name="N4">
      <style:table-cell-properties fo:border="0.06pt solid #000000"/>
      <style:map style:condition="cell-content()&lt;10" style:apply-style-name="Default" style:base-cell-address="World_E_Asian_Ratio.E6"/>
      <style:map style:condition="cell-content()&lt;=100" style:apply-style-name="Times10" style:base-cell-address="World_E_Asian_Ratio.E6"/>
      <style:map style:condition="cell-content()&lt;500" style:apply-style-name="Times100" style:base-cell-address="World_E_Asian_Ratio.E6"/>
      <style:map style:condition="cell-content()&lt;1000" style:apply-style-name="Times500" style:base-cell-address="World_E_Asian_Ratio.E6"/>
      <style:map style:condition="cell-content()&gt;=1000" style:apply-style-name="Times1000" style:base-cell-address="World_E_Asian_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450" style:family="table-cell" style:parent-style-name="Default" style:data-style-name="N2">
      <style:table-cell-properties fo:border="0.06pt solid #000000"/>
      <style:map style:condition="cell-content()&lt;10" style:apply-style-name="Default" style:base-cell-address="World_E_Asian_Ratio.E37"/>
      <style:map style:condition="cell-content()&lt;100" style:apply-style-name="Times10" style:base-cell-address="World_E_Asian_Ratio.E37"/>
      <style:map style:condition="cell-content()&lt;500" style:apply-style-name="Times100" style:base-cell-address="World_E_Asian_Ratio.E37"/>
      <style:map style:condition="cell-content()&lt;1000" style:apply-style-name="Times500" style:base-cell-address="World_E_Asian_Ratio.E37"/>
      <style:map style:condition="cell-content()&gt;=1000" style:apply-style-name="Times1000" style:base-cell-address="World_E_Asian_Ratio.E37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">
      <style:table-cell-properties fo:background-color="#ffffff" fo:border="0.06pt solid #000000"/>
    </style:style>
    <style:style style:name="ce276" style:family="table-cell" style:parent-style-name="Default" style:data-style-name="N1">
      <style:table-cell-properties fo:border="0.06pt solid #000000"/>
    </style:style>
    <style:style style:name="ce278" style:family="table-cell" style:parent-style-name="Default" style:data-style-name="N2">
      <style:table-cell-properties fo:border="0.06pt solid #000000"/>
    </style:style>
    <style:style style:name="ce41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42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4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style:font-size-asian="11pt" style:font-size-complex="11pt"/>
    </style:style>
    <style:style style:name="ce457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  <style:text-properties style:font-name="Liberation Sans" fo:font-size="10pt"/>
    </style:style>
    <style:style style:name="ce458" style:family="table-cell" style:parent-style-name="Default" style:data-style-name="N14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391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392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11" style:family="table-cell" style:parent-style-name="Default" style:data-style-name="N1">
      <style:table-cell-properties fo:border-bottom="none" fo:background-color="#ffffff" fo:border-left="0.06pt solid #000000" fo:border-right="0.06pt solid #000000" fo:border-top="none"/>
    </style:style>
    <style:style style:name="ce312" style:family="table-cell" style:parent-style-name="Default" style:data-style-name="N1">
      <style:table-cell-properties fo:border-bottom="0.06pt solid #000000" fo:background-color="#ffffff" fo:border-left="0.06pt solid #000000" fo:border-right="0.06pt solid #000000" fo:border-top="none"/>
    </style:style>
    <style:style style:name="ce428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6"/>
      <style:map style:condition="cell-content()&lt;=100" style:apply-style-name="Times10" style:base-cell-address="Euro_E_Asian_perM_Ratio.E6"/>
      <style:map style:condition="cell-content()&lt;500" style:apply-style-name="Times100" style:base-cell-address="Euro_E_Asian_perM_Ratio.E6"/>
      <style:map style:condition="cell-content()&lt;1000" style:apply-style-name="Times500" style:base-cell-address="Euro_E_Asian_perM_Ratio.E6"/>
      <style:map style:condition="cell-content()&gt;=1000" style:apply-style-name="Times1000" style:base-cell-address="Euro_E_Asian_perM_Ratio.E6"/>
    </style:style>
    <style:style style:name="ce432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27"/>
      <style:map style:condition="cell-content()&lt;100" style:apply-style-name="Times10" style:base-cell-address="Euro_E_Asian_perM_Ratio.E27"/>
      <style:map style:condition="cell-content()&lt;500" style:apply-style-name="Times100" style:base-cell-address="Euro_E_Asian_perM_Ratio.E27"/>
      <style:map style:condition="cell-content()&lt;1000" style:apply-style-name="Times500" style:base-cell-address="Euro_E_Asian_perM_Ratio.E27"/>
      <style:map style:condition="cell-content()&gt;=1000" style:apply-style-name="Times1000" style:base-cell-address="Euro_E_Asian_perM_Ratio.E27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ffffff" fo:border="0.06pt solid #000000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463" style:family="table-cell" style:parent-style-name="Default" style:data-style-name="N3">
      <style:table-cell-properties fo:background-color="#ffffff" fo:border="0.06pt solid #000000"/>
    </style:style>
    <style:style style:name="ce380" style:family="table-cell" style:parent-style-name="Default">
      <style:table-cell-properties fo:background-color="transparent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26" style:family="table-cell" style:parent-style-name="Default" style:data-style-name="N2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346" style:family="table-cell" style:parent-style-name="Default" style:data-style-name="N2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95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style:rotation-angle="0" fo:border-top="0.06pt solid #000000"/>
      <style:paragraph-properties fo:text-align="end" fo:margin-left="0mm"/>
    </style:style>
    <style:style style:name="ce396" style:family="table-cell" style:parent-style-name="Default">
      <style:table-cell-properties style:glyph-orientation-vertical="auto" style:text-align-source="fix" style:repeat-content="false" style:direction="ttb" style:rotation-angle="0"/>
      <style:paragraph-properties fo:text-align="end" fo:margin-left="0mm"/>
    </style:style>
    <style:style style:name="ce400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0.06pt solid #000000" style:rotation-angle="0" fo:border-top="none"/>
      <style:paragraph-properties fo:text-align="end" fo:margin-left="0mm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ce240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481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</style:style>
    <style:style style:name="ce482" style:family="table-cell" style:parent-style-name="Default" style:data-style-name="N3">
      <style:table-cell-properties fo:border-bottom="0.06pt solid #000000" fo:background-color="#ffffff" fo:border-left="0.06pt solid #000000" fo:border-right="0.06pt solid #000000" fo:border-top="none"/>
    </style:style>
    <style:style style:name="ce381" style:family="table-cell" style:parent-style-name="Default" style:data-style-name="N2">
      <style:table-cell-properties fo:border-bottom="none" fo:background-color="#ffffff" fo:border-left="0.06pt solid #000000" fo:border-right="0.06pt solid #000000" fo:border-top="0.06pt solid #000000"/>
    </style:style>
    <style:style style:name="ce382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383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486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488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431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6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1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2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18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4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6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9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98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1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535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Ratio.M6"/>
      <style:map style:condition="cell-content()&lt;=100" style:apply-style-name="Times10" style:base-cell-address="CitiesRatio.M6"/>
      <style:map style:condition="cell-content()&lt;500" style:apply-style-name="Times100" style:base-cell-address="CitiesRatio.M6"/>
      <style:map style:condition="cell-content()&lt;1000" style:apply-style-name="Times500" style:base-cell-address="CitiesRatio.M6"/>
      <style:map style:condition="cell-content()&gt;=1000" style:apply-style-name="Times1000" style:base-cell-address="CitiesRatio.M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537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8"/>
      <style:map style:condition="cell-content()&lt;100" style:apply-style-name="Times10" style:base-cell-address="CitiesRatio.M28"/>
      <style:map style:condition="cell-content()&lt;500" style:apply-style-name="Times100" style:base-cell-address="CitiesRatio.M28"/>
      <style:map style:condition="cell-content()&lt;1000" style:apply-style-name="Times500" style:base-cell-address="CitiesRatio.M28"/>
      <style:map style:condition="cell-content()&gt;=1000" style:apply-style-name="Times1000" style:base-cell-address="CitiesRatio.M28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M28"/>
      <style:map style:condition="cell-content()&lt;100" style:apply-style-name="Times10" style:base-cell-address="CitiesRatio.M28"/>
      <style:map style:condition="cell-content()&lt;500" style:apply-style-name="Times100" style:base-cell-address="CitiesRatio.M28"/>
      <style:map style:condition="cell-content()&lt;1000" style:apply-style-name="Times500" style:base-cell-address="CitiesRatio.M28"/>
      <style:map style:condition="cell-content()&gt;=1000" style:apply-style-name="Times1000" style:base-cell-address="CitiesRatio.M28"/>
    </style:style>
    <style:style style:name="ce539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5"/>
      <style:map style:condition="cell-content()&lt;100" style:apply-style-name="Times10" style:base-cell-address="CitiesRatio.M35"/>
      <style:map style:condition="cell-content()&lt;500" style:apply-style-name="Times100" style:base-cell-address="CitiesRatio.M35"/>
      <style:map style:condition="cell-content()&lt;1000" style:apply-style-name="Times500" style:base-cell-address="CitiesRatio.M35"/>
      <style:map style:condition="cell-content()&gt;=1000" style:apply-style-name="Times1000" style:base-cell-address="CitiesRatio.M35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542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54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59" style:family="table-cell" style:parent-style-name="Default" style:data-style-name="N0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45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517" style:family="table-cell" style:parent-style-name="Default" style:data-style-name="N3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44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561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_perM_ratio.M6"/>
      <style:map style:condition="cell-content()&lt;=100" style:apply-style-name="Times10" style:base-cell-address="Cities_perM_ratio.M6"/>
      <style:map style:condition="cell-content()&lt;500" style:apply-style-name="Times100" style:base-cell-address="Cities_perM_ratio.M6"/>
      <style:map style:condition="cell-content()&lt;1000" style:apply-style-name="Times500" style:base-cell-address="Cities_perM_ratio.M6"/>
      <style:map style:condition="cell-content()&gt;=1000" style:apply-style-name="Times1000" style:base-cell-address="Cities_perM_ratio.M6"/>
    </style:style>
    <style:style style:name="ce562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56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7"/>
      <style:map style:condition="cell-content()&lt;100" style:apply-style-name="Times10" style:base-cell-address="Cities_perM_ratio.M27"/>
      <style:map style:condition="cell-content()&lt;500" style:apply-style-name="Times100" style:base-cell-address="Cities_perM_ratio.M27"/>
      <style:map style:condition="cell-content()&lt;1000" style:apply-style-name="Times500" style:base-cell-address="Cities_perM_ratio.M27"/>
      <style:map style:condition="cell-content()&gt;=1000" style:apply-style-name="Times1000" style:base-cell-address="Cities_perM_ratio.M27"/>
    </style:style>
    <style:style style:name="ce565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M27"/>
      <style:map style:condition="cell-content()&lt;100" style:apply-style-name="Times10" style:base-cell-address="Cities_perM_ratio.M27"/>
      <style:map style:condition="cell-content()&lt;500" style:apply-style-name="Times100" style:base-cell-address="Cities_perM_ratio.M27"/>
      <style:map style:condition="cell-content()&lt;1000" style:apply-style-name="Times500" style:base-cell-address="Cities_perM_ratio.M27"/>
      <style:map style:condition="cell-content()&gt;=1000" style:apply-style-name="Times1000" style:base-cell-address="Cities_perM_ratio.M27"/>
    </style:style>
    <style:style style:name="ce566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M34"/>
      <style:map style:condition="cell-content()&lt;100" style:apply-style-name="Times10" style:base-cell-address="Cities_perM_ratio.M34"/>
      <style:map style:condition="cell-content()&lt;500" style:apply-style-name="Times100" style:base-cell-address="Cities_perM_ratio.M34"/>
      <style:map style:condition="cell-content()&lt;1000" style:apply-style-name="Times500" style:base-cell-address="Cities_perM_ratio.M34"/>
      <style:map style:condition="cell-content()&gt;=1000" style:apply-style-name="Times1000" style:base-cell-address="Cities_perM_ratio.M34"/>
    </style:style>
    <style:style style:name="ce568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27"/>
      <style:map style:condition="cell-content()&lt;100" style:apply-style-name="Times10" style:base-cell-address="Cities_perM_ratio.E27"/>
      <style:map style:condition="cell-content()&lt;500" style:apply-style-name="Times100" style:base-cell-address="Cities_perM_ratio.E27"/>
      <style:map style:condition="cell-content()&lt;1000" style:apply-style-name="Times500" style:base-cell-address="Cities_perM_ratio.E27"/>
      <style:map style:condition="cell-content()&gt;=1000" style:apply-style-name="Times1000" style:base-cell-address="Cities_perM_ratio.E27"/>
    </style:style>
    <style:style style:name="ce569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57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591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7"/>
      <style:map style:condition="cell-content()&lt;100" style:apply-style-name="Times10" style:base-cell-address="Cities_perM_ratio.E27"/>
      <style:map style:condition="cell-content()&lt;500" style:apply-style-name="Times100" style:base-cell-address="Cities_perM_ratio.E27"/>
      <style:map style:condition="cell-content()&lt;1000" style:apply-style-name="Times500" style:base-cell-address="Cities_perM_ratio.E27"/>
      <style:map style:condition="cell-content()&gt;=1000" style:apply-style-name="Times1000" style:base-cell-address="Cities_perM_ratio.E27"/>
    </style:style>
    <style:style style:name="ce59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593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596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59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gr1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3mm" fo:padding-top="0.25mm" fo:padding-bottom="0.25mm" fo:padding-left="0.25mm" fo:padding-right="0.25mm"/>
    </style:style>
    <style:style style:name="gr2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9.47mm" fo:padding-top="0.25mm" fo:padding-bottom="0.25mm" fo:padding-left="0.25mm" fo:padding-right="0.25mm"/>
    </style:style>
    <style:style style:name="gr4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5.09mm" fo:padding-top="0.25mm" fo:padding-bottom="0.25mm" fo:padding-left="0.25mm" fo:padding-right="0.25mm"/>
    </style:style>
    <style:style style:name="gr5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9mm" fo:padding-top="0.25mm" fo:padding-bottom="0.25mm" fo:padding-left="0.25mm" fo:padding-right="0.25mm"/>
    </style:style>
    <style:style style:name="gr6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7.33mm" fo:padding-top="0.25mm" fo:padding-bottom="0.25mm" fo:padding-left="0.25mm" fo:padding-right="0.25mm"/>
    </style:style>
    <style:style style:name="gr7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19mm" fo:padding-top="0.25mm" fo:padding-bottom="0.25mm" fo:padding-left="0.25mm" fo:padding-right="0.25mm"/>
    </style:style>
    <style:style style:name="gr8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41mm" fo:padding-top="0.25mm" fo:padding-bottom="0.25mm" fo:padding-left="0.25mm" fo:padding-right="0.25m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9pt" style:font-size-asian="9pt" style:font-weight-asian="normal"/>
    </style:style>
    <style:style style:name="T1" style:family="text">
      <style:text-properties fo:font-size="9pt" style:font-size-asian="9pt" style:font-weight-asian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7"/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7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20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62" table:formula="of:=1433783686/1000000" office:value-type="float" office:value="1433.783686" calcext:value-type="float">
            <text:p>1,433.8</text:p>
          </table:table-cell>
          <table:table-cell table:style-name="ce65" table:formula="of:=[.F11]/[.H11]" office:value-type="float" office:value="3.71534426846589" calcext:value-type="float">
            <text:p>3.72</text:p>
          </table:table-cell>
          <table:table-cell table:style-name="ce74" table:formula="of:=[.G11]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20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62" table:formula="of:=7436154/1000000" office:value-type="float" office:value="7.436154" calcext:value-type="float">
            <text:p>7.4</text:p>
          </table:table-cell>
          <table:table-cell table:style-name="ce46" table:formula="of:=[.F12]/[.H12]" office:value-type="float" office:value="236.009098251596" calcext:value-type="float">
            <text:p>236.01</text:p>
          </table:table-cell>
          <table:table-cell table:style-name="ce46" table:formula="of:=[.G12]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=</text:p>
          </table:table-cell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20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62" table:formula="of:=23773876/1000000" office:value-type="float" office:value="23.773876" calcext:value-type="float">
            <text:p>23.8</text:p>
          </table:table-cell>
          <table:table-cell table:style-name="ce46" table:formula="of:=[.F13]/[.H13]" office:value-type="float" office:value="14.5537900508945" calcext:value-type="float">
            <text:p>14.55</text:p>
          </table:table-cell>
          <table:table-cell table:style-name="ce46" table:formula="of:=[.G13]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20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62" table:formula="of:=37968566/1000000" office:value-type="float" office:value="37.968566" calcext:value-type="float">
            <text:p>38.0</text:p>
          </table:table-cell>
          <table:table-cell table:style-name="ce46" table:formula="of:=[.F14]/[.H14]" office:value-type="float" office:value="6.61073162468132" calcext:value-type="float">
            <text:p>6.61</text:p>
          </table:table-cell>
          <table:table-cell table:style-name="ce46" table:formula="of:=[.G14]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63" table:formula="of:=5804337/1000000" office:value-type="float" office:value="5.804337" calcext:value-type="float">
            <text:p>5.8</text:p>
          </table:table-cell>
          <table:table-cell table:style-name="ce67" table:formula="of:=[.F15]/[.H15]" office:value-type="float" office:value="41.0038217973905" calcext:value-type="float">
            <text:p>41.00</text:p>
          </table:table-cell>
          <table:table-cell table:style-name="ce67" table:formula="of:=[.G15]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2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141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Times500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World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2" table:default-cell-style-name="ce2"/>
        <table:table-row table:style-name="ro1">
          <table:table-cell table:style-name="ce8"/>
          <table:table-cell table:style-name="ce22" table:number-columns-repeated="2"/>
          <table:table-cell table:style-name="ce122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07</text:p>
          </table:table-cell>
          <table:table-cell table:number-columns-repeated="52"/>
        </table:table-row>
        <table:table-row table:style-name="ro9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World Top-20 countries and territories (Excluding China &amp; Korea) 世界前十位國家或地區 <text:s/>（不包括中國及南韓）</text:p>
          </table:table-cell>
          <table:table-cell table:style-name="ce121"/>
          <table:table-cell table:style-name="ce139" table:number-columns-repeated="6"/>
          <table:table-cell table:style-name="ce246"/>
          <table:table-cell table:number-columns-repeated="52"/>
        </table:table-row>
        <table:table-row table:style-name="ro2">
          <table:table-cell table:style-name="ce8"/>
          <table:table-cell table:style-name="ce89"/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2"/>
        </table:table-row>
        <table:table-row table:style-name="ro10">
          <table:table-cell table:style-name="ce8"/>
          <table:table-cell table:style-name="ce90"/>
          <table:table-cell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/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166" office:value-type="string" calcext:value-type="string">
            <text:p>USA</text:p>
          </table:table-cell>
          <table:table-cell table:style-name="ce166" office:value-type="string" calcext:value-type="string">
            <text:p>美國</text:p>
          </table:table-cell>
          <table:table-cell table:style-name="ce154" office:value-type="float" office:value="367758" calcext:value-type="float">
            <text:p>367,758</text:p>
          </table:table-cell>
          <table:table-cell table:style-name="ce154" office:value-type="float" office:value="10981" calcext:value-type="float">
            <text:p>10,981</text:p>
          </table:table-cell>
          <table:table-cell table:style-name="ce213" table:formula="of:=329968629" office:value-type="float" office:value="329968629" calcext:value-type="float">
            <text:p>329,968,629</text:p>
          </table:table-cell>
          <table:table-cell table:style-name="ce223" table:formula="of:=[.F9]*1000000/[.H9]" office:value-type="float" office:value="1114.52413253504" calcext:value-type="float">
            <text:p>1114.52</text:p>
          </table:table-cell>
          <table:table-cell table:style-name="ce223" table:formula="of:=[.G9]*1000000/[.H9]" office:value-type="float" office:value="33.2789211910203" calcext:value-type="float">
            <text:p>33.2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40510" calcext:value-type="float">
            <text:p>140,510</text:p>
          </table:table-cell>
          <table:table-cell table:style-name="ce154" office:value-type="float" office:value="13798" calcext:value-type="float">
            <text:p>13,798</text:p>
          </table:table-cell>
          <table:table-cell table:style-name="ce213" table:formula="of:=60550075" office:value-type="float" office:value="60550075" calcext:value-type="float">
            <text:p>60,550,075</text:p>
          </table:table-cell>
          <table:table-cell table:style-name="ce223" table:formula="of:=[.F10]*1000000/[.H10]" office:value-type="float" office:value="2320.55864505535" calcext:value-type="float">
            <text:p>2320.56</text:p>
          </table:table-cell>
          <table:table-cell table:style-name="ce223" table:formula="of:=[.G10]*1000000/[.H10]" office:value-type="float" office:value="227.877504693429" calcext:value-type="float">
            <text:p>227.8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32547" calcext:value-type="float">
            <text:p>132,547</text:p>
          </table:table-cell>
          <table:table-cell table:style-name="ce154" office:value-type="float" office:value="16523" calcext:value-type="float">
            <text:p>16,523</text:p>
          </table:table-cell>
          <table:table-cell table:style-name="ce213" table:formula="of:=46736776" office:value-type="float" office:value="46736776" calcext:value-type="float">
            <text:p>46,736,776</text:p>
          </table:table-cell>
          <table:table-cell table:style-name="ce223" table:formula="of:=[.F11]*1000000/[.H11]" office:value-type="float" office:value="2836.03216447793" calcext:value-type="float">
            <text:p>2836.03</text:p>
          </table:table-cell>
          <table:table-cell table:style-name="ce223" table:formula="of:=[.G11]*1000000/[.H11]" office:value-type="float" office:value="353.533157700052" calcext:value-type="float">
            <text:p>353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32547" calcext:value-type="float">
            <text:p>132,547</text:p>
          </table:table-cell>
          <table:table-cell table:style-name="ce154" office:value-type="float" office:value="1810" calcext:value-type="float">
            <text:p>1,810</text:p>
          </table:table-cell>
          <table:table-cell table:style-name="ce213" table:formula="of:=83517045" office:value-type="float" office:value="83517045" calcext:value-type="float">
            <text:p>83,517,045</text:p>
          </table:table-cell>
          <table:table-cell table:style-name="ce223" table:formula="of:=[.F12]*1000000/[.H12]" office:value-type="float" office:value="1587.06525117118" calcext:value-type="float">
            <text:p>1587.07</text:p>
          </table:table-cell>
          <table:table-cell table:style-name="ce223" table:formula="of:=[.G12]*1000000/[.H12]" office:value-type="float" office:value="21.672222718129" calcext:value-type="float">
            <text:p>21.6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74390" calcext:value-type="float">
            <text:p>74,390</text:p>
          </table:table-cell>
          <table:table-cell table:style-name="ce154" office:value-type="float" office:value="8911" calcext:value-type="float">
            <text:p>8,911</text:p>
          </table:table-cell>
          <table:table-cell table:style-name="ce213" table:formula="of:=67076000" office:value-type="float" office:value="67076000" calcext:value-type="float">
            <text:p>67,076,000</text:p>
          </table:table-cell>
          <table:table-cell table:style-name="ce223" table:formula="of:=[.F13]*1000000/[.H13]" office:value-type="float" office:value="1109.04049138291" calcext:value-type="float">
            <text:p>1109.04</text:p>
          </table:table-cell>
          <table:table-cell table:style-name="ce223" table:formula="of:=[.G13]*1000000/[.H13]" office:value-type="float" office:value="132.849305265669" calcext:value-type="float">
            <text:p>132.8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Iran</text:p>
          </table:table-cell>
          <table:table-cell table:style-name="ce166" office:value-type="string" calcext:value-type="string">
            <text:p>伊朗</text:p>
          </table:table-cell>
          <table:table-cell table:style-name="ce154" office:value-type="float" office:value="60500" calcext:value-type="float">
            <text:p>60,500</text:p>
          </table:table-cell>
          <table:table-cell table:style-name="ce154" office:value-type="float" office:value="3739" calcext:value-type="float">
            <text:p>3,739</text:p>
          </table:table-cell>
          <table:table-cell table:style-name="ce213" table:formula="of:=83341976" office:value-type="float" office:value="83341976" calcext:value-type="float">
            <text:p>83,341,976</text:p>
          </table:table-cell>
          <table:table-cell table:style-name="ce223" table:formula="of:=[.F14]*1000000/[.H14]" office:value-type="float" office:value="725.924712896176" calcext:value-type="float">
            <text:p>725.92</text:p>
          </table:table-cell>
          <table:table-cell table:style-name="ce223" table:formula="of:=[.G14]*1000000/[.H14]" office:value-type="float" office:value="44.8633471325422" calcext:value-type="float">
            <text:p>44.86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7" calcext:value-type="float">
            <text:p>7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51608" calcext:value-type="float">
            <text:p>51,608</text:p>
          </table:table-cell>
          <table:table-cell table:style-name="ce154" office:value-type="float" office:value="5373" calcext:value-type="float">
            <text:p>5,373</text:p>
          </table:table-cell>
          <table:table-cell table:style-name="ce213" table:formula="of:=66435550" office:value-type="float" office:value="66435550" calcext:value-type="float">
            <text:p>66,435,550</text:p>
          </table:table-cell>
          <table:table-cell table:style-name="ce223" table:formula="of:=[.F15]*1000000/[.H15]" office:value-type="float" office:value="776.813016525038" calcext:value-type="float">
            <text:p>776.81</text:p>
          </table:table-cell>
          <table:table-cell table:style-name="ce223" table:formula="of:=[.G15]*1000000/[.H15]" office:value-type="float" office:value="80.8753747052595" calcext:value-type="float">
            <text:p>80.8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Turkey</text:p>
          </table:table-cell>
          <table:table-cell table:style-name="ce166" office:value-type="string" calcext:value-type="string">
            <text:p>土耳其</text:p>
          </table:table-cell>
          <table:table-cell table:style-name="ce154" office:value-type="float" office:value="30217" calcext:value-type="float">
            <text:p>30,217</text:p>
          </table:table-cell>
          <table:table-cell table:style-name="ce154" office:value-type="float" office:value="649" calcext:value-type="float">
            <text:p>649</text:p>
          </table:table-cell>
          <table:table-cell table:style-name="ce213" table:formula="of:=83154997" office:value-type="float" office:value="83154997" calcext:value-type="float">
            <text:p>83,154,997</text:p>
          </table:table-cell>
          <table:table-cell table:style-name="ce223" table:formula="of:=[.F16]*1000000/[.H16]" office:value-type="float" office:value="363.381649812338" calcext:value-type="float">
            <text:p>363.38</text:p>
          </table:table-cell>
          <table:table-cell table:style-name="ce223" table:formula="of:=[.G16]*1000000/[.H16]" office:value-type="float" office:value="7.80470234398541" calcext:value-type="float">
            <text:p>7.8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1758" calcext:value-type="float">
            <text:p>21,758</text:p>
          </table:table-cell>
          <table:table-cell table:style-name="ce154" office:value-type="float" office:value="778" calcext:value-type="float">
            <text:p>778</text:p>
          </table:table-cell>
          <table:table-cell table:style-name="ce213" table:formula="of:=8591365" office:value-type="float" office:value="8591365" calcext:value-type="float">
            <text:p>8,591,365</text:p>
          </table:table-cell>
          <table:table-cell table:style-name="ce223" table:formula="of:=[.F17]*1000000/[.H17]" office:value-type="float" office:value="2532.54284971015" calcext:value-type="float">
            <text:p>2532.54</text:p>
          </table:table-cell>
          <table:table-cell table:style-name="ce223" table:formula="of:=[.G17]*1000000/[.H17]" office:value-type="float" office:value="90.5560408619585" calcext:value-type="float">
            <text:p>90.56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22194" calcext:value-type="float">
            <text:p>22,194</text:p>
          </table:table-cell>
          <table:table-cell table:style-name="ce157" office:value-type="float" office:value="2035" calcext:value-type="float">
            <text:p>2,035</text:p>
          </table:table-cell>
          <table:table-cell table:style-name="ce213" table:formula="of:=11539328" office:value-type="float" office:value="11539328" calcext:value-type="float">
            <text:p>11,539,328</text:p>
          </table:table-cell>
          <table:table-cell table:style-name="ce223" table:formula="of:=[.F18]*1000000/[.H18]" office:value-type="float" office:value="1923.33557032091" calcext:value-type="float">
            <text:p>1923.34</text:p>
          </table:table-cell>
          <table:table-cell table:style-name="ce223" table:formula="of:=[.G18]*1000000/[.H18]" office:value-type="float" office:value="176.353423700236" calcext:value-type="float">
            <text:p>176.3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8803" calcext:value-type="float">
            <text:p>18,803</text:p>
          </table:table-cell>
          <table:table-cell table:style-name="ce157" office:value-type="float" office:value="1867" calcext:value-type="float">
            <text:p>1,867</text:p>
          </table:table-cell>
          <table:table-cell table:style-name="ce213" table:formula="of:=17097130" office:value-type="float" office:value="17097130" calcext:value-type="float">
            <text:p>17,097,130</text:p>
          </table:table-cell>
          <table:table-cell table:style-name="ce223" table:formula="of:=[.F19]*1000000/[.H19]" office:value-type="float" office:value="1099.77522543257" calcext:value-type="float">
            <text:p>1099.78</text:p>
          </table:table-cell>
          <table:table-cell table:style-name="ce223" table:formula="of:=[.G19]*1000000/[.H19]" office:value-type="float" office:value="109.199614204255" calcext:value-type="float">
            <text:p>109.2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Canada</text:p>
          </table:table-cell>
          <table:table-cell table:style-name="ce166" office:value-type="string" calcext:value-type="string">
            <text:p>加拿大</text:p>
          </table:table-cell>
          <table:table-cell table:style-name="ce157" office:value-type="float" office:value="16653" calcext:value-type="float">
            <text:p>16,653</text:p>
          </table:table-cell>
          <table:table-cell table:style-name="ce157" office:value-type="float" office:value="323" calcext:value-type="float">
            <text:p>323</text:p>
          </table:table-cell>
          <table:table-cell table:style-name="ce213" table:formula="of:=37983772" office:value-type="float" office:value="37983772" calcext:value-type="float">
            <text:p>37,983,772</text:p>
          </table:table-cell>
          <table:table-cell table:style-name="ce223" table:formula="of:=[.F20]*1000000/[.H20]" office:value-type="float" office:value="438.424072259069" calcext:value-type="float">
            <text:p>438.42</text:p>
          </table:table-cell>
          <table:table-cell table:style-name="ce223" table:formula="of:=[.G20]*1000000/[.H20]" office:value-type="float" office:value="8.50363149820929" calcext:value-type="float">
            <text:p>8.5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2427" calcext:value-type="float">
            <text:p>12,427</text:p>
          </table:table-cell>
          <table:table-cell table:style-name="ce154" office:value-type="float" office:value="243" calcext:value-type="float">
            <text:p>243</text:p>
          </table:table-cell>
          <table:table-cell table:style-name="ce213" table:formula="of:=8955102" office:value-type="float" office:value="8955102" calcext:value-type="float">
            <text:p>8,955,102</text:p>
          </table:table-cell>
          <table:table-cell table:style-name="ce223" table:formula="of:=[.F21]*1000000/[.H21]" office:value-type="float" office:value="1387.7005532712" calcext:value-type="float">
            <text:p>1387.70</text:p>
          </table:table-cell>
          <table:table-cell table:style-name="ce223" table:formula="of:=[.G21]*1000000/[.H21]" office:value-type="float" office:value="27.1353693123763" calcext:value-type="float">
            <text:p>27.1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Brazil</text:p>
          </table:table-cell>
          <table:table-cell table:style-name="ce166" office:value-type="string" calcext:value-type="string">
            <text:p>巴西</text:p>
          </table:table-cell>
          <table:table-cell table:style-name="ce154" office:value-type="float" office:value="12056" calcext:value-type="float">
            <text:p>12,056</text:p>
          </table:table-cell>
          <table:table-cell table:style-name="ce154" office:value-type="float" office:value="553" calcext:value-type="float">
            <text:p>553</text:p>
          </table:table-cell>
          <table:table-cell table:style-name="ce213" table:formula="of:=211354365" office:value-type="float" office:value="211354365" calcext:value-type="float">
            <text:p>211,354,365</text:p>
          </table:table-cell>
          <table:table-cell table:style-name="ce223" table:formula="of:=[.F22]*1000000/[.H22]" office:value-type="float" office:value="57.0416418889669" calcext:value-type="float">
            <text:p>57.04</text:p>
          </table:table-cell>
          <table:table-cell table:style-name="ce223" table:formula="of:=[.G22]*1000000/[.H22]" office:value-type="float" office:value="2.61645885572318" calcext:value-type="float">
            <text:p>2.6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5" calcext:value-type="float">
            <text:p>15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4" office:value-type="float" office:value="12442" calcext:value-type="float">
            <text:p>12,442</text:p>
          </table:table-cell>
          <table:table-cell table:style-name="ce154" office:value-type="float" office:value="345" calcext:value-type="float">
            <text:p>345</text:p>
          </table:table-cell>
          <table:table-cell table:style-name="ce213" table:formula="of:=10276617" office:value-type="float" office:value="10276617" calcext:value-type="float">
            <text:p>10,276,617</text:p>
          </table:table-cell>
          <table:table-cell table:style-name="ce223" table:formula="of:=[.F23]*1000000/[.H23]" office:value-type="float" office:value="1210.70971118219" calcext:value-type="float">
            <text:p>1210.71</text:p>
          </table:table-cell>
          <table:table-cell table:style-name="ce223" table:formula="of:=[.G23]*1000000/[.H23]" office:value-type="float" office:value="33.571359135015" calcext:value-type="float">
            <text:p>33.5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Israel</text:p>
          </table:table-cell>
          <table:table-cell table:style-name="ce166" office:value-type="string" calcext:value-type="string">
            <text:p>以色列</text:p>
          </table:table-cell>
          <table:table-cell table:style-name="ce154" office:value-type="float" office:value="8904" calcext:value-type="float">
            <text:p>8,904</text:p>
          </table:table-cell>
          <table:table-cell table:style-name="ce154" office:value-type="float" office:value="57" calcext:value-type="float">
            <text:p>57</text:p>
          </table:table-cell>
          <table:table-cell table:style-name="ce213" table:formula="of:=9181800" office:value-type="float" office:value="9181800" calcext:value-type="float">
            <text:p>9,181,800</text:p>
          </table:table-cell>
          <table:table-cell table:style-name="ce223" table:formula="of:=[.F24]*1000000/[.H24]" office:value-type="float" office:value="969.744494543554" calcext:value-type="float">
            <text:p>969.74</text:p>
          </table:table-cell>
          <table:table-cell table:style-name="ce223" table:formula="of:=[.G24]*1000000/[.H24]" office:value-type="float" office:value="6.20793308501601" calcext:value-type="float">
            <text:p>6.2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7" calcext:value-type="float">
            <text:p>17</text:p>
          </table:table-cell>
          <table:table-cell table:style-name="ce166" office:value-type="string" calcext:value-type="string">
            <text:p>Sweden</text:p>
          </table:table-cell>
          <table:table-cell table:style-name="ce166" office:value-type="string" calcext:value-type="string">
            <text:p>瑞典</text:p>
          </table:table-cell>
          <table:table-cell table:style-name="ce154" office:value-type="float" office:value="7347" calcext:value-type="float">
            <text:p>7,347</text:p>
          </table:table-cell>
          <table:table-cell table:style-name="ce154" office:value-type="float" office:value="506" calcext:value-type="float">
            <text:p>506</text:p>
          </table:table-cell>
          <table:table-cell table:style-name="ce213" table:formula="of:=10333456" office:value-type="float" office:value="10333456" calcext:value-type="float">
            <text:p>10,333,456</text:p>
          </table:table-cell>
          <table:table-cell table:style-name="ce223" table:formula="of:=[.F25]*1000000/[.H25]" office:value-type="float" office:value="710.991559842128" calcext:value-type="float">
            <text:p>710.99</text:p>
          </table:table-cell>
          <table:table-cell table:style-name="ce223" table:formula="of:=[.G25]*1000000/[.H25]" office:value-type="float" office:value="48.9671606478994" calcext:value-type="float">
            <text:p>48.9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8" calcext:value-type="float">
            <text:p>18</text:p>
          </table:table-cell>
          <table:table-cell table:style-name="ce166" office:value-type="string" calcext:value-type="string">
            <text:p>Russia</text:p>
          </table:table-cell>
          <table:table-cell table:style-name="ce166" office:value-type="string" calcext:value-type="string">
            <text:p>俄羅斯</text:p>
          </table:table-cell>
          <table:table-cell table:style-name="ce154" office:value-type="float" office:value="7497" calcext:value-type="float">
            <text:p>7,497</text:p>
          </table:table-cell>
          <table:table-cell table:style-name="ce154" office:value-type="float" office:value="58" calcext:value-type="float">
            <text:p>58</text:p>
          </table:table-cell>
          <table:table-cell table:style-name="ce213" table:formula="of:=146745698" office:value-type="float" office:value="146745698" calcext:value-type="float">
            <text:p>146,745,698</text:p>
          </table:table-cell>
          <table:table-cell table:style-name="ce223" table:formula="of:=[.F26]*1000000/[.H26]" office:value-type="float" office:value="51.0883801172829" calcext:value-type="float">
            <text:p>51.09</text:p>
          </table:table-cell>
          <table:table-cell table:style-name="ce223" table:formula="of:=[.G26]*1000000/[.H26]" office:value-type="float" office:value="0.395241569534802" calcext:value-type="float">
            <text:p>0.4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9" calcext:value-type="float">
            <text:p>19</text:p>
          </table:table-cell>
          <table:table-cell table:style-name="ce166" office:value-type="string" calcext:value-type="string">
            <text:p>Australia</text:p>
          </table:table-cell>
          <table:table-cell table:style-name="ce166" office:value-type="string" calcext:value-type="string">
            <text:p>澳洲</text:p>
          </table:table-cell>
          <table:table-cell table:style-name="ce154" office:value-type="float" office:value="5908" calcext:value-type="float">
            <text:p>5,908</text:p>
          </table:table-cell>
          <table:table-cell table:style-name="ce154" office:value-type="float" office:value="48" calcext:value-type="float">
            <text:p>48</text:p>
          </table:table-cell>
          <table:table-cell table:style-name="ce213" table:formula="of:=25669452" office:value-type="float" office:value="25669452" calcext:value-type="float">
            <text:p>25,669,452</text:p>
          </table:table-cell>
          <table:table-cell table:style-name="ce223" table:formula="of:=[.F27]*1000000/[.H27]" office:value-type="float" office:value="230.156841680921" calcext:value-type="float">
            <text:p>230.16</text:p>
          </table:table-cell>
          <table:table-cell table:style-name="ce223" table:formula="of:=[.G27]*1000000/[.H27]" office:value-type="float" office:value="1.86992694662901" calcext:value-type="float">
            <text:p>1.8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0" calcext:value-type="float">
            <text:p>20</text:p>
          </table:table-cell>
          <table:table-cell table:style-name="ce166" office:value-type="string" calcext:value-type="string">
            <text:p>Norway</text:p>
          </table:table-cell>
          <table:table-cell table:style-name="ce166" office:value-type="string" calcext:value-type="string">
            <text:p>挪威</text:p>
          </table:table-cell>
          <table:table-cell table:style-name="ce154" office:value-type="float" office:value="5866" calcext:value-type="float">
            <text:p>5,866</text:p>
          </table:table-cell>
          <table:table-cell table:style-name="ce154" office:value-type="float" office:value="82" calcext:value-type="float">
            <text:p>82</text:p>
          </table:table-cell>
          <table:table-cell table:style-name="ce213" table:formula="of:=5367580" office:value-type="float" office:value="5367580" calcext:value-type="float">
            <text:p>5,367,580</text:p>
          </table:table-cell>
          <table:table-cell table:style-name="ce223" table:formula="of:=[.F28]*1000000/[.H28]" office:value-type="float" office:value="1092.85748884972" calcext:value-type="float">
            <text:p>1092.86</text:p>
          </table:table-cell>
          <table:table-cell table:style-name="ce223" table:formula="of:=[.G28]*1000000/[.H28]" office:value-type="float" office:value="15.2769031854206" calcext:value-type="float">
            <text:p>15.28</text:p>
          </table:table-cell>
          <table:table-cell table:number-columns-repeated="52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2"/>
        </table:table-row>
        <table:table-row table:style-name="ro2">
          <table:table-cell table:style-name="ce8"/>
          <table:table-cell table:style-name="ce85"/>
          <table:table-cell table:style-name="ce158"/>
          <table:table-cell table:style-name="ce158" office:value-type="string" calcext:value-type="string">
            <text:p>World Top-20 Total</text:p>
          </table:table-cell>
          <table:table-cell table:style-name="ce158" office:value-type="string" calcext:value-type="string">
            <text:p>世界前二十位總計</text:p>
          </table:table-cell>
          <table:table-cell table:style-name="ce175" table:formula="of:=SUM([.F9:.F28])" office:value-type="float" office:value="1141932" calcext:value-type="float">
            <text:p>1,141,932</text:p>
          </table:table-cell>
          <table:table-cell table:style-name="ce175" table:formula="of:=SUM([.G9:.G28])" office:value-type="float" office:value="68679" calcext:value-type="float">
            <text:p>68,679</text:p>
          </table:table-cell>
          <table:table-cell table:style-name="ce175" table:formula="of:=SUM([.H9:.H28])" office:value-type="float" office:value="1323876713" calcext:value-type="float">
            <text:p>1,323,876,713</text:p>
          </table:table-cell>
          <table:table-cell table:style-name="ce206" table:formula="of:=[.F30]*1000000/[.H30]" office:value-type="float" office:value="862.566724519461" calcext:value-type="float">
            <text:p>862.57</text:p>
          </table:table-cell>
          <table:table-cell table:style-name="ce206" table:formula="of:=[.G30]*1000000/[.H30]" office:value-type="float" office:value="51.8771871471086" calcext:value-type="float">
            <text:p>51.88</text:p>
          </table:table-cell>
          <table:table-cell table:number-columns-repeated="52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2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2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7" calcext:value-type="string">
            <text:p>2020-04-07</text:p>
          </table:table-cell>
          <table:table-cell table:number-columns-repeated="52"/>
        </table:table-row>
        <table:table-row table:style-name="ro14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East Asian countries and territories 東亞國家或地區 </text:p>
          </table:table-cell>
          <table:table-cell table:style-name="ce121"/>
          <table:table-cell table:style-name="ce130" table:number-columns-repeated="3"/>
          <table:table-cell table:style-name="ce189" table:number-columns-repeated="3"/>
          <table:table-cell table:style-name="ce238"/>
          <table:table-cell table:number-columns-repeated="52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2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3" table:number-columns-repeated="2"/>
          <table:table-cell table:style-name="ce169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204" office:value-type="string" calcext:value-type="string">
            <text:p>China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1740" calcext:value-type="float">
            <text:p>81,740</text:p>
          </table:table-cell>
          <table:table-cell table:style-name="ce41" office:value-type="float" office:value="3331" calcext:value-type="float">
            <text:p>3,331</text:p>
          </table:table-cell>
          <table:table-cell table:style-name="ce251" table:formula="of:=1433783686" office:value-type="float" office:value="1433783686" calcext:value-type="float">
            <text:p>1,433,783,686</text:p>
          </table:table-cell>
          <table:table-cell table:style-name="ce257" table:formula="of:=[.F42]*1000000/[.H42]" office:value-type="float" office:value="57.0099944630002" calcext:value-type="float">
            <text:p>57.01</text:p>
          </table:table-cell>
          <table:table-cell table:style-name="ce46" table:formula="of:=[.G42]*1000000/[.H42]" office:value-type="float" office:value="2.32322353261871" calcext:value-type="float">
            <text:p>2.3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204" office:value-type="string" calcext:value-type="string">
            <text:p>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331" calcext:value-type="float">
            <text:p>10,331</text:p>
          </table:table-cell>
          <table:table-cell table:style-name="ce41" office:value-type="float" office:value="192" calcext:value-type="float">
            <text:p>192</text:p>
          </table:table-cell>
          <table:table-cell table:style-name="ce251" table:formula="of:=51225308" office:value-type="float" office:value="51225308" calcext:value-type="float">
            <text:p>51,225,308</text:p>
          </table:table-cell>
          <table:table-cell table:style-name="ce257" table:formula="of:=[.F43]*1000000/[.H43]" office:value-type="float" office:value="201.677655115319" calcext:value-type="float">
            <text:p>201.68</text:p>
          </table:table-cell>
          <table:table-cell table:style-name="ce46" table:formula="of:=[.G43]*1000000/[.H43]" office:value-type="float" office:value="3.74814730250133" calcext:value-type="float">
            <text:p>3.7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3963" calcext:value-type="float">
            <text:p>3,963</text:p>
          </table:table-cell>
          <table:table-cell table:style-name="ce157" office:value-type="float" office:value="63" calcext:value-type="float">
            <text:p>63</text:p>
          </table:table-cell>
          <table:table-cell table:style-name="ce251" table:formula="of:=31949777" office:value-type="float" office:value="31949777" calcext:value-type="float">
            <text:p>31,949,777</text:p>
          </table:table-cell>
          <table:table-cell table:style-name="ce257" table:formula="of:=[.F44]*1000000/[.H44]" office:value-type="float" office:value="124.038424430944" calcext:value-type="float">
            <text:p>124.04</text:p>
          </table:table-cell>
          <table:table-cell table:style-name="ce46" table:formula="of:=[.G44]*1000000/[.H44]" office:value-type="float" office:value="1.97184474871296" calcext:value-type="float">
            <text:p>1.9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3764" calcext:value-type="float">
            <text:p>3,764</text:p>
          </table:table-cell>
          <table:table-cell table:style-name="ce157" office:value-type="float" office:value="177" calcext:value-type="float">
            <text:p>177</text:p>
          </table:table-cell>
          <table:table-cell table:style-name="ce251" table:formula="of:=108477674" office:value-type="float" office:value="108477674" calcext:value-type="float">
            <text:p>108,477,674</text:p>
          </table:table-cell>
          <table:table-cell table:style-name="ce257" table:formula="of:=[.F45]*1000000/[.H45]" office:value-type="float" office:value="34.698384111739" calcext:value-type="float">
            <text:p>34.70</text:p>
          </table:table-cell>
          <table:table-cell table:style-name="ce46" table:formula="of:=[.G45]*1000000/[.H45]" office:value-type="float" office:value="1.63167215403236" calcext:value-type="float">
            <text:p>1.6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3817" calcext:value-type="float">
            <text:p>3,817</text:p>
          </table:table-cell>
          <table:table-cell table:style-name="ce157" office:value-type="float" office:value="80" calcext:value-type="float">
            <text:p>80</text:p>
          </table:table-cell>
          <table:table-cell table:style-name="ce251" table:formula="of:=126860301" office:value-type="float" office:value="126860301" calcext:value-type="float">
            <text:p>126,860,301</text:p>
          </table:table-cell>
          <table:table-cell table:style-name="ce257" table:formula="of:=[.F46]*1000000/[.H46]" office:value-type="float" office:value="30.0882149097218" calcext:value-type="float">
            <text:p>30.09</text:p>
          </table:table-cell>
          <table:table-cell table:style-name="ce46" table:formula="of:=[.G46]*1000000/[.H46]" office:value-type="float" office:value="0.630614931301479" calcext:value-type="float">
            <text:p>0.6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21" calcext:value-type="float">
            <text:p>221</text:p>
          </table:table-cell>
          <table:table-cell table:style-name="ce251" table:formula="of:=266911900" office:value-type="float" office:value="266911900" calcext:value-type="float">
            <text:p>266,911,900</text:p>
          </table:table-cell>
          <table:table-cell table:style-name="ce257" table:formula="of:=[.F47]*1000000/[.H47]" office:value-type="float" office:value="10.2580664256633" calcext:value-type="float">
            <text:p>10.26</text:p>
          </table:table-cell>
          <table:table-cell table:style-name="ce46" table:formula="of:=[.G47]*1000000/[.H47]" office:value-type="float" office:value="0.827988561019572" calcext:value-type="float">
            <text:p>0.8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7" calcext:value-type="float">
            <text:p>27</text:p>
          </table:table-cell>
          <table:table-cell table:style-name="ce251" table:formula="of:=66487830" office:value-type="float" office:value="66487830" calcext:value-type="float">
            <text:p>66,487,830</text:p>
          </table:table-cell>
          <table:table-cell table:style-name="ce257" table:formula="of:=[.F48]*1000000/[.H48]" office:value-type="float" office:value="33.9611023551227" calcext:value-type="float">
            <text:p>33.96</text:p>
          </table:table-cell>
          <table:table-cell table:style-name="ce46" table:formula="of:=[.G48]*1000000/[.H48]" office:value-type="float" office:value="0.406089354999253" calcext:value-type="float">
            <text:p>0.4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04"/>
          <table:table-cell table:style-name="ce19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1375" calcext:value-type="float">
            <text:p>1,375</text:p>
          </table:table-cell>
          <table:table-cell table:style-name="ce164" office:value-type="float" office:value="6" calcext:value-type="float">
            <text:p>6</text:p>
          </table:table-cell>
          <table:table-cell table:style-name="ce251" table:formula="of:=5804337" office:value-type="float" office:value="5804337" calcext:value-type="float">
            <text:p>5,804,337</text:p>
          </table:table-cell>
          <table:table-cell table:style-name="ce257" table:formula="of:=[.F49]*1000000/[.H49]" office:value-type="float" office:value="236.891827610974" calcext:value-type="float">
            <text:p>236.89</text:p>
          </table:table-cell>
          <table:table-cell table:style-name="ce46" table:formula="of:=[.G49]*1000000/[.H49]" office:value-type="float" office:value="1.03370979321152" calcext:value-type="float">
            <text:p>1.0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4" calcext:value-type="float">
            <text:p>4</text:p>
          </table:table-cell>
          <table:table-cell table:style-name="ce251" table:formula="of:=7500700" office:value-type="float" office:value="7500700" calcext:value-type="float">
            <text:p>7,500,700</text:p>
          </table:table-cell>
          <table:table-cell table:style-name="ce257" table:formula="of:=[.F50]*1000000/[.H50]" office:value-type="float" office:value="124.788353087045" calcext:value-type="float">
            <text:p>124.79</text:p>
          </table:table-cell>
          <table:table-cell table:style-name="ce46" table:formula="of:=[.G50]*1000000/[.H50]" office:value-type="float" office:value="0.533283560201048" calcext:value-type="float">
            <text:p>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5" calcext:value-type="float">
            <text:p>5</text:p>
          </table:table-cell>
          <table:table-cell table:style-name="ce251" table:formula="of:=23773876" office:value-type="float" office:value="23773876" calcext:value-type="float">
            <text:p>23,773,876</text:p>
          </table:table-cell>
          <table:table-cell table:style-name="ce257" table:formula="of:=[.F51]*1000000/[.H51]" office:value-type="float" office:value="15.8156793616657" calcext:value-type="float">
            <text:p>15.82</text:p>
          </table:table-cell>
          <table:table-cell table:style-name="ce46" table:formula="of:=[.G51]*1000000/[.H51]" office:value-type="float" office:value="0.210314885128534" calcext:value-type="float">
            <text:p>0.21</text:p>
          </table:table-cell>
          <table:table-cell table:number-columns-repeated="52"/>
        </table:table-row>
        <table:table-row table:style-name="ro16">
          <table:table-cell table:style-name="ce8"/>
          <table:table-cell table:style-name="ce105" table:number-columns-repeated="2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2"/>
        </table:table-row>
        <table:table-row table:style-name="ro2">
          <table:table-cell table:style-name="ce8"/>
          <table:table-cell table:style-name="ce106" table:number-columns-repeated="2"/>
          <table:table-cell table:style-name="ce106" office:value-type="string" calcext:value-type="string">
            <text:p>East Asian Total</text:p>
          </table:table-cell>
          <table:table-cell table:style-name="ce146" office:value-type="string" calcext:value-type="string">
            <text:p>東亞總計</text:p>
          </table:table-cell>
          <table:table-cell table:style-name="ce41" table:formula="of:=SUM([.F42:.F52])" office:value-type="float" office:value="111298" calcext:value-type="float">
            <text:p>111,298</text:p>
          </table:table-cell>
          <table:table-cell table:style-name="ce41" table:formula="of:=SUM([.G42:.G52])" office:value-type="float" office:value="4106" calcext:value-type="float">
            <text:p>4,106</text:p>
          </table:table-cell>
          <table:table-cell table:style-name="ce251" table:formula="of:=SUM([.H42:.H51])" office:value-type="float" office:value="2122775389" calcext:value-type="float">
            <text:p>2,122,775,389</text:p>
          </table:table-cell>
          <table:table-cell table:style-name="ce257" table:formula="of:=[.F53]*1000000/[.H53]" office:value-type="float" office:value="52.4304175452262" calcext:value-type="float">
            <text:p>52.43</text:p>
          </table:table-cell>
          <table:table-cell table:style-name="ce46" table:formula="of:=[.G53]*1000000/[.H53]" office:value-type="float" office:value="1.93426022426907" calcext:value-type="float">
            <text:p>1.93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7" table:number-columns-repeated="2"/>
          <table:table-cell table:style-name="ce147" table:number-columns-repeated="2"/>
          <table:table-cell table:style-name="ce216" table:number-columns-repeated="3"/>
          <table:table-cell table:style-name="ce258" table:number-columns-repeated="2"/>
          <table:table-cell table:number-columns-repeated="52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2"/>
        </table:table-row>
        <table:table-row table:style-name="ro7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/>
          <table:table-cell table:style-name="ce108" office:value-type="string" calcext:value-type="string">
            <text:p>World and East Asian Top-10 Comparison 世界及東亞比較</text:p>
          </table:table-cell>
          <table:table-cell table:style-name="ce123"/>
          <table:table-cell table:style-name="ce148" table:number-columns-repeated="6"/>
          <table:table-cell table:style-name="ce289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131" office:value-type="string" calcext:value-type="string">
            <text:p>World 世界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I30]" office:value-type="float" office:value="862.566724519461" calcext:value-type="float">
            <text:p>862.57</text:p>
          </table:table-cell>
          <table:table-cell table:style-name="ce228" table:formula="of:=[.I53]" office:value-type="float" office:value="52.4304175452262" calcext:value-type="float">
            <text:p>52.43</text:p>
          </table:table-cell>
          <table:table-cell table:style-name="ce171"/>
          <table:table-cell table:style-name="ce205" table:formula="of:=[.F60]/[.G60]" office:value-type="float" office:value="16.451647057272" calcext:value-type="float">
            <text:p>16</text:p>
          </table:table-cell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J30]" office:value-type="float" office:value="51.8771871471086" calcext:value-type="float">
            <text:p>51.88</text:p>
          </table:table-cell>
          <table:table-cell table:style-name="ce39" table:formula="of:=[.J53]" office:value-type="float" office:value="1.93426022426907" calcext:value-type="float">
            <text:p>1.93</text:p>
          </table:table-cell>
          <table:table-cell table:style-name="ce171" table:number-columns-repeated="2"/>
          <table:table-cell table:style-name="ce224" table:formula="of:=[.F61]/[.G61]" office:value-type="float" office:value="26.8201695388284" calcext:value-type="float">
            <text:p>2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2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6"/>
          <table:table-cell table:style-name="ce232"/>
          <table:table-cell table:number-columns-repeated="52"/>
        </table:table-row>
        <table:table-row table:style-name="ro2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The following East Asia countries are excluded because of too few cases or zero deaths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ietnam, Cambodia, Macau, Myanmar, Laos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由於以下國家或地區有太少案例或無人死亡而難以計算比例，故此排除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span text:style-name="T3">越南，柬甫寨，澳門，緬甸，</text:span>寮國</text:p>
          </table:table-cell>
          <table:table-cell table:style-name="ce8" table:number-columns-repeated="7"/>
          <table:table-cell table:number-columns-repeated="52"/>
        </table:table-row>
        <table:table-row table:style-name="ro2" table:number-rows-repeated="6">
          <table:table-cell table:style-name="ce8" table:number-columns-repeated="10"/>
          <table:table-cell table:number-columns-repeated="52"/>
        </table:table-row>
        <table:table-row table:style-name="ro2" table:number-rows-repeated="1047934">
          <table:table-cell table:number-columns-repeated="62"/>
        </table:table-row>
        <table:table-row table:style-name="ro8" table:number-rows-repeated="565">
          <table:table-cell table:number-columns-repeated="62"/>
        </table:table-row>
        <table:table-row table:style-name="ro8">
          <table:table-cell table:number-columns-repeated="62"/>
        </table:table-row>
      </table:table>
      <table:table table:name="World_E_Asian_Rati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236"/>
        <table:table-column table:style-name="co15" table:default-cell-style-name="ce236"/>
        <table:table-column table:style-name="co15" table:default-cell-style-name="ce445"/>
        <table:table-column table:style-name="co16" table:number-columns-repeated="10" table:default-cell-style-name="ce449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433" office:value-type="string" calcext:value-type="string">
            <text:p><text:span text:style-name="T2">Cases ratio </text:span></text:p>
            <text:p><text:span text:style-name="T2">確診個案比例</text:span></text:p>
          </table:table-cell>
          <table:table-cell table:style-name="ce259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49] ; CHAR(10); [$World_E_Asian.$D4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F42]" office:value-type="float" office:value="81740" calcext:value-type="float">
            <text:p>81,740</text:p>
          </table:table-cell>
          <table:table-cell table:style-name="ce446" table:formula="of:=[$World_E_Asian.F43]" office:value-type="float" office:value="10331" calcext:value-type="float">
            <text:p>10,331</text:p>
          </table:table-cell>
          <table:table-cell table:style-name="ce446" table:formula="of:=[$World_E_Asian.F44]" office:value-type="float" office:value="3963" calcext:value-type="float">
            <text:p>3,963</text:p>
          </table:table-cell>
          <table:table-cell table:style-name="ce446" table:formula="of:=[$World_E_Asian.F45]" office:value-type="float" office:value="3764" calcext:value-type="float">
            <text:p>3,764</text:p>
          </table:table-cell>
          <table:table-cell table:style-name="ce446" table:formula="of:=[$World_E_Asian.F46]" office:value-type="float" office:value="3817" calcext:value-type="float">
            <text:p>3,817</text:p>
          </table:table-cell>
          <table:table-cell table:style-name="ce446" table:formula="of:=[$World_E_Asian.F47]" office:value-type="float" office:value="2738" calcext:value-type="float">
            <text:p>2,738</text:p>
          </table:table-cell>
          <table:table-cell table:style-name="ce446" table:formula="of:=[$World_E_Asian.F48]" office:value-type="float" office:value="2258" calcext:value-type="float">
            <text:p>2,258</text:p>
          </table:table-cell>
          <table:table-cell table:style-name="ce446" table:formula="of:=[$World_E_Asian.F49]" office:value-type="float" office:value="1375" calcext:value-type="float">
            <text:p>1,375</text:p>
          </table:table-cell>
          <table:table-cell table:style-name="ce446" table:formula="of:=[$World_E_Asian.F50]" office:value-type="float" office:value="936" calcext:value-type="float">
            <text:p>936</text:p>
          </table:table-cell>
          <table:table-cell table:style-name="ce446" table:formula="of:=[$World_E_Asian.F51]" office:value-type="float" office:value="376" calcext:value-type="float">
            <text:p>376</text:p>
          </table:table-cell>
          <table:table-cell table:number-columns-repeated="33"/>
        </table:table-row>
        <table:table-row table:style-name="ro2">
          <table:table-cell/>
          <table:table-cell table:formula="of:=[$World_E_Asian.D9]" office:value-type="string" office:string-value="USA" calcext:value-type="string">
            <text:p>USA</text:p>
          </table:table-cell>
          <table:table-cell table:formula="of:=[$World_E_Asian.E9]" office:value-type="string" office:string-value="美國" calcext:value-type="string">
            <text:p>美國</text:p>
          </table:table-cell>
          <table:table-cell office:value-type="float" office:value="367460" calcext:value-type="float">
            <text:p>367,460</text:p>
          </table:table-cell>
          <table:table-cell table:formula="of:=[.$D6]/[.E$5]" office:value-type="float" office:value="4.49547345241008" calcext:value-type="float">
            <text:p>4.50</text:p>
          </table:table-cell>
          <table:table-cell table:formula="of:=[.$D6]/[.F$5]" office:value-type="float" office:value="35.5686767979866" calcext:value-type="float">
            <text:p>35.57</text:p>
          </table:table-cell>
          <table:table-cell table:formula="of:=[.$D6]/[.G$5]" office:value-type="float" office:value="92.7226848347212" calcext:value-type="float">
            <text:p>92.72</text:p>
          </table:table-cell>
          <table:table-cell table:formula="of:=[.$D6]/[.H$5]" office:value-type="float" office:value="97.624867162593" calcext:value-type="float">
            <text:p>97.62</text:p>
          </table:table-cell>
          <table:table-cell table:formula="of:=[.$D6]/[.I$5]" office:value-type="float" office:value="96.2693214566413" calcext:value-type="float">
            <text:p>96.27</text:p>
          </table:table-cell>
          <table:table-cell table:formula="of:=[.$D6]/[.J$5]" office:value-type="float" office:value="134.207450693937" calcext:value-type="float">
            <text:p>134.21</text:p>
          </table:table-cell>
          <table:table-cell table:formula="of:=[.$D6]/[.K$5]" office:value-type="float" office:value="162.73693534101" calcext:value-type="float">
            <text:p>162.74</text:p>
          </table:table-cell>
          <table:table-cell table:formula="of:=[.$D6]/[.L$5]" office:value-type="float" office:value="267.243636363636" calcext:value-type="float">
            <text:p>267.24</text:p>
          </table:table-cell>
          <table:table-cell table:formula="of:=[.$D6]/[.M$5]" office:value-type="float" office:value="392.58547008547" calcext:value-type="float">
            <text:p>392.59</text:p>
          </table:table-cell>
          <table:table-cell table:formula="of:=[.$D6]/[.N$5]" office:value-type="float" office:value="977.287234042553" calcext:value-type="float">
            <text:p>977.29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F10]" office:value-type="float" office:value="140510" calcext:value-type="float">
            <text:p>140,510</text:p>
          </table:table-cell>
          <table:table-cell table:formula="of:=[.$D7]/[.E$5]" office:value-type="float" office:value="1.71898703205285" calcext:value-type="float">
            <text:p>1.72</text:p>
          </table:table-cell>
          <table:table-cell table:formula="of:=[.$D7]/[.F$5]" office:value-type="float" office:value="13.6008130868261" calcext:value-type="float">
            <text:p>13.60</text:p>
          </table:table-cell>
          <table:table-cell table:formula="of:=[.$D7]/[.G$5]" office:value-type="float" office:value="35.4554630330558" calcext:value-type="float">
            <text:p>35.46</text:p>
          </table:table-cell>
          <table:table-cell table:formula="of:=[.$D7]/[.H$5]" office:value-type="float" office:value="37.3299681190223" calcext:value-type="float">
            <text:p>37.33</text:p>
          </table:table-cell>
          <table:table-cell table:formula="of:=[.$D7]/[.I$5]" office:value-type="float" office:value="36.8116321718627" calcext:value-type="float">
            <text:p>36.81</text:p>
          </table:table-cell>
          <table:table-cell table:formula="of:=[.$D7]/[.J$5]" office:value-type="float" office:value="51.318480642805" calcext:value-type="float">
            <text:p>51.32</text:p>
          </table:table-cell>
          <table:table-cell table:formula="of:=[.$D7]/[.K$5]" office:value-type="float" office:value="62.2276350752879" calcext:value-type="float">
            <text:p>62.23</text:p>
          </table:table-cell>
          <table:table-cell table:formula="of:=[.$D7]/[.L$5]" office:value-type="float" office:value="102.189090909091" calcext:value-type="float">
            <text:p>102.19</text:p>
          </table:table-cell>
          <table:table-cell table:formula="of:=[.$D7]/[.M$5]" office:value-type="float" office:value="150.117521367521" calcext:value-type="float">
            <text:p>150.12</text:p>
          </table:table-cell>
          <table:table-cell table:formula="of:=[.$D7]/[.N$5]" office:value-type="float" office:value="373.696808510638" calcext:value-type="float">
            <text:p>373.70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F11]" office:value-type="float" office:value="132547" calcext:value-type="float">
            <text:p>132,547</text:p>
          </table:table-cell>
          <table:table-cell table:formula="of:=[.$D8]/[.E$5]" office:value-type="float" office:value="1.62156838757035" calcext:value-type="float">
            <text:p>1.62</text:p>
          </table:table-cell>
          <table:table-cell table:formula="of:=[.$D8]/[.F$5]" office:value-type="float" office:value="12.8300261349337" calcext:value-type="float">
            <text:p>12.83</text:p>
          </table:table-cell>
          <table:table-cell table:formula="of:=[.$D8]/[.G$5]" office:value-type="float" office:value="33.4461266717134" calcext:value-type="float">
            <text:p>33.45</text:p>
          </table:table-cell>
          <table:table-cell table:formula="of:=[.$D8]/[.H$5]" office:value-type="float" office:value="35.2143995749203" calcext:value-type="float">
            <text:p>35.21</text:p>
          </table:table-cell>
          <table:table-cell table:formula="of:=[.$D8]/[.I$5]" office:value-type="float" office:value="34.7254388263034" calcext:value-type="float">
            <text:p>34.73</text:p>
          </table:table-cell>
          <table:table-cell table:formula="of:=[.$D8]/[.J$5]" office:value-type="float" office:value="48.4101533966399" calcext:value-type="float">
            <text:p>48.41</text:p>
          </table:table-cell>
          <table:table-cell table:formula="of:=[.$D8]/[.K$5]" office:value-type="float" office:value="58.7010628875111" calcext:value-type="float">
            <text:p>58.70</text:p>
          </table:table-cell>
          <table:table-cell table:formula="of:=[.$D8]/[.L$5]" office:value-type="float" office:value="96.3978181818182" calcext:value-type="float">
            <text:p>96.40</text:p>
          </table:table-cell>
          <table:table-cell table:formula="of:=[.$D8]/[.M$5]" office:value-type="float" office:value="141.610042735043" calcext:value-type="float">
            <text:p>141.61</text:p>
          </table:table-cell>
          <table:table-cell table:formula="of:=[.$D8]/[.N$5]" office:value-type="float" office:value="352.518617021277" calcext:value-type="float">
            <text:p>352.52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F12]" office:value-type="float" office:value="132547" calcext:value-type="float">
            <text:p>132,547</text:p>
          </table:table-cell>
          <table:table-cell table:formula="of:=[.$D9]/[.E$5]" office:value-type="float" office:value="1.62156838757035" calcext:value-type="float">
            <text:p>1.62</text:p>
          </table:table-cell>
          <table:table-cell table:formula="of:=[.$D9]/[.F$5]" office:value-type="float" office:value="12.8300261349337" calcext:value-type="float">
            <text:p>12.83</text:p>
          </table:table-cell>
          <table:table-cell table:formula="of:=[.$D9]/[.G$5]" office:value-type="float" office:value="33.4461266717134" calcext:value-type="float">
            <text:p>33.45</text:p>
          </table:table-cell>
          <table:table-cell table:formula="of:=[.$D9]/[.H$5]" office:value-type="float" office:value="35.2143995749203" calcext:value-type="float">
            <text:p>35.21</text:p>
          </table:table-cell>
          <table:table-cell table:formula="of:=[.$D9]/[.I$5]" office:value-type="float" office:value="34.7254388263034" calcext:value-type="float">
            <text:p>34.73</text:p>
          </table:table-cell>
          <table:table-cell table:formula="of:=[.$D9]/[.J$5]" office:value-type="float" office:value="48.4101533966399" calcext:value-type="float">
            <text:p>48.41</text:p>
          </table:table-cell>
          <table:table-cell table:formula="of:=[.$D9]/[.K$5]" office:value-type="float" office:value="58.7010628875111" calcext:value-type="float">
            <text:p>58.70</text:p>
          </table:table-cell>
          <table:table-cell table:formula="of:=[.$D9]/[.L$5]" office:value-type="float" office:value="96.3978181818182" calcext:value-type="float">
            <text:p>96.40</text:p>
          </table:table-cell>
          <table:table-cell table:formula="of:=[.$D9]/[.M$5]" office:value-type="float" office:value="141.610042735043" calcext:value-type="float">
            <text:p>141.61</text:p>
          </table:table-cell>
          <table:table-cell table:formula="of:=[.$D9]/[.N$5]" office:value-type="float" office:value="352.518617021277" calcext:value-type="float">
            <text:p>352.52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F13]" office:value-type="float" office:value="74390" calcext:value-type="float">
            <text:p>74,390</text:p>
          </table:table-cell>
          <table:table-cell table:formula="of:=[.$D10]/[.E$5]" office:value-type="float" office:value="0.910080743821874" calcext:value-type="float">
            <text:p>0.91</text:p>
          </table:table-cell>
          <table:table-cell table:formula="of:=[.$D10]/[.F$5]" office:value-type="float" office:value="7.2006582131449" calcext:value-type="float">
            <text:p>7.20</text:p>
          </table:table-cell>
          <table:table-cell table:formula="of:=[.$D10]/[.G$5]" office:value-type="float" office:value="18.7711329800656" calcext:value-type="float">
            <text:p>18.77</text:p>
          </table:table-cell>
          <table:table-cell table:formula="of:=[.$D10]/[.H$5]" office:value-type="float" office:value="19.7635494155154" calcext:value-type="float">
            <text:p>19.76</text:p>
          </table:table-cell>
          <table:table-cell table:formula="of:=[.$D10]/[.I$5]" office:value-type="float" office:value="19.4891275871103" calcext:value-type="float">
            <text:p>19.49</text:p>
          </table:table-cell>
          <table:table-cell table:formula="of:=[.$D10]/[.J$5]" office:value-type="float" office:value="27.1694667640614" calcext:value-type="float">
            <text:p>27.17</text:p>
          </table:table-cell>
          <table:table-cell table:formula="of:=[.$D10]/[.K$5]" office:value-type="float" office:value="32.9450841452613" calcext:value-type="float">
            <text:p>32.95</text:p>
          </table:table-cell>
          <table:table-cell table:formula="of:=[.$D10]/[.L$5]" office:value-type="float" office:value="54.1018181818182" calcext:value-type="float">
            <text:p>54.10</text:p>
          </table:table-cell>
          <table:table-cell table:formula="of:=[.$D10]/[.M$5]" office:value-type="float" office:value="79.4764957264957" calcext:value-type="float">
            <text:p>79.48</text:p>
          </table:table-cell>
          <table:table-cell table:formula="of:=[.$D10]/[.N$5]" office:value-type="float" office:value="197.845744680851" calcext:value-type="float">
            <text:p>197.85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Iran" calcext:value-type="string">
            <text:p>Iran</text:p>
          </table:table-cell>
          <table:table-cell table:formula="of:=[$World_E_Asian.E14]" office:value-type="string" office:string-value="伊朗" calcext:value-type="string">
            <text:p>伊朗</text:p>
          </table:table-cell>
          <table:table-cell table:formula="of:=[$World_E_Asian.F14]" office:value-type="float" office:value="60500" calcext:value-type="float">
            <text:p>60,500</text:p>
          </table:table-cell>
          <table:table-cell table:formula="of:=[.$D11]/[.E$5]" office:value-type="float" office:value="0.740151700513824" calcext:value-type="float">
            <text:p>0.74</text:p>
          </table:table-cell>
          <table:table-cell table:formula="of:=[.$D11]/[.F$5]" office:value-type="float" office:value="5.8561610686284" calcext:value-type="float">
            <text:p>5.86</text:p>
          </table:table-cell>
          <table:table-cell table:formula="of:=[.$D11]/[.G$5]" office:value-type="float" office:value="15.2662124653041" calcext:value-type="float">
            <text:p>15.27</text:p>
          </table:table-cell>
          <table:table-cell table:formula="of:=[.$D11]/[.H$5]" office:value-type="float" office:value="16.0733262486716" calcext:value-type="float">
            <text:p>16.07</text:p>
          </table:table-cell>
          <table:table-cell table:formula="of:=[.$D11]/[.I$5]" office:value-type="float" office:value="15.850144092219" calcext:value-type="float">
            <text:p>15.85</text:p>
          </table:table-cell>
          <table:table-cell table:formula="of:=[.$D11]/[.J$5]" office:value-type="float" office:value="22.0964207450694" calcext:value-type="float">
            <text:p>22.10</text:p>
          </table:table-cell>
          <table:table-cell table:formula="of:=[.$D11]/[.K$5]" office:value-type="float" office:value="26.7936226749336" calcext:value-type="float">
            <text:p>26.79</text:p>
          </table:table-cell>
          <table:table-cell table:formula="of:=[.$D11]/[.L$5]" office:value-type="float" office:value="44" calcext:value-type="float">
            <text:p>44.00</text:p>
          </table:table-cell>
          <table:table-cell table:formula="of:=[.$D11]/[.M$5]" office:value-type="float" office:value="64.6367521367521" calcext:value-type="float">
            <text:p>64.64</text:p>
          </table:table-cell>
          <table:table-cell table:formula="of:=[.$D11]/[.N$5]" office:value-type="float" office:value="160.904255319149" calcext:value-type="float">
            <text:p>160.90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formula="of:=[$World_E_Asian.F15]" office:value-type="float" office:value="51608" calcext:value-type="float">
            <text:p>51,608</text:p>
          </table:table-cell>
          <table:table-cell table:formula="of:=[.$D12]/[.E$5]" office:value-type="float" office:value="0.6313677514069" calcext:value-type="float">
            <text:p>0.63</text:p>
          </table:table-cell>
          <table:table-cell table:formula="of:=[.$D12]/[.F$5]" office:value-type="float" office:value="4.99545058561611" calcext:value-type="float">
            <text:p>5.00</text:p>
          </table:table-cell>
          <table:table-cell table:formula="of:=[.$D12]/[.G$5]" office:value-type="float" office:value="13.0224577340399" calcext:value-type="float">
            <text:p>13.02</text:p>
          </table:table-cell>
          <table:table-cell table:formula="of:=[.$D12]/[.H$5]" office:value-type="float" office:value="13.7109458023379" calcext:value-type="float">
            <text:p>13.71</text:p>
          </table:table-cell>
          <table:table-cell table:formula="of:=[.$D12]/[.I$5]" office:value-type="float" office:value="13.520565889442" calcext:value-type="float">
            <text:p>13.52</text:p>
          </table:table-cell>
          <table:table-cell table:formula="of:=[.$D12]/[.J$5]" office:value-type="float" office:value="18.8487947406866" calcext:value-type="float">
            <text:p>18.85</text:p>
          </table:table-cell>
          <table:table-cell table:formula="of:=[.$D12]/[.K$5]" office:value-type="float" office:value="22.8556244464128" calcext:value-type="float">
            <text:p>22.86</text:p>
          </table:table-cell>
          <table:table-cell table:formula="of:=[.$D12]/[.L$5]" office:value-type="float" office:value="37.5330909090909" calcext:value-type="float">
            <text:p>37.53</text:p>
          </table:table-cell>
          <table:table-cell table:formula="of:=[.$D12]/[.M$5]" office:value-type="float" office:value="55.1367521367521" calcext:value-type="float">
            <text:p>55.14</text:p>
          </table:table-cell>
          <table:table-cell table:formula="of:=[.$D12]/[.N$5]" office:value-type="float" office:value="137.255319148936" calcext:value-type="float">
            <text:p>137.26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World_E_Asian.F16]" office:value-type="float" office:value="30217" calcext:value-type="float">
            <text:p>30,217</text:p>
          </table:table-cell>
          <table:table-cell table:formula="of:=[.$D13]/[.E$5]" office:value-type="float" office:value="0.369672131147541" calcext:value-type="float">
            <text:p>0.37</text:p>
          </table:table-cell>
          <table:table-cell table:formula="of:=[.$D13]/[.F$5]" office:value-type="float" office:value="2.9248862646404" calcext:value-type="float">
            <text:p>2.92</text:p>
          </table:table-cell>
          <table:table-cell table:formula="of:=[.$D13]/[.G$5]" office:value-type="float" office:value="7.62477920767096" calcext:value-type="float">
            <text:p>7.62</text:p>
          </table:table-cell>
          <table:table-cell table:formula="of:=[.$D13]/[.H$5]" office:value-type="float" office:value="8.0278958554729" calcext:value-type="float">
            <text:p>8.03</text:p>
          </table:table-cell>
          <table:table-cell table:formula="of:=[.$D13]/[.I$5]" office:value-type="float" office:value="7.9164265129683" calcext:value-type="float">
            <text:p>7.92</text:p>
          </table:table-cell>
          <table:table-cell table:formula="of:=[.$D13]/[.J$5]" office:value-type="float" office:value="11.036157779401" calcext:value-type="float">
            <text:p>11.04</text:p>
          </table:table-cell>
          <table:table-cell table:formula="of:=[.$D13]/[.K$5]" office:value-type="float" office:value="13.3821966341895" calcext:value-type="float">
            <text:p>13.38</text:p>
          </table:table-cell>
          <table:table-cell table:formula="of:=[.$D13]/[.L$5]" office:value-type="float" office:value="21.976" calcext:value-type="float">
            <text:p>21.98</text:p>
          </table:table-cell>
          <table:table-cell table:formula="of:=[.$D13]/[.M$5]" office:value-type="float" office:value="32.2831196581197" calcext:value-type="float">
            <text:p>32.28</text:p>
          </table:table-cell>
          <table:table-cell table:formula="of:=[.$D13]/[.N$5]" office:value-type="float" office:value="80.3643617021277" calcext:value-type="float">
            <text:p>80.36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Switzerland" calcext:value-type="string">
            <text:p>Switzerland</text:p>
          </table:table-cell>
          <table:table-cell table:formula="of:=[$World_E_Asian.E17]" office:value-type="string" office:string-value="瑞士" calcext:value-type="string">
            <text:p>瑞士</text:p>
          </table:table-cell>
          <table:table-cell table:formula="of:=[$World_E_Asian.F17]" office:value-type="float" office:value="21758" calcext:value-type="float">
            <text:p>21,758</text:p>
          </table:table-cell>
          <table:table-cell table:formula="of:=[.$D14]/[.E$5]" office:value-type="float" office:value="0.266185466112063" calcext:value-type="float">
            <text:p>0.27</text:p>
          </table:table-cell>
          <table:table-cell table:formula="of:=[.$D14]/[.F$5]" office:value-type="float" office:value="2.10608847159036" calcext:value-type="float">
            <text:p>2.11</text:p>
          </table:table-cell>
          <table:table-cell table:formula="of:=[.$D14]/[.G$5]" office:value-type="float" office:value="5.49028513752208" calcext:value-type="float">
            <text:p>5.49</text:p>
          </table:table-cell>
          <table:table-cell table:formula="of:=[.$D14]/[.H$5]" office:value-type="float" office:value="5.78055260361318" calcext:value-type="float">
            <text:p>5.78</text:p>
          </table:table-cell>
          <table:table-cell table:formula="of:=[.$D14]/[.I$5]" office:value-type="float" office:value="5.70028818443804" calcext:value-type="float">
            <text:p>5.70</text:p>
          </table:table-cell>
          <table:table-cell table:formula="of:=[.$D14]/[.J$5]" office:value-type="float" office:value="7.94667640613587" calcext:value-type="float">
            <text:p>7.95</text:p>
          </table:table-cell>
          <table:table-cell table:formula="of:=[.$D14]/[.K$5]" office:value-type="float" office:value="9.63596102745793" calcext:value-type="float">
            <text:p>9.64</text:p>
          </table:table-cell>
          <table:table-cell table:formula="of:=[.$D14]/[.L$5]" office:value-type="float" office:value="15.824" calcext:value-type="float">
            <text:p>15.82</text:p>
          </table:table-cell>
          <table:table-cell table:formula="of:=[.$D14]/[.M$5]" office:value-type="float" office:value="23.2457264957265" calcext:value-type="float">
            <text:p>23.25</text:p>
          </table:table-cell>
          <table:table-cell table:formula="of:=[.$D14]/[.N$5]" office:value-type="float" office:value="57.8670212765957" calcext:value-type="float">
            <text:p>57.87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Belgium" calcext:value-type="string">
            <text:p>Belgium</text:p>
          </table:table-cell>
          <table:table-cell table:formula="of:=[$World_E_Asian.E18]" office:value-type="string" office:string-value="比利時" calcext:value-type="string">
            <text:p>比利時</text:p>
          </table:table-cell>
          <table:table-cell table:formula="of:=[$World_E_Asian.F18]" office:value-type="float" office:value="22194" calcext:value-type="float">
            <text:p>22,194</text:p>
          </table:table-cell>
          <table:table-cell table:formula="of:=[.$D15]/[.E$5]" office:value-type="float" office:value="0.271519451920724" calcext:value-type="float">
            <text:p>0.27</text:p>
          </table:table-cell>
          <table:table-cell table:formula="of:=[.$D15]/[.F$5]" office:value-type="float" office:value="2.14829154970477" calcext:value-type="float">
            <text:p>2.15</text:p>
          </table:table-cell>
          <table:table-cell table:formula="of:=[.$D15]/[.G$5]" office:value-type="float" office:value="5.6003028009084" calcext:value-type="float">
            <text:p>5.60</text:p>
          </table:table-cell>
          <table:table-cell table:formula="of:=[.$D15]/[.H$5]" office:value-type="float" office:value="5.89638682252922" calcext:value-type="float">
            <text:p>5.90</text:p>
          </table:table-cell>
          <table:table-cell table:formula="of:=[.$D15]/[.I$5]" office:value-type="float" office:value="5.81451401624312" calcext:value-type="float">
            <text:p>5.81</text:p>
          </table:table-cell>
          <table:table-cell table:formula="of:=[.$D15]/[.J$5]" office:value-type="float" office:value="8.10591672753835" calcext:value-type="float">
            <text:p>8.11</text:p>
          </table:table-cell>
          <table:table-cell table:formula="of:=[.$D15]/[.K$5]" office:value-type="float" office:value="9.82905225863596" calcext:value-type="float">
            <text:p>9.83</text:p>
          </table:table-cell>
          <table:table-cell table:formula="of:=[.$D15]/[.L$5]" office:value-type="float" office:value="16.1410909090909" calcext:value-type="float">
            <text:p>16.14</text:p>
          </table:table-cell>
          <table:table-cell table:formula="of:=[.$D15]/[.M$5]" office:value-type="float" office:value="23.7115384615385" calcext:value-type="float">
            <text:p>23.71</text:p>
          </table:table-cell>
          <table:table-cell table:formula="of:=[.$D15]/[.N$5]" office:value-type="float" office:value="59.0265957446809" calcext:value-type="float">
            <text:p>59.03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Netherlands" calcext:value-type="string">
            <text:p>Netherlands</text:p>
          </table:table-cell>
          <table:table-cell table:formula="of:=[$World_E_Asian.E19]" office:value-type="string" office:string-value="荷蘭" calcext:value-type="string">
            <text:p>荷蘭</text:p>
          </table:table-cell>
          <table:table-cell table:formula="of:=[$World_E_Asian.F19]" office:value-type="float" office:value="18803" calcext:value-type="float">
            <text:p>18,803</text:p>
          </table:table-cell>
          <table:table-cell table:formula="of:=[.$D16]/[.E$5]" office:value-type="float" office:value="0.230034254954734" calcext:value-type="float">
            <text:p>0.23</text:p>
          </table:table-cell>
          <table:table-cell table:formula="of:=[.$D16]/[.F$5]" office:value-type="float" office:value="1.82005614170942" calcext:value-type="float">
            <text:p>1.82</text:p>
          </table:table-cell>
          <table:table-cell table:formula="of:=[.$D16]/[.G$5]" office:value-type="float" office:value="4.74463790058037" calcext:value-type="float">
            <text:p>4.74</text:p>
          </table:table-cell>
          <table:table-cell table:formula="of:=[.$D16]/[.H$5]" office:value-type="float" office:value="4.99548352816153" calcext:value-type="float">
            <text:p>5.00</text:p>
          </table:table-cell>
          <table:table-cell table:formula="of:=[.$D16]/[.I$5]" office:value-type="float" office:value="4.92611998952057" calcext:value-type="float">
            <text:p>4.93</text:p>
          </table:table-cell>
          <table:table-cell table:formula="of:=[.$D16]/[.J$5]" office:value-type="float" office:value="6.86742147552958" calcext:value-type="float">
            <text:p>6.87</text:p>
          </table:table-cell>
          <table:table-cell table:formula="of:=[.$D16]/[.K$5]" office:value-type="float" office:value="8.32728077945084" calcext:value-type="float">
            <text:p>8.33</text:p>
          </table:table-cell>
          <table:table-cell table:formula="of:=[.$D16]/[.L$5]" office:value-type="float" office:value="13.6749090909091" calcext:value-type="float">
            <text:p>13.67</text:p>
          </table:table-cell>
          <table:table-cell table:formula="of:=[.$D16]/[.M$5]" office:value-type="float" office:value="20.0886752136752" calcext:value-type="float">
            <text:p>20.09</text:p>
          </table:table-cell>
          <table:table-cell table:formula="of:=[.$D16]/[.N$5]" office:value-type="float" office:value="50.0079787234043" calcext:value-type="float">
            <text:p>50.01</text:p>
          </table:table-cell>
          <table:table-cell table:number-columns-repeated="33"/>
        </table:table-row>
        <table:table-row table:style-name="ro2">
          <table:table-cell/>
          <table:table-cell table:formula="of:=[$World_E_Asian.D20]" office:value-type="string" office:string-value="Canada" calcext:value-type="string">
            <text:p>Canada</text:p>
          </table:table-cell>
          <table:table-cell table:formula="of:=[$World_E_Asian.E20]" office:value-type="string" office:string-value="加拿大" calcext:value-type="string">
            <text:p>加拿大</text:p>
          </table:table-cell>
          <table:table-cell table:formula="of:=[$World_E_Asian.F20]" office:value-type="float" office:value="16653" calcext:value-type="float">
            <text:p>16,653</text:p>
          </table:table-cell>
          <table:table-cell table:formula="of:=[.$D17]/[.E$5]" office:value-type="float" office:value="0.203731343283582" calcext:value-type="float">
            <text:p>0.20</text:p>
          </table:table-cell>
          <table:table-cell table:formula="of:=[.$D17]/[.F$5]" office:value-type="float" office:value="1.61194463265899" calcext:value-type="float">
            <text:p>1.61</text:p>
          </table:table-cell>
          <table:table-cell table:formula="of:=[.$D17]/[.G$5]" office:value-type="float" office:value="4.20211960635882" calcext:value-type="float">
            <text:p>4.20</text:p>
          </table:table-cell>
          <table:table-cell table:formula="of:=[.$D17]/[.H$5]" office:value-type="float" office:value="4.42428267800213" calcext:value-type="float">
            <text:p>4.42</text:p>
          </table:table-cell>
          <table:table-cell table:formula="of:=[.$D17]/[.I$5]" office:value-type="float" office:value="4.36285040607807" calcext:value-type="float">
            <text:p>4.36</text:p>
          </table:table-cell>
          <table:table-cell table:formula="of:=[.$D17]/[.J$5]" office:value-type="float" office:value="6.08217677136596" calcext:value-type="float">
            <text:p>6.08</text:p>
          </table:table-cell>
          <table:table-cell table:formula="of:=[.$D17]/[.K$5]" office:value-type="float" office:value="7.37511071744907" calcext:value-type="float">
            <text:p>7.38</text:p>
          </table:table-cell>
          <table:table-cell table:formula="of:=[.$D17]/[.L$5]" office:value-type="float" office:value="12.1112727272727" calcext:value-type="float">
            <text:p>12.11</text:p>
          </table:table-cell>
          <table:table-cell table:formula="of:=[.$D17]/[.M$5]" office:value-type="float" office:value="17.7916666666667" calcext:value-type="float">
            <text:p>17.79</text:p>
          </table:table-cell>
          <table:table-cell table:formula="of:=[.$D17]/[.N$5]" office:value-type="float" office:value="44.2898936170213" calcext:value-type="float">
            <text:p>44.29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Austria" calcext:value-type="string">
            <text:p>Austria</text:p>
          </table:table-cell>
          <table:table-cell table:formula="of:=[$World_E_Asian.E21]" office:value-type="string" office:string-value="奧地利" calcext:value-type="string">
            <text:p>奧地利</text:p>
          </table:table-cell>
          <table:table-cell table:formula="of:=[$World_E_Asian.F21]" office:value-type="float" office:value="12427" calcext:value-type="float">
            <text:p>12,427</text:p>
          </table:table-cell>
          <table:table-cell table:formula="of:=[.$D18]/[.E$5]" office:value-type="float" office:value="0.152030829459261" calcext:value-type="float">
            <text:p>0.15</text:p>
          </table:table-cell>
          <table:table-cell table:formula="of:=[.$D18]/[.F$5]" office:value-type="float" office:value="1.20288452231149" calcext:value-type="float">
            <text:p>1.20</text:p>
          </table:table-cell>
          <table:table-cell table:formula="of:=[.$D18]/[.G$5]" office:value-type="float" office:value="3.13575574060056" calcext:value-type="float">
            <text:p>3.14</text:p>
          </table:table-cell>
          <table:table-cell table:formula="of:=[.$D18]/[.H$5]" office:value-type="float" office:value="3.30154091392136" calcext:value-type="float">
            <text:p>3.30</text:p>
          </table:table-cell>
          <table:table-cell table:formula="of:=[.$D18]/[.I$5]" office:value-type="float" office:value="3.25569819229762" calcext:value-type="float">
            <text:p>3.26</text:p>
          </table:table-cell>
          <table:table-cell table:formula="of:=[.$D18]/[.J$5]" office:value-type="float" office:value="4.53871439006574" calcext:value-type="float">
            <text:p>4.54</text:p>
          </table:table-cell>
          <table:table-cell table:formula="of:=[.$D18]/[.K$5]" office:value-type="float" office:value="5.50354295837024" calcext:value-type="float">
            <text:p>5.50</text:p>
          </table:table-cell>
          <table:table-cell table:formula="of:=[.$D18]/[.L$5]" office:value-type="float" office:value="9.03781818181818" calcext:value-type="float">
            <text:p>9.04</text:p>
          </table:table-cell>
          <table:table-cell table:formula="of:=[.$D18]/[.M$5]" office:value-type="float" office:value="13.2767094017094" calcext:value-type="float">
            <text:p>13.28</text:p>
          </table:table-cell>
          <table:table-cell table:formula="of:=[.$D18]/[.N$5]" office:value-type="float" office:value="33.0505319148936" calcext:value-type="float">
            <text:p>33.05</text:p>
          </table:table-cell>
          <table:table-cell table:number-columns-repeated="33"/>
        </table:table-row>
        <table:table-row table:style-name="ro2">
          <table:table-cell/>
          <table:table-cell table:formula="of:=[$World_E_Asian.D22]" office:value-type="string" office:string-value="Brazil" calcext:value-type="string">
            <text:p>Brazil</text:p>
          </table:table-cell>
          <table:table-cell table:formula="of:=[$World_E_Asian.E22]" office:value-type="string" office:string-value="巴西" calcext:value-type="string">
            <text:p>巴西</text:p>
          </table:table-cell>
          <table:table-cell table:formula="of:=[$World_E_Asian.F22]" office:value-type="float" office:value="12056" calcext:value-type="float">
            <text:p>12,056</text:p>
          </table:table-cell>
          <table:table-cell table:formula="of:=[.$D19]/[.E$5]" office:value-type="float" office:value="0.147492047956937" calcext:value-type="float">
            <text:p>0.15</text:p>
          </table:table-cell>
          <table:table-cell table:formula="of:=[.$D19]/[.F$5]" office:value-type="float" office:value="1.16697318749395" calcext:value-type="float">
            <text:p>1.17</text:p>
          </table:table-cell>
          <table:table-cell table:formula="of:=[.$D19]/[.G$5]" office:value-type="float" office:value="3.04213979308605" calcext:value-type="float">
            <text:p>3.04</text:p>
          </table:table-cell>
          <table:table-cell table:formula="of:=[.$D19]/[.H$5]" office:value-type="float" office:value="3.20297555791711" calcext:value-type="float">
            <text:p>3.20</text:p>
          </table:table-cell>
          <table:table-cell table:formula="of:=[.$D19]/[.I$5]" office:value-type="float" office:value="3.15850144092219" calcext:value-type="float">
            <text:p>3.16</text:p>
          </table:table-cell>
          <table:table-cell table:formula="of:=[.$D19]/[.J$5]" office:value-type="float" office:value="4.40321402483565" calcext:value-type="float">
            <text:p>4.40</text:p>
          </table:table-cell>
          <table:table-cell table:formula="of:=[.$D19]/[.K$5]" office:value-type="float" office:value="5.3392382639504" calcext:value-type="float">
            <text:p>5.34</text:p>
          </table:table-cell>
          <table:table-cell table:formula="of:=[.$D19]/[.L$5]" office:value-type="float" office:value="8.768" calcext:value-type="float">
            <text:p>8.77</text:p>
          </table:table-cell>
          <table:table-cell table:formula="of:=[.$D19]/[.M$5]" office:value-type="float" office:value="12.8803418803419" calcext:value-type="float">
            <text:p>12.88</text:p>
          </table:table-cell>
          <table:table-cell table:formula="of:=[.$D19]/[.N$5]" office:value-type="float" office:value="32.063829787234" calcext:value-type="float">
            <text:p>32.06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Portugal" calcext:value-type="string">
            <text:p>Portugal</text:p>
          </table:table-cell>
          <table:table-cell table:formula="of:=[$World_E_Asian.E23]" office:value-type="string" office:string-value="葡萄牙" calcext:value-type="string">
            <text:p>葡萄牙</text:p>
          </table:table-cell>
          <table:table-cell table:formula="of:=[$World_E_Asian.F23]" office:value-type="float" office:value="12442" calcext:value-type="float">
            <text:p>12,442</text:p>
          </table:table-cell>
          <table:table-cell table:formula="of:=[.$D20]/[.E$5]" office:value-type="float" office:value="0.152214338145339" calcext:value-type="float">
            <text:p>0.15</text:p>
          </table:table-cell>
          <table:table-cell table:formula="of:=[.$D20]/[.F$5]" office:value-type="float" office:value="1.20433646307231" calcext:value-type="float">
            <text:p>1.20</text:p>
          </table:table-cell>
          <table:table-cell table:formula="of:=[.$D20]/[.G$5]" office:value-type="float" office:value="3.13954075195559" calcext:value-type="float">
            <text:p>3.14</text:p>
          </table:table-cell>
          <table:table-cell table:formula="of:=[.$D20]/[.H$5]" office:value-type="float" office:value="3.30552603613177" calcext:value-type="float">
            <text:p>3.31</text:p>
          </table:table-cell>
          <table:table-cell table:formula="of:=[.$D20]/[.I$5]" office:value-type="float" office:value="3.25962798008908" calcext:value-type="float">
            <text:p>3.26</text:p>
          </table:table-cell>
          <table:table-cell table:formula="of:=[.$D20]/[.J$5]" office:value-type="float" office:value="4.54419284149014" calcext:value-type="float">
            <text:p>4.54</text:p>
          </table:table-cell>
          <table:table-cell table:formula="of:=[.$D20]/[.K$5]" office:value-type="float" office:value="5.51018600531444" calcext:value-type="float">
            <text:p>5.51</text:p>
          </table:table-cell>
          <table:table-cell table:formula="of:=[.$D20]/[.L$5]" office:value-type="float" office:value="9.04872727272727" calcext:value-type="float">
            <text:p>9.05</text:p>
          </table:table-cell>
          <table:table-cell table:formula="of:=[.$D20]/[.M$5]" office:value-type="float" office:value="13.292735042735" calcext:value-type="float">
            <text:p>13.29</text:p>
          </table:table-cell>
          <table:table-cell table:formula="of:=[.$D20]/[.N$5]" office:value-type="float" office:value="33.0904255319149" calcext:value-type="float">
            <text:p>33.09</text:p>
          </table:table-cell>
          <table:table-cell table:number-columns-repeated="33"/>
        </table:table-row>
        <table:table-row table:style-name="ro2">
          <table:table-cell/>
          <table:table-cell table:formula="of:=[$World_E_Asian.D24]" office:value-type="string" office:string-value="Israel" calcext:value-type="string">
            <text:p>Israel</text:p>
          </table:table-cell>
          <table:table-cell table:formula="of:=[$World_E_Asian.E24]" office:value-type="string" office:string-value="以色列" calcext:value-type="string">
            <text:p>以色列</text:p>
          </table:table-cell>
          <table:table-cell table:formula="of:=[$World_E_Asian.F24]" office:value-type="float" office:value="8904" calcext:value-type="float">
            <text:p>8,904</text:p>
          </table:table-cell>
          <table:table-cell table:formula="of:=[.$D21]/[.E$5]" office:value-type="float" office:value="0.108930756055787" calcext:value-type="float">
            <text:p>0.11</text:p>
          </table:table-cell>
          <table:table-cell table:formula="of:=[.$D21]/[.F$5]" office:value-type="float" office:value="0.861872035620947" calcext:value-type="float">
            <text:p>0.86</text:p>
          </table:table-cell>
          <table:table-cell table:formula="of:=[.$D21]/[.G$5]" office:value-type="float" office:value="2.24678274034822" calcext:value-type="float">
            <text:p>2.25</text:p>
          </table:table-cell>
          <table:table-cell table:formula="of:=[.$D21]/[.H$5]" office:value-type="float" office:value="2.36556854410202" calcext:value-type="float">
            <text:p>2.37</text:p>
          </table:table-cell>
          <table:table-cell table:formula="of:=[.$D21]/[.I$5]" office:value-type="float" office:value="2.33272203301022" calcext:value-type="float">
            <text:p>2.33</text:p>
          </table:table-cell>
          <table:table-cell table:formula="of:=[.$D21]/[.J$5]" office:value-type="float" office:value="3.25200876552228" calcext:value-type="float">
            <text:p>3.25</text:p>
          </table:table-cell>
          <table:table-cell table:formula="of:=[.$D21]/[.K$5]" office:value-type="float" office:value="3.94331266607617" calcext:value-type="float">
            <text:p>3.94</text:p>
          </table:table-cell>
          <table:table-cell table:formula="of:=[.$D21]/[.L$5]" office:value-type="float" office:value="6.47563636363636" calcext:value-type="float">
            <text:p>6.48</text:p>
          </table:table-cell>
          <table:table-cell table:formula="of:=[.$D21]/[.M$5]" office:value-type="float" office:value="9.51282051282051" calcext:value-type="float">
            <text:p>9.51</text:p>
          </table:table-cell>
          <table:table-cell table:formula="of:=[.$D21]/[.N$5]" office:value-type="float" office:value="23.6808510638298" calcext:value-type="float">
            <text:p>23.68</text:p>
          </table:table-cell>
          <table:table-cell table:number-columns-repeated="33"/>
        </table:table-row>
        <table:table-row table:style-name="ro2">
          <table:table-cell/>
          <table:table-cell table:formula="of:=[$World_E_Asian.D25]" office:value-type="string" office:string-value="Sweden" calcext:value-type="string">
            <text:p>Sweden</text:p>
          </table:table-cell>
          <table:table-cell table:formula="of:=[$World_E_Asian.E25]" office:value-type="string" office:string-value="瑞典" calcext:value-type="string">
            <text:p>瑞典</text:p>
          </table:table-cell>
          <table:table-cell table:formula="of:=[$World_E_Asian.F25]" office:value-type="float" office:value="7347" calcext:value-type="float">
            <text:p>7,347</text:p>
          </table:table-cell>
          <table:table-cell table:formula="of:=[.$D22]/[.E$5]" office:value-type="float" office:value="0.0898825544409102" calcext:value-type="float">
            <text:p>0.09</text:p>
          </table:table-cell>
          <table:table-cell table:formula="of:=[.$D22]/[.F$5]" office:value-type="float" office:value="0.711160584648146" calcext:value-type="float">
            <text:p>0.71</text:p>
          </table:table-cell>
          <table:table-cell table:formula="of:=[.$D22]/[.G$5]" office:value-type="float" office:value="1.85389856169569" calcext:value-type="float">
            <text:p>1.85</text:p>
          </table:table-cell>
          <table:table-cell table:formula="of:=[.$D22]/[.H$5]" office:value-type="float" office:value="1.951912858661" calcext:value-type="float">
            <text:p>1.95</text:p>
          </table:table-cell>
          <table:table-cell table:formula="of:=[.$D22]/[.I$5]" office:value-type="float" office:value="1.92481006025675" calcext:value-type="float">
            <text:p>1.92</text:p>
          </table:table-cell>
          <table:table-cell table:formula="of:=[.$D22]/[.J$5]" office:value-type="float" office:value="2.68334550766983" calcext:value-type="float">
            <text:p>2.68</text:p>
          </table:table-cell>
          <table:table-cell table:formula="of:=[.$D22]/[.K$5]" office:value-type="float" office:value="3.25376439326838" calcext:value-type="float">
            <text:p>3.25</text:p>
          </table:table-cell>
          <table:table-cell table:formula="of:=[.$D22]/[.L$5]" office:value-type="float" office:value="5.34327272727273" calcext:value-type="float">
            <text:p>5.34</text:p>
          </table:table-cell>
          <table:table-cell table:formula="of:=[.$D22]/[.M$5]" office:value-type="float" office:value="7.84935897435897" calcext:value-type="float">
            <text:p>7.85</text:p>
          </table:table-cell>
          <table:table-cell table:formula="of:=[.$D22]/[.N$5]" office:value-type="float" office:value="19.5398936170213" calcext:value-type="float">
            <text:p>19.54</text:p>
          </table:table-cell>
          <table:table-cell table:number-columns-repeated="33"/>
        </table:table-row>
        <table:table-row table:style-name="ro2">
          <table:table-cell/>
          <table:table-cell table:formula="of:=[$World_E_Asian.D26]" office:value-type="string" office:string-value="Russia" calcext:value-type="string">
            <text:p>Russia</text:p>
          </table:table-cell>
          <table:table-cell table:formula="of:=[$World_E_Asian.E26]" office:value-type="string" office:string-value="俄羅斯" calcext:value-type="string">
            <text:p>俄羅斯</text:p>
          </table:table-cell>
          <table:table-cell table:formula="of:=[$World_E_Asian.F26]" office:value-type="float" office:value="7497" calcext:value-type="float">
            <text:p>7,497</text:p>
          </table:table-cell>
          <table:table-cell table:formula="of:=[.$D23]/[.E$5]" office:value-type="float" office:value="0.0917176413016883" calcext:value-type="float">
            <text:p>0.09</text:p>
          </table:table-cell>
          <table:table-cell table:formula="of:=[.$D23]/[.F$5]" office:value-type="float" office:value="0.725679992256316" calcext:value-type="float">
            <text:p>0.73</text:p>
          </table:table-cell>
          <table:table-cell table:formula="of:=[.$D23]/[.G$5]" office:value-type="float" office:value="1.89174867524603" calcext:value-type="float">
            <text:p>1.89</text:p>
          </table:table-cell>
          <table:table-cell table:formula="of:=[.$D23]/[.H$5]" office:value-type="float" office:value="1.99176408076514" calcext:value-type="float">
            <text:p>1.99</text:p>
          </table:table-cell>
          <table:table-cell table:formula="of:=[.$D23]/[.I$5]" office:value-type="float" office:value="1.96410793817134" calcext:value-type="float">
            <text:p>1.96</text:p>
          </table:table-cell>
          <table:table-cell table:formula="of:=[.$D23]/[.J$5]" office:value-type="float" office:value="2.73813002191381" calcext:value-type="float">
            <text:p>2.74</text:p>
          </table:table-cell>
          <table:table-cell table:formula="of:=[.$D23]/[.K$5]" office:value-type="float" office:value="3.32019486271036" calcext:value-type="float">
            <text:p>3.32</text:p>
          </table:table-cell>
          <table:table-cell table:formula="of:=[.$D23]/[.L$5]" office:value-type="float" office:value="5.45236363636364" calcext:value-type="float">
            <text:p>5.45</text:p>
          </table:table-cell>
          <table:table-cell table:formula="of:=[.$D23]/[.M$5]" office:value-type="float" office:value="8.00961538461539" calcext:value-type="float">
            <text:p>8.01</text:p>
          </table:table-cell>
          <table:table-cell table:formula="of:=[.$D23]/[.N$5]" office:value-type="float" office:value="19.938829787234" calcext:value-type="float">
            <text:p>19.94</text:p>
          </table:table-cell>
          <table:table-cell table:number-columns-repeated="33"/>
        </table:table-row>
        <table:table-row table:style-name="ro2">
          <table:table-cell/>
          <table:table-cell table:formula="of:=[$World_E_Asian.D27]" office:value-type="string" office:string-value="Australia" calcext:value-type="string">
            <text:p>Australia</text:p>
          </table:table-cell>
          <table:table-cell table:formula="of:=[$World_E_Asian.E27]" office:value-type="string" office:string-value="澳洲" calcext:value-type="string">
            <text:p>澳洲</text:p>
          </table:table-cell>
          <table:table-cell table:formula="of:=[$World_E_Asian.F27]" office:value-type="float" office:value="5908" calcext:value-type="float">
            <text:p>5,908</text:p>
          </table:table-cell>
          <table:table-cell table:formula="of:=[.$D24]/[.E$5]" office:value-type="float" office:value="0.0722779544898459" calcext:value-type="float">
            <text:p>0.07</text:p>
          </table:table-cell>
          <table:table-cell table:formula="of:=[.$D24]/[.F$5]" office:value-type="float" office:value="0.571871067660439" calcext:value-type="float">
            <text:p>0.57</text:p>
          </table:table-cell>
          <table:table-cell table:formula="of:=[.$D24]/[.G$5]" office:value-type="float" office:value="1.49078980570275" calcext:value-type="float">
            <text:p>1.49</text:p>
          </table:table-cell>
          <table:table-cell table:formula="of:=[.$D24]/[.H$5]" office:value-type="float" office:value="1.56960680127524" calcext:value-type="float">
            <text:p>1.57</text:p>
          </table:table-cell>
          <table:table-cell table:formula="of:=[.$D24]/[.I$5]" office:value-type="float" office:value="1.54781241812942" calcext:value-type="float">
            <text:p>1.55</text:p>
          </table:table-cell>
          <table:table-cell table:formula="of:=[.$D24]/[.J$5]" office:value-type="float" office:value="2.15777940102264" calcext:value-type="float">
            <text:p>2.16</text:p>
          </table:table-cell>
          <table:table-cell table:formula="of:=[.$D24]/[.K$5]" office:value-type="float" office:value="2.61647475642161" calcext:value-type="float">
            <text:p>2.62</text:p>
          </table:table-cell>
          <table:table-cell table:formula="of:=[.$D24]/[.L$5]" office:value-type="float" office:value="4.29672727272727" calcext:value-type="float">
            <text:p>4.30</text:p>
          </table:table-cell>
          <table:table-cell table:formula="of:=[.$D24]/[.M$5]" office:value-type="float" office:value="6.31196581196581" calcext:value-type="float">
            <text:p>6.31</text:p>
          </table:table-cell>
          <table:table-cell table:formula="of:=[.$D24]/[.N$5]" office:value-type="float" office:value="15.7127659574468" calcext:value-type="float">
            <text:p>15.71</text:p>
          </table:table-cell>
          <table:table-cell table:number-columns-repeated="33"/>
        </table:table-row>
        <table:table-row table:style-name="ro2">
          <table:table-cell/>
          <table:table-cell table:formula="of:=[$World_E_Asian.D28]" office:value-type="string" office:string-value="Norway" calcext:value-type="string">
            <text:p>Norway</text:p>
          </table:table-cell>
          <table:table-cell table:formula="of:=[$World_E_Asian.E28]" office:value-type="string" office:string-value="挪威" calcext:value-type="string">
            <text:p>挪威</text:p>
          </table:table-cell>
          <table:table-cell table:formula="of:=[$World_E_Asian.F28]" office:value-type="float" office:value="5866" calcext:value-type="float">
            <text:p>5,866</text:p>
          </table:table-cell>
          <table:table-cell table:formula="of:=[.$D25]/[.E$5]" office:value-type="float" office:value="0.071764130168828" calcext:value-type="float">
            <text:p>0.07</text:p>
          </table:table-cell>
          <table:table-cell table:formula="of:=[.$D25]/[.F$5]" office:value-type="float" office:value="0.567805633530152" calcext:value-type="float">
            <text:p>0.57</text:p>
          </table:table-cell>
          <table:table-cell table:formula="of:=[.$D25]/[.G$5]" office:value-type="float" office:value="1.48019177390866" calcext:value-type="float">
            <text:p>1.48</text:p>
          </table:table-cell>
          <table:table-cell table:formula="of:=[.$D25]/[.H$5]" office:value-type="float" office:value="1.55844845908608" calcext:value-type="float">
            <text:p>1.56</text:p>
          </table:table-cell>
          <table:table-cell table:formula="of:=[.$D25]/[.I$5]" office:value-type="float" office:value="1.53680901231334" calcext:value-type="float">
            <text:p>1.54</text:p>
          </table:table-cell>
          <table:table-cell table:formula="of:=[.$D25]/[.J$5]" office:value-type="float" office:value="2.14243973703433" calcext:value-type="float">
            <text:p>2.14</text:p>
          </table:table-cell>
          <table:table-cell table:formula="of:=[.$D25]/[.K$5]" office:value-type="float" office:value="2.59787422497786" calcext:value-type="float">
            <text:p>2.60</text:p>
          </table:table-cell>
          <table:table-cell table:formula="of:=[.$D25]/[.L$5]" office:value-type="float" office:value="4.26618181818182" calcext:value-type="float">
            <text:p>4.27</text:p>
          </table:table-cell>
          <table:table-cell table:formula="of:=[.$D25]/[.M$5]" office:value-type="float" office:value="6.26709401709402" calcext:value-type="float">
            <text:p>6.27</text:p>
          </table:table-cell>
          <table:table-cell table:formula="of:=[.$D25]/[.N$5]" office:value-type="float" office:value="15.6010638297872" calcext:value-type="float">
            <text:p>15.60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73" calcext:value-type="float">
            <text:p>73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8">
          <table:table-cell/>
          <table:table-cell table:style-name="ce433" office:value-type="string" calcext:value-type="string">
            <text:p><text:span text:style-name="T2">Deaths ratio </text:span></text:p>
            <text:p><text:span text:style-name="T2">死亡人數比例</text:span></text:p>
          </table:table-cell>
          <table: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$G42]" office:value-type="float" office:value="3331" calcext:value-type="float">
            <text:p>3,331</text:p>
          </table:table-cell>
          <table:table-cell table:style-name="ce446" table:formula="of:=[$World_E_Asian.$G47]" office:value-type="float" office:value="221" calcext:value-type="float">
            <text:p>221</text:p>
          </table:table-cell>
          <table:table-cell table:style-name="ce446" table:formula="of:=[$World_E_Asian.$G43]" office:value-type="float" office:value="192" calcext:value-type="float">
            <text:p>192</text:p>
          </table:table-cell>
          <table:table-cell table:style-name="ce446" table:formula="of:=[$World_E_Asian.$G45]" office:value-type="float" office:value="177" calcext:value-type="float">
            <text:p>177</text:p>
          </table:table-cell>
          <table:table-cell table:style-name="ce446" table:formula="of:=[$World_E_Asian.$G46]" office:value-type="float" office:value="80" calcext:value-type="float">
            <text:p>80</text:p>
          </table:table-cell>
          <table:table-cell table:style-name="ce446" table:formula="of:=[$World_E_Asian.$G44]" office:value-type="float" office:value="63" calcext:value-type="float">
            <text:p>63</text:p>
          </table:table-cell>
          <table:table-cell table:style-name="ce446" table:formula="of:=[$World_E_Asian.G48]" office:value-type="float" office:value="27" calcext:value-type="float">
            <text:p>27</text:p>
          </table:table-cell>
          <table:table-cell table:style-name="ce446" table:formula="of:=[$World_E_Asian.G49]" office:value-type="float" office:value="6" calcext:value-type="float">
            <text:p>6</text:p>
          </table:table-cell>
          <table:table-cell table:style-name="ce446" table:formula="of:=[$World_E_Asian.$G51]" office:value-type="float" office:value="5" calcext:value-type="float">
            <text:p>5</text:p>
          </table:table-cell>
          <table:table-cell table:style-name="ce446" table:formula="of:=[$World_E_Asian.$G50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USA" calcext:value-type="string">
            <text:p>USA</text:p>
          </table:table-cell>
          <table:table-cell table:style-name="ce244" table:formula="of:=[.C6]" office:value-type="string" office:string-value="美國" calcext:value-type="string">
            <text:p>美國</text:p>
          </table:table-cell>
          <table:table-cell table:formula="of:=[$World_E_Asian.G11]" office:value-type="float" office:value="16523" calcext:value-type="float">
            <text:p>16,523</text:p>
          </table:table-cell>
          <table:table-cell table:style-name="ce450" table:formula="of:=[.$D37]/[.E$36]" office:value-type="float" office:value="4.96037226058241" calcext:value-type="float">
            <text:p>4.96</text:p>
          </table:table-cell>
          <table:table-cell table:style-name="ce450" table:formula="of:=[.$D37]/[.F$36]" office:value-type="float" office:value="74.7647058823529" calcext:value-type="float">
            <text:p>74.76</text:p>
          </table:table-cell>
          <table:table-cell table:style-name="ce450" table:formula="of:=[.$D37]/[.G$36]" office:value-type="float" office:value="86.0572916666667" calcext:value-type="float">
            <text:p>86.06</text:p>
          </table:table-cell>
          <table:table-cell table:style-name="ce450" table:formula="of:=[.$D37]/[.H$36]" office:value-type="float" office:value="93.3502824858757" calcext:value-type="float">
            <text:p>93.35</text:p>
          </table:table-cell>
          <table:table-cell table:style-name="ce450" table:formula="of:=[.$D37]/[.I$36]" office:value-type="float" office:value="206.5375" calcext:value-type="float">
            <text:p>206.54</text:p>
          </table:table-cell>
          <table:table-cell table:style-name="ce450" table:formula="of:=[.$D37]/[.J$36]" office:value-type="float" office:value="262.269841269841" calcext:value-type="float">
            <text:p>262.27</text:p>
          </table:table-cell>
          <table:table-cell table:style-name="ce450" table:formula="of:=[.$D37]/[.K$36]" office:value-type="float" office:value="611.962962962963" calcext:value-type="float">
            <text:p>611.96</text:p>
          </table:table-cell>
          <table:table-cell table:style-name="ce450" table:formula="of:=[.$D37]/[.L$36]" office:value-type="float" office:value="2753.83333333333" calcext:value-type="float">
            <text:p>2753.83</text:p>
          </table:table-cell>
          <table:table-cell table:style-name="ce450" table:formula="of:=[.$D37]/[.M$36]" office:value-type="float" office:value="3304.6" calcext:value-type="float">
            <text:p>3304.60</text:p>
          </table:table-cell>
          <table:table-cell table:style-name="ce450" table:formula="of:=[.$D37]/[.N$36]" office:value-type="float" office:value="4130.75" calcext:value-type="float">
            <text:p>4130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Spain" calcext:value-type="string">
            <text:p>Spain</text:p>
          </table:table-cell>
          <table:table-cell table:style-name="ce244" table:formula="of:=[.C7]" office:value-type="string" office:string-value="西班牙" calcext:value-type="string">
            <text:p>西班牙</text:p>
          </table:table-cell>
          <table:table-cell table:formula="of:=[$World_E_Asian.G10]" office:value-type="float" office:value="13798" calcext:value-type="float">
            <text:p>13,798</text:p>
          </table:table-cell>
          <table:table-cell table:style-name="ce450" table:formula="of:=[.$D38]/[.E$36]" office:value-type="float" office:value="4.14229960972681" calcext:value-type="float">
            <text:p>4.14</text:p>
          </table:table-cell>
          <table:table-cell table:style-name="ce450" table:formula="of:=[.$D38]/[.F$36]" office:value-type="float" office:value="62.4343891402715" calcext:value-type="float">
            <text:p>62.43</text:p>
          </table:table-cell>
          <table:table-cell table:style-name="ce450" table:formula="of:=[.$D38]/[.G$36]" office:value-type="float" office:value="71.8645833333333" calcext:value-type="float">
            <text:p>71.86</text:p>
          </table:table-cell>
          <table:table-cell table:style-name="ce450" table:formula="of:=[.$D38]/[.H$36]" office:value-type="float" office:value="77.954802259887" calcext:value-type="float">
            <text:p>77.95</text:p>
          </table:table-cell>
          <table:table-cell table:style-name="ce450" table:formula="of:=[.$D38]/[.I$36]" office:value-type="float" office:value="172.475" calcext:value-type="float">
            <text:p>172.48</text:p>
          </table:table-cell>
          <table:table-cell table:style-name="ce450" table:formula="of:=[.$D38]/[.J$36]" office:value-type="float" office:value="219.015873015873" calcext:value-type="float">
            <text:p>219.02</text:p>
          </table:table-cell>
          <table:table-cell table:style-name="ce450" table:formula="of:=[.$D38]/[.K$36]" office:value-type="float" office:value="511.037037037037" calcext:value-type="float">
            <text:p>511.04</text:p>
          </table:table-cell>
          <table:table-cell table:style-name="ce450" table:formula="of:=[.$D38]/[.L$36]" office:value-type="float" office:value="2299.66666666667" calcext:value-type="float">
            <text:p>2299.67</text:p>
          </table:table-cell>
          <table:table-cell table:style-name="ce450" table:formula="of:=[.$D38]/[.M$36]" office:value-type="float" office:value="2759.6" calcext:value-type="float">
            <text:p>2759.60</text:p>
          </table:table-cell>
          <table:table-cell table:style-name="ce450" table:formula="of:=[.$D38]/[.N$36]" office:value-type="float" office:value="3449.5" calcext:value-type="float">
            <text:p>3449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意大利" calcext:value-type="string">
            <text:p>意大利</text:p>
          </table:table-cell>
          <table:table-cell table:formula="of:=[$World_E_Asian.G9]" office:value-type="float" office:value="10981" calcext:value-type="float">
            <text:p>10,981</text:p>
          </table:table-cell>
          <table:table-cell table:style-name="ce450" table:formula="of:=[.$D39]/[.E$36]" office:value-type="float" office:value="3.29660762533774" calcext:value-type="float">
            <text:p>3.30</text:p>
          </table:table-cell>
          <table:table-cell table:style-name="ce450" table:formula="of:=[.$D39]/[.F$36]" office:value-type="float" office:value="49.6877828054299" calcext:value-type="float">
            <text:p>49.69</text:p>
          </table:table-cell>
          <table:table-cell table:style-name="ce450" table:formula="of:=[.$D39]/[.G$36]" office:value-type="float" office:value="57.1927083333333" calcext:value-type="float">
            <text:p>57.19</text:p>
          </table:table-cell>
          <table:table-cell table:style-name="ce450" table:formula="of:=[.$D39]/[.H$36]" office:value-type="float" office:value="62.0395480225989" calcext:value-type="float">
            <text:p>62.04</text:p>
          </table:table-cell>
          <table:table-cell table:style-name="ce450" table:formula="of:=[.$D39]/[.I$36]" office:value-type="float" office:value="137.2625" calcext:value-type="float">
            <text:p>137.26</text:p>
          </table:table-cell>
          <table:table-cell table:style-name="ce450" table:formula="of:=[.$D39]/[.J$36]" office:value-type="float" office:value="174.301587301587" calcext:value-type="float">
            <text:p>174.30</text:p>
          </table:table-cell>
          <table:table-cell table:style-name="ce450" table:formula="of:=[.$D39]/[.K$36]" office:value-type="float" office:value="406.703703703704" calcext:value-type="float">
            <text:p>406.70</text:p>
          </table:table-cell>
          <table:table-cell table:style-name="ce450" table:formula="of:=[.$D39]/[.L$36]" office:value-type="float" office:value="1830.16666666667" calcext:value-type="float">
            <text:p>1830.17</text:p>
          </table:table-cell>
          <table:table-cell table:style-name="ce450" table:formula="of:=[.$D39]/[.M$36]" office:value-type="float" office:value="2196.2" calcext:value-type="float">
            <text:p>2196.20</text:p>
          </table:table-cell>
          <table:table-cell table:style-name="ce450" table:formula="of:=[.$D39]/[.N$36]" office:value-type="float" office:value="2745.25" calcext:value-type="float">
            <text:p>2745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Germany" calcext:value-type="string">
            <text:p>Germany</text:p>
          </table:table-cell>
          <table:table-cell table:style-name="ce244" table:formula="of:=[.C9]" office:value-type="string" office:string-value="德國" calcext:value-type="string">
            <text:p>德國</text:p>
          </table:table-cell>
          <table:table-cell table:formula="of:=[$World_E_Asian.G13]" office:value-type="float" office:value="8911" calcext:value-type="float">
            <text:p>8,911</text:p>
          </table:table-cell>
          <table:table-cell table:style-name="ce450" table:formula="of:=[.$D40]/[.E$36]" office:value-type="float" office:value="2.67517262083458" calcext:value-type="float">
            <text:p>2.68</text:p>
          </table:table-cell>
          <table:table-cell table:style-name="ce450" table:formula="of:=[.$D40]/[.F$36]" office:value-type="float" office:value="40.3212669683258" calcext:value-type="float">
            <text:p>40.32</text:p>
          </table:table-cell>
          <table:table-cell table:style-name="ce450" table:formula="of:=[.$D40]/[.G$36]" office:value-type="float" office:value="46.4114583333333" calcext:value-type="float">
            <text:p>46.41</text:p>
          </table:table-cell>
          <table:table-cell table:style-name="ce450" table:formula="of:=[.$D40]/[.H$36]" office:value-type="float" office:value="50.3446327683616" calcext:value-type="float">
            <text:p>50.34</text:p>
          </table:table-cell>
          <table:table-cell table:style-name="ce450" table:formula="of:=[.$D40]/[.I$36]" office:value-type="float" office:value="111.3875" calcext:value-type="float">
            <text:p>111.39</text:p>
          </table:table-cell>
          <table:table-cell table:style-name="ce450" table:formula="of:=[.$D40]/[.J$36]" office:value-type="float" office:value="141.444444444444" calcext:value-type="float">
            <text:p>141.44</text:p>
          </table:table-cell>
          <table:table-cell table:style-name="ce450" table:formula="of:=[.$D40]/[.K$36]" office:value-type="float" office:value="330.037037037037" calcext:value-type="float">
            <text:p>330.04</text:p>
          </table:table-cell>
          <table:table-cell table:style-name="ce450" table:formula="of:=[.$D40]/[.L$36]" office:value-type="float" office:value="1485.16666666667" calcext:value-type="float">
            <text:p>1485.17</text:p>
          </table:table-cell>
          <table:table-cell table:style-name="ce450" table:formula="of:=[.$D40]/[.M$36]" office:value-type="float" office:value="1782.2" calcext:value-type="float">
            <text:p>1782.20</text:p>
          </table:table-cell>
          <table:table-cell table:style-name="ce450" table:formula="of:=[.$D40]/[.N$36]" office:value-type="float" office:value="2227.75" calcext:value-type="float">
            <text:p>2227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France" calcext:value-type="string">
            <text:p>France</text:p>
          </table:table-cell>
          <table:table-cell table:style-name="ce244" table:formula="of:=[.C10]" office:value-type="string" office:string-value="法國" calcext:value-type="string">
            <text:p>法國</text:p>
          </table:table-cell>
          <table:table-cell table:formula="of:=[$World_E_Asian.G15]" office:value-type="float" office:value="5373" calcext:value-type="float">
            <text:p>5,373</text:p>
          </table:table-cell>
          <table:table-cell table:style-name="ce450" table:formula="of:=[.$D41]/[.E$36]" office:value-type="float" office:value="1.61302912038427" calcext:value-type="float">
            <text:p>1.61</text:p>
          </table:table-cell>
          <table:table-cell table:style-name="ce450" table:formula="of:=[.$D41]/[.F$36]" office:value-type="float" office:value="24.3122171945701" calcext:value-type="float">
            <text:p>24.31</text:p>
          </table:table-cell>
          <table:table-cell table:style-name="ce450" table:formula="of:=[.$D41]/[.G$36]" office:value-type="float" office:value="27.984375" calcext:value-type="float">
            <text:p>27.98</text:p>
          </table:table-cell>
          <table:table-cell table:style-name="ce450" table:formula="of:=[.$D41]/[.H$36]" office:value-type="float" office:value="30.3559322033898" calcext:value-type="float">
            <text:p>30.36</text:p>
          </table:table-cell>
          <table:table-cell table:style-name="ce450" table:formula="of:=[.$D41]/[.I$36]" office:value-type="float" office:value="67.1625" calcext:value-type="float">
            <text:p>67.16</text:p>
          </table:table-cell>
          <table:table-cell table:style-name="ce450" table:formula="of:=[.$D41]/[.J$36]" office:value-type="float" office:value="85.2857142857143" calcext:value-type="float">
            <text:p>85.29</text:p>
          </table:table-cell>
          <table:table-cell table:style-name="ce450" table:formula="of:=[.$D41]/[.K$36]" office:value-type="float" office:value="199" calcext:value-type="float">
            <text:p>199.00</text:p>
          </table:table-cell>
          <table:table-cell table:style-name="ce450" table:formula="of:=[.$D41]/[.L$36]" office:value-type="float" office:value="895.5" calcext:value-type="float">
            <text:p>895.50</text:p>
          </table:table-cell>
          <table:table-cell table:style-name="ce450" table:formula="of:=[.$D41]/[.M$36]" office:value-type="float" office:value="1074.6" calcext:value-type="float">
            <text:p>1074.60</text:p>
          </table:table-cell>
          <table:table-cell table:style-name="ce450" table:formula="of:=[.$D41]/[.N$36]" office:value-type="float" office:value="1343.25" calcext:value-type="float">
            <text:p>1343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Iran" calcext:value-type="string">
            <text:p>Iran</text:p>
          </table:table-cell>
          <table:table-cell table:style-name="ce244" table:formula="of:=[.C11]" office:value-type="string" office:string-value="伊朗" calcext:value-type="string">
            <text:p>伊朗</text:p>
          </table:table-cell>
          <table:table-cell table:formula="of:=[$World_E_Asian.G14]" office:value-type="float" office:value="3739" calcext:value-type="float">
            <text:p>3,739</text:p>
          </table:table-cell>
          <table:table-cell table:style-name="ce450" table:formula="of:=[.$D42]/[.E$36]" office:value-type="float" office:value="1.12248574001801" calcext:value-type="float">
            <text:p>1.12</text:p>
          </table:table-cell>
          <table:table-cell table:style-name="ce450" table:formula="of:=[.$D42]/[.F$36]" office:value-type="float" office:value="16.9185520361991" calcext:value-type="float">
            <text:p>16.92</text:p>
          </table:table-cell>
          <table:table-cell table:style-name="ce450" table:formula="of:=[.$D42]/[.G$36]" office:value-type="float" office:value="19.4739583333333" calcext:value-type="float">
            <text:p>19.47</text:p>
          </table:table-cell>
          <table:table-cell table:style-name="ce450" table:formula="of:=[.$D42]/[.H$36]" office:value-type="float" office:value="21.1242937853107" calcext:value-type="float">
            <text:p>21.12</text:p>
          </table:table-cell>
          <table:table-cell table:style-name="ce450" table:formula="of:=[.$D42]/[.I$36]" office:value-type="float" office:value="46.7375" calcext:value-type="float">
            <text:p>46.74</text:p>
          </table:table-cell>
          <table:table-cell table:style-name="ce450" table:formula="of:=[.$D42]/[.J$36]" office:value-type="float" office:value="59.3492063492064" calcext:value-type="float">
            <text:p>59.35</text:p>
          </table:table-cell>
          <table:table-cell table:style-name="ce450" table:formula="of:=[.$D42]/[.K$36]" office:value-type="float" office:value="138.481481481482" calcext:value-type="float">
            <text:p>138.48</text:p>
          </table:table-cell>
          <table:table-cell table:style-name="ce450" table:formula="of:=[.$D42]/[.L$36]" office:value-type="float" office:value="623.166666666667" calcext:value-type="float">
            <text:p>623.17</text:p>
          </table:table-cell>
          <table:table-cell table:style-name="ce450" table:formula="of:=[.$D42]/[.M$36]" office:value-type="float" office:value="747.8" calcext:value-type="float">
            <text:p>747.80</text:p>
          </table:table-cell>
          <table:table-cell table:style-name="ce450" table:formula="of:=[.$D42]/[.N$36]" office:value-type="float" office:value="934.75" calcext:value-type="float">
            <text:p>934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United Kingdom" calcext:value-type="string">
            <text:p>United Kingdom</text:p>
          </table:table-cell>
          <table:table-cell table:style-name="ce244" table:formula="of:=[.C12]" office:value-type="string" office:string-value="英國" calcext:value-type="string">
            <text:p>英國</text:p>
          </table:table-cell>
          <table:table-cell table:formula="of:=[$World_E_Asian.G19]" office:value-type="float" office:value="1867" calcext:value-type="float">
            <text:p>1,867</text:p>
          </table:table-cell>
          <table:table-cell table:style-name="ce450" table:formula="of:=[.$D43]/[.E$36]" office:value-type="float" office:value="0.560492344641249" calcext:value-type="float">
            <text:p>0.56</text:p>
          </table:table-cell>
          <table:table-cell table:style-name="ce450" table:formula="of:=[.$D43]/[.F$36]" office:value-type="float" office:value="8.44796380090498" calcext:value-type="float">
            <text:p>8.45</text:p>
          </table:table-cell>
          <table:table-cell table:style-name="ce450" table:formula="of:=[.$D43]/[.G$36]" office:value-type="float" office:value="9.72395833333333" calcext:value-type="float">
            <text:p>9.72</text:p>
          </table:table-cell>
          <table:table-cell table:style-name="ce450" table:formula="of:=[.$D43]/[.H$36]" office:value-type="float" office:value="10.5480225988701" calcext:value-type="float">
            <text:p>10.55</text:p>
          </table:table-cell>
          <table:table-cell table:style-name="ce450" table:formula="of:=[.$D43]/[.I$36]" office:value-type="float" office:value="23.3375" calcext:value-type="float">
            <text:p>23.34</text:p>
          </table:table-cell>
          <table:table-cell table:style-name="ce450" table:formula="of:=[.$D43]/[.J$36]" office:value-type="float" office:value="29.6349206349206" calcext:value-type="float">
            <text:p>29.63</text:p>
          </table:table-cell>
          <table:table-cell table:style-name="ce450" table:formula="of:=[.$D43]/[.K$36]" office:value-type="float" office:value="69.1481481481482" calcext:value-type="float">
            <text:p>69.15</text:p>
          </table:table-cell>
          <table:table-cell table:style-name="ce450" table:formula="of:=[.$D43]/[.L$36]" office:value-type="float" office:value="311.166666666667" calcext:value-type="float">
            <text:p>311.17</text:p>
          </table:table-cell>
          <table:table-cell table:style-name="ce450" table:formula="of:=[.$D43]/[.M$36]" office:value-type="float" office:value="373.4" calcext:value-type="float">
            <text:p>373.40</text:p>
          </table:table-cell>
          <table:table-cell table:style-name="ce450" table:formula="of:=[.$D43]/[.N$36]" office:value-type="float" office:value="466.75" calcext:value-type="float">
            <text:p>466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Turkey" calcext:value-type="string">
            <text:p>Turkey</text:p>
          </table:table-cell>
          <table:table-cell table:style-name="ce244" table:formula="of:=[.C13]" office:value-type="string" office:string-value="土耳其" calcext:value-type="string">
            <text:p>土耳其</text:p>
          </table:table-cell>
          <table:table-cell table:formula="of:=[$World_E_Asian.G12]" office:value-type="float" office:value="1810" calcext:value-type="float">
            <text:p>1,810</text:p>
          </table:table-cell>
          <table:table-cell table:style-name="ce450" table:formula="of:=[.$D44]/[.E$36]" office:value-type="float" office:value="0.543380366256379" calcext:value-type="float">
            <text:p>0.54</text:p>
          </table:table-cell>
          <table:table-cell table:style-name="ce450" table:formula="of:=[.$D44]/[.F$36]" office:value-type="float" office:value="8.19004524886878" calcext:value-type="float">
            <text:p>8.19</text:p>
          </table:table-cell>
          <table:table-cell table:style-name="ce450" table:formula="of:=[.$D44]/[.G$36]" office:value-type="float" office:value="9.42708333333333" calcext:value-type="float">
            <text:p>9.43</text:p>
          </table:table-cell>
          <table:table-cell table:style-name="ce450" table:formula="of:=[.$D44]/[.H$36]" office:value-type="float" office:value="10.225988700565" calcext:value-type="float">
            <text:p>10.23</text:p>
          </table:table-cell>
          <table:table-cell table:style-name="ce450" table:formula="of:=[.$D44]/[.I$36]" office:value-type="float" office:value="22.625" calcext:value-type="float">
            <text:p>22.63</text:p>
          </table:table-cell>
          <table:table-cell table:style-name="ce450" table:formula="of:=[.$D44]/[.J$36]" office:value-type="float" office:value="28.7301587301587" calcext:value-type="float">
            <text:p>28.73</text:p>
          </table:table-cell>
          <table:table-cell table:style-name="ce450" table:formula="of:=[.$D44]/[.K$36]" office:value-type="float" office:value="67.037037037037" calcext:value-type="float">
            <text:p>67.04</text:p>
          </table:table-cell>
          <table:table-cell table:style-name="ce450" table:formula="of:=[.$D44]/[.L$36]" office:value-type="float" office:value="301.666666666667" calcext:value-type="float">
            <text:p>301.67</text:p>
          </table:table-cell>
          <table:table-cell table:style-name="ce450" table:formula="of:=[.$D44]/[.M$36]" office:value-type="float" office:value="362" calcext:value-type="float">
            <text:p>362.00</text:p>
          </table:table-cell>
          <table:table-cell table:style-name="ce450" table:formula="of:=[.$D44]/[.N$36]" office:value-type="float" office:value="452.5" calcext:value-type="float">
            <text:p>452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Switzerland" calcext:value-type="string">
            <text:p>Switzerland</text:p>
          </table:table-cell>
          <table:table-cell table:style-name="ce244" table:formula="of:=[.C14]" office:value-type="string" office:string-value="瑞士" calcext:value-type="string">
            <text:p>瑞士</text:p>
          </table:table-cell>
          <table:table-cell table:formula="of:=[$World_E_Asian.G16]" office:value-type="float" office:value="649" calcext:value-type="float">
            <text:p>649</text:p>
          </table:table-cell>
          <table:table-cell table:style-name="ce450" table:formula="of:=[.$D45]/[.E$36]" office:value-type="float" office:value="0.194836385469829" calcext:value-type="float">
            <text:p>0.19</text:p>
          </table:table-cell>
          <table:table-cell table:style-name="ce450" table:formula="of:=[.$D45]/[.F$36]" office:value-type="float" office:value="2.93665158371041" calcext:value-type="float">
            <text:p>2.94</text:p>
          </table:table-cell>
          <table:table-cell table:style-name="ce450" table:formula="of:=[.$D45]/[.G$36]" office:value-type="float" office:value="3.38020833333333" calcext:value-type="float">
            <text:p>3.38</text:p>
          </table:table-cell>
          <table:table-cell table:style-name="ce450" table:formula="of:=[.$D45]/[.H$36]" office:value-type="float" office:value="3.66666666666667" calcext:value-type="float">
            <text:p>3.67</text:p>
          </table:table-cell>
          <table:table-cell table:style-name="ce450" table:formula="of:=[.$D45]/[.I$36]" office:value-type="float" office:value="8.1125" calcext:value-type="float">
            <text:p>8.11</text:p>
          </table:table-cell>
          <table:table-cell table:style-name="ce450" table:formula="of:=[.$D45]/[.J$36]" office:value-type="float" office:value="10.3015873015873" calcext:value-type="float">
            <text:p>10.30</text:p>
          </table:table-cell>
          <table:table-cell table:style-name="ce450" table:formula="of:=[.$D45]/[.K$36]" office:value-type="float" office:value="24.037037037037" calcext:value-type="float">
            <text:p>24.04</text:p>
          </table:table-cell>
          <table:table-cell table:style-name="ce450" table:formula="of:=[.$D45]/[.L$36]" office:value-type="float" office:value="108.166666666667" calcext:value-type="float">
            <text:p>108.17</text:p>
          </table:table-cell>
          <table:table-cell table:style-name="ce450" table:formula="of:=[.$D45]/[.M$36]" office:value-type="float" office:value="129.8" calcext:value-type="float">
            <text:p>129.80</text:p>
          </table:table-cell>
          <table:table-cell table:style-name="ce450" table:formula="of:=[.$D45]/[.N$36]" office:value-type="float" office:value="162.25" calcext:value-type="float">
            <text:p>162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Belgium" calcext:value-type="string">
            <text:p>Belgium</text:p>
          </table:table-cell>
          <table:table-cell table:style-name="ce244" table:formula="of:=[.C15]" office:value-type="string" office:string-value="比利時" calcext:value-type="string">
            <text:p>比利時</text:p>
          </table:table-cell>
          <table:table-cell table:formula="of:=[$World_E_Asian.G18]" office:value-type="float" office:value="2035" calcext:value-type="float">
            <text:p>2,035</text:p>
          </table:table-cell>
          <table:table-cell table:style-name="ce450" table:formula="of:=[.$D46]/[.E$36]" office:value-type="float" office:value="0.610927649354548" calcext:value-type="float">
            <text:p>0.61</text:p>
          </table:table-cell>
          <table:table-cell table:style-name="ce450" table:formula="of:=[.$D46]/[.F$36]" office:value-type="float" office:value="9.20814479638009" calcext:value-type="float">
            <text:p>9.21</text:p>
          </table:table-cell>
          <table:table-cell table:style-name="ce450" table:formula="of:=[.$D46]/[.G$36]" office:value-type="float" office:value="10.5989583333333" calcext:value-type="float">
            <text:p>10.60</text:p>
          </table:table-cell>
          <table:table-cell table:style-name="ce450" table:formula="of:=[.$D46]/[.H$36]" office:value-type="float" office:value="11.4971751412429" calcext:value-type="float">
            <text:p>11.50</text:p>
          </table:table-cell>
          <table:table-cell table:style-name="ce450" table:formula="of:=[.$D46]/[.I$36]" office:value-type="float" office:value="25.4375" calcext:value-type="float">
            <text:p>25.44</text:p>
          </table:table-cell>
          <table:table-cell table:style-name="ce450" table:formula="of:=[.$D46]/[.J$36]" office:value-type="float" office:value="32.3015873015873" calcext:value-type="float">
            <text:p>32.30</text:p>
          </table:table-cell>
          <table:table-cell table:style-name="ce450" table:formula="of:=[.$D46]/[.K$36]" office:value-type="float" office:value="75.3703703703704" calcext:value-type="float">
            <text:p>75.37</text:p>
          </table:table-cell>
          <table:table-cell table:style-name="ce450" table:formula="of:=[.$D46]/[.L$36]" office:value-type="float" office:value="339.166666666667" calcext:value-type="float">
            <text:p>339.17</text:p>
          </table:table-cell>
          <table:table-cell table:style-name="ce450" table:formula="of:=[.$D46]/[.M$36]" office:value-type="float" office:value="407" calcext:value-type="float">
            <text:p>407.00</text:p>
          </table:table-cell>
          <table:table-cell table:style-name="ce450" table:formula="of:=[.$D46]/[.N$36]" office:value-type="float" office:value="508.75" calcext:value-type="float">
            <text:p>508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6]" office:value-type="string" office:string-value="Netherlands" calcext:value-type="string">
            <text:p>Netherlands</text:p>
          </table:table-cell>
          <table:table-cell table:style-name="ce244" table:formula="of:=[.C16]" office:value-type="string" office:string-value="荷蘭" calcext:value-type="string">
            <text:p>荷蘭</text:p>
          </table:table-cell>
          <table:table-cell table:formula="of:=[$World_E_Asian.G17]" office:value-type="float" office:value="778" calcext:value-type="float">
            <text:p>778</text:p>
          </table:table-cell>
          <table:table-cell table:style-name="ce450" table:formula="of:=[.$D47]/[.E$36]" office:value-type="float" office:value="0.233563494446112" calcext:value-type="float">
            <text:p>0.23</text:p>
          </table:table-cell>
          <table:table-cell table:style-name="ce450" table:formula="of:=[.$D47]/[.F$36]" office:value-type="float" office:value="3.52036199095023" calcext:value-type="float">
            <text:p>3.52</text:p>
          </table:table-cell>
          <table:table-cell table:style-name="ce450" table:formula="of:=[.$D47]/[.G$36]" office:value-type="float" office:value="4.05208333333333" calcext:value-type="float">
            <text:p>4.05</text:p>
          </table:table-cell>
          <table:table-cell table:style-name="ce450" table:formula="of:=[.$D47]/[.H$36]" office:value-type="float" office:value="4.3954802259887" calcext:value-type="float">
            <text:p>4.40</text:p>
          </table:table-cell>
          <table:table-cell table:style-name="ce450" table:formula="of:=[.$D47]/[.I$36]" office:value-type="float" office:value="9.725" calcext:value-type="float">
            <text:p>9.73</text:p>
          </table:table-cell>
          <table:table-cell table:style-name="ce450" table:formula="of:=[.$D47]/[.J$36]" office:value-type="float" office:value="12.3492063492064" calcext:value-type="float">
            <text:p>12.35</text:p>
          </table:table-cell>
          <table:table-cell table:style-name="ce450" table:formula="of:=[.$D47]/[.K$36]" office:value-type="float" office:value="28.8148148148148" calcext:value-type="float">
            <text:p>28.81</text:p>
          </table:table-cell>
          <table:table-cell table:style-name="ce450" table:formula="of:=[.$D47]/[.L$36]" office:value-type="float" office:value="129.666666666667" calcext:value-type="float">
            <text:p>129.67</text:p>
          </table:table-cell>
          <table:table-cell table:style-name="ce450" table:formula="of:=[.$D47]/[.M$36]" office:value-type="float" office:value="155.6" calcext:value-type="float">
            <text:p>155.60</text:p>
          </table:table-cell>
          <table:table-cell table:style-name="ce450" table:formula="of:=[.$D47]/[.N$36]" office:value-type="float" office:value="194.5" calcext:value-type="float">
            <text:p>194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7]" office:value-type="string" office:string-value="Canada" calcext:value-type="string">
            <text:p>Canada</text:p>
          </table:table-cell>
          <table:table-cell table:style-name="ce244" table:formula="of:=[.C17]" office:value-type="string" office:string-value="加拿大" calcext:value-type="string">
            <text:p>加拿大</text:p>
          </table:table-cell>
          <table:table-cell table:formula="of:=[$World_E_Asian.G22]" office:value-type="float" office:value="553" calcext:value-type="float">
            <text:p>553</text:p>
          </table:table-cell>
          <table:table-cell table:style-name="ce450" table:formula="of:=[.$D48]/[.E$36]" office:value-type="float" office:value="0.166016211347944" calcext:value-type="float">
            <text:p>0.17</text:p>
          </table:table-cell>
          <table:table-cell table:style-name="ce450" table:formula="of:=[.$D48]/[.F$36]" office:value-type="float" office:value="2.50226244343891" calcext:value-type="float">
            <text:p>2.50</text:p>
          </table:table-cell>
          <table:table-cell table:style-name="ce450" table:formula="of:=[.$D48]/[.G$36]" office:value-type="float" office:value="2.88020833333333" calcext:value-type="float">
            <text:p>2.88</text:p>
          </table:table-cell>
          <table:table-cell table:style-name="ce450" table:formula="of:=[.$D48]/[.H$36]" office:value-type="float" office:value="3.12429378531073" calcext:value-type="float">
            <text:p>3.12</text:p>
          </table:table-cell>
          <table:table-cell table:style-name="ce450" table:formula="of:=[.$D48]/[.I$36]" office:value-type="float" office:value="6.9125" calcext:value-type="float">
            <text:p>6.91</text:p>
          </table:table-cell>
          <table:table-cell table:style-name="ce450" table:formula="of:=[.$D48]/[.J$36]" office:value-type="float" office:value="8.77777777777778" calcext:value-type="float">
            <text:p>8.78</text:p>
          </table:table-cell>
          <table:table-cell table:style-name="ce450" table:formula="of:=[.$D48]/[.K$36]" office:value-type="float" office:value="20.4814814814815" calcext:value-type="float">
            <text:p>20.48</text:p>
          </table:table-cell>
          <table:table-cell table:style-name="ce450" table:formula="of:=[.$D48]/[.L$36]" office:value-type="float" office:value="92.1666666666667" calcext:value-type="float">
            <text:p>92.17</text:p>
          </table:table-cell>
          <table:table-cell table:style-name="ce450" table:formula="of:=[.$D48]/[.M$36]" office:value-type="float" office:value="110.6" calcext:value-type="float">
            <text:p>110.60</text:p>
          </table:table-cell>
          <table:table-cell table:style-name="ce450" table:formula="of:=[.$D48]/[.N$36]" office:value-type="float" office:value="138.25" calcext:value-type="float">
            <text:p>138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8]" office:value-type="string" office:string-value="Austria" calcext:value-type="string">
            <text:p>Austria</text:p>
          </table:table-cell>
          <table:table-cell table:style-name="ce244" table:formula="of:=[.C18]" office:value-type="string" office:string-value="奧地利" calcext:value-type="string">
            <text:p>奧地利</text:p>
          </table:table-cell>
          <table:table-cell table:formula="of:=[$World_E_Asian.G25]" office:value-type="float" office:value="506" calcext:value-type="float">
            <text:p>506</text:p>
          </table:table-cell>
          <table:table-cell table:style-name="ce450" table:formula="of:=[.$D49]/[.E$36]" office:value-type="float" office:value="0.151906334434104" calcext:value-type="float">
            <text:p>0.15</text:p>
          </table:table-cell>
          <table:table-cell table:style-name="ce450" table:formula="of:=[.$D49]/[.F$36]" office:value-type="float" office:value="2.289592760181" calcext:value-type="float">
            <text:p>2.29</text:p>
          </table:table-cell>
          <table:table-cell table:style-name="ce450" table:formula="of:=[.$D49]/[.G$36]" office:value-type="float" office:value="2.63541666666667" calcext:value-type="float">
            <text:p>2.64</text:p>
          </table:table-cell>
          <table:table-cell table:style-name="ce450" table:formula="of:=[.$D49]/[.H$36]" office:value-type="float" office:value="2.85875706214689" calcext:value-type="float">
            <text:p>2.86</text:p>
          </table:table-cell>
          <table:table-cell table:style-name="ce450" table:formula="of:=[.$D49]/[.I$36]" office:value-type="float" office:value="6.325" calcext:value-type="float">
            <text:p>6.33</text:p>
          </table:table-cell>
          <table:table-cell table:style-name="ce450" table:formula="of:=[.$D49]/[.J$36]" office:value-type="float" office:value="8.03174603174603" calcext:value-type="float">
            <text:p>8.03</text:p>
          </table:table-cell>
          <table:table-cell table:style-name="ce450" table:formula="of:=[.$D49]/[.K$36]" office:value-type="float" office:value="18.7407407407407" calcext:value-type="float">
            <text:p>18.74</text:p>
          </table:table-cell>
          <table:table-cell table:style-name="ce450" table:formula="of:=[.$D49]/[.L$36]" office:value-type="float" office:value="84.3333333333333" calcext:value-type="float">
            <text:p>84.33</text:p>
          </table:table-cell>
          <table:table-cell table:style-name="ce450" table:formula="of:=[.$D49]/[.M$36]" office:value-type="float" office:value="101.2" calcext:value-type="float">
            <text:p>101.20</text:p>
          </table:table-cell>
          <table:table-cell table:style-name="ce450" table:formula="of:=[.$D49]/[.N$36]" office:value-type="float" office:value="126.5" calcext:value-type="float">
            <text:p>126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9]" office:value-type="string" office:string-value="Brazil" calcext:value-type="string">
            <text:p>Brazil</text:p>
          </table:table-cell>
          <table:table-cell table:style-name="ce244" table:formula="of:=[.C19]" office:value-type="string" office:string-value="巴西" calcext:value-type="string">
            <text:p>巴西</text:p>
          </table:table-cell>
          <table:table-cell table:formula="of:=[$World_E_Asian.G20]" office:value-type="float" office:value="323" calcext:value-type="float">
            <text:p>323</text:p>
          </table:table-cell>
          <table:table-cell table:style-name="ce450" table:formula="of:=[.$D50]/[.E$36]" office:value-type="float" office:value="0.09696787751426" calcext:value-type="float">
            <text:p>0.10</text:p>
          </table:table-cell>
          <table:table-cell table:style-name="ce450" table:formula="of:=[.$D50]/[.F$36]" office:value-type="float" office:value="1.46153846153846" calcext:value-type="float">
            <text:p>1.46</text:p>
          </table:table-cell>
          <table:table-cell table:style-name="ce450" table:formula="of:=[.$D50]/[.G$36]" office:value-type="float" office:value="1.68229166666667" calcext:value-type="float">
            <text:p>1.68</text:p>
          </table:table-cell>
          <table:table-cell table:style-name="ce450" table:formula="of:=[.$D50]/[.H$36]" office:value-type="float" office:value="1.82485875706215" calcext:value-type="float">
            <text:p>1.82</text:p>
          </table:table-cell>
          <table:table-cell table:style-name="ce450" table:formula="of:=[.$D50]/[.I$36]" office:value-type="float" office:value="4.0375" calcext:value-type="float">
            <text:p>4.04</text:p>
          </table:table-cell>
          <table:table-cell table:style-name="ce450" table:formula="of:=[.$D50]/[.J$36]" office:value-type="float" office:value="5.12698412698413" calcext:value-type="float">
            <text:p>5.13</text:p>
          </table:table-cell>
          <table:table-cell table:style-name="ce450" table:formula="of:=[.$D50]/[.K$36]" office:value-type="float" office:value="11.962962962963" calcext:value-type="float">
            <text:p>11.96</text:p>
          </table:table-cell>
          <table:table-cell table:style-name="ce450" table:formula="of:=[.$D50]/[.L$36]" office:value-type="float" office:value="53.8333333333333" calcext:value-type="float">
            <text:p>53.83</text:p>
          </table:table-cell>
          <table:table-cell table:style-name="ce450" table:formula="of:=[.$D50]/[.M$36]" office:value-type="float" office:value="64.6" calcext:value-type="float">
            <text:p>64.60</text:p>
          </table:table-cell>
          <table:table-cell table:style-name="ce450" table:formula="of:=[.$D50]/[.N$36]" office:value-type="float" office:value="80.75" calcext:value-type="float">
            <text:p>80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0]" office:value-type="string" office:string-value="Portugal" calcext:value-type="string">
            <text:p>Portugal</text:p>
          </table:table-cell>
          <table:table-cell table:style-name="ce244" table:formula="of:=[.C20]" office:value-type="string" office:string-value="葡萄牙" calcext:value-type="string">
            <text:p>葡萄牙</text:p>
          </table:table-cell>
          <table:table-cell table:formula="of:=[$World_E_Asian.G23]" office:value-type="float" office:value="345" calcext:value-type="float">
            <text:p>345</text:p>
          </table:table-cell>
          <table:table-cell table:style-name="ce450" table:formula="of:=[.$D51]/[.E$36]" office:value-type="float" office:value="0.103572500750525" calcext:value-type="float">
            <text:p>0.10</text:p>
          </table:table-cell>
          <table:table-cell table:style-name="ce450" table:formula="of:=[.$D51]/[.F$36]" office:value-type="float" office:value="1.56108597285068" calcext:value-type="float">
            <text:p>1.56</text:p>
          </table:table-cell>
          <table:table-cell table:style-name="ce450" table:formula="of:=[.$D51]/[.G$36]" office:value-type="float" office:value="1.796875" calcext:value-type="float">
            <text:p>1.80</text:p>
          </table:table-cell>
          <table:table-cell table:style-name="ce450" table:formula="of:=[.$D51]/[.H$36]" office:value-type="float" office:value="1.94915254237288" calcext:value-type="float">
            <text:p>1.95</text:p>
          </table:table-cell>
          <table:table-cell table:style-name="ce450" table:formula="of:=[.$D51]/[.I$36]" office:value-type="float" office:value="4.3125" calcext:value-type="float">
            <text:p>4.31</text:p>
          </table:table-cell>
          <table:table-cell table:style-name="ce450" table:formula="of:=[.$D51]/[.J$36]" office:value-type="float" office:value="5.47619047619048" calcext:value-type="float">
            <text:p>5.48</text:p>
          </table:table-cell>
          <table:table-cell table:style-name="ce450" table:formula="of:=[.$D51]/[.K$36]" office:value-type="float" office:value="12.7777777777778" calcext:value-type="float">
            <text:p>12.78</text:p>
          </table:table-cell>
          <table:table-cell table:style-name="ce450" table:formula="of:=[.$D51]/[.L$36]" office:value-type="float" office:value="57.5" calcext:value-type="float">
            <text:p>57.50</text:p>
          </table:table-cell>
          <table:table-cell table:style-name="ce450" table:formula="of:=[.$D51]/[.M$36]" office:value-type="float" office:value="69" calcext:value-type="float">
            <text:p>69.00</text:p>
          </table:table-cell>
          <table:table-cell table:style-name="ce450" table:formula="of:=[.$D51]/[.N$36]" office:value-type="float" office:value="86.25" calcext:value-type="float">
            <text:p>86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1]" office:value-type="string" office:string-value="Israel" calcext:value-type="string">
            <text:p>Israel</text:p>
          </table:table-cell>
          <table:table-cell table:style-name="ce244" table:formula="of:=[.C21]" office:value-type="string" office:string-value="以色列" calcext:value-type="string">
            <text:p>以色列</text:p>
          </table:table-cell>
          <table:table-cell table:formula="of:=[$World_E_Asian.G21]" office:value-type="float" office:value="243" calcext:value-type="float">
            <text:p>243</text:p>
          </table:table-cell>
          <table:table-cell table:style-name="ce450" table:formula="of:=[.$D52]/[.E$36]" office:value-type="float" office:value="0.0729510657460222" calcext:value-type="float">
            <text:p>0.07</text:p>
          </table:table-cell>
          <table:table-cell table:style-name="ce450" table:formula="of:=[.$D52]/[.F$36]" office:value-type="float" office:value="1.09954751131222" calcext:value-type="float">
            <text:p>1.10</text:p>
          </table:table-cell>
          <table:table-cell table:style-name="ce450" table:formula="of:=[.$D52]/[.G$36]" office:value-type="float" office:value="1.265625" calcext:value-type="float">
            <text:p>1.27</text:p>
          </table:table-cell>
          <table:table-cell table:style-name="ce450" table:formula="of:=[.$D52]/[.H$36]" office:value-type="float" office:value="1.3728813559322" calcext:value-type="float">
            <text:p>1.37</text:p>
          </table:table-cell>
          <table:table-cell table:style-name="ce450" table:formula="of:=[.$D52]/[.I$36]" office:value-type="float" office:value="3.0375" calcext:value-type="float">
            <text:p>3.04</text:p>
          </table:table-cell>
          <table:table-cell table:style-name="ce450" table:formula="of:=[.$D52]/[.J$36]" office:value-type="float" office:value="3.85714285714286" calcext:value-type="float">
            <text:p>3.86</text:p>
          </table:table-cell>
          <table:table-cell table:style-name="ce450" table:formula="of:=[.$D52]/[.K$36]" office:value-type="float" office:value="9" calcext:value-type="float">
            <text:p>9.00</text:p>
          </table:table-cell>
          <table:table-cell table:style-name="ce450" table:formula="of:=[.$D52]/[.L$36]" office:value-type="float" office:value="40.5" calcext:value-type="float">
            <text:p>40.50</text:p>
          </table:table-cell>
          <table:table-cell table:style-name="ce450" table:formula="of:=[.$D52]/[.M$36]" office:value-type="float" office:value="48.6" calcext:value-type="float">
            <text:p>48.60</text:p>
          </table:table-cell>
          <table:table-cell table:style-name="ce450" table:formula="of:=[.$D52]/[.N$36]" office:value-type="float" office:value="60.75" calcext:value-type="float">
            <text:p>60.7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2]" office:value-type="string" office:string-value="Sweden" calcext:value-type="string">
            <text:p>Sweden</text:p>
          </table:table-cell>
          <table:table-cell table:style-name="ce244" table:formula="of:=[.C22]" office:value-type="string" office:string-value="瑞典" calcext:value-type="string">
            <text:p>瑞典</text:p>
          </table:table-cell>
          <table:table-cell table:formula="of:=[$World_E_Asian.G28]" office:value-type="float" office:value="82" calcext:value-type="float">
            <text:p>82</text:p>
          </table:table-cell>
          <table:table-cell table:style-name="ce450" table:formula="of:=[.$D53]/[.E$36]" office:value-type="float" office:value="0.0246172320624437" calcext:value-type="float">
            <text:p>0.02</text:p>
          </table:table-cell>
          <table:table-cell table:style-name="ce450" table:formula="of:=[.$D53]/[.F$36]" office:value-type="float" office:value="0.3710407239819" calcext:value-type="float">
            <text:p>0.37</text:p>
          </table:table-cell>
          <table:table-cell table:style-name="ce450" table:formula="of:=[.$D53]/[.G$36]" office:value-type="float" office:value="0.427083333333333" calcext:value-type="float">
            <text:p>0.43</text:p>
          </table:table-cell>
          <table:table-cell table:style-name="ce450" table:formula="of:=[.$D53]/[.H$36]" office:value-type="float" office:value="0.463276836158192" calcext:value-type="float">
            <text:p>0.46</text:p>
          </table:table-cell>
          <table:table-cell table:style-name="ce450" table:formula="of:=[.$D53]/[.I$36]" office:value-type="float" office:value="1.025" calcext:value-type="float">
            <text:p>1.03</text:p>
          </table:table-cell>
          <table:table-cell table:style-name="ce450" table:formula="of:=[.$D53]/[.J$36]" office:value-type="float" office:value="1.3015873015873" calcext:value-type="float">
            <text:p>1.30</text:p>
          </table:table-cell>
          <table:table-cell table:style-name="ce450" table:formula="of:=[.$D53]/[.K$36]" office:value-type="float" office:value="3.03703703703704" calcext:value-type="float">
            <text:p>3.04</text:p>
          </table:table-cell>
          <table:table-cell table:style-name="ce450" table:formula="of:=[.$D53]/[.L$36]" office:value-type="float" office:value="13.6666666666667" calcext:value-type="float">
            <text:p>13.67</text:p>
          </table:table-cell>
          <table:table-cell table:style-name="ce450" table:formula="of:=[.$D53]/[.M$36]" office:value-type="float" office:value="16.4" calcext:value-type="float">
            <text:p>16.40</text:p>
          </table:table-cell>
          <table:table-cell table:style-name="ce450" table:formula="of:=[.$D53]/[.N$36]" office:value-type="float" office:value="20.5" calcext:value-type="float">
            <text:p>20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3]" office:value-type="string" office:string-value="Russia" calcext:value-type="string">
            <text:p>Russia</text:p>
          </table:table-cell>
          <table:table-cell table:style-name="ce244" table:formula="of:=[.C23]" office:value-type="string" office:string-value="俄羅斯" calcext:value-type="string">
            <text:p>俄羅斯</text:p>
          </table:table-cell>
          <table:table-cell table:formula="of:=[$World_E_Asian.G24]" office:value-type="float" office:value="57" calcext:value-type="float">
            <text:p>57</text:p>
          </table:table-cell>
          <table:table-cell table:style-name="ce450" table:formula="of:=[.$D54]/[.E$36]" office:value-type="float" office:value="0.0171119783848694" calcext:value-type="float">
            <text:p>0.02</text:p>
          </table:table-cell>
          <table:table-cell table:style-name="ce450" table:formula="of:=[.$D54]/[.F$36]" office:value-type="float" office:value="0.257918552036199" calcext:value-type="float">
            <text:p>0.26</text:p>
          </table:table-cell>
          <table:table-cell table:style-name="ce450" table:formula="of:=[.$D54]/[.G$36]" office:value-type="float" office:value="0.296875" calcext:value-type="float">
            <text:p>0.30</text:p>
          </table:table-cell>
          <table:table-cell table:style-name="ce450" table:formula="of:=[.$D54]/[.H$36]" office:value-type="float" office:value="0.322033898305085" calcext:value-type="float">
            <text:p>0.32</text:p>
          </table:table-cell>
          <table:table-cell table:style-name="ce450" table:formula="of:=[.$D54]/[.I$36]" office:value-type="float" office:value="0.7125" calcext:value-type="float">
            <text:p>0.71</text:p>
          </table:table-cell>
          <table:table-cell table:style-name="ce450" table:formula="of:=[.$D54]/[.J$36]" office:value-type="float" office:value="0.904761904761905" calcext:value-type="float">
            <text:p>0.90</text:p>
          </table:table-cell>
          <table:table-cell table:style-name="ce450" table:formula="of:=[.$D54]/[.K$36]" office:value-type="float" office:value="2.11111111111111" calcext:value-type="float">
            <text:p>2.11</text:p>
          </table:table-cell>
          <table:table-cell table:style-name="ce450" table:formula="of:=[.$D54]/[.L$36]" office:value-type="float" office:value="9.5" calcext:value-type="float">
            <text:p>9.50</text:p>
          </table:table-cell>
          <table:table-cell table:style-name="ce450" table:formula="of:=[.$D54]/[.M$36]" office:value-type="float" office:value="11.4" calcext:value-type="float">
            <text:p>11.40</text:p>
          </table:table-cell>
          <table:table-cell table:style-name="ce450" table:formula="of:=[.$D54]/[.N$36]" office:value-type="float" office:value="14.25" calcext:value-type="float">
            <text:p>14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4]" office:value-type="string" office:string-value="Australia" calcext:value-type="string">
            <text:p>Australia</text:p>
          </table:table-cell>
          <table:table-cell table:style-name="ce244" table:formula="of:=[.C24]" office:value-type="string" office:string-value="澳洲" calcext:value-type="string">
            <text:p>澳洲</text:p>
          </table:table-cell>
          <table:table-cell table:formula="of:=[$World_E_Asian.G26]" office:value-type="float" office:value="58" calcext:value-type="float">
            <text:p>58</text:p>
          </table:table-cell>
          <table:table-cell table:style-name="ce450" table:formula="of:=[.$D55]/[.E$36]" office:value-type="float" office:value="0.0174121885319724" calcext:value-type="float">
            <text:p>0.02</text:p>
          </table:table-cell>
          <table:table-cell table:style-name="ce450" table:formula="of:=[.$D55]/[.F$36]" office:value-type="float" office:value="0.262443438914027" calcext:value-type="float">
            <text:p>0.26</text:p>
          </table:table-cell>
          <table:table-cell table:style-name="ce450" table:formula="of:=[.$D55]/[.G$36]" office:value-type="float" office:value="0.302083333333333" calcext:value-type="float">
            <text:p>0.30</text:p>
          </table:table-cell>
          <table:table-cell table:style-name="ce450" table:formula="of:=[.$D55]/[.H$36]" office:value-type="float" office:value="0.327683615819209" calcext:value-type="float">
            <text:p>0.33</text:p>
          </table:table-cell>
          <table:table-cell table:style-name="ce450" table:formula="of:=[.$D55]/[.I$36]" office:value-type="float" office:value="0.725" calcext:value-type="float">
            <text:p>0.73</text:p>
          </table:table-cell>
          <table:table-cell table:style-name="ce450" table:formula="of:=[.$D55]/[.J$36]" office:value-type="float" office:value="0.920634920634921" calcext:value-type="float">
            <text:p>0.92</text:p>
          </table:table-cell>
          <table:table-cell table:style-name="ce450" table:formula="of:=[.$D55]/[.K$36]" office:value-type="float" office:value="2.14814814814815" calcext:value-type="float">
            <text:p>2.15</text:p>
          </table:table-cell>
          <table:table-cell table:style-name="ce450" table:formula="of:=[.$D55]/[.L$36]" office:value-type="float" office:value="9.66666666666667" calcext:value-type="float">
            <text:p>9.67</text:p>
          </table:table-cell>
          <table:table-cell table:style-name="ce450" table:formula="of:=[.$D55]/[.M$36]" office:value-type="float" office:value="11.6" calcext:value-type="float">
            <text:p>11.60</text:p>
          </table:table-cell>
          <table:table-cell table:style-name="ce450" table:formula="of:=[.$D55]/[.N$36]" office:value-type="float" office:value="14.5" calcext:value-type="float">
            <text:p>14.5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5]" office:value-type="string" office:string-value="Norway" calcext:value-type="string">
            <text:p>Norway</text:p>
          </table:table-cell>
          <table:table-cell table:style-name="ce244" table:formula="of:=[.C25]" office:value-type="string" office:string-value="挪威" calcext:value-type="string">
            <text:p>挪威</text:p>
          </table:table-cell>
          <table:table-cell table:formula="of:=[$World_E_Asian.G27]" office:value-type="float" office:value="48" calcext:value-type="float">
            <text:p>48</text:p>
          </table:table-cell>
          <table:table-cell table:style-name="ce450" table:formula="of:=[.$D56]/[.E$36]" office:value-type="float" office:value="0.0144100870609427" calcext:value-type="float">
            <text:p>0.01</text:p>
          </table:table-cell>
          <table:table-cell table:style-name="ce450" table:formula="of:=[.$D56]/[.F$36]" office:value-type="float" office:value="0.217194570135747" calcext:value-type="float">
            <text:p>0.22</text:p>
          </table:table-cell>
          <table:table-cell table:style-name="ce450" table:formula="of:=[.$D56]/[.G$36]" office:value-type="float" office:value="0.25" calcext:value-type="float">
            <text:p>0.25</text:p>
          </table:table-cell>
          <table:table-cell table:style-name="ce450" table:formula="of:=[.$D56]/[.H$36]" office:value-type="float" office:value="0.271186440677966" calcext:value-type="float">
            <text:p>0.27</text:p>
          </table:table-cell>
          <table:table-cell table:style-name="ce450" table:formula="of:=[.$D56]/[.I$36]" office:value-type="float" office:value="0.6" calcext:value-type="float">
            <text:p>0.60</text:p>
          </table:table-cell>
          <table:table-cell table:style-name="ce450" table:formula="of:=[.$D56]/[.J$36]" office:value-type="float" office:value="0.761904761904762" calcext:value-type="float">
            <text:p>0.76</text:p>
          </table:table-cell>
          <table:table-cell table:style-name="ce450" table:formula="of:=[.$D56]/[.K$36]" office:value-type="float" office:value="1.77777777777778" calcext:value-type="float">
            <text:p>1.78</text:p>
          </table:table-cell>
          <table:table-cell table:style-name="ce450" table:formula="of:=[.$D56]/[.L$36]" office:value-type="float" office:value="8" calcext:value-type="float">
            <text:p>8.00</text:p>
          </table:table-cell>
          <table:table-cell table:style-name="ce450" table:formula="of:=[.$D56]/[.M$36]" office:value-type="float" office:value="9.6" calcext:value-type="float">
            <text:p>9.60</text:p>
          </table:table-cell>
          <table:table-cell table:style-name="ce450" table:formula="of:=[.$D56]/[.N$36]" office:value-type="float" office:value="12" calcext:value-type="float">
            <text:p>12.00</text:p>
          </table:table-cell>
          <table:table-cell table:number-columns-repeated="33"/>
        </table:table-row>
        <table:table-row table:style-name="ro29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62" calcext:value-type="float">
            <text:p>62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30" calcext:value-type="float">
            <text:p>30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14" calcext:value-type="float">
            <text:p>14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_Asian_Ratio.E37:World_E_Asian_Ratio.N56">
            <calcext:condition calcext:apply-style-name="Default" calcext:value="&lt;10" calcext:base-cell-address="World_E_Asian_Ratio.E37"/>
            <calcext:condition calcext:apply-style-name="Times10" calcext:value="&lt;100" calcext:base-cell-address="World_E_Asian_Ratio.E37"/>
            <calcext:condition calcext:apply-style-name="Times100" calcext:value="&lt;500" calcext:base-cell-address="World_E_Asian_Ratio.E37"/>
            <calcext:condition calcext:apply-style-name="Times500" calcext:value="&lt;1000" calcext:base-cell-address="World_E_Asian_Ratio.E37"/>
            <calcext:condition calcext:apply-style-name="Times1000" calcext:value="&gt;=1000" calcext:base-cell-address="World_E_Asian_Ratio.E37"/>
          </calcext:conditional-format>
          <calcext:conditional-format calcext:target-range-address="World_E_Asian_Ratio.E37:World_E_Asian_Ratio.N56 World_E_Asian_Ratio.E6:World_E_Asian_Ratio.N25">
            <calcext:condition calcext:apply-style-name="Default" calcext:value="&lt;10" calcext:base-cell-address="World_E_Asian_Ratio.E6"/>
            <calcext:condition calcext:apply-style-name="Times10" calcext:value="&lt;=100" calcext:base-cell-address="World_E_Asian_Ratio.E6"/>
            <calcext:condition calcext:apply-style-name="Times100" calcext:value="&lt;500" calcext:base-cell-address="World_E_Asian_Ratio.E6"/>
            <calcext:condition calcext:apply-style-name="Times500" calcext:value="&lt;1000" calcext:base-cell-address="World_E_Asian_Ratio.E6"/>
            <calcext:condition calcext:apply-style-name="Times1000" calcext:value="&gt;=1000" calcext:base-cell-address="World_E_Asian_Ratio.E6"/>
          </calcext:conditional-format>
        </calcext:conditional-formats>
      </table:table>
      <table:table table:name="World_EAsian_perM_Ratio" table:style-name="ta1">
        <office:forms form:automatic-focus="false" form:apply-design-mode="false"/>
        <table:table-column table:style-name="co13" table:default-cell-style-name="Default"/>
        <table:table-column table:style-name="co17" table:default-cell-style-name="ce236"/>
        <table:table-column table:style-name="co18" table:default-cell-style-name="ce236"/>
        <table:table-column table:style-name="co19" table:default-cell-style-name="ce310"/>
        <table:table-column table:style-name="co20" table:number-columns-repeated="10" table:default-cell-style-name="ce413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1">
          <table:table-cell/>
          <table:table-cell table:style-name="ce433" office:value-type="string" calcext:value-type="string">
            <text:p><text:span text:style-name="T2">Cases per million ratio </text:span></text:p>
            <text:p><text:span text:style-name="T2">每百萬確診個案比例</text:span></text:p>
          </table:table-cell>
          <table:table-cell table:style-name="ce259"/>
          <table:table-cell table:style-name="ce263"/>
          <table:table-cell table:style-name="ce277" table:formula="of:=COM.MICROSOFT.CONCAT(['file:///home/ck/COVID-19/20200406-COVID-19.ods'#$EuropeEastAsian.E32] ; CHAR(10);['file:///home/ck/COVID-19/20200406-COVID-19.ods'#$EuropeEastAsian.D3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'file:///home/ck/COVID-19/20200406-COVID-19.ods'#$EuropeEastAsian.$E33] ; CHAR(10); ['file:///home/ck/COVID-19/20200406-COVID-19.ods'#$EuropeEastAsian.$D3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'file:///home/ck/COVID-19/20200406-COVID-19.ods'#$EuropeEastAsian.$E34] ; CHAR(10);  ['file:///home/ck/COVID-19/20200406-COVID-19.ods'#$EuropeEastAsian.$D3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'file:///home/ck/COVID-19/20200406-COVID-19.ods'#$EuropeEastAsian.$E35] ; CHAR(10); ['file:///home/ck/COVID-19/20200406-COVID-19.ods'#$EuropeEastAsian.$D3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'file:///home/ck/COVID-19/20200406-COVID-19.ods'#$EuropeEastAsian.$E36] ; CHAR(10); ['file:///home/ck/COVID-19/20200406-COVID-19.ods'#$EuropeEastAsian.$D3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'file:///home/ck/COVID-19/20200406-COVID-19.ods'#$EuropeEastAsian.$E37] ; CHAR(10);  ['file:///home/ck/COVID-19/20200406-COVID-19.ods'#$EuropeEastAsian.$D3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'file:///home/ck/COVID-19/20200406-COVID-19.ods'#$EuropeEastAsian.$E38] ; CHAR(10); ['file:///home/ck/COVID-19/20200406-COVID-19.ods'#$EuropeEastAsian.$D3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'file:///home/ck/COVID-19/20200406-COVID-19.ods'#$EuropeEastAsian.$E39] ; CHAR(10); ['file:///home/ck/COVID-19/20200406-COVID-19.ods'#$EuropeEastAsian.$D3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'file:///home/ck/COVID-19/20200406-COVID-19.ods'#$EuropeEastAsian.$E40] ; CHAR(10); ['file:///home/ck/COVID-19/20200406-COVID-19.ods'#$EuropeEastAsian.$D4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'file:///home/ck/COVID-19/20200406-COVID-19.ods'#$EuropeEastAsian.$E41] ; CHAR(10); ['file:///home/ck/COVID-19/20200406-COVID-19.ods'#$EuropeEastAsian.$D4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'file:///home/ck/COVID-19/20200406-COVID-19.ods'#$EuropeEastAsian.I32]" office:value-type="float" office:value="56.9876758940888" calcext:value-type="float">
            <text:p>56.99</text:p>
          </table:table-cell>
          <table:table-cell table:style-name="ce278" table:formula="of:=['file:///home/ck/COVID-19/20200406-COVID-19.ods'#$EuropeEastAsian.I33]" office:value-type="float" office:value="200.760139890228" calcext:value-type="float">
            <text:p>200.76</text:p>
          </table:table-cell>
          <table:table-cell table:style-name="ce278" table:formula="of:=['file:///home/ck/COVID-19/20200406-COVID-19.ods'#$EuropeEastAsian.I34]" office:value-type="float" office:value="118.717573521718" calcext:value-type="float">
            <text:p>118.72</text:p>
          </table:table-cell>
          <table:table-cell table:style-name="ce278" table:formula="of:=['file:///home/ck/COVID-19/20200406-COVID-19.ods'#$EuropeEastAsian.I36]" office:value-type="float" office:value="28.8033369871951" calcext:value-type="float">
            <text:p>28.80</text:p>
          </table:table-cell>
          <table:table-cell table:style-name="ce278" table:formula="of:=['file:///home/ck/COVID-19/20200406-COVID-19.ods'#$EuropeEastAsian.I35]" office:value-type="float" office:value="33.7396614901606" calcext:value-type="float">
            <text:p>33.74</text:p>
          </table:table-cell>
          <table:table-cell table:style-name="ce278" table:formula="of:=['file:///home/ck/COVID-19/20200406-COVID-19.ods'#$EuropeEastAsian.I38]" office:value-type="float" office:value="33.3895691888275" calcext:value-type="float">
            <text:p>33.39</text:p>
          </table:table-cell>
          <table:table-cell table:style-name="ce278" table:formula="of:=['file:///home/ck/COVID-19/20200406-COVID-19.ods'#$EuropeEastAsian.I37]" office:value-type="float" office:value="9.33266744570025" calcext:value-type="float">
            <text:p>9.33</text:p>
          </table:table-cell>
          <table:table-cell table:style-name="ce278" table:formula="of:=['file:///home/ck/COVID-19/20200406-COVID-19.ods'#$EuropeEastAsian.I39]" office:value-type="float" office:value="225.521019885648" calcext:value-type="float">
            <text:p>225.52</text:p>
          </table:table-cell>
          <table:table-cell table:style-name="ce278" table:formula="of:=['file:///home/ck/COVID-19/20200406-COVID-19.ods'#$EuropeEastAsian.I40]" office:value-type="float" office:value="121.98861439599" calcext:value-type="float">
            <text:p>121.99</text:p>
          </table:table-cell>
          <table:table-cell table:style-name="ce278" table:formula="of:=['file:///home/ck/COVID-19/20200406-COVID-19.ods'#$EuropeEastAsian.I41]" office:value-type="float" office:value="15.6894904305886" calcext:value-type="float">
            <text:p>15.69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6]" office:value-type="string" office:string-value="USA" calcext:value-type="string">
            <text:p>USA</text:p>
          </table:table-cell>
          <table:table-cell table:formula="of:=[$World_E_Asian_Ratio.C6]" office:value-type="string" office:string-value="美國" calcext:value-type="string">
            <text:p>美國</text:p>
          </table:table-cell>
          <table:table-cell table:formula="of:=[$World_E_Asian.I9]" office:value-type="float" office:value="1114.52413253504" calcext:value-type="float">
            <text:p>1115</text:p>
          </table:table-cell>
          <table:table-cell table:formula="of:=[.$D6]/[.E$5]" office:value-type="float" office:value="19.5572834836495" calcext:value-type="float">
            <text:p>20</text:p>
          </table:table-cell>
          <table:table-cell table:formula="of:=[.$D6]/[.F$5]" office:value-type="float" office:value="5.55152099985803" calcext:value-type="float">
            <text:p>6</text:p>
          </table:table-cell>
          <table:table-cell table:formula="of:=[.$D6]/[.G$5]" office:value-type="float" office:value="9.38802992238674" calcext:value-type="float">
            <text:p>9</text:p>
          </table:table-cell>
          <table:table-cell table:formula="of:=[.$D6]/[.H$5]" office:value-type="float" office:value="38.6942711891512" calcext:value-type="float">
            <text:p>39</text:p>
          </table:table-cell>
          <table:table-cell table:formula="of:=[.$D6]/[.I$5]" office:value-type="float" office:value="33.0330561514395" calcext:value-type="float">
            <text:p>33</text:p>
          </table:table-cell>
          <table:table-cell table:formula="of:=[.$D6]/[.J$5]" office:value-type="float" office:value="33.3794103850842" calcext:value-type="float">
            <text:p>33</text:p>
          </table:table-cell>
          <table:table-cell table:formula="of:=[.$D6]/[.K$5]" office:value-type="float" office:value="119.421820076587" calcext:value-type="float">
            <text:p>119</text:p>
          </table:table-cell>
          <table:table-cell table:formula="of:=[.$D6]/[.L$5]" office:value-type="float" office:value="4.94199668438961" calcext:value-type="float">
            <text:p>5</text:p>
          </table:table-cell>
          <table:table-cell table:formula="of:=[.$D6]/[.M$5]" office:value-type="float" office:value="9.13629635071642" calcext:value-type="float">
            <text:p>9</text:p>
          </table:table-cell>
          <table:table-cell table:formula="of:=[.$D6]/[.N$5]" office:value-type="float" office:value="71.0363499353767" calcext:value-type="float">
            <text:p>71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7]" office:value-type="string" office:string-value="Spain" calcext:value-type="string">
            <text:p>Spain</text:p>
          </table:table-cell>
          <table:table-cell table:formula="of:=[$World_E_Asian_Ratio.C7]" office:value-type="string" office:string-value="西班牙" calcext:value-type="string">
            <text:p>西班牙</text:p>
          </table:table-cell>
          <table:table-cell table:formula="of:=[$World_E_Asian.I10]" office:value-type="float" office:value="2320.55864505535" calcext:value-type="float">
            <text:p>2321</text:p>
          </table:table-cell>
          <table:table-cell table:formula="of:=[.$D7]/[.E$5]" office:value-type="float" office:value="40.7203594224143" calcext:value-type="float">
            <text:p>41</text:p>
          </table:table-cell>
          <table:table-cell table:formula="of:=[.$D7]/[.F$5]" office:value-type="float" office:value="11.5588614668439" calcext:value-type="float">
            <text:p>12</text:p>
          </table:table-cell>
          <table:table-cell table:formula="of:=[.$D7]/[.G$5]" office:value-type="float" office:value="19.5468840561405" calcext:value-type="float">
            <text:p>20</text:p>
          </table:table-cell>
          <table:table-cell table:formula="of:=[.$D7]/[.H$5]" office:value-type="float" office:value="80.5656180076283" calcext:value-type="float">
            <text:p>81</text:p>
          </table:table-cell>
          <table:table-cell table:formula="of:=[.$D7]/[.I$5]" office:value-type="float" office:value="68.7783618022395" calcext:value-type="float">
            <text:p>69</text:p>
          </table:table-cell>
          <table:table-cell table:formula="of:=[.$D7]/[.J$5]" office:value-type="float" office:value="69.4995084222841" calcext:value-type="float">
            <text:p>69</text:p>
          </table:table-cell>
          <table:table-cell table:formula="of:=[.$D7]/[.K$5]" office:value-type="float" office:value="248.649023289101" calcext:value-type="float">
            <text:p>249</text:p>
          </table:table-cell>
          <table:table-cell table:formula="of:=[.$D7]/[.L$5]" office:value-type="float" office:value="10.2897665425245" calcext:value-type="float">
            <text:p>10</text:p>
          </table:table-cell>
          <table:table-cell table:formula="of:=[.$D7]/[.M$5]" office:value-type="float" office:value="19.0227477912204" calcext:value-type="float">
            <text:p>19</text:p>
          </table:table-cell>
          <table:table-cell table:formula="of:=[.$D7]/[.N$5]" office:value-type="float" office:value="147.905290826472" calcext:value-type="float">
            <text:p>148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8]" office:value-type="string" office:string-value="Italy" calcext:value-type="string">
            <text:p>Italy</text:p>
          </table:table-cell>
          <table:table-cell table:formula="of:=[$World_E_Asian_Ratio.C8]" office:value-type="string" office:string-value="意大利" calcext:value-type="string">
            <text:p>意大利</text:p>
          </table:table-cell>
          <table:table-cell table:formula="of:=[$World_E_Asian.I11]" office:value-type="float" office:value="2836.03216447793" calcext:value-type="float">
            <text:p>2836</text:p>
          </table:table-cell>
          <table:table-cell table:formula="of:=[.$D8]/[.E$5]" office:value-type="float" office:value="49.7657102168664" calcext:value-type="float">
            <text:p>50</text:p>
          </table:table-cell>
          <table:table-cell table:formula="of:=[.$D8]/[.F$5]" office:value-type="float" office:value="14.1264703542676" calcext:value-type="float">
            <text:p>14</text:p>
          </table:table-cell>
          <table:table-cell table:formula="of:=[.$D8]/[.G$5]" office:value-type="float" office:value="23.8888993461369" calcext:value-type="float">
            <text:p>24</text:p>
          </table:table-cell>
          <table:table-cell table:formula="of:=[.$D8]/[.H$5]" office:value-type="float" office:value="98.4619304957173" calcext:value-type="float">
            <text:p>98</text:p>
          </table:table-cell>
          <table:table-cell table:formula="of:=[.$D8]/[.I$5]" office:value-type="float" office:value="84.0563313092217" calcext:value-type="float">
            <text:p>84</text:p>
          </table:table-cell>
          <table:table-cell table:formula="of:=[.$D8]/[.J$5]" office:value-type="float" office:value="84.9376686605137" calcext:value-type="float">
            <text:p>85</text:p>
          </table:table-cell>
          <table:table-cell table:formula="of:=[.$D8]/[.K$5]" office:value-type="float" office:value="303.882269563194" calcext:value-type="float">
            <text:p>304</text:p>
          </table:table-cell>
          <table:table-cell table:formula="of:=[.$D8]/[.L$5]" office:value-type="float" office:value="12.5754670935594" calcext:value-type="float">
            <text:p>13</text:p>
          </table:table-cell>
          <table:table-cell table:formula="of:=[.$D8]/[.M$5]" office:value-type="float" office:value="23.2483349246989" calcext:value-type="float">
            <text:p>23</text:p>
          </table:table-cell>
          <table:table-cell table:formula="of:=[.$D8]/[.N$5]" office:value-type="float" office:value="180.759991984745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9]" office:value-type="string" office:string-value="Germany" calcext:value-type="string">
            <text:p>Germany</text:p>
          </table:table-cell>
          <table:table-cell table:formula="of:=[$World_E_Asian_Ratio.C9]" office:value-type="string" office:string-value="德國" calcext:value-type="string">
            <text:p>德國</text:p>
          </table:table-cell>
          <table:table-cell table:formula="of:=[$World_E_Asian.I12]" office:value-type="float" office:value="1587.06525117118" calcext:value-type="float">
            <text:p>1587</text:p>
          </table:table-cell>
          <table:table-cell table:formula="of:=[.$D9]/[.E$5]" office:value-type="float" office:value="27.8492713779157" calcext:value-type="float">
            <text:p>28</text:p>
          </table:table-cell>
          <table:table-cell table:formula="of:=[.$D9]/[.F$5]" office:value-type="float" office:value="7.90528065999038" calcext:value-type="float">
            <text:p>8</text:p>
          </table:table-cell>
          <table:table-cell table:formula="of:=[.$D9]/[.G$5]" office:value-type="float" office:value="13.3684104559368" calcext:value-type="float">
            <text:p>13</text:p>
          </table:table-cell>
          <table:table-cell table:formula="of:=[.$D9]/[.H$5]" office:value-type="float" office:value="55.1000480214058" calcext:value-type="float">
            <text:p>55</text:p>
          </table:table-cell>
          <table:table-cell table:formula="of:=[.$D9]/[.I$5]" office:value-type="float" office:value="47.0385647358677" calcext:value-type="float">
            <text:p>47</text:p>
          </table:table-cell>
          <table:table-cell table:formula="of:=[.$D9]/[.J$5]" office:value-type="float" office:value="47.5317678462959" calcext:value-type="float">
            <text:p>48</text:p>
          </table:table-cell>
          <table:table-cell table:formula="of:=[.$D9]/[.K$5]" office:value-type="float" office:value="170.054838062657" calcext:value-type="float">
            <text:p>170</text:p>
          </table:table-cell>
          <table:table-cell table:formula="of:=[.$D9]/[.L$5]" office:value-type="float" office:value="7.03732739403145" calcext:value-type="float">
            <text:p>7</text:p>
          </table:table-cell>
          <table:table-cell table:formula="of:=[.$D9]/[.M$5]" office:value-type="float" office:value="13.0099457152565" calcext:value-type="float">
            <text:p>13</text:p>
          </table:table-cell>
          <table:table-cell table:formula="of:=[.$D9]/[.N$5]" office:value-type="float" office:value="101.154671542232" calcext:value-type="float">
            <text:p>101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0]" office:value-type="string" office:string-value="France" calcext:value-type="string">
            <text:p>France</text:p>
          </table:table-cell>
          <table:table-cell table:formula="of:=[$World_E_Asian_Ratio.C10]" office:value-type="string" office:string-value="法國" calcext:value-type="string">
            <text:p>法國</text:p>
          </table:table-cell>
          <table:table-cell table:formula="of:=[$World_E_Asian.I13]" office:value-type="float" office:value="1109.04049138291" calcext:value-type="float">
            <text:p>1109</text:p>
          </table:table-cell>
          <table:table-cell table:formula="of:=[.$D10]/[.E$5]" office:value-type="float" office:value="19.461058447866" calcext:value-type="float">
            <text:p>19</text:p>
          </table:table-cell>
          <table:table-cell table:formula="of:=[.$D10]/[.F$5]" office:value-type="float" office:value="5.52420660789195" calcext:value-type="float">
            <text:p>6</text:p>
          </table:table-cell>
          <table:table-cell table:formula="of:=[.$D10]/[.G$5]" office:value-type="float" office:value="9.34183927858012" calcext:value-type="float">
            <text:p>9</text:p>
          </table:table-cell>
          <table:table-cell table:formula="of:=[.$D10]/[.H$5]" office:value-type="float" office:value="38.5038890416047" calcext:value-type="float">
            <text:p>39</text:p>
          </table:table-cell>
          <table:table-cell table:formula="of:=[.$D10]/[.I$5]" office:value-type="float" office:value="32.8705281084795" calcext:value-type="float">
            <text:p>33</text:p>
          </table:table-cell>
          <table:table-cell table:formula="of:=[.$D10]/[.J$5]" office:value-type="float" office:value="33.2151782226051" calcext:value-type="float">
            <text:p>33</text:p>
          </table:table-cell>
          <table:table-cell table:formula="of:=[.$D10]/[.K$5]" office:value-type="float" office:value="118.83424517541" calcext:value-type="float">
            <text:p>119</text:p>
          </table:table-cell>
          <table:table-cell table:formula="of:=[.$D10]/[.L$5]" office:value-type="float" office:value="4.9176812518197" calcext:value-type="float">
            <text:p>5</text:p>
          </table:table-cell>
          <table:table-cell table:formula="of:=[.$D10]/[.M$5]" office:value-type="float" office:value="9.09134427728499" calcext:value-type="float">
            <text:p>9</text:p>
          </table:table-cell>
          <table:table-cell table:formula="of:=[.$D10]/[.N$5]" office:value-type="float" office:value="70.6868394667999" calcext:value-type="float">
            <text:p>71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1]" office:value-type="string" office:string-value="Iran" calcext:value-type="string">
            <text:p>Iran</text:p>
          </table:table-cell>
          <table:table-cell table:formula="of:=[$World_E_Asian_Ratio.C11]" office:value-type="string" office:string-value="伊朗" calcext:value-type="string">
            <text:p>伊朗</text:p>
          </table:table-cell>
          <table:table-cell table:formula="of:=[$World_E_Asian.I14]" office:value-type="float" office:value="725.924712896176" calcext:value-type="float">
            <text:p>726</text:p>
          </table:table-cell>
          <table:table-cell table:formula="of:=[.$D11]/[.E$5]" office:value-type="float" office:value="12.7382754517889" calcext:value-type="float">
            <text:p>13</text:p>
          </table:table-cell>
          <table:table-cell table:formula="of:=[.$D11]/[.F$5]" office:value-type="float" office:value="3.61588068873183" calcext:value-type="float">
            <text:p>4</text:p>
          </table:table-cell>
          <table:table-cell table:formula="of:=[.$D11]/[.G$5]" office:value-type="float" office:value="6.11471993035114" calcext:value-type="float">
            <text:p>6</text:p>
          </table:table-cell>
          <table:table-cell table:formula="of:=[.$D11]/[.H$5]" office:value-type="float" office:value="25.2027990096736" calcext:value-type="float">
            <text:p>25</text:p>
          </table:table-cell>
          <table:table-cell table:formula="of:=[.$D11]/[.I$5]" office:value-type="float" office:value="21.5154711349987" calcext:value-type="float">
            <text:p>22</text:p>
          </table:table-cell>
          <table:table-cell table:formula="of:=[.$D11]/[.J$5]" office:value-type="float" office:value="21.7410625692972" calcext:value-type="float">
            <text:p>22</text:p>
          </table:table-cell>
          <table:table-cell table:formula="of:=[.$D11]/[.K$5]" office:value-type="float" office:value="77.7831972605672" calcext:value-type="float">
            <text:p>78</text:p>
          </table:table-cell>
          <table:table-cell table:formula="of:=[.$D11]/[.L$5]" office:value-type="float" office:value="3.21887828134274" calcext:value-type="float">
            <text:p>3</text:p>
          </table:table-cell>
          <table:table-cell table:formula="of:=[.$D11]/[.M$5]" office:value-type="float" office:value="5.95075791696211" calcext:value-type="float">
            <text:p>6</text:p>
          </table:table-cell>
          <table:table-cell table:formula="of:=[.$D11]/[.N$5]" office:value-type="float" office:value="46.2682147713922" calcext:value-type="float">
            <text:p>46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2]" office:value-type="string" office:string-value="United Kingdom" calcext:value-type="string">
            <text:p>United Kingdom</text:p>
          </table:table-cell>
          <table:table-cell table:formula="of:=[$World_E_Asian_Ratio.C12]" office:value-type="string" office:string-value="英國" calcext:value-type="string">
            <text:p>英國</text:p>
          </table:table-cell>
          <table:table-cell table:formula="of:=[$World_E_Asian.I15]" office:value-type="float" office:value="776.813016525038" calcext:value-type="float">
            <text:p>777</text:p>
          </table:table-cell>
          <table:table-cell table:formula="of:=[.$D12]/[.E$5]" office:value-type="float" office:value="13.6312457796794" calcext:value-type="float">
            <text:p>14</text:p>
          </table:table-cell>
          <table:table-cell table:formula="of:=[.$D12]/[.F$5]" office:value-type="float" office:value="3.86935881270946" calcext:value-type="float">
            <text:p>4</text:p>
          </table:table-cell>
          <table:table-cell table:formula="of:=[.$D12]/[.G$5]" office:value-type="float" office:value="6.54337006292442" calcext:value-type="float">
            <text:p>7</text:p>
          </table:table-cell>
          <table:table-cell table:formula="of:=[.$D12]/[.H$5]" office:value-type="float" office:value="26.969549287653" calcext:value-type="float">
            <text:p>27</text:p>
          </table:table-cell>
          <table:table-cell table:formula="of:=[.$D12]/[.I$5]" office:value-type="float" office:value="23.0237347446885" calcext:value-type="float">
            <text:p>23</text:p>
          </table:table-cell>
          <table:table-cell table:formula="of:=[.$D12]/[.J$5]" office:value-type="float" office:value="23.2651404434702" calcext:value-type="float">
            <text:p>23</text:p>
          </table:table-cell>
          <table:table-cell table:formula="of:=[.$D12]/[.K$5]" office:value-type="float" office:value="83.2359045304814" calcext:value-type="float">
            <text:p>83</text:p>
          </table:table-cell>
          <table:table-cell table:formula="of:=[.$D12]/[.L$5]" office:value-type="float" office:value="3.44452599992199" calcext:value-type="float">
            <text:p>3</text:p>
          </table:table-cell>
          <table:table-cell table:formula="of:=[.$D12]/[.M$5]" office:value-type="float" office:value="6.36791409076431" calcext:value-type="float">
            <text:p>6</text:p>
          </table:table-cell>
          <table:table-cell table:formula="of:=[.$D12]/[.N$5]" office:value-type="float" office:value="49.5116791690408" calcext:value-type="float">
            <text:p>50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3]" office:value-type="string" office:string-value="Turkey" calcext:value-type="string">
            <text:p>Turkey</text:p>
          </table:table-cell>
          <table:table-cell table:formula="of:=[$World_E_Asian_Ratio.C13]" office:value-type="string" office:string-value="土耳其" calcext:value-type="string">
            <text:p>土耳其</text:p>
          </table:table-cell>
          <table:table-cell table:formula="of:=[$World_E_Asian.I16]" office:value-type="float" office:value="363.381649812338" calcext:value-type="float">
            <text:p>363</text:p>
          </table:table-cell>
          <table:table-cell table:formula="of:=[.$D13]/[.E$5]" office:value-type="float" office:value="6.37649534063611" calcext:value-type="float">
            <text:p>6</text:p>
          </table:table-cell>
          <table:table-cell table:formula="of:=[.$D13]/[.F$5]" office:value-type="float" office:value="1.81002887331633" calcext:value-type="float">
            <text:p>2</text:p>
          </table:table-cell>
          <table:table-cell table:formula="of:=[.$D13]/[.G$5]" office:value-type="float" office:value="3.06089182109051" calcext:value-type="float">
            <text:p>3</text:p>
          </table:table-cell>
          <table:table-cell table:formula="of:=[.$D13]/[.H$5]" office:value-type="float" office:value="12.615956615509" calcext:value-type="float">
            <text:p>13</text:p>
          </table:table-cell>
          <table:table-cell table:formula="of:=[.$D13]/[.I$5]" office:value-type="float" office:value="10.7701628814003" calcext:value-type="float">
            <text:p>11</text:p>
          </table:table-cell>
          <table:table-cell table:formula="of:=[.$D13]/[.J$5]" office:value-type="float" office:value="10.8830888999289" calcext:value-type="float">
            <text:p>11</text:p>
          </table:table-cell>
          <table:table-cell table:formula="of:=[.$D13]/[.K$5]" office:value-type="float" office:value="38.9365261246671" calcext:value-type="float">
            <text:p>39</text:p>
          </table:table-cell>
          <table:table-cell table:formula="of:=[.$D13]/[.L$5]" office:value-type="float" office:value="1.6112983614414" calcext:value-type="float">
            <text:p>2</text:p>
          </table:table-cell>
          <table:table-cell table:formula="of:=[.$D13]/[.M$5]" office:value-type="float" office:value="2.97881611010644" calcext:value-type="float">
            <text:p>3</text:p>
          </table:table-cell>
          <table:table-cell table:formula="of:=[.$D13]/[.N$5]" office:value-type="float" office:value="23.1608318587505" calcext:value-type="float">
            <text:p>23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4]" office:value-type="string" office:string-value="Switzerland" calcext:value-type="string">
            <text:p>Switzerland</text:p>
          </table:table-cell>
          <table:table-cell table:formula="of:=[$World_E_Asian_Ratio.C14]" office:value-type="string" office:string-value="瑞士" calcext:value-type="string">
            <text:p>瑞士</text:p>
          </table:table-cell>
          <table:table-cell table:formula="of:=[$World_E_Asian.I17]" office:value-type="float" office:value="2532.54284971015" calcext:value-type="float">
            <text:p>2533</text:p>
          </table:table-cell>
          <table:table-cell table:formula="of:=[.$D14]/[.E$5]" office:value-type="float" office:value="44.4401848290297" calcext:value-type="float">
            <text:p>44</text:p>
          </table:table-cell>
          <table:table-cell table:formula="of:=[.$D14]/[.F$5]" office:value-type="float" office:value="12.6147693017892" calcext:value-type="float">
            <text:p>13</text:p>
          </table:table-cell>
          <table:table-cell table:formula="of:=[.$D14]/[.G$5]" office:value-type="float" office:value="21.3325017904518" calcext:value-type="float">
            <text:p>21</text:p>
          </table:table-cell>
          <table:table-cell table:formula="of:=[.$D14]/[.H$5]" office:value-type="float" office:value="87.9253279172486" calcext:value-type="float">
            <text:p>88</text:p>
          </table:table-cell>
          <table:table-cell table:formula="of:=[.$D14]/[.I$5]" office:value-type="float" office:value="75.0612999021553" calcext:value-type="float">
            <text:p>75</text:p>
          </table:table-cell>
          <table:table-cell table:formula="of:=[.$D14]/[.J$5]" office:value-type="float" office:value="75.8483236302899" calcext:value-type="float">
            <text:p>76</text:p>
          </table:table-cell>
          <table:table-cell table:formula="of:=[.$D14]/[.K$5]" office:value-type="float" office:value="271.363237192914" calcext:value-type="float">
            <text:p>271</text:p>
          </table:table-cell>
          <table:table-cell table:formula="of:=[.$D14]/[.L$5]" office:value-type="float" office:value="11.2297419149412" calcext:value-type="float">
            <text:p>11</text:p>
          </table:table-cell>
          <table:table-cell table:formula="of:=[.$D14]/[.M$5]" office:value-type="float" office:value="20.760485412919" calcext:value-type="float">
            <text:p>21</text:p>
          </table:table-cell>
          <table:table-cell table:formula="of:=[.$D14]/[.N$5]" office:value-type="float" office:value="161.416513870498" calcext:value-type="float">
            <text:p>161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5]" office:value-type="string" office:string-value="Belgium" calcext:value-type="string">
            <text:p>Belgium</text:p>
          </table:table-cell>
          <table:table-cell table:formula="of:=[$World_E_Asian_Ratio.C15]" office:value-type="string" office:string-value="比利時" calcext:value-type="string">
            <text:p>比利時</text:p>
          </table:table-cell>
          <table:table-cell table:formula="of:=[$World_E_Asian.I18]" office:value-type="float" office:value="1923.33557032091" calcext:value-type="float">
            <text:p>1923</text:p>
          </table:table-cell>
          <table:table-cell table:formula="of:=[.$D15]/[.E$5]" office:value-type="float" office:value="33.7500264775741" calcext:value-type="float">
            <text:p>34</text:p>
          </table:table-cell>
          <table:table-cell table:formula="of:=[.$D15]/[.F$5]" office:value-type="float" office:value="9.58026613934694" calcext:value-type="float">
            <text:p>10</text:p>
          </table:table-cell>
          <table:table-cell table:formula="of:=[.$D15]/[.G$5]" office:value-type="float" office:value="16.2009339751966" calcext:value-type="float">
            <text:p>16</text:p>
          </table:table-cell>
          <table:table-cell table:formula="of:=[.$D15]/[.H$5]" office:value-type="float" office:value="66.7747480500593" calcext:value-type="float">
            <text:p>67</text:p>
          </table:table-cell>
          <table:table-cell table:formula="of:=[.$D15]/[.I$5]" office:value-type="float" office:value="57.005182784119" calcext:value-type="float">
            <text:p>57</text:p>
          </table:table-cell>
          <table:table-cell table:formula="of:=[.$D15]/[.J$5]" office:value-type="float" office:value="57.6028866812835" calcext:value-type="float">
            <text:p>58</text:p>
          </table:table-cell>
          <table:table-cell table:formula="of:=[.$D15]/[.K$5]" office:value-type="float" office:value="206.086371502182" calcext:value-type="float">
            <text:p>206</text:p>
          </table:table-cell>
          <table:table-cell table:formula="of:=[.$D15]/[.L$5]" office:value-type="float" office:value="8.52840933096235" calcext:value-type="float">
            <text:p>9</text:p>
          </table:table-cell>
          <table:table-cell table:formula="of:=[.$D15]/[.M$5]" office:value-type="float" office:value="15.7665170626295" calcext:value-type="float">
            <text:p>16</text:p>
          </table:table-cell>
          <table:table-cell table:formula="of:=[.$D15]/[.N$5]" office:value-type="float" office:value="122.587510335653" calcext:value-type="float">
            <text:p>123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6]" office:value-type="string" office:string-value="Netherlands" calcext:value-type="string">
            <text:p>Netherlands</text:p>
          </table:table-cell>
          <table:table-cell table:formula="of:=[$World_E_Asian_Ratio.C16]" office:value-type="string" office:string-value="荷蘭" calcext:value-type="string">
            <text:p>荷蘭</text:p>
          </table:table-cell>
          <table:table-cell table:formula="of:=[$World_E_Asian.I19]" office:value-type="float" office:value="1099.77522543257" calcext:value-type="float">
            <text:p>1100</text:p>
          </table:table-cell>
          <table:table-cell table:formula="of:=[.$D16]/[.E$5]" office:value-type="float" office:value="19.2984747698169" calcext:value-type="float">
            <text:p>19</text:p>
          </table:table-cell>
          <table:table-cell table:formula="of:=[.$D16]/[.F$5]" office:value-type="float" office:value="5.47805568393163" calcext:value-type="float">
            <text:p>5</text:p>
          </table:table-cell>
          <table:table-cell table:formula="of:=[.$D16]/[.G$5]" office:value-type="float" office:value="9.26379467511086" calcext:value-type="float">
            <text:p>9</text:p>
          </table:table-cell>
          <table:table-cell table:formula="of:=[.$D16]/[.H$5]" office:value-type="float" office:value="38.1822156898519" calcext:value-type="float">
            <text:p>38</text:p>
          </table:table-cell>
          <table:table-cell table:formula="of:=[.$D16]/[.I$5]" office:value-type="float" office:value="32.5959175895495" calcext:value-type="float">
            <text:p>33</text:p>
          </table:table-cell>
          <table:table-cell table:formula="of:=[.$D16]/[.J$5]" office:value-type="float" office:value="32.9376883904381" calcext:value-type="float">
            <text:p>33</text:p>
          </table:table-cell>
          <table:table-cell table:formula="of:=[.$D16]/[.K$5]" office:value-type="float" office:value="117.841467279461" calcext:value-type="float">
            <text:p>118</text:p>
          </table:table-cell>
          <table:table-cell table:formula="of:=[.$D16]/[.L$5]" office:value-type="float" office:value="4.87659742754898" calcext:value-type="float">
            <text:p>5</text:p>
          </table:table-cell>
          <table:table-cell table:formula="of:=[.$D16]/[.M$5]" office:value-type="float" office:value="9.01539238623178" calcext:value-type="float">
            <text:p>9</text:p>
          </table:table-cell>
          <table:table-cell table:formula="of:=[.$D16]/[.N$5]" office:value-type="float" office:value="70.0962998319197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7]" office:value-type="string" office:string-value="Canada" calcext:value-type="string">
            <text:p>Canada</text:p>
          </table:table-cell>
          <table:table-cell table:formula="of:=[$World_E_Asian_Ratio.C17]" office:value-type="string" office:string-value="加拿大" calcext:value-type="string">
            <text:p>加拿大</text:p>
          </table:table-cell>
          <table:table-cell table:formula="of:=[$World_E_Asian.I20]" office:value-type="float" office:value="438.424072259069" calcext:value-type="float">
            <text:p>438</text:p>
          </table:table-cell>
          <table:table-cell table:formula="of:=[.$D17]/[.E$5]" office:value-type="float" office:value="7.6933137802264" calcext:value-type="float">
            <text:p>8</text:p>
          </table:table-cell>
          <table:table-cell table:formula="of:=[.$D17]/[.F$5]" office:value-type="float" office:value="2.18382031661659" calcext:value-type="float">
            <text:p>2</text:p>
          </table:table-cell>
          <table:table-cell table:formula="of:=[.$D17]/[.G$5]" office:value-type="float" office:value="3.6930006169547" calcext:value-type="float">
            <text:p>4</text:p>
          </table:table-cell>
          <table:table-cell table:formula="of:=[.$D17]/[.H$5]" office:value-type="float" office:value="15.2212944095323" calcext:value-type="float">
            <text:p>15</text:p>
          </table:table-cell>
          <table:table-cell table:formula="of:=[.$D17]/[.I$5]" office:value-type="float" office:value="12.9943233836808" calcext:value-type="float">
            <text:p>13</text:p>
          </table:table-cell>
          <table:table-cell table:formula="of:=[.$D17]/[.J$5]" office:value-type="float" office:value="13.1305699028237" calcext:value-type="float">
            <text:p>13</text:p>
          </table:table-cell>
          <table:table-cell table:formula="of:=[.$D17]/[.K$5]" office:value-type="float" office:value="46.9773593466099" calcext:value-type="float">
            <text:p>47</text:p>
          </table:table-cell>
          <table:table-cell table:formula="of:=[.$D17]/[.L$5]" office:value-type="float" office:value="1.94404970535064" calcext:value-type="float">
            <text:p>2</text:p>
          </table:table-cell>
          <table:table-cell table:formula="of:=[.$D17]/[.M$5]" office:value-type="float" office:value="3.59397534294381" calcext:value-type="float">
            <text:p>4</text:p>
          </table:table-cell>
          <table:table-cell table:formula="of:=[.$D17]/[.N$5]" office:value-type="float" office:value="27.9438057085848" calcext:value-type="float">
            <text:p>28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8]" office:value-type="string" office:string-value="Austria" calcext:value-type="string">
            <text:p>Austria</text:p>
          </table:table-cell>
          <table:table-cell table:formula="of:=[$World_E_Asian_Ratio.C18]" office:value-type="string" office:string-value="奧地利" calcext:value-type="string">
            <text:p>奧地利</text:p>
          </table:table-cell>
          <table:table-cell table:formula="of:=[$World_E_Asian.I21]" office:value-type="float" office:value="1387.7005532712" calcext:value-type="float">
            <text:p>1388</text:p>
          </table:table-cell>
          <table:table-cell table:formula="of:=[.$D18]/[.E$5]" office:value-type="float" office:value="24.3508887053093" calcext:value-type="float">
            <text:p>24</text:p>
          </table:table-cell>
          <table:table-cell table:formula="of:=[.$D18]/[.F$5]" office:value-type="float" office:value="6.91223145206995" calcext:value-type="float">
            <text:p>7</text:p>
          </table:table-cell>
          <table:table-cell table:formula="of:=[.$D18]/[.G$5]" office:value-type="float" office:value="11.6890912786162" calcext:value-type="float">
            <text:p>12</text:p>
          </table:table-cell>
          <table:table-cell table:formula="of:=[.$D18]/[.H$5]" office:value-type="float" office:value="48.1784646649837" calcext:value-type="float">
            <text:p>48</text:p>
          </table:table-cell>
          <table:table-cell table:formula="of:=[.$D18]/[.I$5]" office:value-type="float" office:value="41.1296525211401" calcext:value-type="float">
            <text:p>41</text:p>
          </table:table-cell>
          <table:table-cell table:formula="of:=[.$D18]/[.J$5]" office:value-type="float" office:value="41.5609002147753" calcext:value-type="float">
            <text:p>42</text:p>
          </table:table-cell>
          <table:table-cell table:formula="of:=[.$D18]/[.K$5]" office:value-type="float" office:value="148.692810640171" calcext:value-type="float">
            <text:p>149</text:p>
          </table:table-cell>
          <table:table-cell table:formula="of:=[.$D18]/[.L$5]" office:value-type="float" office:value="6.15330914153741" calcext:value-type="float">
            <text:p>6</text:p>
          </table:table-cell>
          <table:table-cell table:formula="of:=[.$D18]/[.M$5]" office:value-type="float" office:value="11.3756563277828" calcext:value-type="float">
            <text:p>11</text:p>
          </table:table-cell>
          <table:table-cell table:formula="of:=[.$D18]/[.N$5]" office:value-type="float" office:value="88.4477771544258" calcext:value-type="float">
            <text:p>88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19]" office:value-type="string" office:string-value="Brazil" calcext:value-type="string">
            <text:p>Brazil</text:p>
          </table:table-cell>
          <table:table-cell table:formula="of:=[$World_E_Asian_Ratio.C19]" office:value-type="string" office:string-value="巴西" calcext:value-type="string">
            <text:p>巴西</text:p>
          </table:table-cell>
          <table:table-cell table:formula="of:=[$World_E_Asian.I22]" office:value-type="float" office:value="57.0416418889669" calcext:value-type="float">
            <text:p>57</text:p>
          </table:table-cell>
          <table:table-cell table:formula="of:=[.$D19]/[.E$5]" office:value-type="float" office:value="1.00094697658803" calcext:value-type="float">
            <text:p>1</text:p>
          </table:table-cell>
          <table:table-cell table:formula="of:=[.$D19]/[.F$5]" office:value-type="float" office:value="0.284128323083239" calcext:value-type="float">
            <text:p>0</text:p>
          </table:table-cell>
          <table:table-cell table:formula="of:=[.$D19]/[.G$5]" office:value-type="float" office:value="0.480481871359439" calcext:value-type="float">
            <text:p>0</text:p>
          </table:table-cell>
          <table:table-cell table:formula="of:=[.$D19]/[.H$5]" office:value-type="float" office:value="1.9803831033302" calcext:value-type="float">
            <text:p>2</text:p>
          </table:table-cell>
          <table:table-cell table:formula="of:=[.$D19]/[.I$5]" office:value-type="float" office:value="1.69064061017926" calcext:value-type="float">
            <text:p>2</text:p>
          </table:table-cell>
          <table:table-cell table:formula="of:=[.$D19]/[.J$5]" office:value-type="float" office:value="1.70836711208762" calcext:value-type="float">
            <text:p>2</text:p>
          </table:table-cell>
          <table:table-cell table:formula="of:=[.$D19]/[.K$5]" office:value-type="float" office:value="6.11204055226967" calcext:value-type="float">
            <text:p>6</text:p>
          </table:table-cell>
          <table:table-cell table:formula="of:=[.$D19]/[.L$5]" office:value-type="float" office:value="0.252932706307777" calcext:value-type="float">
            <text:p>0</text:p>
          </table:table-cell>
          <table:table-cell table:formula="of:=[.$D19]/[.M$5]" office:value-type="float" office:value="0.467598080127402" calcext:value-type="float">
            <text:p>0</text:p>
          </table:table-cell>
          <table:table-cell table:formula="of:=[.$D19]/[.N$5]" office:value-type="float" office:value="3.6356593059107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0]" office:value-type="string" office:string-value="Portugal" calcext:value-type="string">
            <text:p>Portugal</text:p>
          </table:table-cell>
          <table:table-cell table:formula="of:=[$World_E_Asian_Ratio.C20]" office:value-type="string" office:string-value="葡萄牙" calcext:value-type="string">
            <text:p>葡萄牙</text:p>
          </table:table-cell>
          <table:table-cell table:formula="of:=[$World_E_Asian.I23]" office:value-type="float" office:value="1210.70971118219" calcext:value-type="float">
            <text:p>1211</text:p>
          </table:table-cell>
          <table:table-cell table:formula="of:=[.$D20]/[.E$5]" office:value-type="float" office:value="21.2451147057179" calcext:value-type="float">
            <text:p>21</text:p>
          </table:table-cell>
          <table:table-cell table:formula="of:=[.$D20]/[.F$5]" office:value-type="float" office:value="6.03062795156541" calcext:value-type="float">
            <text:p>6</text:p>
          </table:table-cell>
          <table:table-cell table:formula="of:=[.$D20]/[.G$5]" office:value-type="float" office:value="10.1982349812828" calcext:value-type="float">
            <text:p>10</text:p>
          </table:table-cell>
          <table:table-cell table:formula="of:=[.$D20]/[.H$5]" office:value-type="float" office:value="42.0336612983568" calcext:value-type="float">
            <text:p>42</text:p>
          </table:table-cell>
          <table:table-cell table:formula="of:=[.$D20]/[.I$5]" office:value-type="float" office:value="35.8838725022558" calcext:value-type="float">
            <text:p>36</text:p>
          </table:table-cell>
          <table:table-cell table:formula="of:=[.$D20]/[.J$5]" office:value-type="float" office:value="36.2601177731669" calcext:value-type="float">
            <text:p>36</text:p>
          </table:table-cell>
          <table:table-cell table:formula="of:=[.$D20]/[.K$5]" office:value-type="float" office:value="129.728153095179" calcext:value-type="float">
            <text:p>130</text:p>
          </table:table-cell>
          <table:table-cell table:formula="of:=[.$D20]/[.L$5]" office:value-type="float" office:value="5.36850051403674" calcext:value-type="float">
            <text:p>5</text:p>
          </table:table-cell>
          <table:table-cell table:formula="of:=[.$D20]/[.M$5]" office:value-type="float" office:value="9.92477631766584" calcext:value-type="float">
            <text:p>10</text:p>
          </table:table-cell>
          <table:table-cell table:formula="of:=[.$D20]/[.N$5]" office:value-type="float" office:value="77.1669237148559" calcext:value-type="float">
            <text:p>77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1]" office:value-type="string" office:string-value="Israel" calcext:value-type="string">
            <text:p>Israel</text:p>
          </table:table-cell>
          <table:table-cell table:formula="of:=[$World_E_Asian_Ratio.C21]" office:value-type="string" office:string-value="以色列" calcext:value-type="string">
            <text:p>以色列</text:p>
          </table:table-cell>
          <table:table-cell table:formula="of:=[$World_E_Asian.I24]" office:value-type="float" office:value="969.744494543554" calcext:value-type="float">
            <text:p>970</text:p>
          </table:table-cell>
          <table:table-cell table:formula="of:=[.$D21]/[.E$5]" office:value-type="float" office:value="17.0167405378282" calcext:value-type="float">
            <text:p>17</text:p>
          </table:table-cell>
          <table:table-cell table:formula="of:=[.$D21]/[.F$5]" office:value-type="float" office:value="4.83036371200873" calcext:value-type="float">
            <text:p>5</text:p>
          </table:table-cell>
          <table:table-cell table:formula="of:=[.$D21]/[.G$5]" office:value-type="float" office:value="8.1684999598324" calcext:value-type="float">
            <text:p>8</text:p>
          </table:table-cell>
          <table:table-cell table:formula="of:=[.$D21]/[.H$5]" office:value-type="float" office:value="33.6677828327553" calcext:value-type="float">
            <text:p>34</text:p>
          </table:table-cell>
          <table:table-cell table:formula="of:=[.$D21]/[.I$5]" office:value-type="float" office:value="28.7419746290684" calcext:value-type="float">
            <text:p>29</text:p>
          </table:table-cell>
          <table:table-cell table:formula="of:=[.$D21]/[.J$5]" office:value-type="float" office:value="29.0433365300215" calcext:value-type="float">
            <text:p>29</text:p>
          </table:table-cell>
          <table:table-cell table:formula="of:=[.$D21]/[.K$5]" office:value-type="float" office:value="103.908609214436" calcext:value-type="float">
            <text:p>104</text:p>
          </table:table-cell>
          <table:table-cell table:formula="of:=[.$D21]/[.L$5]" office:value-type="float" office:value="4.3000182201875" calcext:value-type="float">
            <text:p>4</text:p>
          </table:table-cell>
          <table:table-cell table:formula="of:=[.$D21]/[.M$5]" office:value-type="float" office:value="7.94946724614515" calcext:value-type="float">
            <text:p>8</text:p>
          </table:table-cell>
          <table:table-cell table:formula="of:=[.$D21]/[.N$5]" office:value-type="float" office:value="61.8085398524427" calcext:value-type="float">
            <text:p>62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2]" office:value-type="string" office:string-value="Sweden" calcext:value-type="string">
            <text:p>Sweden</text:p>
          </table:table-cell>
          <table:table-cell table:formula="of:=[$World_E_Asian_Ratio.C22]" office:value-type="string" office:string-value="瑞典" calcext:value-type="string">
            <text:p>瑞典</text:p>
          </table:table-cell>
          <table:table-cell table:formula="of:=[$World_E_Asian.I25]" office:value-type="float" office:value="710.991559842128" calcext:value-type="float">
            <text:p>711</text:p>
          </table:table-cell>
          <table:table-cell table:formula="of:=[.$D22]/[.E$5]" office:value-type="float" office:value="12.4762336538079" calcext:value-type="float">
            <text:p>12</text:p>
          </table:table-cell>
          <table:table-cell table:formula="of:=[.$D22]/[.F$5]" office:value-type="float" office:value="3.54149763110788" calcext:value-type="float">
            <text:p>4</text:p>
          </table:table-cell>
          <table:table-cell table:formula="of:=[.$D22]/[.G$5]" office:value-type="float" office:value="5.98893271443137" calcext:value-type="float">
            <text:p>6</text:p>
          </table:table-cell>
          <table:table-cell table:formula="of:=[.$D22]/[.H$5]" office:value-type="float" office:value="24.6843468226688" calcext:value-type="float">
            <text:p>25</text:p>
          </table:table-cell>
          <table:table-cell table:formula="of:=[.$D22]/[.I$5]" office:value-type="float" office:value="21.0728717610126" calcext:value-type="float">
            <text:p>21</text:p>
          </table:table-cell>
          <table:table-cell table:formula="of:=[.$D22]/[.J$5]" office:value-type="float" office:value="21.2938225055037" calcext:value-type="float">
            <text:p>21</text:p>
          </table:table-cell>
          <table:table-cell table:formula="of:=[.$D22]/[.K$5]" office:value-type="float" office:value="76.1831024172726" calcext:value-type="float">
            <text:p>76</text:p>
          </table:table-cell>
          <table:table-cell table:formula="of:=[.$D22]/[.L$5]" office:value-type="float" office:value="3.15266204543879" calcext:value-type="float">
            <text:p>3</text:p>
          </table:table-cell>
          <table:table-cell table:formula="of:=[.$D22]/[.M$5]" office:value-type="float" office:value="5.82834359880638" calcext:value-type="float">
            <text:p>6</text:p>
          </table:table-cell>
          <table:table-cell table:formula="of:=[.$D22]/[.N$5]" office:value-type="float" office:value="45.3164213960679" calcext:value-type="float">
            <text:p>45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3]" office:value-type="string" office:string-value="Russia" calcext:value-type="string">
            <text:p>Russia</text:p>
          </table:table-cell>
          <table:table-cell table:formula="of:=[$World_E_Asian_Ratio.C23]" office:value-type="string" office:string-value="俄羅斯" calcext:value-type="string">
            <text:p>俄羅斯</text:p>
          </table:table-cell>
          <table:table-cell table:formula="of:=[$World_E_Asian.I26]" office:value-type="float" office:value="51.0883801172829" calcext:value-type="float">
            <text:p>51</text:p>
          </table:table-cell>
          <table:table-cell table:formula="of:=[.$D23]/[.E$5]" office:value-type="float" office:value="0.896481200816652" calcext:value-type="float">
            <text:p>1</text:p>
          </table:table-cell>
          <table:table-cell table:formula="of:=[.$D23]/[.F$5]" office:value-type="float" office:value="0.254474718662864" calcext:value-type="float">
            <text:p>0</text:p>
          </table:table-cell>
          <table:table-cell table:formula="of:=[.$D23]/[.G$5]" office:value-type="float" office:value="0.430335447413241" calcext:value-type="float">
            <text:p>0</text:p>
          </table:table-cell>
          <table:table-cell table:formula="of:=[.$D23]/[.H$5]" office:value-type="float" office:value="1.77369657342116" calcext:value-type="float">
            <text:p>2</text:p>
          </table:table-cell>
          <table:table-cell table:formula="of:=[.$D23]/[.I$5]" office:value-type="float" office:value="1.51419361845648" calcext:value-type="float">
            <text:p>2</text:p>
          </table:table-cell>
          <table:table-cell table:formula="of:=[.$D23]/[.J$5]" office:value-type="float" office:value="1.53007005955553" calcext:value-type="float">
            <text:p>2</text:p>
          </table:table-cell>
          <table:table-cell table:formula="of:=[.$D23]/[.K$5]" office:value-type="float" office:value="5.47414556604825" calcext:value-type="float">
            <text:p>5</text:p>
          </table:table-cell>
          <table:table-cell table:formula="of:=[.$D23]/[.L$5]" office:value-type="float" office:value="0.226534893036523" calcext:value-type="float">
            <text:p>0</text:p>
          </table:table-cell>
          <table:table-cell table:formula="of:=[.$D23]/[.M$5]" office:value-type="float" office:value="0.418796298082735" calcext:value-type="float">
            <text:p>0</text:p>
          </table:table-cell>
          <table:table-cell table:formula="of:=[.$D23]/[.N$5]" office:value-type="float" office:value="3.2562166593811" calcext:value-type="float">
            <text:p>3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4]" office:value-type="string" office:string-value="Australia" calcext:value-type="string">
            <text:p>Australia</text:p>
          </table:table-cell>
          <table:table-cell table:formula="of:=[$World_E_Asian_Ratio.C24]" office:value-type="string" office:string-value="澳洲" calcext:value-type="string">
            <text:p>澳洲</text:p>
          </table:table-cell>
          <table:table-cell table:formula="of:=[$World_E_Asian.I27]" office:value-type="float" office:value="230.156841680921" calcext:value-type="float">
            <text:p>230</text:p>
          </table:table-cell>
          <table:table-cell table:formula="of:=[.$D24]/[.E$5]" office:value-type="float" office:value="4.03871254740526" calcext:value-type="float">
            <text:p>4</text:p>
          </table:table-cell>
          <table:table-cell table:formula="of:=[.$D24]/[.F$5]" office:value-type="float" office:value="1.14642698399576" calcext:value-type="float">
            <text:p>1</text:p>
          </table:table-cell>
          <table:table-cell table:formula="of:=[.$D24]/[.G$5]" office:value-type="float" office:value="1.93869226647238" calcext:value-type="float">
            <text:p>2</text:p>
          </table:table-cell>
          <table:table-cell table:formula="of:=[.$D24]/[.H$5]" office:value-type="float" office:value="7.99063114746879" calcext:value-type="float">
            <text:p>8</text:p>
          </table:table-cell>
          <table:table-cell table:formula="of:=[.$D24]/[.I$5]" office:value-type="float" office:value="6.82155159582858" calcext:value-type="float">
            <text:p>7</text:p>
          </table:table-cell>
          <table:table-cell table:formula="of:=[.$D24]/[.J$5]" office:value-type="float" office:value="6.89307610946756" calcext:value-type="float">
            <text:p>7</text:p>
          </table:table-cell>
          <table:table-cell table:formula="of:=[.$D24]/[.K$5]" office:value-type="float" office:value="24.6614210803106" calcext:value-type="float">
            <text:p>25</text:p>
          </table:table-cell>
          <table:table-cell table:formula="of:=[.$D24]/[.L$5]" office:value-type="float" office:value="1.02055605192644" calcext:value-type="float">
            <text:p>1</text:p>
          </table:table-cell>
          <table:table-cell table:formula="of:=[.$D24]/[.M$5]" office:value-type="float" office:value="1.8867075654602" calcext:value-type="float">
            <text:p>2</text:p>
          </table:table-cell>
          <table:table-cell table:formula="of:=[.$D24]/[.N$5]" office:value-type="float" office:value="14.6694911921551" calcext:value-type="float">
            <text:p>15</text:p>
          </table:table-cell>
          <table:table-cell table:number-columns-repeated="33"/>
        </table:table-row>
        <table:table-row table:style-name="ro2">
          <table:table-cell/>
          <table:table-cell table:formula="of:=[$World_E_Asian_Ratio.B25]" office:value-type="string" office:string-value="Norway" calcext:value-type="string">
            <text:p>Norway</text:p>
          </table:table-cell>
          <table:table-cell table:formula="of:=[$World_E_Asian_Ratio.C25]" office:value-type="string" office:string-value="挪威" calcext:value-type="string">
            <text:p>挪威</text:p>
          </table:table-cell>
          <table:table-cell table:formula="of:=[$World_E_Asian.I28]" office:value-type="float" office:value="1092.85748884972" calcext:value-type="float">
            <text:p>1093</text:p>
          </table:table-cell>
          <table:table-cell table:formula="of:=[.$D25]/[.E$5]" office:value-type="float" office:value="19.1770847240865" calcext:value-type="float">
            <text:p>19</text:p>
          </table:table-cell>
          <table:table-cell table:formula="of:=[.$D25]/[.F$5]" office:value-type="float" office:value="5.4435979644529" calcext:value-type="float">
            <text:p>5</text:p>
          </table:table-cell>
          <table:table-cell table:formula="of:=[.$D25]/[.G$5]" office:value-type="float" office:value="9.20552413960683" calcext:value-type="float">
            <text:p>9</text:p>
          </table:table-cell>
          <table:table-cell table:formula="of:=[.$D25]/[.H$5]" office:value-type="float" office:value="37.942044331029" calcext:value-type="float">
            <text:p>38</text:p>
          </table:table-cell>
          <table:table-cell table:formula="of:=[.$D25]/[.I$5]" office:value-type="float" office:value="32.3908848098085" calcext:value-type="float">
            <text:p>32</text:p>
          </table:table-cell>
          <table:table-cell table:formula="of:=[.$D25]/[.J$5]" office:value-type="float" office:value="32.7305058256159" calcext:value-type="float">
            <text:p>33</text:p>
          </table:table-cell>
          <table:table-cell table:formula="of:=[.$D25]/[.K$5]" office:value-type="float" office:value="117.100228333243" calcext:value-type="float">
            <text:p>117</text:p>
          </table:table-cell>
          <table:table-cell table:formula="of:=[.$D25]/[.L$5]" office:value-type="float" office:value="4.84592296276358" calcext:value-type="float">
            <text:p>5</text:p>
          </table:table-cell>
          <table:table-cell table:formula="of:=[.$D25]/[.M$5]" office:value-type="float" office:value="8.95868433509847" calcext:value-type="float">
            <text:p>9</text:p>
          </table:table-cell>
          <table:table-cell table:formula="of:=[.$D25]/[.N$5]" office:value-type="float" office:value="69.6553845189939" calcext:value-type="float">
            <text:p>70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30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104" calcext:value-type="float">
            <text:p>104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2">
          <table:table-cell/>
          <table:table-cell table:style-name="ce433" office:value-type="string" calcext:value-type="string">
            <text:p><text:span text:style-name="T2">Deaths per million ratio </text:span></text:p>
            <text:p><text:span text:style-name="T2">每百萬死亡人數比例</text:span></text:p>
          </table:table-cell>
          <table: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'file:///home/ck/COVID-19/20200406-COVID-19.ods'#$EuropeEastAsian.J32]" office:value-type="float" office:value="2.32322353261871" calcext:value-type="float">
            <text:p>2.32</text:p>
          </table:table-cell>
          <table:table-cell table:style-name="ce278" table:formula="of:=['file:///home/ck/COVID-19/20200406-COVID-19.ods'#$EuropeEastAsian.J33]" office:value-type="float" office:value="3.63101769929817" calcext:value-type="float">
            <text:p>3.63</text:p>
          </table:table-cell>
          <table:table-cell table:style-name="ce278" table:formula="of:=['file:///home/ck/COVID-19/20200406-COVID-19.ods'#$EuropeEastAsian.J34]" office:value-type="float" office:value="1.94054562571751" calcext:value-type="float">
            <text:p>1.94</text:p>
          </table:table-cell>
          <table:table-cell table:style-name="ce278" table:formula="of:=['file:///home/ck/COVID-19/20200406-COVID-19.ods'#$EuropeEastAsian.J36]" office:value-type="float" office:value="0.5754361248126" calcext:value-type="float">
            <text:p>0.58</text:p>
          </table:table-cell>
          <table:table-cell table:style-name="ce278" table:formula="of:=['file:///home/ck/COVID-19/20200406-COVID-19.ods'#$EuropeEastAsian.J35]" office:value-type="float" office:value="1.50261333958912" calcext:value-type="float">
            <text:p>1.50</text:p>
          </table:table-cell>
          <table:table-cell table:style-name="ce278" table:formula="of:=['file:///home/ck/COVID-19/20200406-COVID-19.ods'#$EuropeEastAsian.J38]" office:value-type="float" office:value="0.391049008517799" calcext:value-type="float">
            <text:p>0.39</text:p>
          </table:table-cell>
          <table:table-cell table:style-name="ce278" table:formula="of:=['file:///home/ck/COVID-19/20200406-COVID-19.ods'#$EuropeEastAsian.J37]" office:value-type="float" office:value="0.783029906122582" calcext:value-type="float">
            <text:p>0.78</text:p>
          </table:table-cell>
          <table:table-cell table:style-name="ce278" table:formula="of:=['file:///home/ck/COVID-19/20200406-COVID-19.ods'#$EuropeEastAsian.J39]" office:value-type="float" office:value="1.03370979321152" calcext:value-type="float">
            <text:p>1.03</text:p>
          </table:table-cell>
          <table:table-cell table:style-name="ce278" table:formula="of:=['file:///home/ck/COVID-19/20200406-COVID-19.ods'#$EuropeEastAsian.J40]" office:value-type="float" office:value="0.533283560201048" calcext:value-type="float">
            <text:p>0.53</text:p>
          </table:table-cell>
          <table:table-cell table:style-name="ce278" table:formula="of:=['file:///home/ck/COVID-19/20200406-COVID-19.ods'#$EuropeEastAsian.J4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_Ratio.B6]" office:value-type="string" office:string-value="USA" calcext:value-type="string">
            <text:p>USA</text:p>
          </table:table-cell>
          <table:table-cell table:style-name="ce244" table:formula="of:=[.C6]" office:value-type="string" office:string-value="美國" calcext:value-type="string">
            <text:p>美國</text:p>
          </table:table-cell>
          <table:table-cell table:style-name="ce276" table:formula="of:=[$World_E_Asian.J9]" office:value-type="float" office:value="33.2789211910203" calcext:value-type="float">
            <text:p>33</text:p>
          </table:table-cell>
          <table:table-cell table:style-name="ce423" table:formula="of:=[.$D37]/[.E$36]" office:value-type="float" office:value="14.3244594089957" calcext:value-type="float">
            <text:p>14</text:p>
          </table:table-cell>
          <table:table-cell table:style-name="ce423" table:formula="of:=[.$D37]/[.F$36]" office:value-type="float" office:value="9.16517735439644" calcext:value-type="float">
            <text:p>9</text:p>
          </table:table-cell>
          <table:table-cell table:style-name="ce423" table:formula="of:=[.$D37]/[.G$36]" office:value-type="float" office:value="17.1492598524786" calcext:value-type="float">
            <text:p>17</text:p>
          </table:table-cell>
          <table:table-cell table:style-name="ce423" table:formula="of:=[.$D37]/[.H$36]" office:value-type="float" office:value="57.8325199897001" calcext:value-type="float">
            <text:p>58</text:p>
          </table:table-cell>
          <table:table-cell table:style-name="ce423" table:formula="of:=[.$D37]/[.I$36]" office:value-type="float" office:value="22.1473617425226" calcext:value-type="float">
            <text:p>22</text:p>
          </table:table-cell>
          <table:table-cell table:style-name="ce423" table:formula="of:=[.$D37]/[.J$36]" office:value-type="float" office:value="85.1016636435367" calcext:value-type="float">
            <text:p>85</text:p>
          </table:table-cell>
          <table:table-cell table:style-name="ce423" table:formula="of:=[.$D37]/[.K$36]" office:value-type="float" office:value="42.500191794476" calcext:value-type="float">
            <text:p>43</text:p>
          </table:table-cell>
          <table:table-cell table:style-name="ce423" table:formula="of:=[.$D37]/[.L$36]" office:value-type="float" office:value="32.1936789315206" calcext:value-type="float">
            <text:p>32</text:p>
          </table:table-cell>
          <table:table-cell table:style-name="ce423" table:formula="of:=[.$D37]/[.M$36]" office:value-type="float" office:value="62.4038010443714" calcext:value-type="float">
            <text:p>62</text:p>
          </table:table-cell>
          <table:table-cell table:style-name="ce423" table:formula="of:=[.$D37]/[.N$36]" office:value-type="float" office:value="158.233789161817" calcext:value-type="float">
            <text:p>15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Spain" calcext:value-type="string">
            <text:p>Spain</text:p>
          </table:table-cell>
          <table:table-cell table:style-name="ce244" table:formula="of:=[.C7]" office:value-type="string" office:string-value="西班牙" calcext:value-type="string">
            <text:p>西班牙</text:p>
          </table:table-cell>
          <table:table-cell table:style-name="ce276" table:formula="of:=[$World_E_Asian.J10]" office:value-type="float" office:value="227.877504693429" calcext:value-type="float">
            <text:p>228</text:p>
          </table:table-cell>
          <table:table-cell table:style-name="ce423" table:formula="of:=[.$D38]/[.E$36]" office:value-type="float" office:value="98.0867753334818" calcext:value-type="float">
            <text:p>98</text:p>
          </table:table-cell>
          <table:table-cell table:style-name="ce423" table:formula="of:=[.$D38]/[.F$36]" office:value-type="float" office:value="62.7585772268406" calcext:value-type="float">
            <text:p>63</text:p>
          </table:table-cell>
          <table:table-cell table:style-name="ce423" table:formula="of:=[.$D38]/[.G$36]" office:value-type="float" office:value="117.42960416567" calcext:value-type="float">
            <text:p>117</text:p>
          </table:table-cell>
          <table:table-cell table:style-name="ce423" table:formula="of:=[.$D38]/[.H$36]" office:value-type="float" office:value="396.008340226539" calcext:value-type="float">
            <text:p>396</text:p>
          </table:table-cell>
          <table:table-cell table:style-name="ce423" table:formula="of:=[.$D38]/[.I$36]" office:value-type="float" office:value="151.65412065072" calcext:value-type="float">
            <text:p>152</text:p>
          </table:table-cell>
          <table:table-cell table:style-name="ce423" table:formula="of:=[.$D38]/[.J$36]" office:value-type="float" office:value="582.733876649267" calcext:value-type="float">
            <text:p>583</text:p>
          </table:table-cell>
          <table:table-cell table:style-name="ce423" table:formula="of:=[.$D38]/[.K$36]" office:value-type="float" office:value="291.020180598001" calcext:value-type="float">
            <text:p>291</text:p>
          </table:table-cell>
          <table:table-cell table:style-name="ce423" table:formula="of:=[.$D38]/[.L$36]" office:value-type="float" office:value="220.446305326625" calcext:value-type="float">
            <text:p>220</text:p>
          </table:table-cell>
          <table:table-cell table:style-name="ce423" table:formula="of:=[.$D38]/[.M$36]" office:value-type="float" office:value="427.310199863501" calcext:value-type="float">
            <text:p>427</text:p>
          </table:table-cell>
          <table:table-cell table:style-name="ce423" table:formula="of:=[.$D38]/[.N$36]" office:value-type="float" office:value="1083.5063079542" calcext:value-type="float">
            <text:p>10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意大利" calcext:value-type="string">
            <text:p>意大利</text:p>
          </table:table-cell>
          <table:table-cell table:style-name="ce276" table:formula="of:=[$World_E_Asian.J11]" office:value-type="float" office:value="353.533157700052" calcext:value-type="float">
            <text:p>354</text:p>
          </table:table-cell>
          <table:table-cell table:style-name="ce423" table:formula="of:=[.$D39]/[.E$36]" office:value-type="float" office:value="152.17354367169" calcext:value-type="float">
            <text:p>152</text:p>
          </table:table-cell>
          <table:table-cell table:style-name="ce423" table:formula="of:=[.$D39]/[.F$36]" office:value-type="float" office:value="97.3647574806329" calcext:value-type="float">
            <text:p>97</text:p>
          </table:table-cell>
          <table:table-cell table:style-name="ce423" table:formula="of:=[.$D39]/[.G$36]" office:value-type="float" office:value="182.182347590686" calcext:value-type="float">
            <text:p>182</text:p>
          </table:table-cell>
          <table:table-cell table:style-name="ce423" table:formula="of:=[.$D39]/[.H$36]" office:value-type="float" office:value="614.374284922042" calcext:value-type="float">
            <text:p>614</text:p>
          </table:table-cell>
          <table:table-cell table:style-name="ce423" table:formula="of:=[.$D39]/[.I$36]" office:value-type="float" office:value="235.278862755686" calcext:value-type="float">
            <text:p>235</text:p>
          </table:table-cell>
          <table:table-cell table:style-name="ce423" table:formula="of:=[.$D39]/[.J$36]" office:value-type="float" office:value="904.063557250933" calcext:value-type="float">
            <text:p>904</text:p>
          </table:table-cell>
          <table:table-cell table:style-name="ce423" table:formula="of:=[.$D39]/[.K$36]" office:value-type="float" office:value="451.493812606318" calcext:value-type="float">
            <text:p>451</text:p>
          </table:table-cell>
          <table:table-cell table:style-name="ce423" table:formula="of:=[.$D39]/[.L$36]" office:value-type="float" office:value="342.004264660876" calcext:value-type="float">
            <text:p>342</text:p>
          </table:table-cell>
          <table:table-cell table:style-name="ce423" table:formula="of:=[.$D39]/[.M$36]" office:value-type="float" office:value="662.936538990195" calcext:value-type="float">
            <text:p>663</text:p>
          </table:table-cell>
          <table:table-cell table:style-name="ce423" table:formula="of:=[.$D39]/[.N$36]" office:value-type="float" office:value="1680.97069060989" calcext:value-type="float">
            <text:p>168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Germany" calcext:value-type="string">
            <text:p>Germany</text:p>
          </table:table-cell>
          <table:table-cell table:style-name="ce244" table:formula="of:=[.C9]" office:value-type="string" office:string-value="德國" calcext:value-type="string">
            <text:p>德國</text:p>
          </table:table-cell>
          <table:table-cell table:style-name="ce276" table:formula="of:=[$World_E_Asian.J12]" office:value-type="float" office:value="21.672222718129" calcext:value-type="float">
            <text:p>22</text:p>
          </table:table-cell>
          <table:table-cell table:style-name="ce423" table:formula="of:=[.$D40]/[.E$36]" office:value-type="float" office:value="9.32851377142358" calcext:value-type="float">
            <text:p>9</text:p>
          </table:table-cell>
          <table:table-cell table:style-name="ce423" table:formula="of:=[.$D40]/[.F$36]" office:value-type="float" office:value="5.96863593430512" calcext:value-type="float">
            <text:p>6</text:p>
          </table:table-cell>
          <table:table-cell table:style-name="ce423" table:formula="of:=[.$D40]/[.G$36]" office:value-type="float" office:value="11.1681077893315" calcext:value-type="float">
            <text:p>11</text:p>
          </table:table-cell>
          <table:table-cell table:style-name="ce423" table:formula="of:=[.$D40]/[.H$36]" office:value-type="float" office:value="37.6622561282312" calcext:value-type="float">
            <text:p>38</text:p>
          </table:table-cell>
          <table:table-cell table:style-name="ce423" table:formula="of:=[.$D40]/[.I$36]" office:value-type="float" office:value="14.4230203121018" calcext:value-type="float">
            <text:p>14</text:p>
          </table:table-cell>
          <table:table-cell table:style-name="ce423" table:formula="of:=[.$D40]/[.J$36]" office:value-type="float" office:value="55.4207330694269" calcext:value-type="float">
            <text:p>55</text:p>
          </table:table-cell>
          <table:table-cell table:style-name="ce423" table:formula="of:=[.$D40]/[.K$36]" office:value-type="float" office:value="27.6773882436314" calcext:value-type="float">
            <text:p>28</text:p>
          </table:table-cell>
          <table:table-cell table:style-name="ce423" table:formula="of:=[.$D40]/[.L$36]" office:value-type="float" office:value="20.9654806991795" calcext:value-type="float">
            <text:p>21</text:p>
          </table:table-cell>
          <table:table-cell table:style-name="ce423" table:formula="of:=[.$D40]/[.M$36]" office:value-type="float" office:value="40.6392102354675" calcext:value-type="float">
            <text:p>41</text:p>
          </table:table-cell>
          <table:table-cell table:style-name="ce423" table:formula="of:=[.$D40]/[.N$36]" office:value-type="float" office:value="103.046547109036" calcext:value-type="float">
            <text:p>10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France" calcext:value-type="string">
            <text:p>France</text:p>
          </table:table-cell>
          <table:table-cell table:style-name="ce244" table:formula="of:=[.C10]" office:value-type="string" office:string-value="法國" calcext:value-type="string">
            <text:p>法國</text:p>
          </table:table-cell>
          <table:table-cell table:style-name="ce276" table:formula="of:=[$World_E_Asian.J13]" office:value-type="float" office:value="132.849305265669" calcext:value-type="float">
            <text:p>133</text:p>
          </table:table-cell>
          <table:table-cell table:style-name="ce423" table:formula="of:=[.$D41]/[.E$36]" office:value-type="float" office:value="57.1831782006455" calcext:value-type="float">
            <text:p>57</text:p>
          </table:table-cell>
          <table:table-cell table:style-name="ce423" table:formula="of:=[.$D41]/[.F$36]" office:value-type="float" office:value="36.5873472033328" calcext:value-type="float">
            <text:p>37</text:p>
          </table:table-cell>
          <table:table-cell table:style-name="ce423" table:formula="of:=[.$D41]/[.G$36]" office:value-type="float" office:value="68.4597689974685" calcext:value-type="float">
            <text:p>68</text:p>
          </table:table-cell>
          <table:table-cell table:style-name="ce423" table:formula="of:=[.$D41]/[.H$36]" office:value-type="float" office:value="230.86716237868" calcext:value-type="float">
            <text:p>231</text:p>
          </table:table-cell>
          <table:table-cell table:style-name="ce423" table:formula="of:=[.$D41]/[.I$36]" office:value-type="float" office:value="88.4121694953111" calcext:value-type="float">
            <text:p>88</text:p>
          </table:table-cell>
          <table:table-cell table:style-name="ce423" table:formula="of:=[.$D41]/[.J$36]" office:value-type="float" office:value="339.725462466227" calcext:value-type="float">
            <text:p>340</text:p>
          </table:table-cell>
          <table:table-cell table:style-name="ce423" table:formula="of:=[.$D41]/[.K$36]" office:value-type="float" office:value="169.660576469568" calcext:value-type="float">
            <text:p>170</text:p>
          </table:table-cell>
          <table:table-cell table:style-name="ce423" table:formula="of:=[.$D41]/[.L$36]" office:value-type="float" office:value="128.517022996303" calcext:value-type="float">
            <text:p>129</text:p>
          </table:table-cell>
          <table:table-cell table:style-name="ce423" table:formula="of:=[.$D41]/[.M$36]" office:value-type="float" office:value="249.11569600155" calcext:value-type="float">
            <text:p>249</text:p>
          </table:table-cell>
          <table:table-cell table:style-name="ce423" table:formula="of:=[.$D41]/[.N$36]" office:value-type="float" office:value="631.66858201443" calcext:value-type="float">
            <text:p>63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Iran" calcext:value-type="string">
            <text:p>Iran</text:p>
          </table:table-cell>
          <table:table-cell table:style-name="ce244" table:formula="of:=[.C11]" office:value-type="string" office:string-value="伊朗" calcext:value-type="string">
            <text:p>伊朗</text:p>
          </table:table-cell>
          <table:table-cell table:style-name="ce276" table:formula="of:=[$World_E_Asian.J14]" office:value-type="float" office:value="44.8633471325422" calcext:value-type="float">
            <text:p>45</text:p>
          </table:table-cell>
          <table:table-cell table:style-name="ce423" table:formula="of:=[.$D42]/[.E$36]" office:value-type="float" office:value="19.3108181380949" calcext:value-type="float">
            <text:p>19</text:p>
          </table:table-cell>
          <table:table-cell table:style-name="ce423" table:formula="of:=[.$D42]/[.F$36]" office:value-type="float" office:value="12.3555848106204" calcext:value-type="float">
            <text:p>12</text:p>
          </table:table-cell>
          <table:table-cell table:style-name="ce423" table:formula="of:=[.$D42]/[.G$36]" office:value-type="float" office:value="23.1189344573922" calcext:value-type="float">
            <text:p>23</text:p>
          </table:table-cell>
          <table:table-cell table:style-name="ce423" table:formula="of:=[.$D42]/[.H$36]" office:value-type="float" office:value="77.9640783712574" calcext:value-type="float">
            <text:p>78</text:p>
          </table:table-cell>
          <table:table-cell table:style-name="ce423" table:formula="of:=[.$D42]/[.I$36]" office:value-type="float" office:value="29.8568806429003" calcext:value-type="float">
            <text:p>30</text:p>
          </table:table-cell>
          <table:table-cell table:style-name="ce423" table:formula="of:=[.$D42]/[.J$36]" office:value-type="float" office:value="114.725638360748" calcext:value-type="float">
            <text:p>115</text:p>
          </table:table-cell>
          <table:table-cell table:style-name="ce423" table:formula="of:=[.$D42]/[.K$36]" office:value-type="float" office:value="57.294551308643" calcext:value-type="float">
            <text:p>57</text:p>
          </table:table-cell>
          <table:table-cell table:style-name="ce423" table:formula="of:=[.$D42]/[.L$36]" office:value-type="float" office:value="43.4003309508766" calcext:value-type="float">
            <text:p>43</text:p>
          </table:table-cell>
          <table:table-cell table:style-name="ce423" table:formula="of:=[.$D42]/[.M$36]" office:value-type="float" office:value="84.1266269592648" calcext:value-type="float">
            <text:p>84</text:p>
          </table:table-cell>
          <table:table-cell table:style-name="ce423" table:formula="of:=[.$D42]/[.N$36]" office:value-type="float" office:value="213.315130334802" calcext:value-type="float">
            <text:p>21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United Kingdom" calcext:value-type="string">
            <text:p>United Kingdom</text:p>
          </table:table-cell>
          <table:table-cell table:style-name="ce244" table:formula="of:=[.C12]" office:value-type="string" office:string-value="英國" calcext:value-type="string">
            <text:p>英國</text:p>
          </table:table-cell>
          <table:table-cell table:style-name="ce276" table:formula="of:=[$World_E_Asian.J15]" office:value-type="float" office:value="80.8753747052595" calcext:value-type="float">
            <text:p>81</text:p>
          </table:table-cell>
          <table:table-cell table:style-name="ce423" table:formula="of:=[.$D43]/[.E$36]" office:value-type="float" office:value="34.8117060496963" calcext:value-type="float">
            <text:p>35</text:p>
          </table:table-cell>
          <table:table-cell table:style-name="ce423" table:formula="of:=[.$D43]/[.F$36]" office:value-type="float" office:value="22.2734730047974" calcext:value-type="float">
            <text:p>22</text:p>
          </table:table-cell>
          <table:table-cell table:style-name="ce423" table:formula="of:=[.$D43]/[.G$36]" office:value-type="float" office:value="41.6766159132981" calcext:value-type="float">
            <text:p>42</text:p>
          </table:table-cell>
          <table:table-cell table:style-name="ce423" table:formula="of:=[.$D43]/[.H$36]" office:value-type="float" office:value="140.546224364343" calcext:value-type="float">
            <text:p>141</text:p>
          </table:table-cell>
          <table:table-cell table:style-name="ce423" table:formula="of:=[.$D43]/[.I$36]" office:value-type="float" office:value="53.8231443675153" calcext:value-type="float">
            <text:p>54</text:p>
          </table:table-cell>
          <table:table-cell table:style-name="ce423" table:formula="of:=[.$D43]/[.J$36]" office:value-type="float" office:value="206.816467868831" calcext:value-type="float">
            <text:p>207</text:p>
          </table:table-cell>
          <table:table-cell table:style-name="ce423" table:formula="of:=[.$D43]/[.K$36]" office:value-type="float" office:value="103.285167109056" calcext:value-type="float">
            <text:p>103</text:p>
          </table:table-cell>
          <table:table-cell table:style-name="ce423" table:formula="of:=[.$D43]/[.L$36]" office:value-type="float" office:value="78.2379882984339" calcext:value-type="float">
            <text:p>78</text:p>
          </table:table-cell>
          <table:table-cell table:style-name="ce423" table:formula="of:=[.$D43]/[.M$36]" office:value-type="float" office:value="151.655480762935" calcext:value-type="float">
            <text:p>152</text:p>
          </table:table-cell>
          <table:table-cell table:style-name="ce423" table:formula="of:=[.$D43]/[.N$36]" office:value-type="float" office:value="384.544225939274" calcext:value-type="float">
            <text:p>38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Turkey" calcext:value-type="string">
            <text:p>Turkey</text:p>
          </table:table-cell>
          <table:table-cell table:style-name="ce244" table:formula="of:=[.C13]" office:value-type="string" office:string-value="土耳其" calcext:value-type="string">
            <text:p>土耳其</text:p>
          </table:table-cell>
          <table:table-cell table:style-name="ce276" table:formula="of:=[$World_E_Asian.J16]" office:value-type="float" office:value="7.80470234398541" calcext:value-type="float">
            <text:p>8</text:p>
          </table:table-cell>
          <table:table-cell table:style-name="ce423" table:formula="of:=[.$D44]/[.E$36]" office:value-type="float" office:value="3.35942806811536" calcext:value-type="float">
            <text:p>3</text:p>
          </table:table-cell>
          <table:table-cell table:style-name="ce423" table:formula="of:=[.$D44]/[.F$36]" office:value-type="float" office:value="2.14945312590846" calcext:value-type="float">
            <text:p>2</text:p>
          </table:table-cell>
          <table:table-cell table:style-name="ce423" table:formula="of:=[.$D44]/[.G$36]" office:value-type="float" office:value="4.02191128131793" calcext:value-type="float">
            <text:p>4</text:p>
          </table:table-cell>
          <table:table-cell table:style-name="ce423" table:formula="of:=[.$D44]/[.H$36]" office:value-type="float" office:value="13.5631080626492" calcext:value-type="float">
            <text:p>14</text:p>
          </table:table-cell>
          <table:table-cell table:style-name="ce423" table:formula="of:=[.$D44]/[.I$36]" office:value-type="float" office:value="5.19408562293182" calcext:value-type="float">
            <text:p>5</text:p>
          </table:table-cell>
          <table:table-cell table:style-name="ce423" table:formula="of:=[.$D44]/[.J$36]" office:value-type="float" office:value="19.9583739479809" calcext:value-type="float">
            <text:p>20</text:p>
          </table:table-cell>
          <table:table-cell table:style-name="ce423" table:formula="of:=[.$D44]/[.K$36]" office:value-type="float" office:value="9.96731067735694" calcext:value-type="float">
            <text:p>10</text:p>
          </table:table-cell>
          <table:table-cell table:style-name="ce423" table:formula="of:=[.$D44]/[.L$36]" office:value-type="float" office:value="7.55018709819691" calcext:value-type="float">
            <text:p>8</text:p>
          </table:table-cell>
          <table:table-cell table:style-name="ce423" table:formula="of:=[.$D44]/[.M$36]" office:value-type="float" office:value="14.6351827178828" calcext:value-type="float">
            <text:p>15</text:p>
          </table:table-cell>
          <table:table-cell table:style-name="ce423" table:formula="of:=[.$D44]/[.N$36]" office:value-type="float" office:value="37.1096051485636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Switzerland" calcext:value-type="string">
            <text:p>Switzerland</text:p>
          </table:table-cell>
          <table:table-cell table:style-name="ce244" table:formula="of:=[.C14]" office:value-type="string" office:string-value="瑞士" calcext:value-type="string">
            <text:p>瑞士</text:p>
          </table:table-cell>
          <table:table-cell table:style-name="ce276" table:formula="of:=[$World_E_Asian.J17]" office:value-type="float" office:value="90.5560408619585" calcext:value-type="float">
            <text:p>91</text:p>
          </table:table-cell>
          <table:table-cell table:style-name="ce423" table:formula="of:=[.$D45]/[.E$36]" office:value-type="float" office:value="38.978617249062" calcext:value-type="float">
            <text:p>39</text:p>
          </table:table-cell>
          <table:table-cell table:style-name="ce423" table:formula="of:=[.$D45]/[.F$36]" office:value-type="float" office:value="24.9395757226581" calcext:value-type="float">
            <text:p>25</text:p>
          </table:table-cell>
          <table:table-cell table:style-name="ce423" table:formula="of:=[.$D45]/[.G$36]" office:value-type="float" office:value="46.6652469603624" calcext:value-type="float">
            <text:p>47</text:p>
          </table:table-cell>
          <table:table-cell table:style-name="ce423" table:formula="of:=[.$D45]/[.H$36]" office:value-type="float" office:value="157.369405494745" calcext:value-type="float">
            <text:p>157</text:p>
          </table:table-cell>
          <table:table-cell table:style-name="ce423" table:formula="of:=[.$D45]/[.I$36]" office:value-type="float" office:value="60.265697419351" calcext:value-type="float">
            <text:p>60</text:p>
          </table:table-cell>
          <table:table-cell table:style-name="ce423" table:formula="of:=[.$D45]/[.J$36]" office:value-type="float" office:value="231.572101934729" calcext:value-type="float">
            <text:p>232</text:p>
          </table:table-cell>
          <table:table-cell table:style-name="ce423" table:formula="of:=[.$D45]/[.K$36]" office:value-type="float" office:value="115.648253219823" calcext:value-type="float">
            <text:p>116</text:p>
          </table:table-cell>
          <table:table-cell table:style-name="ce423" table:formula="of:=[.$D45]/[.L$36]" office:value-type="float" office:value="87.60296309143" calcext:value-type="float">
            <text:p>88</text:p>
          </table:table-cell>
          <table:table-cell table:style-name="ce423" table:formula="of:=[.$D45]/[.M$36]" office:value-type="float" office:value="169.808423923323" calcext:value-type="float">
            <text:p>170</text:p>
          </table:table-cell>
          <table:table-cell table:style-name="ce423" table:formula="of:=[.$D45]/[.N$36]" office:value-type="float" office:value="430.573617300626" calcext:value-type="float">
            <text:p>43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Belgium" calcext:value-type="string">
            <text:p>Belgium</text:p>
          </table:table-cell>
          <table:table-cell table:style-name="ce244" table:formula="of:=[.C15]" office:value-type="string" office:string-value="比利時" calcext:value-type="string">
            <text:p>比利時</text:p>
          </table:table-cell>
          <table:table-cell table:style-name="ce276" table:formula="of:=[$World_E_Asian.J18]" office:value-type="float" office:value="176.353423700236" calcext:value-type="float">
            <text:p>176</text:p>
          </table:table-cell>
          <table:table-cell table:style-name="ce423" table:formula="of:=[.$D46]/[.E$36]" office:value-type="float" office:value="75.9089348158646" calcext:value-type="float">
            <text:p>76</text:p>
          </table:table-cell>
          <table:table-cell table:style-name="ce423" table:formula="of:=[.$D46]/[.F$36]" office:value-type="float" office:value="48.5685937951564" calcext:value-type="float">
            <text:p>49</text:p>
          </table:table-cell>
          <table:table-cell table:style-name="ce423" table:formula="of:=[.$D46]/[.G$36]" office:value-type="float" office:value="90.8782671033721" calcext:value-type="float">
            <text:p>91</text:p>
          </table:table-cell>
          <table:table-cell table:style-name="ce423" table:formula="of:=[.$D46]/[.H$36]" office:value-type="float" office:value="306.469156342363" calcext:value-type="float">
            <text:p>306</text:p>
          </table:table-cell>
          <table:table-cell table:style-name="ce423" table:formula="of:=[.$D46]/[.I$36]" office:value-type="float" office:value="117.364473649927" calcext:value-type="float">
            <text:p>117</text:p>
          </table:table-cell>
          <table:table-cell table:style-name="ce423" table:formula="of:=[.$D46]/[.J$36]" office:value-type="float" office:value="450.975248265357" calcext:value-type="float">
            <text:p>451</text:p>
          </table:table-cell>
          <table:table-cell table:style-name="ce423" table:formula="of:=[.$D46]/[.K$36]" office:value-type="float" office:value="225.219269815" calcext:value-type="float">
            <text:p>225</text:p>
          </table:table-cell>
          <table:table-cell table:style-name="ce423" table:formula="of:=[.$D46]/[.L$36]" office:value-type="float" office:value="170.60245037666" calcext:value-type="float">
            <text:p>171</text:p>
          </table:table-cell>
          <table:table-cell table:style-name="ce423" table:formula="of:=[.$D46]/[.M$36]" office:value-type="float" office:value="330.69353128709" calcext:value-type="float">
            <text:p>331</text:p>
          </table:table-cell>
          <table:table-cell table:style-name="ce423" table:formula="of:=[.$D46]/[.N$36]" office:value-type="float" office:value="838.520885444974" calcext:value-type="float">
            <text:p>83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6]" office:value-type="string" office:string-value="Netherlands" calcext:value-type="string">
            <text:p>Netherlands</text:p>
          </table:table-cell>
          <table:table-cell table:style-name="ce244" table:formula="of:=[.C16]" office:value-type="string" office:string-value="荷蘭" calcext:value-type="string">
            <text:p>荷蘭</text:p>
          </table:table-cell>
          <table:table-cell table:style-name="ce276" table:formula="of:=[$World_E_Asian.J19]" office:value-type="float" office:value="109.199614204255" calcext:value-type="float">
            <text:p>109</text:p>
          </table:table-cell>
          <table:table-cell table:style-name="ce423" table:formula="of:=[.$D47]/[.E$36]" office:value-type="float" office:value="47.0034900521031" calcext:value-type="float">
            <text:p>47</text:p>
          </table:table-cell>
          <table:table-cell table:style-name="ce423" table:formula="of:=[.$D47]/[.F$36]" office:value-type="float" office:value="30.0741068338395" calcext:value-type="float">
            <text:p>30</text:p>
          </table:table-cell>
          <table:table-cell table:style-name="ce423" table:formula="of:=[.$D47]/[.G$36]" office:value-type="float" office:value="56.2726342308386" calcext:value-type="float">
            <text:p>56</text:p>
          </table:table-cell>
          <table:table-cell table:style-name="ce423" table:formula="of:=[.$D47]/[.H$36]" office:value-type="float" office:value="189.768437356654" calcext:value-type="float">
            <text:p>190</text:p>
          </table:table-cell>
          <table:table-cell table:style-name="ce423" table:formula="of:=[.$D47]/[.I$36]" office:value-type="float" office:value="72.6731297581288" calcext:value-type="float">
            <text:p>73</text:p>
          </table:table-cell>
          <table:table-cell table:style-name="ce423" table:formula="of:=[.$D47]/[.J$36]" office:value-type="float" office:value="279.247899433774" calcext:value-type="float">
            <text:p>279</text:p>
          </table:table-cell>
          <table:table-cell table:style-name="ce423" table:formula="of:=[.$D47]/[.K$36]" office:value-type="float" office:value="139.45778232787" calcext:value-type="float">
            <text:p>139</text:p>
          </table:table-cell>
          <table:table-cell table:style-name="ce423" table:formula="of:=[.$D47]/[.L$36]" office:value-type="float" office:value="105.638560185248" calcext:value-type="float">
            <text:p>106</text:p>
          </table:table-cell>
          <table:table-cell table:style-name="ce423" table:formula="of:=[.$D47]/[.M$36]" office:value-type="float" office:value="204.768386565464" calcext:value-type="float">
            <text:p>205</text:p>
          </table:table-cell>
          <table:table-cell table:style-name="ce423" table:formula="of:=[.$D47]/[.N$36]" office:value-type="float" office:value="519.21961746796" calcext:value-type="float">
            <text:p>51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7]" office:value-type="string" office:string-value="Canada" calcext:value-type="string">
            <text:p>Canada</text:p>
          </table:table-cell>
          <table:table-cell table:style-name="ce244" table:formula="of:=[.C17]" office:value-type="string" office:string-value="加拿大" calcext:value-type="string">
            <text:p>加拿大</text:p>
          </table:table-cell>
          <table:table-cell table:style-name="ce276" table:formula="of:=[$World_E_Asian.J20]" office:value-type="float" office:value="8.50363149820929" calcext:value-type="float">
            <text:p>9</text:p>
          </table:table-cell>
          <table:table-cell table:style-name="ce423" table:formula="of:=[.$D48]/[.E$36]" office:value-type="float" office:value="3.66027262500397" calcext:value-type="float">
            <text:p>4</text:p>
          </table:table-cell>
          <table:table-cell table:style-name="ce423" table:formula="of:=[.$D48]/[.F$36]" office:value-type="float" office:value="2.34194162695845" calcext:value-type="float">
            <text:p>2</text:p>
          </table:table-cell>
          <table:table-cell table:style-name="ce423" table:formula="of:=[.$D48]/[.G$36]" office:value-type="float" office:value="4.38208274287037" calcext:value-type="float">
            <text:p>4</text:p>
          </table:table-cell>
          <table:table-cell table:style-name="ce423" table:formula="of:=[.$D48]/[.H$36]" office:value-type="float" office:value="14.7777157733686" calcext:value-type="float">
            <text:p>15</text:p>
          </table:table-cell>
          <table:table-cell table:style-name="ce423" table:formula="of:=[.$D48]/[.I$36]" office:value-type="float" office:value="5.65922800907288" calcext:value-type="float">
            <text:p>6</text:p>
          </table:table-cell>
          <table:table-cell table:style-name="ce423" table:formula="of:=[.$D48]/[.J$36]" office:value-type="float" office:value="21.7456925167533" calcext:value-type="float">
            <text:p>22</text:p>
          </table:table-cell>
          <table:table-cell table:style-name="ce423" table:formula="of:=[.$D48]/[.K$36]" office:value-type="float" office:value="10.859906411899" calcext:value-type="float">
            <text:p>11</text:p>
          </table:table-cell>
          <table:table-cell table:style-name="ce423" table:formula="of:=[.$D48]/[.L$36]" office:value-type="float" office:value="8.22632382323697" calcext:value-type="float">
            <text:p>8</text:p>
          </table:table-cell>
          <table:table-cell table:style-name="ce423" table:formula="of:=[.$D48]/[.M$36]" office:value-type="float" office:value="15.9457971946546" calcext:value-type="float">
            <text:p>16</text:p>
          </table:table-cell>
          <table:table-cell table:style-name="ce423" table:formula="of:=[.$D48]/[.N$36]" office:value-type="float" office:value="40.4328561576243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8]" office:value-type="string" office:string-value="Austria" calcext:value-type="string">
            <text:p>Austria</text:p>
          </table:table-cell>
          <table:table-cell table:style-name="ce244" table:formula="of:=[.C18]" office:value-type="string" office:string-value="奧地利" calcext:value-type="string">
            <text:p>奧地利</text:p>
          </table:table-cell>
          <table:table-cell table:style-name="ce276" table:formula="of:=[$World_E_Asian.J21]" office:value-type="float" office:value="27.1353693123763" calcext:value-type="float">
            <text:p>27</text:p>
          </table:table-cell>
          <table:table-cell table:style-name="ce423" table:formula="of:=[.$D49]/[.E$36]" office:value-type="float" office:value="11.6800509857911" calcext:value-type="float">
            <text:p>12</text:p>
          </table:table-cell>
          <table:table-cell table:style-name="ce423" table:formula="of:=[.$D49]/[.F$36]" office:value-type="float" office:value="7.47321317591519" calcext:value-type="float">
            <text:p>7</text:p>
          </table:table-cell>
          <table:table-cell table:style-name="ce423" table:formula="of:=[.$D49]/[.G$36]" office:value-type="float" office:value="13.9833709410172" calcext:value-type="float">
            <text:p>14</text:p>
          </table:table-cell>
          <table:table-cell table:style-name="ce423" table:formula="of:=[.$D49]/[.H$36]" office:value-type="float" office:value="47.1561797084141" calcext:value-type="float">
            <text:p>47</text:p>
          </table:table-cell>
          <table:table-cell table:style-name="ce423" table:formula="of:=[.$D49]/[.I$36]" office:value-type="float" office:value="18.0587837186354" calcext:value-type="float">
            <text:p>18</text:p>
          </table:table-cell>
          <table:table-cell table:style-name="ce423" table:formula="of:=[.$D49]/[.J$36]" office:value-type="float" office:value="69.3912239164806" calcext:value-type="float">
            <text:p>69</text:p>
          </table:table-cell>
          <table:table-cell table:style-name="ce423" table:formula="of:=[.$D49]/[.K$36]" office:value-type="float" office:value="34.65432048023" calcext:value-type="float">
            <text:p>35</text:p>
          </table:table-cell>
          <table:table-cell table:style-name="ce423" table:formula="of:=[.$D49]/[.L$36]" office:value-type="float" office:value="26.2504713514152" calcext:value-type="float">
            <text:p>26</text:p>
          </table:table-cell>
          <table:table-cell table:style-name="ce423" table:formula="of:=[.$D49]/[.M$36]" office:value-type="float" office:value="50.8835661503353" calcext:value-type="float">
            <text:p>51</text:p>
          </table:table-cell>
          <table:table-cell table:style-name="ce423" table:formula="of:=[.$D49]/[.N$36]" office:value-type="float" office:value="129.022581049328" calcext:value-type="float">
            <text:p>12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9]" office:value-type="string" office:string-value="Brazil" calcext:value-type="string">
            <text:p>Brazil</text:p>
          </table:table-cell>
          <table:table-cell table:style-name="ce244" table:formula="of:=[.C19]" office:value-type="string" office:string-value="巴西" calcext:value-type="string">
            <text:p>巴西</text:p>
          </table:table-cell>
          <table:table-cell table:style-name="ce276" table:formula="of:=[$World_E_Asian.J22]" office:value-type="float" office:value="2.61645885572318" calcext:value-type="float">
            <text:p>3</text:p>
          </table:table-cell>
          <table:table-cell table:style-name="ce423" table:formula="of:=[.$D50]/[.E$36]" office:value-type="float" office:value="1.12621916013994" calcext:value-type="float">
            <text:p>1</text:p>
          </table:table-cell>
          <table:table-cell table:style-name="ce423" table:formula="of:=[.$D50]/[.F$36]" office:value-type="float" office:value="0.720585541686815" calcext:value-type="float">
            <text:p>1</text:p>
          </table:table-cell>
          <table:table-cell table:style-name="ce423" table:formula="of:=[.$D50]/[.G$36]" office:value-type="float" office:value="1.34831091887147" calcext:value-type="float">
            <text:p>1</text:p>
          </table:table-cell>
          <table:table-cell table:style-name="ce423" table:formula="of:=[.$D50]/[.H$36]" office:value-type="float" office:value="4.54691449302957" calcext:value-type="float">
            <text:p>5</text:p>
          </table:table-cell>
          <table:table-cell table:style-name="ce423" table:formula="of:=[.$D50]/[.I$36]" office:value-type="float" office:value="1.7412722134083" calcext:value-type="float">
            <text:p>2</text:p>
          </table:table-cell>
          <table:table-cell table:style-name="ce423" table:formula="of:=[.$D50]/[.J$36]" office:value-type="float" office:value="6.69087198466607" calcext:value-type="float">
            <text:p>7</text:p>
          </table:table-cell>
          <table:table-cell table:style-name="ce423" table:formula="of:=[.$D50]/[.K$36]" office:value-type="float" office:value="3.34145456676029" calcext:value-type="float">
            <text:p>3</text:p>
          </table:table-cell>
          <table:table-cell table:style-name="ce423" table:formula="of:=[.$D50]/[.L$36]" office:value-type="float" office:value="2.53113482420863" calcext:value-type="float">
            <text:p>3</text:p>
          </table:table-cell>
          <table:table-cell table:style-name="ce423" table:formula="of:=[.$D50]/[.M$36]" office:value-type="float" office:value="4.90631823478072" calcext:value-type="float">
            <text:p>5</text:p>
          </table:table-cell>
          <table:table-cell table:style-name="ce423" table:formula="of:=[.$D50]/[.N$36]" office:value-type="float" office:value="12.4406736790129" calcext:value-type="float">
            <text:p>1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0]" office:value-type="string" office:string-value="Portugal" calcext:value-type="string">
            <text:p>Portugal</text:p>
          </table:table-cell>
          <table:table-cell table:style-name="ce244" table:formula="of:=[.C20]" office:value-type="string" office:string-value="葡萄牙" calcext:value-type="string">
            <text:p>葡萄牙</text:p>
          </table:table-cell>
          <table:table-cell table:style-name="ce276" table:formula="of:=[$World_E_Asian.J23]" office:value-type="float" office:value="33.571359135015" calcext:value-type="float">
            <text:p>34</text:p>
          </table:table-cell>
          <table:table-cell table:style-name="ce423" table:formula="of:=[.$D51]/[.E$36]" office:value-type="float" office:value="14.4503353481332" calcext:value-type="float">
            <text:p>14</text:p>
          </table:table-cell>
          <table:table-cell table:style-name="ce423" table:formula="of:=[.$D51]/[.F$36]" office:value-type="float" office:value="9.24571619177287" calcext:value-type="float">
            <text:p>9</text:p>
          </table:table-cell>
          <table:table-cell table:style-name="ce423" table:formula="of:=[.$D51]/[.G$36]" office:value-type="float" office:value="17.2999586766233" calcext:value-type="float">
            <text:p>17</text:p>
          </table:table-cell>
          <table:table-cell table:style-name="ce423" table:formula="of:=[.$D51]/[.H$36]" office:value-type="float" office:value="58.3407222581794" calcext:value-type="float">
            <text:p>58</text:p>
          </table:table-cell>
          <table:table-cell table:style-name="ce423" table:formula="of:=[.$D51]/[.I$36]" office:value-type="float" office:value="22.3419813005219" calcext:value-type="float">
            <text:p>22</text:p>
          </table:table-cell>
          <table:table-cell table:style-name="ce423" table:formula="of:=[.$D51]/[.J$36]" office:value-type="float" office:value="85.8494930399163" calcext:value-type="float">
            <text:p>86</text:p>
          </table:table-cell>
          <table:table-cell table:style-name="ce423" table:formula="of:=[.$D51]/[.K$36]" office:value-type="float" office:value="42.8736614943024" calcext:value-type="float">
            <text:p>43</text:p>
          </table:table-cell>
          <table:table-cell table:style-name="ce423" table:formula="of:=[.$D51]/[.L$36]" office:value-type="float" office:value="32.4765803279427" calcext:value-type="float">
            <text:p>32</text:p>
          </table:table-cell>
          <table:table-cell table:style-name="ce423" table:formula="of:=[.$D51]/[.M$36]" office:value-type="float" office:value="62.9521733660017" calcext:value-type="float">
            <text:p>63</text:p>
          </table:table-cell>
          <table:table-cell table:style-name="ce423" table:formula="of:=[.$D51]/[.N$36]" office:value-type="float" office:value="159.624265845462" calcext:value-type="float">
            <text:p>16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1]" office:value-type="string" office:string-value="Israel" calcext:value-type="string">
            <text:p>Israel</text:p>
          </table:table-cell>
          <table:table-cell table:style-name="ce244" table:formula="of:=[.C21]" office:value-type="string" office:string-value="以色列" calcext:value-type="string">
            <text:p>以色列</text:p>
          </table:table-cell>
          <table:table-cell table:style-name="ce276" table:formula="of:=[$World_E_Asian.J24]" office:value-type="float" office:value="6.20793308501601" calcext:value-type="float">
            <text:p>6</text:p>
          </table:table-cell>
          <table:table-cell table:style-name="ce423" table:formula="of:=[.$D52]/[.E$36]" office:value-type="float" office:value="2.67212043862973" calcext:value-type="float">
            <text:p>3</text:p>
          </table:table-cell>
          <table:table-cell table:style-name="ce423" table:formula="of:=[.$D52]/[.F$36]" office:value-type="float" office:value="1.70969507700718" calcext:value-type="float">
            <text:p>2</text:p>
          </table:table-cell>
          <table:table-cell table:style-name="ce423" table:formula="of:=[.$D52]/[.G$36]" office:value-type="float" office:value="3.19906576930942" calcext:value-type="float">
            <text:p>3</text:p>
          </table:table-cell>
          <table:table-cell table:style-name="ce423" table:formula="of:=[.$D52]/[.H$36]" office:value-type="float" office:value="10.7882227363423" calcext:value-type="float">
            <text:p>11</text:p>
          </table:table-cell>
          <table:table-cell table:style-name="ce423" table:formula="of:=[.$D52]/[.I$36]" office:value-type="float" office:value="4.13142418043056" calcext:value-type="float">
            <text:p>4</text:p>
          </table:table-cell>
          <table:table-cell table:style-name="ce423" table:formula="of:=[.$D52]/[.J$36]" office:value-type="float" office:value="15.8750769079969" calcext:value-type="float">
            <text:p>16</text:p>
          </table:table-cell>
          <table:table-cell table:style-name="ce423" table:formula="of:=[.$D52]/[.K$36]" office:value-type="float" office:value="7.92809193681572" calcext:value-type="float">
            <text:p>8</text:p>
          </table:table-cell>
          <table:table-cell table:style-name="ce423" table:formula="of:=[.$D52]/[.L$36]" office:value-type="float" office:value="6.00548928314712" calcext:value-type="float">
            <text:p>6</text:p>
          </table:table-cell>
          <table:table-cell table:style-name="ce423" table:formula="of:=[.$D52]/[.M$36]" office:value-type="float" office:value="11.6409609226949" calcext:value-type="float">
            <text:p>12</text:p>
          </table:table-cell>
          <table:table-cell table:style-name="ce423" table:formula="of:=[.$D52]/[.N$36]" office:value-type="float" office:value="29.5173262758935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2]" office:value-type="string" office:string-value="Sweden" calcext:value-type="string">
            <text:p>Sweden</text:p>
          </table:table-cell>
          <table:table-cell table:style-name="ce244" table:formula="of:=[.C22]" office:value-type="string" office:string-value="瑞典" calcext:value-type="string">
            <text:p>瑞典</text:p>
          </table:table-cell>
          <table:table-cell table:style-name="ce276" table:formula="of:=[$World_E_Asian.J25]" office:value-type="float" office:value="48.9671606478994" calcext:value-type="float">
            <text:p>49</text:p>
          </table:table-cell>
          <table:table-cell table:style-name="ce423" table:formula="of:=[.$D53]/[.E$36]" office:value-type="float" office:value="21.07724890024" calcext:value-type="float">
            <text:p>21</text:p>
          </table:table-cell>
          <table:table-cell table:style-name="ce423" table:formula="of:=[.$D53]/[.F$36]" office:value-type="float" office:value="13.48579508642" calcext:value-type="float">
            <text:p>13</text:p>
          </table:table-cell>
          <table:table-cell table:style-name="ce423" table:formula="of:=[.$D53]/[.G$36]" office:value-type="float" office:value="25.233707468122" calcext:value-type="float">
            <text:p>25</text:p>
          </table:table-cell>
          <table:table-cell table:style-name="ce423" table:formula="of:=[.$D53]/[.H$36]" office:value-type="float" office:value="85.0957361494229" calcext:value-type="float">
            <text:p>85</text:p>
          </table:table-cell>
          <table:table-cell table:style-name="ce423" table:formula="of:=[.$D53]/[.I$36]" office:value-type="float" office:value="32.5879980948986" calcext:value-type="float">
            <text:p>33</text:p>
          </table:table-cell>
          <table:table-cell table:style-name="ce423" table:formula="of:=[.$D53]/[.J$36]" office:value-type="float" office:value="125.220009720778" calcext:value-type="float">
            <text:p>125</text:p>
          </table:table-cell>
          <table:table-cell table:style-name="ce423" table:formula="of:=[.$D53]/[.K$36]" office:value-type="float" office:value="62.535492278163" calcext:value-type="float">
            <text:p>63</text:p>
          </table:table-cell>
          <table:table-cell table:style-name="ce423" table:formula="of:=[.$D53]/[.L$36]" office:value-type="float" office:value="47.3703170555913" calcext:value-type="float">
            <text:p>47</text:p>
          </table:table-cell>
          <table:table-cell table:style-name="ce423" table:formula="of:=[.$D53]/[.M$36]" office:value-type="float" office:value="91.8219954679247" calcext:value-type="float">
            <text:p>92</text:p>
          </table:table-cell>
          <table:table-cell table:style-name="ce423" table:formula="of:=[.$D53]/[.N$36]" office:value-type="float" office:value="232.827841063047" calcext:value-type="float">
            <text:p>23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3]" office:value-type="string" office:string-value="Russia" calcext:value-type="string">
            <text:p>Russia</text:p>
          </table:table-cell>
          <table:table-cell table:style-name="ce244" table:formula="of:=[.C23]" office:value-type="string" office:string-value="俄羅斯" calcext:value-type="string">
            <text:p>俄羅斯</text:p>
          </table:table-cell>
          <table:table-cell table:style-name="ce276" table:formula="of:=[$World_E_Asian.J26]" office:value-type="float" office:value="0.395241569534802" calcext:value-type="float">
            <text:p>0</text:p>
          </table:table-cell>
          <table:table-cell table:style-name="ce423" table:formula="of:=[.$D54]/[.E$36]" office:value-type="float" office:value="0.170126362782358" calcext:value-type="float">
            <text:p>0</text:p>
          </table:table-cell>
          <table:table-cell table:style-name="ce423" table:formula="of:=[.$D54]/[.F$36]" office:value-type="float" office:value="0.108851457708729" calcext:value-type="float">
            <text:p>0</text:p>
          </table:table-cell>
          <table:table-cell table:style-name="ce423" table:formula="of:=[.$D54]/[.G$36]" office:value-type="float" office:value="0.203675483996241" calcext:value-type="float">
            <text:p>0</text:p>
          </table:table-cell>
          <table:table-cell table:style-name="ce423" table:formula="of:=[.$D54]/[.H$36]" office:value-type="float" office:value="0.686855677793115" calcext:value-type="float">
            <text:p>1</text:p>
          </table:table-cell>
          <table:table-cell table:style-name="ce423" table:formula="of:=[.$D54]/[.I$36]" office:value-type="float" office:value="0.263036111234629" calcext:value-type="float">
            <text:p>0</text:p>
          </table:table-cell>
          <table:table-cell table:style-name="ce423" table:formula="of:=[.$D54]/[.J$36]" office:value-type="float" office:value="1.01072131862166" calcext:value-type="float">
            <text:p>1</text:p>
          </table:table-cell>
          <table:table-cell table:style-name="ce423" table:formula="of:=[.$D54]/[.K$36]" office:value-type="float" office:value="0.504759226236919" calcext:value-type="float">
            <text:p>1</text:p>
          </table:table-cell>
          <table:table-cell table:style-name="ce423" table:formula="of:=[.$D54]/[.L$36]" office:value-type="float" office:value="0.382352544331489" calcext:value-type="float">
            <text:p>0</text:p>
          </table:table-cell>
          <table:table-cell table:style-name="ce423" table:formula="of:=[.$D54]/[.M$36]" office:value-type="float" office:value="0.741147110152421" calcext:value-type="float">
            <text:p>1</text:p>
          </table:table-cell>
          <table:table-cell table:style-name="ce423" table:formula="of:=[.$D54]/[.N$36]" office:value-type="float" office:value="1.87928481283315" calcext:value-type="float">
            <text:p>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4]" office:value-type="string" office:string-value="Australia" calcext:value-type="string">
            <text:p>Australia</text:p>
          </table:table-cell>
          <table:table-cell table:style-name="ce244" table:formula="of:=[.C24]" office:value-type="string" office:string-value="澳洲" calcext:value-type="string">
            <text:p>澳洲</text:p>
          </table:table-cell>
          <table:table-cell table:style-name="ce276" table:formula="of:=[$World_E_Asian.J27]" office:value-type="float" office:value="1.86992694662901" calcext:value-type="float">
            <text:p>2</text:p>
          </table:table-cell>
          <table:table-cell table:style-name="ce423" table:formula="of:=[.$D55]/[.E$36]" office:value-type="float" office:value="0.804884644277537" calcext:value-type="float">
            <text:p>1</text:p>
          </table:table-cell>
          <table:table-cell table:style-name="ce423" table:formula="of:=[.$D55]/[.F$36]" office:value-type="float" office:value="0.514987009562208" calcext:value-type="float">
            <text:p>1</text:p>
          </table:table-cell>
          <table:table-cell table:style-name="ce423" table:formula="of:=[.$D55]/[.G$36]" office:value-type="float" office:value="0.963608854049805" calcext:value-type="float">
            <text:p>1</text:p>
          </table:table-cell>
          <table:table-cell table:style-name="ce423" table:formula="of:=[.$D55]/[.H$36]" office:value-type="float" office:value="3.2495821273612" calcext:value-type="float">
            <text:p>3</text:p>
          </table:table-cell>
          <table:table-cell table:style-name="ce423" table:formula="of:=[.$D55]/[.I$36]" office:value-type="float" office:value="1.2444498510444" calcext:value-type="float">
            <text:p>1</text:p>
          </table:table-cell>
          <table:table-cell table:style-name="ce423" table:formula="of:=[.$D55]/[.J$36]" office:value-type="float" office:value="4.78182249768804" calcext:value-type="float">
            <text:p>5</text:p>
          </table:table-cell>
          <table:table-cell table:style-name="ce423" table:formula="of:=[.$D55]/[.K$36]" office:value-type="float" office:value="2.38806580950214" calcext:value-type="float">
            <text:p>2</text:p>
          </table:table-cell>
          <table:table-cell table:style-name="ce423" table:formula="of:=[.$D55]/[.L$36]" office:value-type="float" office:value="1.80894769393597" calcext:value-type="float">
            <text:p>2</text:p>
          </table:table-cell>
          <table:table-cell table:style-name="ce423" table:formula="of:=[.$D55]/[.M$36]" office:value-type="float" office:value="3.50644026214506" calcext:value-type="float">
            <text:p>4</text:p>
          </table:table-cell>
          <table:table-cell table:style-name="ce423" table:formula="of:=[.$D55]/[.N$36]" office:value-type="float" office:value="8.89108227164333" calcext:value-type="float">
            <text:p>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5]" office:value-type="string" office:string-value="Norway" calcext:value-type="string">
            <text:p>Norway</text:p>
          </table:table-cell>
          <table:table-cell table:style-name="ce244" table:formula="of:=[.C25]" office:value-type="string" office:string-value="挪威" calcext:value-type="string">
            <text:p>挪威</text:p>
          </table:table-cell>
          <table:table-cell table:style-name="ce276" table:formula="of:=[$World_E_Asian.J28]" office:value-type="float" office:value="15.2769031854206" calcext:value-type="float">
            <text:p>15</text:p>
          </table:table-cell>
          <table:table-cell table:style-name="ce423" table:formula="of:=[.$D56]/[.E$36]" office:value-type="float" office:value="6.57573538272517" calcext:value-type="float">
            <text:p>7</text:p>
          </table:table-cell>
          <table:table-cell table:style-name="ce423" table:formula="of:=[.$D56]/[.F$36]" office:value-type="float" office:value="4.20733371483522" calcext:value-type="float">
            <text:p>4</text:p>
          </table:table-cell>
          <table:table-cell table:style-name="ce423" table:formula="of:=[.$D56]/[.G$36]" office:value-type="float" office:value="7.87247822620612" calcext:value-type="float">
            <text:p>8</text:p>
          </table:table-cell>
          <table:table-cell table:style-name="ce423" table:formula="of:=[.$D56]/[.H$36]" office:value-type="float" office:value="26.5483909102783" calcext:value-type="float">
            <text:p>27</text:p>
          </table:table-cell>
          <table:table-cell table:style-name="ce423" table:formula="of:=[.$D56]/[.I$36]" office:value-type="float" office:value="10.1668891010897" calcext:value-type="float">
            <text:p>10</text:p>
          </table:table-cell>
          <table:table-cell table:style-name="ce423" table:formula="of:=[.$D56]/[.J$36]" office:value-type="float" office:value="39.0664669968733" calcext:value-type="float">
            <text:p>39</text:p>
          </table:table-cell>
          <table:table-cell table:style-name="ce423" table:formula="of:=[.$D56]/[.K$36]" office:value-type="float" office:value="19.5099868676396" calcext:value-type="float">
            <text:p>20</text:p>
          </table:table-cell>
          <table:table-cell table:style-name="ce423" table:formula="of:=[.$D56]/[.L$36]" office:value-type="float" office:value="14.7787157340925" calcext:value-type="float">
            <text:p>15</text:p>
          </table:table-cell>
          <table:table-cell table:style-name="ce423" table:formula="of:=[.$D56]/[.M$36]" office:value-type="float" office:value="28.6468669307211" calcext:value-type="float">
            <text:p>29</text:p>
          </table:table-cell>
          <table:table-cell table:style-name="ce423" table:formula="of:=[.$D56]/[.N$36]" office:value-type="float" office:value="72.6382403988388" calcext:value-type="float">
            <text:p>73</text:p>
          </table:table-cell>
          <table:table-cell table:number-columns-repeated="33"/>
        </table:table-row>
        <table:table-row table:style-name="ro29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92" calcext:value-type="float">
            <text:p>92</text:p>
          </table:table-cell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45" calcext:value-type="float">
            <text:p>45</text:p>
          </table:table-cell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30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Asian_perM_Ratio.E37:World_EAsian_perM_Ratio.N56">
            <calcext:condition calcext:apply-style-name="Default" calcext:value="&lt;10" calcext:base-cell-address="World_EAsian_perM_Ratio.E37"/>
            <calcext:condition calcext:apply-style-name="Times10" calcext:value="&lt;100" calcext:base-cell-address="World_EAsian_perM_Ratio.E37"/>
            <calcext:condition calcext:apply-style-name="Times100" calcext:value="&lt;500" calcext:base-cell-address="World_EAsian_perM_Ratio.E37"/>
            <calcext:condition calcext:apply-style-name="Times500" calcext:value="&lt;1000" calcext:base-cell-address="World_EAsian_perM_Ratio.E37"/>
            <calcext:condition calcext:apply-style-name="Times1000" calcext:value="&gt;=1000" calcext:base-cell-address="World_EAsian_perM_Ratio.E37"/>
          </calcext:conditional-format>
          <calcext:conditional-format calcext:target-range-address="World_EAsian_perM_Ratio.E6:World_EAsian_perM_Ratio.N25 World_EAsian_perM_Ratio.E37:World_EAsian_perM_Ratio.N56">
            <calcext:condition calcext:apply-style-name="Default" calcext:value="&lt;10" calcext:base-cell-address="World_EAsian_perM_Ratio.E6"/>
            <calcext:condition calcext:apply-style-name="Times10" calcext:value="&lt;=100" calcext:base-cell-address="World_EAsian_perM_Ratio.E6"/>
            <calcext:condition calcext:apply-style-name="Times100" calcext:value="&lt;500" calcext:base-cell-address="World_EAsian_perM_Ratio.E6"/>
            <calcext:condition calcext:apply-style-name="Times500" calcext:value="&lt;1000" calcext:base-cell-address="World_EAsian_perM_Ratio.E6"/>
            <calcext:condition calcext:apply-style-name="Times1000" calcext:value="&gt;=1000" calcext:base-cell-address="World_EAsian_perM_Ratio.E6"/>
          </calcext:conditional-format>
        </calcext:conditional-formats>
      </table:table>
      <table:table table:name="Euro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07" calcext:value-type="string">
            <text:p>2020-04-07</text:p>
          </table:table-cell>
          <table:table-cell table:number-columns-repeated="54"/>
        </table:table-row>
        <table:table-row table:style-name="ro9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European Top-10 countries and territories 歐洲前十位國家或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35032" calcext:value-type="float">
            <text:p>135,032</text:p>
          </table:table-cell>
          <table:table-cell table:style-name="ce154" office:value-type="float" office:value="13055" calcext:value-type="float">
            <text:p>13,055</text:p>
          </table:table-cell>
          <table:table-cell table:style-name="ce154" office:value-type="float" office:value="60550075" calcext:value-type="float">
            <text:p>60,550,075</text:p>
          </table:table-cell>
          <table:table-cell table:style-name="ce223" table:formula="of:=[.F9]*1000000/[.H9]" office:value-type="float" office:value="2230.08807173236" calcext:value-type="float">
            <text:p>2230.09</text:p>
          </table:table-cell>
          <table:table-cell table:style-name="ce223" table:formula="of:=[.G9]*1000000/[.H9]" office:value-type="float" office:value="215.606669355901" calcext:value-type="float">
            <text:p>215.6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28948" calcext:value-type="float">
            <text:p>128,948</text:p>
          </table:table-cell>
          <table:table-cell table:style-name="ce154" office:value-type="float" office:value="15887" calcext:value-type="float">
            <text:p>15,887</text:p>
          </table:table-cell>
          <table:table-cell table:style-name="ce154" office:value-type="float" office:value="46736776" calcext:value-type="float">
            <text:p>46,736,776</text:p>
          </table:table-cell>
          <table:table-cell table:style-name="ce223" table:formula="of:=[.F10]*1000000/[.H10]" office:value-type="float" office:value="2759.02642492927" calcext:value-type="float">
            <text:p>2759.03</text:p>
          </table:table-cell>
          <table:table-cell table:style-name="ce223" table:formula="of:=[.G10]*1000000/[.H10]" office:value-type="float" office:value="339.925030344412" calcext:value-type="float">
            <text:p>339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00123" calcext:value-type="float">
            <text:p>100,123</text:p>
          </table:table-cell>
          <table:table-cell table:style-name="ce154" office:value-type="float" office:value="1590" calcext:value-type="float">
            <text:p>1,590</text:p>
          </table:table-cell>
          <table:table-cell table:style-name="ce154" office:value-type="float" office:value="83517045" calcext:value-type="float">
            <text:p>83,517,045</text:p>
          </table:table-cell>
          <table:table-cell table:style-name="ce223" table:formula="of:=[.F11]*1000000/[.H11]" office:value-type="float" office:value="1198.83312442388" calcext:value-type="float">
            <text:p>1198.83</text:p>
          </table:table-cell>
          <table:table-cell table:style-name="ce223" table:formula="of:=[.G11]*1000000/[.H11]" office:value-type="float" office:value="19.0380299015608" calcext:value-type="float">
            <text:p>19.0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70478" calcext:value-type="float">
            <text:p>70,478</text:p>
          </table:table-cell>
          <table:table-cell table:style-name="ce154" office:value-type="float" office:value="8078" calcext:value-type="float">
            <text:p>8,078</text:p>
          </table:table-cell>
          <table:table-cell table:style-name="ce154" office:value-type="float" office:value="65129728" calcext:value-type="float">
            <text:p>65,129,728</text:p>
          </table:table-cell>
          <table:table-cell table:style-name="ce223" table:formula="of:=[.F12]*1000000/[.H12]" office:value-type="float" office:value="1082.1172168875" calcext:value-type="float">
            <text:p>1082.12</text:p>
          </table:table-cell>
          <table:table-cell table:style-name="ce223" table:formula="of:=[.G12]*1000000/[.H12]" office:value-type="float" office:value="124.029383325538" calcext:value-type="float">
            <text:p>124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47806" calcext:value-type="float">
            <text:p>47,806</text:p>
          </table:table-cell>
          <table:table-cell table:style-name="ce154" office:value-type="float" office:value="4932" calcext:value-type="float">
            <text:p>4,932</text:p>
          </table:table-cell>
          <table:table-cell table:style-name="ce154" office:value-type="float" office:value="67530172" calcext:value-type="float">
            <text:p>67,530,172</text:p>
          </table:table-cell>
          <table:table-cell table:style-name="ce223" table:formula="of:=[.F13]*1000000/[.H13]" office:value-type="float" office:value="707.920601771901" calcext:value-type="float">
            <text:p>707.92</text:p>
          </table:table-cell>
          <table:table-cell table:style-name="ce223" table:formula="of:=[.G13]*1000000/[.H13]" office:value-type="float" office:value="73.0340210002723" calcext:value-type="float">
            <text:p>73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1202" calcext:value-type="float">
            <text:p>21,202</text:p>
          </table:table-cell>
          <table:table-cell table:style-name="ce154" office:value-type="float" office:value="734" calcext:value-type="float">
            <text:p>734</text:p>
          </table:table-cell>
          <table:table-cell table:style-name="ce154" office:value-type="float" office:value="8591365" calcext:value-type="float">
            <text:p>8,591,365</text:p>
          </table:table-cell>
          <table:table-cell table:style-name="ce223" table:formula="of:=[.F14]*1000000/[.H14]" office:value-type="float" office:value="2467.82670739749" calcext:value-type="float">
            <text:p>2467.83</text:p>
          </table:table-cell>
          <table:table-cell table:style-name="ce223" table:formula="of:=[.G14]*1000000/[.H14]" office:value-type="float" office:value="85.4346195278631" calcext:value-type="float">
            <text:p>85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20814" calcext:value-type="float">
            <text:p>20,814</text:p>
          </table:table-cell>
          <table:table-cell table:style-name="ce157" office:value-type="float" office:value="1632" calcext:value-type="float">
            <text:p>1,632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5]*1000000/[.H15]" office:value-type="float" office:value="1803.7445508092" calcext:value-type="float">
            <text:p>1803.74</text:p>
          </table:table-cell>
          <table:table-cell table:style-name="ce223" table:formula="of:=[.G15]*1000000/[.H15]" office:value-type="float" office:value="141.429379596455" calcext:value-type="float">
            <text:p>141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18803" calcext:value-type="float">
            <text:p>18,803</text:p>
          </table:table-cell>
          <table:table-cell table:style-name="ce157" office:value-type="float" office:value="1867" calcext:value-type="float">
            <text:p>1,867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6]*1000000/[.H16]" office:value-type="float" office:value="1099.77522543257" calcext:value-type="float">
            <text:p>1099.78</text:p>
          </table:table-cell>
          <table:table-cell table:style-name="ce223" table:formula="of:=[.G16]*1000000/[.H16]" office:value-type="float" office:value="109.199614204255" calcext:value-type="float">
            <text:p>109.2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2162" calcext:value-type="float">
            <text:p>12,162</text:p>
          </table:table-cell>
          <table:table-cell table:style-name="ce154" office:value-type="float" office:value="220" calcext:value-type="float">
            <text:p>220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7]*1000000/[.H17]" office:value-type="float" office:value="1358.10848385647" calcext:value-type="float">
            <text:p>1358.11</text:p>
          </table:table-cell>
          <table:table-cell table:style-name="ce223" table:formula="of:=[.G17]*1000000/[.H17]" office:value-type="float" office:value="24.5670010235506" calcext:value-type="float">
            <text:p>24.5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7" office:value-type="float" office:value="11730" calcext:value-type="float">
            <text:p>11,730</text:p>
          </table:table-cell>
          <table:table-cell table:style-name="ce157" office:value-type="float" office:value="311" calcext:value-type="float">
            <text:p>311</text:p>
          </table:table-cell>
          <table:table-cell table:style-name="ce154" office:value-type="float" office:value="5378857" calcext:value-type="float">
            <text:p>5,378,857</text:p>
          </table:table-cell>
          <table:table-cell table:style-name="ce223" table:formula="of:=[.F18]*1000000/[.H18]" office:value-type="float" office:value="2180.76070808352" calcext:value-type="float">
            <text:p>2180.76</text:p>
          </table:table-cell>
          <table:table-cell table:style-name="ce223" table:formula="of:=[.G18]*1000000/[.H18]" office:value-type="float" office:value="57.818975295309" calcext:value-type="float">
            <text:p>57.82</text:p>
          </table:table-cell>
          <table:table-cell table:number-columns-repeated="5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Euro Top-10 Total</text:p>
          </table:table-cell>
          <table:table-cell table:style-name="ce159"/>
          <table:table-cell table:style-name="ce159" office:value-type="string" calcext:value-type="string">
            <text:p>歐洲前十位總計</text:p>
          </table:table-cell>
          <table:table-cell table:style-name="ce159"/>
          <table:table-cell table:style-name="ce154" table:formula="of:=SUM([.F9:.F18])" office:value-type="float" office:value="567098" calcext:value-type="float">
            <text:p>567,098</text:p>
          </table:table-cell>
          <table:table-cell table:style-name="ce154" table:formula="of:=SUM([.G9:.G18])" office:value-type="float" office:value="48306" calcext:value-type="float">
            <text:p>48,306</text:p>
          </table:table-cell>
          <table:table-cell table:style-name="ce154" table:formula="of:=SUM([.H9:.H18])" office:value-type="float" office:value="375025578" calcext:value-type="float">
            <text:p>375,025,578</text:p>
          </table:table-cell>
          <table:table-cell table:style-name="ce223" table:formula="of:=[.F20]*1000000/[.H20]" office:value-type="float" office:value="1512.15819204737" calcext:value-type="float">
            <text:p>1512.16</text:p>
          </table:table-cell>
          <table:table-cell table:style-name="ce223" table:formula="of:=[.G20]*1000000/[.H20]" office:value-type="float" office:value="128.807214317526" calcext:value-type="float">
            <text:p>128.81</text:p>
          </table:table-cell>
          <table:table-cell table:number-columns-repeated="5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07" calcext:value-type="string">
            <text:p>2020-04-07</text:p>
          </table:table-cell>
          <table:table-cell table:number-columns-repeated="54"/>
        </table:table-row>
        <table:table-row table:style-name="ro14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<text:span text:style-name="T6">East Asian Top-10 countries and territories  東亞</text:span>前十位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24" office:value-type="string" calcext:value-type="string">
            <text:p>China</text:p>
          </table:table-cell>
          <table:table-cell table:style-name="ce24" office:value-type="string" calcext:value-type="string">
            <text:p>中國大陸</text:p>
          </table:table-cell>
          <table:table-cell table:style-name="ce41" office:value-type="float" office:value="81708" calcext:value-type="float">
            <text:p>81,708</text:p>
          </table:table-cell>
          <table:table-cell table:style-name="ce41" office:value-type="float" office:value="3331" calcext:value-type="float">
            <text:p>3,331</text:p>
          </table:table-cell>
          <table:table-cell table:style-name="ce41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6.9876758940888" calcext:value-type="float">
            <text:p>56.99</text:p>
          </table:table-cell>
          <table:table-cell table:style-name="ce46" table:formula="of:=[.G32]*1000000/[.H32]" office:value-type="float" office:value="2.3232235326187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24" office:value-type="string" calcext:value-type="string">
            <text:p>Korea</text:p>
          </table:table-cell>
          <table:table-cell table:style-name="ce24" office:value-type="string" calcext:value-type="string">
            <text:p>南韓</text:p>
          </table:table-cell>
          <table:table-cell table:style-name="ce41" office:value-type="float" office:value="10284" calcext:value-type="float">
            <text:p>10,284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0.760139890228" calcext:value-type="float">
            <text:p>200.76</text:p>
          </table:table-cell>
          <table:table-cell table:style-name="ce46" table:formula="of:=[.G33]*1000000/[.H33]" office:value-type="float" office:value="3.63101769929817" calcext:value-type="float">
            <text:p>3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24" office:value-type="string" calcext:value-type="string">
            <text:p>Malaysia</text:p>
          </table:table-cell>
          <table:table-cell table:style-name="ce24" office:value-type="string" calcext:value-type="string">
            <text:p>馬來西亞</text:p>
          </table:table-cell>
          <table:table-cell table:style-name="ce157" office:value-type="float" office:value="3793" calcext:value-type="float">
            <text:p>3,793</text:p>
          </table:table-cell>
          <table:table-cell table:style-name="ce157" office:value-type="float" office:value="62" calcext:value-type="float">
            <text:p>62</text:p>
          </table:table-cell>
          <table:table-cell table:style-name="ce41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18.717573521718" calcext:value-type="float">
            <text:p>118.72</text:p>
          </table:table-cell>
          <table:table-cell table:style-name="ce46" table:formula="of:=[.G34]*1000000/[.H34]" office:value-type="float" office:value="1.94054562571751" calcext:value-type="float">
            <text:p>1.9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24" office:value-type="string" calcext:value-type="string">
            <text:p>Philippines</text:p>
          </table:table-cell>
          <table:table-cell table:style-name="ce24" office:value-type="string" calcext:value-type="string">
            <text:p>菲律賓</text:p>
          </table:table-cell>
          <table:table-cell table:style-name="ce157" office:value-type="float" office:value="3660" calcext:value-type="float">
            <text:p>3,660</text:p>
          </table:table-cell>
          <table:table-cell table:style-name="ce157" office:value-type="float" office:value="163" calcext:value-type="float">
            <text:p>163</text:p>
          </table:table-cell>
          <table:table-cell table:style-name="ce41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33.7396614901606" calcext:value-type="float">
            <text:p>33.74</text:p>
          </table:table-cell>
          <table:table-cell table:style-name="ce46" table:formula="of:=[.G35]*1000000/[.H35]" office:value-type="float" office:value="1.50261333958912" calcext:value-type="float">
            <text:p>1.5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24" office:value-type="string" calcext:value-type="string">
            <text:p>Japan</text:p>
          </table:table-cell>
          <table:table-cell table:style-name="ce24" office:value-type="string" calcext:value-type="string">
            <text:p>日本</text:p>
          </table:table-cell>
          <table:table-cell table:style-name="ce157" office:value-type="float" office:value="3654" calcext:value-type="float">
            <text:p>3,654</text:p>
          </table:table-cell>
          <table:table-cell table:style-name="ce157" office:value-type="float" office:value="73" calcext:value-type="float">
            <text:p>73</text:p>
          </table:table-cell>
          <table:table-cell table:style-name="ce41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28.8033369871951" calcext:value-type="float">
            <text:p>28.80</text:p>
          </table:table-cell>
          <table:table-cell table:style-name="ce46" table:formula="of:=[.G36]*1000000/[.H36]" office:value-type="float" office:value="0.5754361248126" calcext:value-type="float">
            <text:p>0.5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24" office:value-type="string" calcext:value-type="string">
            <text:p>Indonesia</text:p>
          </table:table-cell>
          <table:table-cell table:style-name="ce24" office:value-type="string" calcext:value-type="string">
            <text:p>印尼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9.33266744570025" calcext:value-type="float">
            <text:p>9.33</text:p>
          </table:table-cell>
          <table:table-cell table:style-name="ce46" table:formula="of:=[.G37]*1000000/[.H37]" office:value-type="float" office:value="0.783029906122582" calcext:value-type="float">
            <text:p>0.7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24" office:value-type="string" calcext:value-type="string">
            <text:p>Thailand</text:p>
          </table:table-cell>
          <table:table-cell table:style-name="ce24" office:value-type="string" calcext:value-type="string">
            <text:p>泰國</text:p>
          </table:table-cell>
          <table:table-cell table:style-name="ce41" office:value-type="float" office:value="2220" calcext:value-type="float">
            <text:p>2,22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3.3895691888275" calcext:value-type="float">
            <text:p>33.39</text:p>
          </table:table-cell>
          <table:table-cell table:style-name="ce46" table:formula="of:=[.G38]*1000000/[.H38]" office:value-type="float" office:value="0.391049008517799" calcext:value-type="float">
            <text:p>0.3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19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1309" calcext:value-type="float">
            <text:p>1,309</text:p>
          </table:table-cell>
          <table:table-cell table:style-name="ce164" office:value-type="float" office:value="6" calcext:value-type="float">
            <text:p>6</text:p>
          </table:table-cell>
          <table:table-cell table:style-name="ce41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225.521019885648" calcext:value-type="float">
            <text:p>225.52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21.98861439599" calcext:value-type="float">
            <text:p>121.9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24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5.6894904305886" calcext:value-type="float">
            <text:p>15.69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前十位總計</text:p>
          </table:table-cell>
          <table:table-cell table:style-name="ce146"/>
          <table:table-cell table:style-name="ce41" table:formula="of:=SUM([.F32:.F42])" office:value-type="float" office:value="110407" calcext:value-type="float">
            <text:p>110,407</text:p>
          </table:table-cell>
          <table:table-cell table:style-name="ce41" table:formula="of:=SUM([.G32:.G42])" office:value-type="float" office:value="4065" calcext:value-type="float">
            <text:p>4,065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2.0106840187226" calcext:value-type="float">
            <text:p>52.01</text:p>
          </table:table-cell>
          <table:table-cell table:style-name="ce46" table:formula="of:=[.G43]*1000000/[.H43]" office:value-type="float" office:value="1.91494588691032" calcext:value-type="float">
            <text:p>1.91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67" table:number-columns-repeated="2"/>
          <table:table-cell table:number-columns-repeated="54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Europe 歐洲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1512.15819204737" calcext:value-type="float">
            <text:p>1512.16</text:p>
          </table:table-cell>
          <table:table-cell table:style-name="ce39" table:formula="of:=[.I43]" office:value-type="float" office:value="52.0106840187226" calcext:value-type="float">
            <text:p>52.01</text:p>
          </table:table-cell>
          <table:table-cell table:style-name="ce19"/>
          <table:table-cell table:style-name="ce205" table:formula="of:=[.F50]/[.G50]" office:value-type="float" office:value="29.0739916341617" calcext:value-type="float">
            <text:p>29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128.807214317526" calcext:value-type="float">
            <text:p>128.81</text:p>
          </table:table-cell>
          <table:table-cell table:style-name="ce39" table:formula="of:=[.J43]" office:value-type="float" office:value="1.91494588691032" calcext:value-type="float">
            <text:p>1.91</text:p>
          </table:table-cell>
          <table:table-cell table:style-name="ce19" table:number-columns-repeated="2"/>
          <table:table-cell table:style-name="ce224" table:formula="of:=[.F51]/[.G51]" office:value-type="float" office:value="67.2641536233437" calcext:value-type="float">
            <text:p>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32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Euro_E_Asian_Ratio" table:style-name="ta1">
        <office:forms form:automatic-focus="false" form:apply-design-mode="false"/>
        <table:shapes>
          <draw:custom-shape draw:z-index="0" draw:style-name="gr1" draw:text-style-name="P2" svg:width="27.85mm" svg:height="7.45mm" svg:x="197.38mm" svg:y="27.2mm">
            <text:p text:style-name="P1"><text:span text:style-name="T1">E.Asian cases</text:span></text:p>
            <text:p text:style-name="P1"><text:span text:style-name="T1">東亞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style-name="gr2" draw:text-style-name="P1" svg:x1="211.16mm" svg:y1="34.3mm" svg:x2="203.68mm" svg:y2="37.5mm">
            <text:p/>
          </draw:line>
          <draw:custom-shape draw:z-index="2" draw:style-name="gr3" draw:text-style-name="P2" svg:width="40.69mm" svg:height="7.45mm" svg:x="17.16mm" svg:y="102.71mm">
            <text:p text:style-name="P1"><text:span text:style-name="T1">European cases</text:span></text:p>
            <text:p text:style-name="P1"><text:span text:style-name="T1">歐洲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2" draw:text-style-name="P1" svg:x1="51.03mm" svg:y1="101.84mm" svg:x2="57.41mm" svg:y2="97.79mm">
            <text:p/>
          </draw:line>
          <draw:line draw:z-index="4" draw:style-name="gr2" draw:text-style-name="P1" svg:x1="208.3mm" svg:y1="158.73mm" svg:x2="203.9mm" svg:y2="161.5mm">
            <text:p/>
          </draw:line>
          <draw:custom-shape draw:z-index="5" draw:style-name="gr3" draw:text-style-name="P2" svg:width="40.69mm" svg:height="7.45mm" svg:x="17.17mm" svg:y="226.36mm">
            <text:p text:style-name="P1"><text:span text:style-name="T1">European Deaths</text:span></text:p>
            <text:p text:style-name="P1"><text:span text:style-name="T1">歐洲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style-name="gr2" draw:text-style-name="P1" svg:x1="51.04mm" svg:y1="225.49mm" svg:x2="57.42mm" svg:y2="221.44mm">
            <text:p/>
          </draw:line>
          <draw:custom-shape draw:z-index="7" draw:style-name="gr4" draw:text-style-name="P2" svg:width="26.31mm" svg:height="7.45mm" svg:x="195.18mm" svg:y="151.49mm">
            <text:p text:style-name="P1"><text:span text:style-name="T1">E.Asian Deaths</text:span></text:p>
            <text:p text:style-name="P1"><text:span text:style-name="T1">東亞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457"/>
        <table:table-column table:style-name="co15" table:number-columns-repeated="2" table:default-cell-style-name="ce457"/>
        <table:table-column table:style-name="co16" table:default-cell-style-name="ce392"/>
        <table:table-column table:style-name="co16" table:number-columns-repeated="9" table:default-cell-style-name="ce391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234" office:value-type="string" calcext:value-type="string">
            <text:p><text:span text:style-name="T7">Cases ratio </text:span></text:p>
            <text:p><text:span text:style-name="T7">確診個案比例分析</text:span></text:p>
          </table:table-cell>
          <table:table-cell table:style-name="ce259"/>
          <table:table-cell table:style-name="ce263"/>
          <table:table-cell table:style-name="ce277" table:formula="of:=COM.MICROSOFT.CONCAT(['file:///home/ck/COVID-19/20200406-COVID-19.ods'#$EuropeEastAsian.E32] ; CHAR(10);['file:///home/ck/COVID-19/20200406-COVID-19.ods'#$EuropeEastAsian.D3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'file:///home/ck/COVID-19/20200406-COVID-19.ods'#$EuropeEastAsian.$E33] ; CHAR(10); ['file:///home/ck/COVID-19/20200406-COVID-19.ods'#$EuropeEastAsian.$D3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'file:///home/ck/COVID-19/20200406-COVID-19.ods'#$EuropeEastAsian.$E34] ; CHAR(10);  ['file:///home/ck/COVID-19/20200406-COVID-19.ods'#$EuropeEastAsian.$D3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'file:///home/ck/COVID-19/20200406-COVID-19.ods'#$EuropeEastAsian.$E35] ; CHAR(10); ['file:///home/ck/COVID-19/20200406-COVID-19.ods'#$EuropeEastAsian.$D3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'file:///home/ck/COVID-19/20200406-COVID-19.ods'#$EuropeEastAsian.$E36] ; CHAR(10); ['file:///home/ck/COVID-19/20200406-COVID-19.ods'#$EuropeEastAsian.$D3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'file:///home/ck/COVID-19/20200406-COVID-19.ods'#$EuropeEastAsian.$E37] ; CHAR(10);  ['file:///home/ck/COVID-19/20200406-COVID-19.ods'#$EuropeEastAsian.$D3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'file:///home/ck/COVID-19/20200406-COVID-19.ods'#$EuropeEastAsian.$E38] ; CHAR(10); ['file:///home/ck/COVID-19/20200406-COVID-19.ods'#$EuropeEastAsian.$D3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'file:///home/ck/COVID-19/20200406-COVID-19.ods'#$EuropeEastAsian.$E39] ; CHAR(10); ['file:///home/ck/COVID-19/20200406-COVID-19.ods'#$EuropeEastAsian.$D3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'file:///home/ck/COVID-19/20200406-COVID-19.ods'#$EuropeEastAsian.$E40] ; CHAR(10); ['file:///home/ck/COVID-19/20200406-COVID-19.ods'#$EuropeEastAsian.$D4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'file:///home/ck/COVID-19/20200406-COVID-19.ods'#$EuropeEastAsian.$E41] ; CHAR(10); ['file:///home/ck/COVID-19/20200406-COVID-19.ods'#$EuropeEastAsian.$D4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'file:///home/ck/COVID-19/20200406-COVID-19.ods'#$EuropeEastAsian.F32]" office:value-type="float" office:value="81708" calcext:value-type="float">
            <text:p>81,708</text:p>
          </table:table-cell>
          <table:table-cell table:style-name="ce446" table:formula="of:=['file:///home/ck/COVID-19/20200406-COVID-19.ods'#$EuropeEastAsian.F33]" office:value-type="float" office:value="10284" calcext:value-type="float">
            <text:p>10,284</text:p>
          </table:table-cell>
          <table:table-cell table:style-name="ce446" table:formula="of:=['file:///home/ck/COVID-19/20200406-COVID-19.ods'#$EuropeEastAsian.F34]" office:value-type="float" office:value="3793" calcext:value-type="float">
            <text:p>3,793</text:p>
          </table:table-cell>
          <table:table-cell table:style-name="ce446" table:formula="of:=['file:///home/ck/COVID-19/20200406-COVID-19.ods'#$EuropeEastAsian.F35]" office:value-type="float" office:value="3660" calcext:value-type="float">
            <text:p>3,660</text:p>
          </table:table-cell>
          <table:table-cell table:style-name="ce446" table:formula="of:=['file:///home/ck/COVID-19/20200406-COVID-19.ods'#$EuropeEastAsian.F36]" office:value-type="float" office:value="3654" calcext:value-type="float">
            <text:p>3,654</text:p>
          </table:table-cell>
          <table:table-cell table:style-name="ce446" table:formula="of:=['file:///home/ck/COVID-19/20200406-COVID-19.ods'#$EuropeEastAsian.F37]" office:value-type="float" office:value="2491" calcext:value-type="float">
            <text:p>2,491</text:p>
          </table:table-cell>
          <table:table-cell table:style-name="ce446" table:formula="of:=['file:///home/ck/COVID-19/20200406-COVID-19.ods'#$EuropeEastAsian.F38]" office:value-type="float" office:value="2220" calcext:value-type="float">
            <text:p>2,220</text:p>
          </table:table-cell>
          <table:table-cell table:style-name="ce446" table:formula="of:=['file:///home/ck/COVID-19/20200406-COVID-19.ods'#$EuropeEastAsian.F39]" office:value-type="float" office:value="1309" calcext:value-type="float">
            <text:p>1,309</text:p>
          </table:table-cell>
          <table:table-cell table:style-name="ce446" table:formula="of:=['file:///home/ck/COVID-19/20200406-COVID-19.ods'#$EuropeEastAsian.F40]" office:value-type="float" office:value="915" calcext:value-type="float">
            <text:p>915</text:p>
          </table:table-cell>
          <table:table-cell table:style-name="ce446" table:formula="of:=['file:///home/ck/COVID-19/20200406-COVID-19.ods'#$EuropeEastAsian.F41]" office:value-type="float" office:value="373" calcext:value-type="float">
            <text:p>373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F10]" office:value-type="float" office:value="140510" calcext:value-type="float">
            <text:p>140,510</text:p>
          </table:table-cell>
          <table:table-cell table:style-name="ce458" table:formula="of:=[.$D6]/[.E$5]" office:value-type="float" office:value="1.71966025358594" calcext:value-type="float">
            <text:p>1.7</text:p>
          </table:table-cell>
          <table:table-cell table:formula="of:=[.$D6]/[.F$5]" office:value-type="float" office:value="13.6629716063788" calcext:value-type="float">
            <text:p>14</text:p>
          </table:table-cell>
          <table:table-cell table:formula="of:=[.$D6]/[.G$5]" office:value-type="float" office:value="37.0445557606117" calcext:value-type="float">
            <text:p>37</text:p>
          </table:table-cell>
          <table:table-cell table:formula="of:=[.$D6]/[.H$5]" office:value-type="float" office:value="38.3907103825137" calcext:value-type="float">
            <text:p>38</text:p>
          </table:table-cell>
          <table:table-cell table:formula="of:=[.$D6]/[.I$5]" office:value-type="float" office:value="38.4537493158183" calcext:value-type="float">
            <text:p>38</text:p>
          </table:table-cell>
          <table:table-cell table:formula="of:=[.$D6]/[.J$5]" office:value-type="float" office:value="56.4070654355681" calcext:value-type="float">
            <text:p>56</text:p>
          </table:table-cell>
          <table:table-cell table:formula="of:=[.$D6]/[.K$5]" office:value-type="float" office:value="63.2927927927928" calcext:value-type="float">
            <text:p>63</text:p>
          </table:table-cell>
          <table:table-cell table:formula="of:=[.$D6]/[.L$5]" office:value-type="float" office:value="107.341482047364" calcext:value-type="float">
            <text:p>107</text:p>
          </table:table-cell>
          <table:table-cell table:formula="of:=[.$D6]/[.M$5]" office:value-type="float" office:value="153.562841530055" calcext:value-type="float">
            <text:p>154</text:p>
          </table:table-cell>
          <table:table-cell table:formula="of:=[.$D6]/[.N$5]" office:value-type="float" office:value="376.702412868633" calcext:value-type="float">
            <text:p>377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F11]" office:value-type="float" office:value="132547" calcext:value-type="float">
            <text:p>132,547</text:p>
          </table:table-cell>
          <table:table-cell table:style-name="ce391" table:formula="of:=[.$D7]/[.E$5]" office:value-type="float" office:value="1.62220345620992" calcext:value-type="float">
            <text:p>2</text:p>
          </table:table-cell>
          <table:table-cell table:formula="of:=[.$D7]/[.F$5]" office:value-type="float" office:value="12.8886619992221" calcext:value-type="float">
            <text:p>13</text:p>
          </table:table-cell>
          <table:table-cell table:formula="of:=[.$D7]/[.G$5]" office:value-type="float" office:value="34.9451621407857" calcext:value-type="float">
            <text:p>35</text:p>
          </table:table-cell>
          <table:table-cell table:formula="of:=[.$D7]/[.H$5]" office:value-type="float" office:value="36.2150273224044" calcext:value-type="float">
            <text:p>36</text:p>
          </table:table-cell>
          <table:table-cell table:formula="of:=[.$D7]/[.I$5]" office:value-type="float" office:value="36.2744937055282" calcext:value-type="float">
            <text:p>36</text:p>
          </table:table-cell>
          <table:table-cell table:formula="of:=[.$D7]/[.J$5]" office:value-type="float" office:value="53.2103572862304" calcext:value-type="float">
            <text:p>53</text:p>
          </table:table-cell>
          <table:table-cell table:formula="of:=[.$D7]/[.K$5]" office:value-type="float" office:value="59.7058558558559" calcext:value-type="float">
            <text:p>60</text:p>
          </table:table-cell>
          <table:table-cell table:formula="of:=[.$D7]/[.L$5]" office:value-type="float" office:value="101.258212375859" calcext:value-type="float">
            <text:p>101</text:p>
          </table:table-cell>
          <table:table-cell table:formula="of:=[.$D7]/[.M$5]" office:value-type="float" office:value="144.860109289618" calcext:value-type="float">
            <text:p>145</text:p>
          </table:table-cell>
          <table:table-cell table:formula="of:=[.$D7]/[.N$5]" office:value-type="float" office:value="355.353887399464" calcext:value-type="float">
            <text:p>355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F12]" office:value-type="float" office:value="132547" calcext:value-type="float">
            <text:p>132,547</text:p>
          </table:table-cell>
          <table:table-cell table:style-name="ce391" table:formula="of:=[.$D8]/[.E$5]" office:value-type="float" office:value="1.62220345620992" calcext:value-type="float">
            <text:p>2</text:p>
          </table:table-cell>
          <table:table-cell table:formula="of:=[.$D8]/[.F$5]" office:value-type="float" office:value="12.8886619992221" calcext:value-type="float">
            <text:p>13</text:p>
          </table:table-cell>
          <table:table-cell table:formula="of:=[.$D8]/[.G$5]" office:value-type="float" office:value="34.9451621407857" calcext:value-type="float">
            <text:p>35</text:p>
          </table:table-cell>
          <table:table-cell table:formula="of:=[.$D8]/[.H$5]" office:value-type="float" office:value="36.2150273224044" calcext:value-type="float">
            <text:p>36</text:p>
          </table:table-cell>
          <table:table-cell table:formula="of:=[.$D8]/[.I$5]" office:value-type="float" office:value="36.2744937055282" calcext:value-type="float">
            <text:p>36</text:p>
          </table:table-cell>
          <table:table-cell table:formula="of:=[.$D8]/[.J$5]" office:value-type="float" office:value="53.2103572862304" calcext:value-type="float">
            <text:p>53</text:p>
          </table:table-cell>
          <table:table-cell table:formula="of:=[.$D8]/[.K$5]" office:value-type="float" office:value="59.7058558558559" calcext:value-type="float">
            <text:p>60</text:p>
          </table:table-cell>
          <table:table-cell table:formula="of:=[.$D8]/[.L$5]" office:value-type="float" office:value="101.258212375859" calcext:value-type="float">
            <text:p>101</text:p>
          </table:table-cell>
          <table:table-cell table:formula="of:=[.$D8]/[.M$5]" office:value-type="float" office:value="144.860109289618" calcext:value-type="float">
            <text:p>145</text:p>
          </table:table-cell>
          <table:table-cell table:formula="of:=[.$D8]/[.N$5]" office:value-type="float" office:value="355.353887399464" calcext:value-type="float">
            <text:p>355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F13]" office:value-type="float" office:value="74390" calcext:value-type="float">
            <text:p>74,390</text:p>
          </table:table-cell>
          <table:table-cell table:style-name="ce391" table:formula="of:=[.$D9]/[.E$5]" office:value-type="float" office:value="0.910437166495325" calcext:value-type="float">
            <text:p>1</text:p>
          </table:table-cell>
          <table:table-cell table:formula="of:=[.$D9]/[.F$5]" office:value-type="float" office:value="7.23356670556204" calcext:value-type="float">
            <text:p>7</text:p>
          </table:table-cell>
          <table:table-cell table:formula="of:=[.$D9]/[.G$5]" office:value-type="float" office:value="19.6124439757448" calcext:value-type="float">
            <text:p>20</text:p>
          </table:table-cell>
          <table:table-cell table:formula="of:=[.$D9]/[.H$5]" office:value-type="float" office:value="20.3251366120219" calcext:value-type="float">
            <text:p>20</text:p>
          </table:table-cell>
          <table:table-cell table:formula="of:=[.$D9]/[.I$5]" office:value-type="float" office:value="20.3585112205802" calcext:value-type="float">
            <text:p>20</text:p>
          </table:table-cell>
          <table:table-cell table:formula="of:=[.$D9]/[.J$5]" office:value-type="float" office:value="29.8635086310719" calcext:value-type="float">
            <text:p>30</text:p>
          </table:table-cell>
          <table:table-cell table:formula="of:=[.$D9]/[.K$5]" office:value-type="float" office:value="33.509009009009" calcext:value-type="float">
            <text:p>34</text:p>
          </table:table-cell>
          <table:table-cell table:formula="of:=[.$D9]/[.L$5]" office:value-type="float" office:value="56.829640947288" calcext:value-type="float">
            <text:p>57</text:p>
          </table:table-cell>
          <table:table-cell table:formula="of:=[.$D9]/[.M$5]" office:value-type="float" office:value="81.3005464480874" calcext:value-type="float">
            <text:p>81</text:p>
          </table:table-cell>
          <table:table-cell table:formula="of:=[.$D9]/[.N$5]" office:value-type="float" office:value="199.436997319035" calcext:value-type="float">
            <text:p>199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formula="of:=[$World_E_Asian.F15]" office:value-type="float" office:value="51608" calcext:value-type="float">
            <text:p>51,608</text:p>
          </table:table-cell>
          <table:table-cell table:style-name="ce391" table:formula="of:=[.$D10]/[.E$5]" office:value-type="float" office:value="0.631615019337152" calcext:value-type="float">
            <text:p>1</text:p>
          </table:table-cell>
          <table:table-cell table:formula="of:=[.$D10]/[.F$5]" office:value-type="float" office:value="5.01828082458187" calcext:value-type="float">
            <text:p>5</text:p>
          </table:table-cell>
          <table:table-cell table:formula="of:=[.$D10]/[.G$5]" office:value-type="float" office:value="13.6061165304508" calcext:value-type="float">
            <text:p>14</text:p>
          </table:table-cell>
          <table:table-cell table:formula="of:=[.$D10]/[.H$5]" office:value-type="float" office:value="14.1005464480874" calcext:value-type="float">
            <text:p>14</text:p>
          </table:table-cell>
          <table:table-cell table:formula="of:=[.$D10]/[.I$5]" office:value-type="float" office:value="14.1237000547345" calcext:value-type="float">
            <text:p>14</text:p>
          </table:table-cell>
          <table:table-cell table:formula="of:=[.$D10]/[.J$5]" office:value-type="float" office:value="20.7177840224809" calcext:value-type="float">
            <text:p>21</text:p>
          </table:table-cell>
          <table:table-cell table:formula="of:=[.$D10]/[.K$5]" office:value-type="float" office:value="23.2468468468468" calcext:value-type="float">
            <text:p>23</text:p>
          </table:table-cell>
          <table:table-cell table:formula="of:=[.$D10]/[.L$5]" office:value-type="float" office:value="39.4255156608098" calcext:value-type="float">
            <text:p>39</text:p>
          </table:table-cell>
          <table:table-cell table:formula="of:=[.$D10]/[.M$5]" office:value-type="float" office:value="56.4021857923497" calcext:value-type="float">
            <text:p>56</text:p>
          </table:table-cell>
          <table:table-cell table:formula="of:=[.$D10]/[.N$5]" office:value-type="float" office:value="138.359249329759" calcext:value-type="float">
            <text:p>138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Switzerland" calcext:value-type="string">
            <text:p>Switzerland</text:p>
          </table:table-cell>
          <table:table-cell table:formula="of:=[$World_E_Asian.E17]" office:value-type="string" office:string-value="瑞士" calcext:value-type="string">
            <text:p>瑞士</text:p>
          </table:table-cell>
          <table:table-cell table:formula="of:=[$World_E_Asian.F17]" office:value-type="float" office:value="21758" calcext:value-type="float">
            <text:p>21,758</text:p>
          </table:table-cell>
          <table:table-cell table:style-name="ce391" table:formula="of:=[.$D11]/[.E$5]" office:value-type="float" office:value="0.26628971459343" calcext:value-type="float">
            <text:p>0</text:p>
          </table:table-cell>
          <table:table-cell table:formula="of:=[.$D11]/[.F$5]" office:value-type="float" office:value="2.11571373006612" calcext:value-type="float">
            <text:p>2</text:p>
          </table:table-cell>
          <table:table-cell table:formula="of:=[.$D11]/[.G$5]" office:value-type="float" office:value="5.73635644608489" calcext:value-type="float">
            <text:p>6</text:p>
          </table:table-cell>
          <table:table-cell table:formula="of:=[.$D11]/[.H$5]" office:value-type="float" office:value="5.9448087431694" calcext:value-type="float">
            <text:p>6</text:p>
          </table:table-cell>
          <table:table-cell table:formula="of:=[.$D11]/[.I$5]" office:value-type="float" office:value="5.95457033388068" calcext:value-type="float">
            <text:p>6</text:p>
          </table:table-cell>
          <table:table-cell table:formula="of:=[.$D11]/[.J$5]" office:value-type="float" office:value="8.73464472099558" calcext:value-type="float">
            <text:p>9</text:p>
          </table:table-cell>
          <table:table-cell table:formula="of:=[.$D11]/[.K$5]" office:value-type="float" office:value="9.8009009009009" calcext:value-type="float">
            <text:p>10</text:p>
          </table:table-cell>
          <table:table-cell table:formula="of:=[.$D11]/[.L$5]" office:value-type="float" office:value="16.6218487394958" calcext:value-type="float">
            <text:p>17</text:p>
          </table:table-cell>
          <table:table-cell table:formula="of:=[.$D11]/[.M$5]" office:value-type="float" office:value="23.7792349726776" calcext:value-type="float">
            <text:p>24</text:p>
          </table:table-cell>
          <table:table-cell table:formula="of:=[.$D11]/[.N$5]" office:value-type="float" office:value="58.3324396782842" calcext:value-type="float">
            <text:p>58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Belgium" calcext:value-type="string">
            <text:p>Belgium</text:p>
          </table:table-cell>
          <table:table-cell table:formula="of:=[$World_E_Asian.E18]" office:value-type="string" office:string-value="比利時" calcext:value-type="string">
            <text:p>比利時</text:p>
          </table:table-cell>
          <table:table-cell table:formula="of:=[$World_E_Asian.F18]" office:value-type="float" office:value="22194" calcext:value-type="float">
            <text:p>22,194</text:p>
          </table:table-cell>
          <table:table-cell table:style-name="ce391" table:formula="of:=[.$D12]/[.E$5]" office:value-type="float" office:value="0.271625789396387" calcext:value-type="float">
            <text:p>0</text:p>
          </table:table-cell>
          <table:table-cell table:formula="of:=[.$D12]/[.F$5]" office:value-type="float" office:value="2.15810968494749" calcext:value-type="float">
            <text:p>2</text:p>
          </table:table-cell>
          <table:table-cell table:formula="of:=[.$D12]/[.G$5]" office:value-type="float" office:value="5.85130503559188" calcext:value-type="float">
            <text:p>6</text:p>
          </table:table-cell>
          <table:table-cell table:formula="of:=[.$D12]/[.H$5]" office:value-type="float" office:value="6.06393442622951" calcext:value-type="float">
            <text:p>6</text:p>
          </table:table-cell>
          <table:table-cell table:formula="of:=[.$D12]/[.I$5]" office:value-type="float" office:value="6.07389162561576" calcext:value-type="float">
            <text:p>6</text:p>
          </table:table-cell>
          <table:table-cell table:formula="of:=[.$D12]/[.J$5]" office:value-type="float" office:value="8.90967482938579" calcext:value-type="float">
            <text:p>9</text:p>
          </table:table-cell>
          <table:table-cell table:formula="of:=[.$D12]/[.K$5]" office:value-type="float" office:value="9.9972972972973" calcext:value-type="float">
            <text:p>10</text:p>
          </table:table-cell>
          <table:table-cell table:formula="of:=[.$D12]/[.L$5]" office:value-type="float" office:value="16.9549274255157" calcext:value-type="float">
            <text:p>17</text:p>
          </table:table-cell>
          <table:table-cell table:formula="of:=[.$D12]/[.M$5]" office:value-type="float" office:value="24.255737704918" calcext:value-type="float">
            <text:p>24</text:p>
          </table:table-cell>
          <table:table-cell table:formula="of:=[.$D12]/[.N$5]" office:value-type="float" office:value="59.5013404825737" calcext:value-type="float">
            <text:p>60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Netherlands" calcext:value-type="string">
            <text:p>Netherlands</text:p>
          </table:table-cell>
          <table:table-cell table:formula="of:=[$World_E_Asian.E19]" office:value-type="string" office:string-value="荷蘭" calcext:value-type="string">
            <text:p>荷蘭</text:p>
          </table:table-cell>
          <table:table-cell table:formula="of:=[$World_E_Asian.F19]" office:value-type="float" office:value="18803" calcext:value-type="float">
            <text:p>18,803</text:p>
          </table:table-cell>
          <table:table-cell table:style-name="ce391" table:formula="of:=[.$D13]/[.E$5]" office:value-type="float" office:value="0.230124345229353" calcext:value-type="float">
            <text:p>0</text:p>
          </table:table-cell>
          <table:table-cell table:formula="of:=[.$D13]/[.F$5]" office:value-type="float" office:value="1.82837417347336" calcext:value-type="float">
            <text:p>2</text:p>
          </table:table-cell>
          <table:table-cell table:formula="of:=[.$D13]/[.G$5]" office:value-type="float" office:value="4.95728974426575" calcext:value-type="float">
            <text:p>5</text:p>
          </table:table-cell>
          <table:table-cell table:formula="of:=[.$D13]/[.H$5]" office:value-type="float" office:value="5.13743169398907" calcext:value-type="float">
            <text:p>5</text:p>
          </table:table-cell>
          <table:table-cell table:formula="of:=[.$D13]/[.I$5]" office:value-type="float" office:value="5.14586754241927" calcext:value-type="float">
            <text:p>5</text:p>
          </table:table-cell>
          <table:table-cell table:formula="of:=[.$D13]/[.J$5]" office:value-type="float" office:value="7.54837414692894" calcext:value-type="float">
            <text:p>8</text:p>
          </table:table-cell>
          <table:table-cell table:formula="of:=[.$D13]/[.K$5]" office:value-type="float" office:value="8.46981981981982" calcext:value-type="float">
            <text:p>8</text:p>
          </table:table-cell>
          <table:table-cell table:formula="of:=[.$D13]/[.L$5]" office:value-type="float" office:value="14.3644003055768" calcext:value-type="float">
            <text:p>14</text:p>
          </table:table-cell>
          <table:table-cell table:formula="of:=[.$D13]/[.M$5]" office:value-type="float" office:value="20.5497267759563" calcext:value-type="float">
            <text:p>21</text:p>
          </table:table-cell>
          <table:table-cell table:formula="of:=[.$D13]/[.N$5]" office:value-type="float" office:value="50.4101876675603" calcext:value-type="float">
            <text:p>50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Austria" calcext:value-type="string">
            <text:p>Austria</text:p>
          </table:table-cell>
          <table:table-cell table:formula="of:=[$World_E_Asian.E21]" office:value-type="string" office:string-value="奧地利" calcext:value-type="string">
            <text:p>奧地利</text:p>
          </table:table-cell>
          <table:table-cell table:formula="of:=[$World_E_Asian.F21]" office:value-type="float" office:value="12427" calcext:value-type="float">
            <text:p>12,427</text:p>
          </table:table-cell>
          <table:table-cell table:style-name="ce391" table:formula="of:=[.$D14]/[.E$5]" office:value-type="float" office:value="0.152090370587947" calcext:value-type="float">
            <text:p>0</text:p>
          </table:table-cell>
          <table:table-cell table:formula="of:=[.$D14]/[.F$5]" office:value-type="float" office:value="1.20838195254765" calcext:value-type="float">
            <text:p>1</text:p>
          </table:table-cell>
          <table:table-cell table:formula="of:=[.$D14]/[.G$5]" office:value-type="float" office:value="3.27629844450303" calcext:value-type="float">
            <text:p>3</text:p>
          </table:table-cell>
          <table:table-cell table:formula="of:=[.$D14]/[.H$5]" office:value-type="float" office:value="3.39535519125683" calcext:value-type="float">
            <text:p>3</text:p>
          </table:table-cell>
          <table:table-cell table:formula="of:=[.$D14]/[.I$5]" office:value-type="float" office:value="3.40093048713738" calcext:value-type="float">
            <text:p>3</text:p>
          </table:table-cell>
          <table:table-cell table:formula="of:=[.$D14]/[.J$5]" office:value-type="float" office:value="4.98875953432357" calcext:value-type="float">
            <text:p>5</text:p>
          </table:table-cell>
          <table:table-cell table:formula="of:=[.$D14]/[.K$5]" office:value-type="float" office:value="5.59774774774775" calcext:value-type="float">
            <text:p>6</text:p>
          </table:table-cell>
          <table:table-cell table:formula="of:=[.$D14]/[.L$5]" office:value-type="float" office:value="9.49350649350649" calcext:value-type="float">
            <text:p>9</text:p>
          </table:table-cell>
          <table:table-cell table:formula="of:=[.$D14]/[.M$5]" office:value-type="float" office:value="13.5814207650273" calcext:value-type="float">
            <text:p>14</text:p>
          </table:table-cell>
          <table:table-cell table:formula="of:=[.$D14]/[.N$5]" office:value-type="float" office:value="33.3163538873995" calcext:value-type="float">
            <text:p>33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Portugal" calcext:value-type="string">
            <text:p>Portugal</text:p>
          </table:table-cell>
          <table:table-cell table:formula="of:=[$World_E_Asian.E23]" office:value-type="string" office:string-value="葡萄牙" calcext:value-type="string">
            <text:p>葡萄牙</text:p>
          </table:table-cell>
          <table:table-cell table:formula="of:=[$World_E_Asian.F23]" office:value-type="float" office:value="12442" calcext:value-type="float">
            <text:p>12,442</text:p>
          </table:table-cell>
          <table:table-cell table:style-name="ce391" table:formula="of:=[.$D15]/[.E$5]" office:value-type="float" office:value="0.152273951143095" calcext:value-type="float">
            <text:p>0</text:p>
          </table:table-cell>
          <table:table-cell table:formula="of:=[.$D15]/[.F$5]" office:value-type="float" office:value="1.20984052897705" calcext:value-type="float">
            <text:p>1</text:p>
          </table:table-cell>
          <table:table-cell table:formula="of:=[.$D15]/[.G$5]" office:value-type="float" office:value="3.28025309781176" calcext:value-type="float">
            <text:p>3</text:p>
          </table:table-cell>
          <table:table-cell table:formula="of:=[.$D15]/[.H$5]" office:value-type="float" office:value="3.39945355191257" calcext:value-type="float">
            <text:p>3</text:p>
          </table:table-cell>
          <table:table-cell table:formula="of:=[.$D15]/[.I$5]" office:value-type="float" office:value="3.40503557744937" calcext:value-type="float">
            <text:p>3</text:p>
          </table:table-cell>
          <table:table-cell table:formula="of:=[.$D15]/[.J$5]" office:value-type="float" office:value="4.99478121236451" calcext:value-type="float">
            <text:p>5</text:p>
          </table:table-cell>
          <table:table-cell table:formula="of:=[.$D15]/[.K$5]" office:value-type="float" office:value="5.6045045045045" calcext:value-type="float">
            <text:p>6</text:p>
          </table:table-cell>
          <table:table-cell table:formula="of:=[.$D15]/[.L$5]" office:value-type="float" office:value="9.50496562261268" calcext:value-type="float">
            <text:p>10</text:p>
          </table:table-cell>
          <table:table-cell table:formula="of:=[.$D15]/[.M$5]" office:value-type="float" office:value="13.5978142076503" calcext:value-type="float">
            <text:p>14</text:p>
          </table:table-cell>
          <table:table-cell table:formula="of:=[.$D15]/[.N$5]" office:value-type="float" office:value="33.3565683646113" calcext:value-type="float">
            <text:p>33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45" calcext:value-type="float">
            <text:p>45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1" calcext:value-type="float">
            <text:p>11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8">
          <table:table-cell/>
          <table:table-cell table:style-name="ce234" office:value-type="string" calcext:value-type="string">
            <text:p><text:span text:style-name="T7">Deaths ratio </text:span></text:p>
            <text:p><text:span text:style-name="T7">死亡人數比例分析</text:span></text:p>
          </table:table-cell>
          <table: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'file:///home/ck/COVID-19/20200406-COVID-19.ods'#$EuropeEastAsian.$G32]" office:value-type="float" office:value="3331" calcext:value-type="float">
            <text:p>3,331</text:p>
          </table:table-cell>
          <table:table-cell table:style-name="ce446" table:formula="of:=['file:///home/ck/COVID-19/20200406-COVID-19.ods'#$EuropeEastAsian.$G33]" office:value-type="float" office:value="186" calcext:value-type="float">
            <text:p>186</text:p>
          </table:table-cell>
          <table:table-cell table:style-name="ce446" table:formula="of:=['file:///home/ck/COVID-19/20200406-COVID-19.ods'#$EuropeEastAsian.$G34]" office:value-type="float" office:value="62" calcext:value-type="float">
            <text:p>62</text:p>
          </table:table-cell>
          <table:table-cell table:style-name="ce446" table:formula="of:=['file:///home/ck/COVID-19/20200406-COVID-19.ods'#$EuropeEastAsian.$G35]" office:value-type="float" office:value="163" calcext:value-type="float">
            <text:p>163</text:p>
          </table:table-cell>
          <table:table-cell table:style-name="ce446" table:formula="of:=['file:///home/ck/COVID-19/20200406-COVID-19.ods'#$EuropeEastAsian.$G36]" office:value-type="float" office:value="73" calcext:value-type="float">
            <text:p>73</text:p>
          </table:table-cell>
          <table:table-cell table:style-name="ce446" table:formula="of:=['file:///home/ck/COVID-19/20200406-COVID-19.ods'#$EuropeEastAsian.$G37]" office:value-type="float" office:value="209" calcext:value-type="float">
            <text:p>209</text:p>
          </table:table-cell>
          <table:table-cell table:style-name="ce446" table:formula="of:=['file:///home/ck/COVID-19/20200406-COVID-19.ods'#$EuropeEastAsian.G38]" office:value-type="float" office:value="26" calcext:value-type="float">
            <text:p>26</text:p>
          </table:table-cell>
          <table:table-cell table:style-name="ce446" table:formula="of:=['file:///home/ck/COVID-19/20200406-COVID-19.ods'#$EuropeEastAsian.G39]" office:value-type="float" office:value="6" calcext:value-type="float">
            <text:p>6</text:p>
          </table:table-cell>
          <table:table-cell table:style-name="ce446" table:formula="of:=['file:///home/ck/COVID-19/20200406-COVID-19.ods'#$EuropeEastAsian.$G40]" office:value-type="float" office:value="4" calcext:value-type="float">
            <text:p>4</text:p>
          </table:table-cell>
          <table:table-cell table:style-name="ce446" table:formula="of:=['file:///home/ck/COVID-19/20200406-COVID-19.ods'#$EuropeEastAsian.$G41]" office:value-type="float" office:value="5" calcext:value-type="float">
            <text:p>5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0]" office:value-type="string" office:string-value="Spain" calcext:value-type="string">
            <text:p>Spain</text:p>
          </table:table-cell>
          <table:table-cell table:style-name="ce445" table:formula="of:=[$World_E_Asian.E10]" office:value-type="string" office:string-value="西班牙" calcext:value-type="string">
            <text:p>西班牙</text:p>
          </table:table-cell>
          <table:table-cell table:style-name="ce445" table:formula="of:=[$World_E_Asian.G10]" office:value-type="float" office:value="13798" calcext:value-type="float">
            <text:p>13,798</text:p>
          </table:table-cell>
          <table:table-cell table:formula="of:=[.$D27]/[.E$26]" office:value-type="float" office:value="4.14229960972681" calcext:value-type="float">
            <text:p>4</text:p>
          </table:table-cell>
          <table:table-cell table:style-name="ce392" table:formula="of:=[.$D27]/[.F$26]" office:value-type="float" office:value="74.1827956989247" calcext:value-type="float">
            <text:p>74</text:p>
          </table:table-cell>
          <table:table-cell table:style-name="ce392" table:formula="of:=[.$D27]/[.G$26]" office:value-type="float" office:value="222.548387096774" calcext:value-type="float">
            <text:p>223</text:p>
          </table:table-cell>
          <table:table-cell table:style-name="ce392" table:formula="of:=[.$D27]/[.H$26]" office:value-type="float" office:value="84.6503067484663" calcext:value-type="float">
            <text:p>85</text:p>
          </table:table-cell>
          <table:table-cell table:style-name="ce392" table:formula="of:=[.$D27]/[.I$26]" office:value-type="float" office:value="189.013698630137" calcext:value-type="float">
            <text:p>189</text:p>
          </table:table-cell>
          <table:table-cell table:style-name="ce392" table:formula="of:=[.$D27]/[.J$26]" office:value-type="float" office:value="66.0191387559809" calcext:value-type="float">
            <text:p>66</text:p>
          </table:table-cell>
          <table:table-cell table:style-name="ce392" table:formula="of:=[.$D27]/[.K$26]" office:value-type="float" office:value="530.692307692308" calcext:value-type="float">
            <text:p>531</text:p>
          </table:table-cell>
          <table:table-cell table:style-name="ce392" table:formula="of:=[.$D27]/[.L$26]" office:value-type="float" office:value="2299.66666666667" calcext:value-type="float">
            <text:p>2300</text:p>
          </table:table-cell>
          <table:table-cell table:style-name="ce392" table:formula="of:=[.$D27]/[.M$26]" office:value-type="float" office:value="3449.5" calcext:value-type="float">
            <text:p>3450</text:p>
          </table:table-cell>
          <table:table-cell table:style-name="ce392" table:formula="of:=[.$D27]/[.N$26]" office:value-type="float" office:value="2759.6" calcext:value-type="float">
            <text:p>276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1]" office:value-type="string" office:string-value="Italy" calcext:value-type="string">
            <text:p>Italy</text:p>
          </table:table-cell>
          <table:table-cell table:style-name="ce445" table:formula="of:=[$World_E_Asian.E11]" office:value-type="string" office:string-value="意大利" calcext:value-type="string">
            <text:p>意大利</text:p>
          </table:table-cell>
          <table:table-cell table:style-name="ce445" table:formula="of:=[$World_E_Asian.G11]" office:value-type="float" office:value="16523" calcext:value-type="float">
            <text:p>16,523</text:p>
          </table:table-cell>
          <table:table-cell table:formula="of:=[.$D28]/[.E$26]" office:value-type="float" office:value="4.96037226058241" calcext:value-type="float">
            <text:p>5</text:p>
          </table:table-cell>
          <table:table-cell table:style-name="ce392" table:formula="of:=[.$D28]/[.F$26]" office:value-type="float" office:value="88.8333333333333" calcext:value-type="float">
            <text:p>89</text:p>
          </table:table-cell>
          <table:table-cell table:style-name="ce392" table:formula="of:=[.$D28]/[.G$26]" office:value-type="float" office:value="266.5" calcext:value-type="float">
            <text:p>267</text:p>
          </table:table-cell>
          <table:table-cell table:style-name="ce392" table:formula="of:=[.$D28]/[.H$26]" office:value-type="float" office:value="101.368098159509" calcext:value-type="float">
            <text:p>101</text:p>
          </table:table-cell>
          <table:table-cell table:style-name="ce392" table:formula="of:=[.$D28]/[.I$26]" office:value-type="float" office:value="226.342465753425" calcext:value-type="float">
            <text:p>226</text:p>
          </table:table-cell>
          <table:table-cell table:style-name="ce392" table:formula="of:=[.$D28]/[.J$26]" office:value-type="float" office:value="79.0574162679426" calcext:value-type="float">
            <text:p>79</text:p>
          </table:table-cell>
          <table:table-cell table:style-name="ce392" table:formula="of:=[.$D28]/[.K$26]" office:value-type="float" office:value="635.5" calcext:value-type="float">
            <text:p>636</text:p>
          </table:table-cell>
          <table:table-cell table:style-name="ce392" table:formula="of:=[.$D28]/[.L$26]" office:value-type="float" office:value="2753.83333333333" calcext:value-type="float">
            <text:p>2754</text:p>
          </table:table-cell>
          <table:table-cell table:style-name="ce392" table:formula="of:=[.$D28]/[.M$26]" office:value-type="float" office:value="4130.75" calcext:value-type="float">
            <text:p>4131</text:p>
          </table:table-cell>
          <table:table-cell table:style-name="ce392" table:formula="of:=[.$D28]/[.N$26]" office:value-type="float" office:value="3304.6" calcext:value-type="float">
            <text:p>3305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2]" office:value-type="string" office:string-value="Germany" calcext:value-type="string">
            <text:p>Germany</text:p>
          </table:table-cell>
          <table:table-cell table:style-name="ce445" table:formula="of:=[$World_E_Asian.E12]" office:value-type="string" office:string-value="德國" calcext:value-type="string">
            <text:p>德國</text:p>
          </table:table-cell>
          <table:table-cell table:style-name="ce445" table:formula="of:=[$World_E_Asian.G12]" office:value-type="float" office:value="1810" calcext:value-type="float">
            <text:p>1,810</text:p>
          </table:table-cell>
          <table:table-cell table:formula="of:=[.$D29]/[.E$26]" office:value-type="float" office:value="0.543380366256379" calcext:value-type="float">
            <text:p>1</text:p>
          </table:table-cell>
          <table:table-cell table:style-name="ce392" table:formula="of:=[.$D29]/[.F$26]" office:value-type="float" office:value="9.73118279569892" calcext:value-type="float">
            <text:p>10</text:p>
          </table:table-cell>
          <table:table-cell table:style-name="ce392" table:formula="of:=[.$D29]/[.G$26]" office:value-type="float" office:value="29.1935483870968" calcext:value-type="float">
            <text:p>29</text:p>
          </table:table-cell>
          <table:table-cell table:style-name="ce392" table:formula="of:=[.$D29]/[.H$26]" office:value-type="float" office:value="11.1042944785276" calcext:value-type="float">
            <text:p>11</text:p>
          </table:table-cell>
          <table:table-cell table:style-name="ce392" table:formula="of:=[.$D29]/[.I$26]" office:value-type="float" office:value="24.7945205479452" calcext:value-type="float">
            <text:p>25</text:p>
          </table:table-cell>
          <table:table-cell table:style-name="ce392" table:formula="of:=[.$D29]/[.J$26]" office:value-type="float" office:value="8.66028708133971" calcext:value-type="float">
            <text:p>9</text:p>
          </table:table-cell>
          <table:table-cell table:style-name="ce392" table:formula="of:=[.$D29]/[.K$26]" office:value-type="float" office:value="69.6153846153846" calcext:value-type="float">
            <text:p>70</text:p>
          </table:table-cell>
          <table:table-cell table:style-name="ce392" table:formula="of:=[.$D29]/[.L$26]" office:value-type="float" office:value="301.666666666667" calcext:value-type="float">
            <text:p>302</text:p>
          </table:table-cell>
          <table:table-cell table:style-name="ce392" table:formula="of:=[.$D29]/[.M$26]" office:value-type="float" office:value="452.5" calcext:value-type="float">
            <text:p>453</text:p>
          </table:table-cell>
          <table:table-cell table:style-name="ce392" table:formula="of:=[.$D29]/[.N$26]" office:value-type="float" office:value="362" calcext:value-type="float">
            <text:p>362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3]" office:value-type="string" office:string-value="France" calcext:value-type="string">
            <text:p>France</text:p>
          </table:table-cell>
          <table:table-cell table:style-name="ce445" table:formula="of:=[$World_E_Asian.E13]" office:value-type="string" office:string-value="法國" calcext:value-type="string">
            <text:p>法國</text:p>
          </table:table-cell>
          <table:table-cell table:style-name="ce445" table:formula="of:=[$World_E_Asian.G13]" office:value-type="float" office:value="8911" calcext:value-type="float">
            <text:p>8,911</text:p>
          </table:table-cell>
          <table:table-cell table:formula="of:=[.$D30]/[.E$26]" office:value-type="float" office:value="2.67517262083458" calcext:value-type="float">
            <text:p>3</text:p>
          </table:table-cell>
          <table:table-cell table:style-name="ce392" table:formula="of:=[.$D30]/[.F$26]" office:value-type="float" office:value="47.9086021505376" calcext:value-type="float">
            <text:p>48</text:p>
          </table:table-cell>
          <table:table-cell table:style-name="ce392" table:formula="of:=[.$D30]/[.G$26]" office:value-type="float" office:value="143.725806451613" calcext:value-type="float">
            <text:p>144</text:p>
          </table:table-cell>
          <table:table-cell table:style-name="ce392" table:formula="of:=[.$D30]/[.H$26]" office:value-type="float" office:value="54.6687116564417" calcext:value-type="float">
            <text:p>55</text:p>
          </table:table-cell>
          <table:table-cell table:style-name="ce392" table:formula="of:=[.$D30]/[.I$26]" office:value-type="float" office:value="122.068493150685" calcext:value-type="float">
            <text:p>122</text:p>
          </table:table-cell>
          <table:table-cell table:style-name="ce392" table:formula="of:=[.$D30]/[.J$26]" office:value-type="float" office:value="42.6363636363636" calcext:value-type="float">
            <text:p>43</text:p>
          </table:table-cell>
          <table:table-cell table:style-name="ce392" table:formula="of:=[.$D30]/[.K$26]" office:value-type="float" office:value="342.730769230769" calcext:value-type="float">
            <text:p>343</text:p>
          </table:table-cell>
          <table:table-cell table:style-name="ce392" table:formula="of:=[.$D30]/[.L$26]" office:value-type="float" office:value="1485.16666666667" calcext:value-type="float">
            <text:p>1485</text:p>
          </table:table-cell>
          <table:table-cell table:style-name="ce392" table:formula="of:=[.$D30]/[.M$26]" office:value-type="float" office:value="2227.75" calcext:value-type="float">
            <text:p>2228</text:p>
          </table:table-cell>
          <table:table-cell table:style-name="ce392" table:formula="of:=[.$D30]/[.N$26]" office:value-type="float" office:value="1782.2" calcext:value-type="float">
            <text:p>1782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5]" office:value-type="string" office:string-value="United Kingdom" calcext:value-type="string">
            <text:p>United Kingdom</text:p>
          </table:table-cell>
          <table:table-cell table:style-name="ce445" table:formula="of:=[$World_E_Asian.E15]" office:value-type="string" office:string-value="英國" calcext:value-type="string">
            <text:p>英國</text:p>
          </table:table-cell>
          <table:table-cell table:style-name="ce445" table:formula="of:=[$World_E_Asian.G15]" office:value-type="float" office:value="5373" calcext:value-type="float">
            <text:p>5,373</text:p>
          </table:table-cell>
          <table:table-cell table:formula="of:=[.$D31]/[.E$26]" office:value-type="float" office:value="1.61302912038427" calcext:value-type="float">
            <text:p>2</text:p>
          </table:table-cell>
          <table:table-cell table:style-name="ce392" table:formula="of:=[.$D31]/[.F$26]" office:value-type="float" office:value="28.8870967741935" calcext:value-type="float">
            <text:p>29</text:p>
          </table:table-cell>
          <table:table-cell table:style-name="ce392" table:formula="of:=[.$D31]/[.G$26]" office:value-type="float" office:value="86.6612903225806" calcext:value-type="float">
            <text:p>87</text:p>
          </table:table-cell>
          <table:table-cell table:style-name="ce392" table:formula="of:=[.$D31]/[.H$26]" office:value-type="float" office:value="32.9631901840491" calcext:value-type="float">
            <text:p>33</text:p>
          </table:table-cell>
          <table:table-cell table:style-name="ce392" table:formula="of:=[.$D31]/[.I$26]" office:value-type="float" office:value="73.6027397260274" calcext:value-type="float">
            <text:p>74</text:p>
          </table:table-cell>
          <table:table-cell table:style-name="ce392" table:formula="of:=[.$D31]/[.J$26]" office:value-type="float" office:value="25.7081339712919" calcext:value-type="float">
            <text:p>26</text:p>
          </table:table-cell>
          <table:table-cell table:style-name="ce392" table:formula="of:=[.$D31]/[.K$26]" office:value-type="float" office:value="206.653846153846" calcext:value-type="float">
            <text:p>207</text:p>
          </table:table-cell>
          <table:table-cell table:style-name="ce392" table:formula="of:=[.$D31]/[.L$26]" office:value-type="float" office:value="895.5" calcext:value-type="float">
            <text:p>896</text:p>
          </table:table-cell>
          <table:table-cell table:style-name="ce392" table:formula="of:=[.$D31]/[.M$26]" office:value-type="float" office:value="1343.25" calcext:value-type="float">
            <text:p>1343</text:p>
          </table:table-cell>
          <table:table-cell table:style-name="ce392" table:formula="of:=[.$D31]/[.N$26]" office:value-type="float" office:value="1074.6" calcext:value-type="float">
            <text:p>1075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7]" office:value-type="string" office:string-value="Switzerland" calcext:value-type="string">
            <text:p>Switzerland</text:p>
          </table:table-cell>
          <table:table-cell table:style-name="ce445" table:formula="of:=[$World_E_Asian.E17]" office:value-type="string" office:string-value="瑞士" calcext:value-type="string">
            <text:p>瑞士</text:p>
          </table:table-cell>
          <table:table-cell table:style-name="ce445" table:formula="of:=[$World_E_Asian.G17]" office:value-type="float" office:value="778" calcext:value-type="float">
            <text:p>778</text:p>
          </table:table-cell>
          <table:table-cell table:formula="of:=[.$D32]/[.E$26]" office:value-type="float" office:value="0.233563494446112" calcext:value-type="float">
            <text:p>0</text:p>
          </table:table-cell>
          <table:table-cell table:style-name="ce392" table:formula="of:=[.$D32]/[.F$26]" office:value-type="float" office:value="4.18279569892473" calcext:value-type="float">
            <text:p>4</text:p>
          </table:table-cell>
          <table:table-cell table:style-name="ce392" table:formula="of:=[.$D32]/[.G$26]" office:value-type="float" office:value="12.5483870967742" calcext:value-type="float">
            <text:p>13</text:p>
          </table:table-cell>
          <table:table-cell table:style-name="ce392" table:formula="of:=[.$D32]/[.H$26]" office:value-type="float" office:value="4.77300613496933" calcext:value-type="float">
            <text:p>5</text:p>
          </table:table-cell>
          <table:table-cell table:style-name="ce392" table:formula="of:=[.$D32]/[.I$26]" office:value-type="float" office:value="10.6575342465753" calcext:value-type="float">
            <text:p>11</text:p>
          </table:table-cell>
          <table:table-cell table:style-name="ce392" table:formula="of:=[.$D32]/[.J$26]" office:value-type="float" office:value="3.72248803827751" calcext:value-type="float">
            <text:p>4</text:p>
          </table:table-cell>
          <table:table-cell table:style-name="ce392" table:formula="of:=[.$D32]/[.K$26]" office:value-type="float" office:value="29.9230769230769" calcext:value-type="float">
            <text:p>30</text:p>
          </table:table-cell>
          <table:table-cell table:style-name="ce392" table:formula="of:=[.$D32]/[.L$26]" office:value-type="float" office:value="129.666666666667" calcext:value-type="float">
            <text:p>130</text:p>
          </table:table-cell>
          <table:table-cell table:style-name="ce392" table:formula="of:=[.$D32]/[.M$26]" office:value-type="float" office:value="194.5" calcext:value-type="float">
            <text:p>195</text:p>
          </table:table-cell>
          <table:table-cell table:style-name="ce392" table:formula="of:=[.$D32]/[.N$26]" office:value-type="float" office:value="155.6" calcext:value-type="float">
            <text:p>15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8]" office:value-type="string" office:string-value="Belgium" calcext:value-type="string">
            <text:p>Belgium</text:p>
          </table:table-cell>
          <table:table-cell table:style-name="ce445" table:formula="of:=[$World_E_Asian.E18]" office:value-type="string" office:string-value="比利時" calcext:value-type="string">
            <text:p>比利時</text:p>
          </table:table-cell>
          <table:table-cell table:style-name="ce445" table:formula="of:=[$World_E_Asian.G18]" office:value-type="float" office:value="2035" calcext:value-type="float">
            <text:p>2,035</text:p>
          </table:table-cell>
          <table:table-cell table:formula="of:=[.$D33]/[.E$26]" office:value-type="float" office:value="0.610927649354548" calcext:value-type="float">
            <text:p>1</text:p>
          </table:table-cell>
          <table:table-cell table:style-name="ce392" table:formula="of:=[.$D33]/[.F$26]" office:value-type="float" office:value="10.9408602150538" calcext:value-type="float">
            <text:p>11</text:p>
          </table:table-cell>
          <table:table-cell table:style-name="ce392" table:formula="of:=[.$D33]/[.G$26]" office:value-type="float" office:value="32.8225806451613" calcext:value-type="float">
            <text:p>33</text:p>
          </table:table-cell>
          <table:table-cell table:style-name="ce392" table:formula="of:=[.$D33]/[.H$26]" office:value-type="float" office:value="12.4846625766871" calcext:value-type="float">
            <text:p>12</text:p>
          </table:table-cell>
          <table:table-cell table:style-name="ce392" table:formula="of:=[.$D33]/[.I$26]" office:value-type="float" office:value="27.8767123287671" calcext:value-type="float">
            <text:p>28</text:p>
          </table:table-cell>
          <table:table-cell table:style-name="ce392" table:formula="of:=[.$D33]/[.J$26]" office:value-type="float" office:value="9.73684210526316" calcext:value-type="float">
            <text:p>10</text:p>
          </table:table-cell>
          <table:table-cell table:style-name="ce392" table:formula="of:=[.$D33]/[.K$26]" office:value-type="float" office:value="78.2692307692308" calcext:value-type="float">
            <text:p>78</text:p>
          </table:table-cell>
          <table:table-cell table:style-name="ce392" table:formula="of:=[.$D33]/[.L$26]" office:value-type="float" office:value="339.166666666667" calcext:value-type="float">
            <text:p>339</text:p>
          </table:table-cell>
          <table:table-cell table:style-name="ce392" table:formula="of:=[.$D33]/[.M$26]" office:value-type="float" office:value="508.75" calcext:value-type="float">
            <text:p>509</text:p>
          </table:table-cell>
          <table:table-cell table:style-name="ce392" table:formula="of:=[.$D33]/[.N$26]" office:value-type="float" office:value="407" calcext:value-type="float">
            <text:p>407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19]" office:value-type="string" office:string-value="Netherlands" calcext:value-type="string">
            <text:p>Netherlands</text:p>
          </table:table-cell>
          <table:table-cell table:style-name="ce445" table:formula="of:=[$World_E_Asian.E19]" office:value-type="string" office:string-value="荷蘭" calcext:value-type="string">
            <text:p>荷蘭</text:p>
          </table:table-cell>
          <table:table-cell table:style-name="ce445" table:formula="of:=[$World_E_Asian.G19]" office:value-type="float" office:value="1867" calcext:value-type="float">
            <text:p>1,867</text:p>
          </table:table-cell>
          <table:table-cell table:formula="of:=[.$D34]/[.E$26]" office:value-type="float" office:value="0.560492344641249" calcext:value-type="float">
            <text:p>1</text:p>
          </table:table-cell>
          <table:table-cell table:style-name="ce392" table:formula="of:=[.$D34]/[.F$26]" office:value-type="float" office:value="10.0376344086022" calcext:value-type="float">
            <text:p>10</text:p>
          </table:table-cell>
          <table:table-cell table:style-name="ce392" table:formula="of:=[.$D34]/[.G$26]" office:value-type="float" office:value="30.1129032258064" calcext:value-type="float">
            <text:p>30</text:p>
          </table:table-cell>
          <table:table-cell table:style-name="ce392" table:formula="of:=[.$D34]/[.H$26]" office:value-type="float" office:value="11.4539877300614" calcext:value-type="float">
            <text:p>11</text:p>
          </table:table-cell>
          <table:table-cell table:style-name="ce392" table:formula="of:=[.$D34]/[.I$26]" office:value-type="float" office:value="25.5753424657534" calcext:value-type="float">
            <text:p>26</text:p>
          </table:table-cell>
          <table:table-cell table:style-name="ce392" table:formula="of:=[.$D34]/[.J$26]" office:value-type="float" office:value="8.93301435406699" calcext:value-type="float">
            <text:p>9</text:p>
          </table:table-cell>
          <table:table-cell table:style-name="ce392" table:formula="of:=[.$D34]/[.K$26]" office:value-type="float" office:value="71.8076923076923" calcext:value-type="float">
            <text:p>72</text:p>
          </table:table-cell>
          <table:table-cell table:style-name="ce392" table:formula="of:=[.$D34]/[.L$26]" office:value-type="float" office:value="311.166666666667" calcext:value-type="float">
            <text:p>311</text:p>
          </table:table-cell>
          <table:table-cell table:style-name="ce392" table:formula="of:=[.$D34]/[.M$26]" office:value-type="float" office:value="466.75" calcext:value-type="float">
            <text:p>467</text:p>
          </table:table-cell>
          <table:table-cell table:style-name="ce392" table:formula="of:=[.$D34]/[.N$26]" office:value-type="float" office:value="373.4" calcext:value-type="float">
            <text:p>373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21]" office:value-type="string" office:string-value="Austria" calcext:value-type="string">
            <text:p>Austria</text:p>
          </table:table-cell>
          <table:table-cell table:style-name="ce445" table:formula="of:=[$World_E_Asian.E21]" office:value-type="string" office:string-value="奧地利" calcext:value-type="string">
            <text:p>奧地利</text:p>
          </table:table-cell>
          <table:table-cell table:style-name="ce445" table:formula="of:=[$World_E_Asian.G21]" office:value-type="float" office:value="243" calcext:value-type="float">
            <text:p>243</text:p>
          </table:table-cell>
          <table:table-cell table:formula="of:=[.$D35]/[.E$26]" office:value-type="float" office:value="0.0729510657460222" calcext:value-type="float">
            <text:p>0</text:p>
          </table:table-cell>
          <table:table-cell table:style-name="ce392" table:formula="of:=[.$D35]/[.F$26]" office:value-type="float" office:value="1.30645161290323" calcext:value-type="float">
            <text:p>1</text:p>
          </table:table-cell>
          <table:table-cell table:style-name="ce392" table:formula="of:=[.$D35]/[.G$26]" office:value-type="float" office:value="3.91935483870968" calcext:value-type="float">
            <text:p>4</text:p>
          </table:table-cell>
          <table:table-cell table:style-name="ce392" table:formula="of:=[.$D35]/[.H$26]" office:value-type="float" office:value="1.49079754601227" calcext:value-type="float">
            <text:p>1</text:p>
          </table:table-cell>
          <table:table-cell table:style-name="ce392" table:formula="of:=[.$D35]/[.I$26]" office:value-type="float" office:value="3.32876712328767" calcext:value-type="float">
            <text:p>3</text:p>
          </table:table-cell>
          <table:table-cell table:style-name="ce392" table:formula="of:=[.$D35]/[.J$26]" office:value-type="float" office:value="1.16267942583732" calcext:value-type="float">
            <text:p>1</text:p>
          </table:table-cell>
          <table:table-cell table:style-name="ce392" table:formula="of:=[.$D35]/[.K$26]" office:value-type="float" office:value="9.34615384615385" calcext:value-type="float">
            <text:p>9</text:p>
          </table:table-cell>
          <table:table-cell table:style-name="ce392" table:formula="of:=[.$D35]/[.L$26]" office:value-type="float" office:value="40.5" calcext:value-type="float">
            <text:p>41</text:p>
          </table:table-cell>
          <table:table-cell table:style-name="ce392" table:formula="of:=[.$D35]/[.M$26]" office:value-type="float" office:value="60.75" calcext:value-type="float">
            <text:p>61</text:p>
          </table:table-cell>
          <table:table-cell table:style-name="ce392" table:formula="of:=[.$D35]/[.N$26]" office:value-type="float" office:value="48.6" calcext:value-type="float">
            <text:p>49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World_E_Asian.D23]" office:value-type="string" office:string-value="Portugal" calcext:value-type="string">
            <text:p>Portugal</text:p>
          </table:table-cell>
          <table:table-cell table:style-name="ce445" table:formula="of:=[$World_E_Asian.E23]" office:value-type="string" office:string-value="葡萄牙" calcext:value-type="string">
            <text:p>葡萄牙</text:p>
          </table:table-cell>
          <table:table-cell table:style-name="ce445" table:formula="of:=[$World_E_Asian.G23]" office:value-type="float" office:value="345" calcext:value-type="float">
            <text:p>345</text:p>
          </table:table-cell>
          <table:table-cell table:formula="of:=[.$D36]/[.E$26]" office:value-type="float" office:value="0.103572500750525" calcext:value-type="float">
            <text:p>0</text:p>
          </table:table-cell>
          <table:table-cell table:style-name="ce392" table:formula="of:=[.$D36]/[.F$26]" office:value-type="float" office:value="1.85483870967742" calcext:value-type="float">
            <text:p>2</text:p>
          </table:table-cell>
          <table:table-cell table:style-name="ce392" table:formula="of:=[.$D36]/[.G$26]" office:value-type="float" office:value="5.56451612903226" calcext:value-type="float">
            <text:p>6</text:p>
          </table:table-cell>
          <table:table-cell table:style-name="ce392" table:formula="of:=[.$D36]/[.H$26]" office:value-type="float" office:value="2.11656441717791" calcext:value-type="float">
            <text:p>2</text:p>
          </table:table-cell>
          <table:table-cell table:style-name="ce392" table:formula="of:=[.$D36]/[.I$26]" office:value-type="float" office:value="4.72602739726027" calcext:value-type="float">
            <text:p>5</text:p>
          </table:table-cell>
          <table:table-cell table:style-name="ce392" table:formula="of:=[.$D36]/[.J$26]" office:value-type="float" office:value="1.65071770334928" calcext:value-type="float">
            <text:p>2</text:p>
          </table:table-cell>
          <table:table-cell table:style-name="ce392" table:formula="of:=[.$D36]/[.K$26]" office:value-type="float" office:value="13.2692307692308" calcext:value-type="float">
            <text:p>13</text:p>
          </table:table-cell>
          <table:table-cell table:style-name="ce392" table:formula="of:=[.$D36]/[.L$26]" office:value-type="float" office:value="57.5" calcext:value-type="float">
            <text:p>58</text:p>
          </table:table-cell>
          <table:table-cell table:style-name="ce392" table:formula="of:=[.$D36]/[.M$26]" office:value-type="float" office:value="86.25" calcext:value-type="float">
            <text:p>86</text:p>
          </table:table-cell>
          <table:table-cell table:style-name="ce392" table:formula="of:=[.$D36]/[.N$26]" office:value-type="float" office:value="69" calcext:value-type="float">
            <text:p>69</text:p>
          </table:table-cell>
          <table:table-cell table:number-columns-repeated="33"/>
        </table:table-row>
        <table:table-row table:style-name="ro29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7" calcext:value-type="float">
            <text:p>37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0" calcext:value-type="float">
            <text:p>20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4" calcext:value-type="float">
            <text:p>4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11" calcext:value-type="float">
            <text:p>11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Ratio.E27:Euro_E_Asian_Ratio.N36">
            <calcext:condition calcext:apply-style-name="Default" calcext:value="&lt;10" calcext:base-cell-address="Euro_E_Asian_Ratio.E27"/>
            <calcext:condition calcext:apply-style-name="Times10" calcext:value="&lt;100" calcext:base-cell-address="Euro_E_Asian_Ratio.E27"/>
            <calcext:condition calcext:apply-style-name="Times100" calcext:value="&lt;500" calcext:base-cell-address="Euro_E_Asian_Ratio.E27"/>
            <calcext:condition calcext:apply-style-name="Times500" calcext:value="&lt;1000" calcext:base-cell-address="Euro_E_Asian_Ratio.E27"/>
            <calcext:condition calcext:apply-style-name="Times1000" calcext:value="&gt;=1000" calcext:base-cell-address="Euro_E_Asian_Ratio.E27"/>
          </calcext:conditional-format>
          <calcext:conditional-format calcext:target-range-address="Euro_E_Asian_Ratio.E27:Euro_E_Asian_Ratio.N36 Euro_E_Asian_Ratio.E6:Euro_E_Asian_Ratio.N15">
            <calcext:condition calcext:apply-style-name="Default" calcext:value="&lt;10" calcext:base-cell-address="Euro_E_Asian_Ratio.E6"/>
            <calcext:condition calcext:apply-style-name="Times10" calcext:value="&lt;=100" calcext:base-cell-address="Euro_E_Asian_Ratio.E6"/>
            <calcext:condition calcext:apply-style-name="Times100" calcext:value="&lt;500" calcext:base-cell-address="Euro_E_Asian_Ratio.E6"/>
            <calcext:condition calcext:apply-style-name="Times500" calcext:value="&lt;1000" calcext:base-cell-address="Euro_E_Asian_Ratio.E6"/>
            <calcext:condition calcext:apply-style-name="Times1000" calcext:value="&gt;=1000" calcext:base-cell-address="Euro_E_Asian_Ratio.E6"/>
          </calcext:conditional-format>
        </calcext:conditional-formats>
      </table:table>
      <table:table table:name="Euro_E_Asian_perM_Ratio" table:style-name="ta1">
        <office:forms form:automatic-focus="false" form:apply-design-mode="false"/>
        <table:shapes>
          <draw:line draw:z-index="0" draw:style-name="gr2" draw:text-style-name="P1" svg:x1="199.16mm" svg:y1="33.62mm" svg:x2="191.46mm" svg:y2="36.38mm">
            <text:p/>
          </draw:line>
          <draw:custom-shape draw:z-index="1" draw:style-name="gr5" draw:text-style-name="P2" svg:width="27.91mm" svg:height="7.45mm" svg:x="3.96mm" svg:y="97.57mm">
            <text:p text:style-name="P1"><text:span text:style-name="T1">European Deaths/mil</text:span></text:p>
            <text:p text:style-name="P1"><text:span text:style-name="T1">歐洲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2" draw:style-name="gr2" draw:text-style-name="P1" svg:x1="33.19mm" svg:y1="98.73mm" svg:x2="57.19mm" svg:y2="96.91mm">
            <text:p/>
          </draw:line>
          <draw:line draw:z-index="3" draw:style-name="gr2" draw:text-style-name="P1" svg:x1="191.24mm" svg:y1="157.66mm" svg:x2="183.55mm" svg:y2="161.49mm">
            <text:p/>
          </draw:line>
          <draw:custom-shape draw:z-index="4" draw:style-name="gr6" draw:text-style-name="P2" svg:width="28.55mm" svg:height="7.45mm" svg:x="3.54mm" svg:y="222.92mm">
            <text:p text:style-name="P1"><text:span text:style-name="T1">European Deaths/mil</text:span></text:p>
            <text:p text:style-name="P1"><text:span text:style-name="T1">歐洲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5" draw:style-name="gr2" draw:text-style-name="P1" svg:x1="31.43mm" svg:y1="224.47mm" svg:x2="57.37mm" svg:y2="219.79mm">
            <text:p/>
          </draw:line>
          <draw:custom-shape draw:z-index="6" draw:style-name="gr7" draw:text-style-name="P2" svg:width="33.41mm" svg:height="7.45mm" svg:x="179.15mm" svg:y="152.1mm">
            <text:p text:style-name="P1"><text:span text:style-name="T1">E.Asian Deaths/mil</text:span></text:p>
            <text:p text:style-name="P1"><text:span text:style-name="T1">東亞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2" svg:width="33.63mm" svg:height="7.45mm" svg:x="177.61mm" svg:y="27.16mm">
            <text:p text:style-name="P1"><text:span text:style-name="T1">E.Asian Deaths/mil</text:span></text:p>
            <text:p text:style-name="P1"><text:span text:style-name="T1">東亞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236"/>
        <table:table-column table:style-name="co18" table:default-cell-style-name="ce236"/>
        <table:table-column table:style-name="co21" table:default-cell-style-name="ce276"/>
        <table:table-column table:style-name="co20" table:number-columns-repeated="10" table:default-cell-style-name="ce428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234" office:value-type="string" calcext:value-type="string">
            <text:p><text:span text:style-name="T7">Cases per million ratio </text:span></text:p>
            <text:p><text:span text:style-name="T7">每百萬確診個案比例</text:span></text:p>
          </table:table-cell>
          <table:table-cell table:style-name="ce259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49] ; CHAR(10); [$World_E_Asian.$D49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I42]" office:value-type="float" office:value="57.0099944630002" calcext:value-type="float">
            <text:p>57.01</text:p>
          </table:table-cell>
          <table:table-cell table:style-name="ce278" table:formula="of:=[$World_E_Asian.I43]" office:value-type="float" office:value="201.677655115319" calcext:value-type="float">
            <text:p>201.68</text:p>
          </table:table-cell>
          <table:table-cell table:style-name="ce278" table:formula="of:=[$World_E_Asian.I44]" office:value-type="float" office:value="124.038424430944" calcext:value-type="float">
            <text:p>124.04</text:p>
          </table:table-cell>
          <table:table-cell table:style-name="ce278" table:formula="of:=[$World_E_Asian.I46]" office:value-type="float" office:value="30.0882149097218" calcext:value-type="float">
            <text:p>30.09</text:p>
          </table:table-cell>
          <table:table-cell table:style-name="ce278" table:formula="of:=[$World_E_Asian.I45]" office:value-type="float" office:value="34.698384111739" calcext:value-type="float">
            <text:p>34.70</text:p>
          </table:table-cell>
          <table:table-cell table:style-name="ce278" table:formula="of:=[$World_E_Asian.I48]" office:value-type="float" office:value="33.9611023551227" calcext:value-type="float">
            <text:p>33.96</text:p>
          </table:table-cell>
          <table:table-cell table:style-name="ce278" table:formula="of:=[$World_E_Asian.I47]" office:value-type="float" office:value="10.2580664256633" calcext:value-type="float">
            <text:p>10.26</text:p>
          </table:table-cell>
          <table:table-cell table:style-name="ce278" table:formula="of:=[$World_E_Asian.I49]" office:value-type="float" office:value="236.891827610974" calcext:value-type="float">
            <text:p>236.89</text:p>
          </table:table-cell>
          <table:table-cell table:style-name="ce278" table:formula="of:=[$World_E_Asian.I50]" office:value-type="float" office:value="124.788353087045" calcext:value-type="float">
            <text:p>124.79</text:p>
          </table:table-cell>
          <table:table-cell table:style-name="ce278" table:formula="of:=[$World_E_Asian.I51]" office:value-type="float" office:value="15.8156793616657" calcext:value-type="float">
            <text:p>15.82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style-name="ce335" table:formula="of:=[$World_E_Asian.I10]" office:value-type="float" office:value="2320.55864505535" calcext:value-type="float">
            <text:p>2321</text:p>
          </table:table-cell>
          <table:table-cell table:formula="of:=[.$D6]/[.E$5]" office:value-type="float" office:value="40.7044180044853" calcext:value-type="float">
            <text:p>41</text:p>
          </table:table-cell>
          <table:table-cell table:formula="of:=[.$D6]/[.F$5]" office:value-type="float" office:value="11.5062754162253" calcext:value-type="float">
            <text:p>12</text:p>
          </table:table-cell>
          <table:table-cell table:formula="of:=[.$D6]/[.G$5]" office:value-type="float" office:value="18.7083853709161" calcext:value-type="float">
            <text:p>19</text:p>
          </table:table-cell>
          <table:table-cell table:formula="of:=[.$D6]/[.H$5]" office:value-type="float" office:value="77.1251685092675" calcext:value-type="float">
            <text:p>77</text:p>
          </table:table-cell>
          <table:table-cell table:formula="of:=[.$D6]/[.I$5]" office:value-type="float" office:value="66.8780032402222" calcext:value-type="float">
            <text:p>67</text:p>
          </table:table-cell>
          <table:table-cell table:formula="of:=[.$D6]/[.J$5]" office:value-type="float" office:value="68.3298975630959" calcext:value-type="float">
            <text:p>68</text:p>
          </table:table-cell>
          <table:table-cell table:formula="of:=[.$D6]/[.K$5]" office:value-type="float" office:value="226.217939011377" calcext:value-type="float">
            <text:p>226</text:p>
          </table:table-cell>
          <table:table-cell table:formula="of:=[.$D6]/[.L$5]" office:value-type="float" office:value="9.79585774848338" calcext:value-type="float">
            <text:p>10</text:p>
          </table:table-cell>
          <table:table-cell table:formula="of:=[.$D6]/[.M$5]" office:value-type="float" office:value="18.5959553728277" calcext:value-type="float">
            <text:p>19</text:p>
          </table:table-cell>
          <table:table-cell table:formula="of:=[.$D6]/[.N$5]" office:value-type="float" office:value="146.725195420941" calcext:value-type="float">
            <text:p>147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style-name="ce311" table:formula="of:=[$World_E_Asian.I11]" office:value-type="float" office:value="2836.03216447793" calcext:value-type="float">
            <text:p>2836</text:p>
          </table:table-cell>
          <table:table-cell table:formula="of:=[.$D7]/[.E$5]" office:value-type="float" office:value="49.746227678" calcext:value-type="float">
            <text:p>50</text:p>
          </table:table-cell>
          <table:table-cell table:formula="of:=[.$D7]/[.F$5]" office:value-type="float" office:value="14.0622031868443" calcext:value-type="float">
            <text:p>14</text:p>
          </table:table-cell>
          <table:table-cell table:formula="of:=[.$D7]/[.G$5]" office:value-type="float" office:value="22.8641421195804" calcext:value-type="float">
            <text:p>23</text:p>
          </table:table-cell>
          <table:table-cell table:formula="of:=[.$D7]/[.H$5]" office:value-type="float" office:value="94.2572423451274" calcext:value-type="float">
            <text:p>94</text:p>
          </table:table-cell>
          <table:table-cell table:formula="of:=[.$D7]/[.I$5]" office:value-type="float" office:value="81.7338396896257" calcext:value-type="float">
            <text:p>82</text:p>
          </table:table-cell>
          <table:table-cell table:formula="of:=[.$D7]/[.J$5]" office:value-type="float" office:value="83.5082481958992" calcext:value-type="float">
            <text:p>84</text:p>
          </table:table-cell>
          <table:table-cell table:formula="of:=[.$D7]/[.K$5]" office:value-type="float" office:value="276.468492871408" calcext:value-type="float">
            <text:p>276</text:p>
          </table:table-cell>
          <table:table-cell table:formula="of:=[.$D7]/[.L$5]" office:value-type="float" office:value="11.9718446730686" calcext:value-type="float">
            <text:p>12</text:p>
          </table:table-cell>
          <table:table-cell table:formula="of:=[.$D7]/[.M$5]" office:value-type="float" office:value="22.7267376667731" calcext:value-type="float">
            <text:p>23</text:p>
          </table:table-cell>
          <table:table-cell table:formula="of:=[.$D7]/[.N$5]" office:value-type="float" office:value="179.317758006143" calcext:value-type="float">
            <text:p>179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style-name="ce311" table:formula="of:=[$World_E_Asian.I12]" office:value-type="float" office:value="1587.06525117118" calcext:value-type="float">
            <text:p>1587</text:p>
          </table:table-cell>
          <table:table-cell table:formula="of:=[.$D8]/[.E$5]" office:value-type="float" office:value="27.8383688004249" calcext:value-type="float">
            <text:p>28</text:p>
          </table:table-cell>
          <table:table-cell table:formula="of:=[.$D8]/[.F$5]" office:value-type="float" office:value="7.86931626244712" calcext:value-type="float">
            <text:p>8</text:p>
          </table:table-cell>
          <table:table-cell table:formula="of:=[.$D8]/[.G$5]" office:value-type="float" office:value="12.7949484883594" calcext:value-type="float">
            <text:p>13</text:p>
          </table:table-cell>
          <table:table-cell table:formula="of:=[.$D8]/[.H$5]" office:value-type="float" office:value="52.7470724312855" calcext:value-type="float">
            <text:p>53</text:p>
          </table:table-cell>
          <table:table-cell table:formula="of:=[.$D8]/[.I$5]" office:value-type="float" office:value="45.7388806942815" calcext:value-type="float">
            <text:p>46</text:p>
          </table:table-cell>
          <table:table-cell table:formula="of:=[.$D8]/[.J$5]" office:value-type="float" office:value="46.7318532412652" calcext:value-type="float">
            <text:p>47</text:p>
          </table:table-cell>
          <table:table-cell table:formula="of:=[.$D8]/[.K$5]" office:value-type="float" office:value="154.713879333118" calcext:value-type="float">
            <text:p>155</text:p>
          </table:table-cell>
          <table:table-cell table:formula="of:=[.$D8]/[.L$5]" office:value-type="float" office:value="6.69953567911796" calcext:value-type="float">
            <text:p>7</text:p>
          </table:table-cell>
          <table:table-cell table:formula="of:=[.$D8]/[.M$5]" office:value-type="float" office:value="12.7180559075424" calcext:value-type="float">
            <text:p>13</text:p>
          </table:table-cell>
          <table:table-cell table:formula="of:=[.$D8]/[.N$5]" office:value-type="float" office:value="100.347586396948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style-name="ce311" table:formula="of:=[$World_E_Asian.I13]" office:value-type="float" office:value="1109.04049138291" calcext:value-type="float">
            <text:p>1109</text:p>
          </table:table-cell>
          <table:table-cell table:formula="of:=[.$D9]/[.E$5]" office:value-type="float" office:value="19.4534397315664" calcext:value-type="float">
            <text:p>19</text:p>
          </table:table-cell>
          <table:table-cell table:formula="of:=[.$D9]/[.F$5]" office:value-type="float" office:value="5.49907470289041" calcext:value-type="float">
            <text:p>5</text:p>
          </table:table-cell>
          <table:table-cell table:formula="of:=[.$D9]/[.G$5]" office:value-type="float" office:value="8.94110431078838" calcext:value-type="float">
            <text:p>9</text:p>
          </table:table-cell>
          <table:table-cell table:formula="of:=[.$D9]/[.H$5]" office:value-type="float" office:value="36.8596307461419" calcext:value-type="float">
            <text:p>37</text:p>
          </table:table-cell>
          <table:table-cell table:formula="of:=[.$D9]/[.I$5]" office:value-type="float" office:value="31.9623094784896" calcext:value-type="float">
            <text:p>32</text:p>
          </table:table-cell>
          <table:table-cell table:formula="of:=[.$D9]/[.J$5]" office:value-type="float" office:value="32.656198252517" calcext:value-type="float">
            <text:p>33</text:p>
          </table:table-cell>
          <table:table-cell table:formula="of:=[.$D9]/[.K$5]" office:value-type="float" office:value="108.113990040886" calcext:value-type="float">
            <text:p>108</text:p>
          </table:table-cell>
          <table:table-cell table:formula="of:=[.$D9]/[.L$5]" office:value-type="float" office:value="4.68163255173236" calcext:value-type="float">
            <text:p>5</text:p>
          </table:table-cell>
          <table:table-cell table:formula="of:=[.$D9]/[.M$5]" office:value-type="float" office:value="8.88737180952541" calcext:value-type="float">
            <text:p>9</text:p>
          </table:table-cell>
          <table:table-cell table:formula="of:=[.$D9]/[.N$5]" office:value-type="float" office:value="70.1228487263733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United Kingdom" calcext:value-type="string">
            <text:p>United Kingdom</text:p>
          </table:table-cell>
          <table:table-cell table:formula="of:=[$World_E_Asian.E15]" office:value-type="string" office:string-value="英國" calcext:value-type="string">
            <text:p>英國</text:p>
          </table:table-cell>
          <table:table-cell table:style-name="ce311" table:formula="of:=[$World_E_Asian.I15]" office:value-type="float" office:value="776.813016525038" calcext:value-type="float">
            <text:p>777</text:p>
          </table:table-cell>
          <table:table-cell table:formula="of:=[.$D10]/[.E$5]" office:value-type="float" office:value="13.6259093487405" calcext:value-type="float">
            <text:p>14</text:p>
          </table:table-cell>
          <table:table-cell table:formula="of:=[.$D10]/[.F$5]" office:value-type="float" office:value="3.85175549607048" calcext:value-type="float">
            <text:p>4</text:p>
          </table:table-cell>
          <table:table-cell table:formula="of:=[.$D10]/[.G$5]" office:value-type="float" office:value="6.26268045638968" calcext:value-type="float">
            <text:p>6</text:p>
          </table:table-cell>
          <table:table-cell table:formula="of:=[.$D10]/[.H$5]" office:value-type="float" office:value="25.8178499075411" calcext:value-type="float">
            <text:p>26</text:p>
          </table:table-cell>
          <table:table-cell table:formula="of:=[.$D10]/[.I$5]" office:value-type="float" office:value="22.3875847942507" calcext:value-type="float">
            <text:p>22</text:p>
          </table:table-cell>
          <table:table-cell table:formula="of:=[.$D10]/[.J$5]" office:value-type="float" office:value="22.8736101791426" calcext:value-type="float">
            <text:p>23</text:p>
          </table:table-cell>
          <table:table-cell table:formula="of:=[.$D10]/[.K$5]" office:value-type="float" office:value="75.727040973495" calcext:value-type="float">
            <text:p>76</text:p>
          </table:table-cell>
          <table:table-cell table:formula="of:=[.$D10]/[.L$5]" office:value-type="float" office:value="3.27918875192574" calcext:value-type="float">
            <text:p>3</text:p>
          </table:table-cell>
          <table:table-cell table:formula="of:=[.$D10]/[.M$5]" office:value-type="float" office:value="6.22504422334333" calcext:value-type="float">
            <text:p>6</text:p>
          </table:table-cell>
          <table:table-cell table:formula="of:=[.$D10]/[.N$5]" office:value-type="float" office:value="49.1166391756708" calcext:value-type="float">
            <text:p>49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Switzerland" calcext:value-type="string">
            <text:p>Switzerland</text:p>
          </table:table-cell>
          <table:table-cell table:formula="of:=[$World_E_Asian.E17]" office:value-type="string" office:string-value="瑞士" calcext:value-type="string">
            <text:p>瑞士</text:p>
          </table:table-cell>
          <table:table-cell table:style-name="ce311" table:formula="of:=[$World_E_Asian.I17]" office:value-type="float" office:value="2532.54284971015" calcext:value-type="float">
            <text:p>2533</text:p>
          </table:table-cell>
          <table:table-cell table:formula="of:=[.$D11]/[.E$5]" office:value-type="float" office:value="44.4227871545187" calcext:value-type="float">
            <text:p>44</text:p>
          </table:table-cell>
          <table:table-cell table:formula="of:=[.$D11]/[.F$5]" office:value-type="float" office:value="12.5573794888781" calcext:value-type="float">
            <text:p>13</text:p>
          </table:table-cell>
          <table:table-cell table:formula="of:=[.$D11]/[.G$5]" office:value-type="float" office:value="20.4174058266928" calcext:value-type="float">
            <text:p>20</text:p>
          </table:table-cell>
          <table:table-cell table:formula="of:=[.$D11]/[.H$5]" office:value-type="float" office:value="84.1705916189748" calcext:value-type="float">
            <text:p>84</text:p>
          </table:table-cell>
          <table:table-cell table:formula="of:=[.$D11]/[.I$5]" office:value-type="float" office:value="72.9873426253688" calcext:value-type="float">
            <text:p>73</text:p>
          </table:table-cell>
          <table:table-cell table:formula="of:=[.$D11]/[.J$5]" office:value-type="float" office:value="74.5718682281859" calcext:value-type="float">
            <text:p>75</text:p>
          </table:table-cell>
          <table:table-cell table:formula="of:=[.$D11]/[.K$5]" office:value-type="float" office:value="246.883062033437" calcext:value-type="float">
            <text:p>247</text:p>
          </table:table-cell>
          <table:table-cell table:formula="of:=[.$D11]/[.L$5]" office:value-type="float" office:value="10.690714303024" calcext:value-type="float">
            <text:p>11</text:p>
          </table:table-cell>
          <table:table-cell table:formula="of:=[.$D11]/[.M$5]" office:value-type="float" office:value="20.2947052914753" calcext:value-type="float">
            <text:p>20</text:p>
          </table:table-cell>
          <table:table-cell table:formula="of:=[.$D11]/[.N$5]" office:value-type="float" office:value="160.128616153446" calcext:value-type="float">
            <text:p>160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Belgium" calcext:value-type="string">
            <text:p>Belgium</text:p>
          </table:table-cell>
          <table:table-cell table:formula="of:=[$World_E_Asian.E18]" office:value-type="string" office:string-value="比利時" calcext:value-type="string">
            <text:p>比利時</text:p>
          </table:table-cell>
          <table:table-cell table:style-name="ce311" table:formula="of:=[$World_E_Asian.I18]" office:value-type="float" office:value="1923.33557032091" calcext:value-type="float">
            <text:p>1923</text:p>
          </table:table-cell>
          <table:table-cell table:formula="of:=[.$D12]/[.E$5]" office:value-type="float" office:value="33.7368138418109" calcext:value-type="float">
            <text:p>34</text:p>
          </table:table-cell>
          <table:table-cell table:formula="of:=[.$D12]/[.F$5]" office:value-type="float" office:value="9.53668153877108" calcext:value-type="float">
            <text:p>10</text:p>
          </table:table-cell>
          <table:table-cell table:formula="of:=[.$D12]/[.G$5]" office:value-type="float" office:value="15.5059658258695" calcext:value-type="float">
            <text:p>16</text:p>
          </table:table-cell>
          <table:table-cell table:formula="of:=[.$D12]/[.H$5]" office:value-type="float" office:value="63.9232196423675" calcext:value-type="float">
            <text:p>64</text:p>
          </table:table-cell>
          <table:table-cell table:formula="of:=[.$D12]/[.I$5]" office:value-type="float" office:value="55.4301192853016" calcext:value-type="float">
            <text:p>55</text:p>
          </table:table-cell>
          <table:table-cell table:formula="of:=[.$D12]/[.J$5]" office:value-type="float" office:value="56.6334846910759" calcext:value-type="float">
            <text:p>57</text:p>
          </table:table-cell>
          <table:table-cell table:formula="of:=[.$D12]/[.K$5]" office:value-type="float" office:value="187.494942078867" calcext:value-type="float">
            <text:p>187</text:p>
          </table:table-cell>
          <table:table-cell table:formula="of:=[.$D12]/[.L$5]" office:value-type="float" office:value="8.11904568307617" calcext:value-type="float">
            <text:p>8</text:p>
          </table:table-cell>
          <table:table-cell table:formula="of:=[.$D12]/[.M$5]" office:value-type="float" office:value="15.412781102891" calcext:value-type="float">
            <text:p>15</text:p>
          </table:table-cell>
          <table:table-cell table:formula="of:=[.$D12]/[.N$5]" office:value-type="float" office:value="121.609418497868" calcext:value-type="float">
            <text:p>122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Netherlands" calcext:value-type="string">
            <text:p>Netherlands</text:p>
          </table:table-cell>
          <table:table-cell table:formula="of:=[$World_E_Asian.E19]" office:value-type="string" office:string-value="荷蘭" calcext:value-type="string">
            <text:p>荷蘭</text:p>
          </table:table-cell>
          <table:table-cell table:style-name="ce311" table:formula="of:=[$World_E_Asian.I19]" office:value-type="float" office:value="1099.77522543257" calcext:value-type="float">
            <text:p>1100</text:p>
          </table:table-cell>
          <table:table-cell table:formula="of:=[.$D13]/[.E$5]" office:value-type="float" office:value="19.2909197026204" calcext:value-type="float">
            <text:p>19</text:p>
          </table:table-cell>
          <table:table-cell table:formula="of:=[.$D13]/[.F$5]" office:value-type="float" office:value="5.45313373860739" calcext:value-type="float">
            <text:p>5</text:p>
          </table:table-cell>
          <table:table-cell table:formula="of:=[.$D13]/[.G$5]" office:value-type="float" office:value="8.86640757070286" calcext:value-type="float">
            <text:p>9</text:p>
          </table:table-cell>
          <table:table-cell table:formula="of:=[.$D13]/[.H$5]" office:value-type="float" office:value="36.5516940347705" calcext:value-type="float">
            <text:p>37</text:p>
          </table:table-cell>
          <table:table-cell table:formula="of:=[.$D13]/[.I$5]" office:value-type="float" office:value="31.6952864978085" calcext:value-type="float">
            <text:p>32</text:p>
          </table:table-cell>
          <table:table-cell table:formula="of:=[.$D13]/[.J$5]" office:value-type="float" office:value="32.3833783112367" calcext:value-type="float">
            <text:p>32</text:p>
          </table:table-cell>
          <table:table-cell table:formula="of:=[.$D13]/[.K$5]" office:value-type="float" office:value="107.210772459144" calcext:value-type="float">
            <text:p>107</text:p>
          </table:table-cell>
          <table:table-cell table:formula="of:=[.$D13]/[.L$5]" office:value-type="float" office:value="4.64252075102664" calcext:value-type="float">
            <text:p>5</text:p>
          </table:table-cell>
          <table:table-cell table:formula="of:=[.$D13]/[.M$5]" office:value-type="float" office:value="8.81312396730993" calcext:value-type="float">
            <text:p>9</text:p>
          </table:table-cell>
          <table:table-cell table:formula="of:=[.$D13]/[.N$5]" office:value-type="float" office:value="69.537020843899" calcext:value-type="float">
            <text:p>70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Austria" calcext:value-type="string">
            <text:p>Austria</text:p>
          </table:table-cell>
          <table:table-cell table:formula="of:=[$World_E_Asian.E21]" office:value-type="string" office:string-value="奧地利" calcext:value-type="string">
            <text:p>奧地利</text:p>
          </table:table-cell>
          <table:table-cell table:style-name="ce311" table:formula="of:=[$World_E_Asian.I21]" office:value-type="float" office:value="1387.7005532712" calcext:value-type="float">
            <text:p>1388</text:p>
          </table:table-cell>
          <table:table-cell table:formula="of:=[.$D14]/[.E$5]" office:value-type="float" office:value="24.3413556928482" calcext:value-type="float">
            <text:p>24</text:p>
          </table:table-cell>
          <table:table-cell table:formula="of:=[.$D14]/[.F$5]" office:value-type="float" office:value="6.88078484687711" calcext:value-type="float">
            <text:p>7</text:p>
          </table:table-cell>
          <table:table-cell table:formula="of:=[.$D14]/[.G$5]" office:value-type="float" office:value="11.1876667221275" calcext:value-type="float">
            <text:p>11</text:p>
          </table:table-cell>
          <table:table-cell table:formula="of:=[.$D14]/[.H$5]" office:value-type="float" office:value="46.1210662525152" calcext:value-type="float">
            <text:p>46</text:p>
          </table:table-cell>
          <table:table-cell table:formula="of:=[.$D14]/[.I$5]" office:value-type="float" office:value="39.9932327915442" calcext:value-type="float">
            <text:p>40</text:p>
          </table:table-cell>
          <table:table-cell table:formula="of:=[.$D14]/[.J$5]" office:value-type="float" office:value="40.8614696531449" calcext:value-type="float">
            <text:p>41</text:p>
          </table:table-cell>
          <table:table-cell table:formula="of:=[.$D14]/[.K$5]" office:value-type="float" office:value="135.278959570733" calcext:value-type="float">
            <text:p>135</text:p>
          </table:table-cell>
          <table:table-cell table:formula="of:=[.$D14]/[.L$5]" office:value-type="float" office:value="5.85795030274362" calcext:value-type="float">
            <text:p>6</text:p>
          </table:table-cell>
          <table:table-cell table:formula="of:=[.$D14]/[.M$5]" office:value-type="float" office:value="11.1204332691467" calcext:value-type="float">
            <text:p>11</text:p>
          </table:table-cell>
          <table:table-cell table:formula="of:=[.$D14]/[.N$5]" office:value-type="float" office:value="87.7420768047894" calcext:value-type="float">
            <text:p>88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Portugal" calcext:value-type="string">
            <text:p>Portugal</text:p>
          </table:table-cell>
          <table:table-cell table:formula="of:=[$World_E_Asian.E23]" office:value-type="string" office:string-value="葡萄牙" calcext:value-type="string">
            <text:p>葡萄牙</text:p>
          </table:table-cell>
          <table:table-cell table:style-name="ce312" table:formula="of:=[$World_E_Asian.I23]" office:value-type="float" office:value="1210.70971118219" calcext:value-type="float">
            <text:p>1211</text:p>
          </table:table-cell>
          <table:table-cell table:formula="of:=[.$D15]/[.E$5]" office:value-type="float" office:value="21.2367975578028" calcext:value-type="float">
            <text:p>21</text:p>
          </table:table-cell>
          <table:table-cell table:formula="of:=[.$D15]/[.F$5]" office:value-type="float" office:value="6.00319212601866" calcext:value-type="float">
            <text:p>6</text:p>
          </table:table-cell>
          <table:table-cell table:formula="of:=[.$D15]/[.G$5]" office:value-type="float" office:value="9.76076338228752" calcext:value-type="float">
            <text:p>10</text:p>
          </table:table-cell>
          <table:table-cell table:formula="of:=[.$D15]/[.H$5]" office:value-type="float" office:value="40.2386686885501" calcext:value-type="float">
            <text:p>40</text:p>
          </table:table-cell>
          <table:table-cell table:formula="of:=[.$D15]/[.I$5]" office:value-type="float" office:value="34.8923946222784" calcext:value-type="float">
            <text:p>35</text:p>
          </table:table-cell>
          <table:table-cell table:formula="of:=[.$D15]/[.J$5]" office:value-type="float" office:value="35.649894356258" calcext:value-type="float">
            <text:p>36</text:p>
          </table:table-cell>
          <table:table-cell table:formula="of:=[.$D15]/[.K$5]" office:value-type="float" office:value="118.025138553722" calcext:value-type="float">
            <text:p>118</text:p>
          </table:table-cell>
          <table:table-cell table:formula="of:=[.$D15]/[.L$5]" office:value-type="float" office:value="5.11081248936299" calcext:value-type="float">
            <text:p>5</text:p>
          </table:table-cell>
          <table:table-cell table:formula="of:=[.$D15]/[.M$5]" office:value-type="float" office:value="9.70210505412849" calcext:value-type="float">
            <text:p>10</text:p>
          </table:table-cell>
          <table:table-cell table:formula="of:=[.$D15]/[.N$5]" office:value-type="float" office:value="76.5512301745778" calcext:value-type="float">
            <text:p>77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30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63" calcext:value-type="float">
            <text:p>63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4" calcext:value-type="float">
            <text:p>14</text:p>
          </table:table-cell>
          <table:table-cell table:number-columns-repeated="33"/>
        </table:table-row>
        <table:table-row table:style-name="ro24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8">
          <table:table-cell/>
          <table:table-cell table:style-name="ce234" office:value-type="string" calcext:value-type="string">
            <text:p><text:span text:style-name="T7">Deaths per million ratio </text:span></text:p>
            <text:p><text:span text:style-name="T7">每百萬死亡人數比例</text:span></text:p>
          </table:table-cell>
          <table: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J42]" office:value-type="float" office:value="2.32322353261871" calcext:value-type="float">
            <text:p>2.32</text:p>
          </table:table-cell>
          <table:table-cell table:style-name="ce278" table:formula="of:=[$World_E_Asian.J43]" office:value-type="float" office:value="3.74814730250133" calcext:value-type="float">
            <text:p>3.75</text:p>
          </table:table-cell>
          <table:table-cell table:style-name="ce278" table:formula="of:=[$World_E_Asian.J44]" office:value-type="float" office:value="1.97184474871296" calcext:value-type="float">
            <text:p>1.97</text:p>
          </table:table-cell>
          <table:table-cell table:style-name="ce278" table:formula="of:=[$World_E_Asian.J46]" office:value-type="float" office:value="0.630614931301479" calcext:value-type="float">
            <text:p>0.63</text:p>
          </table:table-cell>
          <table:table-cell table:style-name="ce278" table:formula="of:=[$World_E_Asian.J45]" office:value-type="float" office:value="1.63167215403236" calcext:value-type="float">
            <text:p>1.63</text:p>
          </table:table-cell>
          <table:table-cell table:style-name="ce278" table:formula="of:=[$World_E_Asian.J48]" office:value-type="float" office:value="0.406089354999253" calcext:value-type="float">
            <text:p>0.41</text:p>
          </table:table-cell>
          <table:table-cell table:style-name="ce278" table:formula="of:=[$World_E_Asian.J47]" office:value-type="float" office:value="0.827988561019572" calcext:value-type="float">
            <text:p>0.83</text:p>
          </table:table-cell>
          <table:table-cell table:style-name="ce278" table:formula="of:=[$World_E_Asian.J49]" office:value-type="float" office:value="1.03370979321152" calcext:value-type="float">
            <text:p>1.03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Spain" calcext:value-type="string">
            <text:p>Spain</text:p>
          </table:table-cell>
          <table:table-cell table:style-name="ce244" table:formula="of:=[.C6]" office:value-type="string" office:string-value="西班牙" calcext:value-type="string">
            <text:p>西班牙</text:p>
          </table:table-cell>
          <table:table-cell table:formula="of:=[$World_E_Asian.J10]" office:value-type="float" office:value="227.877504693429" calcext:value-type="float">
            <text:p>228</text:p>
          </table:table-cell>
          <table:table-cell table:style-name="ce432" table:formula="of:=[.$D27]/[.E$26]" office:value-type="float" office:value="98.0867753334817" calcext:value-type="float">
            <text:p>98</text:p>
          </table:table-cell>
          <table:table-cell table:style-name="ce432" table:formula="of:=[.$D27]/[.F$26]" office:value-type="float" office:value="60.7973716885019" calcext:value-type="float">
            <text:p>61</text:p>
          </table:table-cell>
          <table:table-cell table:style-name="ce432" table:formula="of:=[.$D27]/[.G$26]" office:value-type="float" office:value="115.565642194786" calcext:value-type="float">
            <text:p>116</text:p>
          </table:table-cell>
          <table:table-cell table:style-name="ce432" table:formula="of:=[.$D27]/[.H$26]" office:value-type="float" office:value="361.357610456717" calcext:value-type="float">
            <text:p>361</text:p>
          </table:table-cell>
          <table:table-cell table:style-name="ce432" table:formula="of:=[.$D27]/[.I$26]" office:value-type="float" office:value="139.658879469307" calcext:value-type="float">
            <text:p>140</text:p>
          </table:table-cell>
          <table:table-cell table:style-name="ce432" table:formula="of:=[.$D27]/[.J$26]" office:value-type="float" office:value="561.151140477072" calcext:value-type="float">
            <text:p>561</text:p>
          </table:table-cell>
          <table:table-cell table:style-name="ce432" table:formula="of:=[.$D27]/[.K$26]" office:value-type="float" office:value="275.218179841548" calcext:value-type="float">
            <text:p>275</text:p>
          </table:table-cell>
          <table:table-cell table:style-name="ce432" table:formula="of:=[.$D27]/[.L$26]" office:value-type="float" office:value="220.446305326624" calcext:value-type="float">
            <text:p>220</text:p>
          </table:table-cell>
          <table:table-cell table:style-name="ce432" table:formula="of:=[.$D27]/[.M$26]" office:value-type="float" office:value="427.310199863501" calcext:value-type="float">
            <text:p>427</text:p>
          </table:table-cell>
          <table:table-cell table:style-name="ce432" table:formula="of:=[.$D27]/[.N$26]" office:value-type="float" office:value="1083.5063079542" calcext:value-type="float">
            <text:p>108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Italy" calcext:value-type="string">
            <text:p>Italy</text:p>
          </table:table-cell>
          <table:table-cell table:style-name="ce244" table:formula="of:=[.C7]" office:value-type="string" office:string-value="意大利" calcext:value-type="string">
            <text:p>意大利</text:p>
          </table:table-cell>
          <table:table-cell table:formula="of:=[$World_E_Asian.J11]" office:value-type="float" office:value="353.533157700052" calcext:value-type="float">
            <text:p>354</text:p>
          </table:table-cell>
          <table:table-cell table:style-name="ce432" table:formula="of:=[.$D28]/[.E$26]" office:value-type="float" office:value="152.17354367169" calcext:value-type="float">
            <text:p>152</text:p>
          </table:table-cell>
          <table:table-cell table:style-name="ce432" table:formula="of:=[.$D28]/[.F$26]" office:value-type="float" office:value="94.3221088093632" calcext:value-type="float">
            <text:p>94</text:p>
          </table:table-cell>
          <table:table-cell table:style-name="ce432" table:formula="of:=[.$D28]/[.G$26]" office:value-type="float" office:value="179.290564295595" calcext:value-type="float">
            <text:p>179</text:p>
          </table:table-cell>
          <table:table-cell table:style-name="ce432" table:formula="of:=[.$D28]/[.H$26]" office:value-type="float" office:value="560.616534991363" calcext:value-type="float">
            <text:p>561</text:p>
          </table:table-cell>
          <table:table-cell table:style-name="ce432" table:formula="of:=[.$D28]/[.I$26]" office:value-type="float" office:value="216.669235193089" calcext:value-type="float">
            <text:p>217</text:p>
          </table:table-cell>
          <table:table-cell table:style-name="ce432" table:formula="of:=[.$D28]/[.J$26]" office:value-type="float" office:value="870.579721797194" calcext:value-type="float">
            <text:p>871</text:p>
          </table:table-cell>
          <table:table-cell table:style-name="ce432" table:formula="of:=[.$D28]/[.K$26]" office:value-type="float" office:value="426.978311469324" calcext:value-type="float">
            <text:p>427</text:p>
          </table:table-cell>
          <table:table-cell table:style-name="ce432" table:formula="of:=[.$D28]/[.L$26]" office:value-type="float" office:value="342.004264660874" calcext:value-type="float">
            <text:p>342</text:p>
          </table:table-cell>
          <table:table-cell table:style-name="ce432" table:formula="of:=[.$D28]/[.M$26]" office:value-type="float" office:value="662.936538990195" calcext:value-type="float">
            <text:p>663</text:p>
          </table:table-cell>
          <table:table-cell table:style-name="ce432" table:formula="of:=[.$D28]/[.N$26]" office:value-type="float" office:value="1680.9706906099" calcext:value-type="float">
            <text:p>168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Germany" calcext:value-type="string">
            <text:p>Germany</text:p>
          </table:table-cell>
          <table:table-cell table:style-name="ce244" table:formula="of:=[.C8]" office:value-type="string" office:string-value="德國" calcext:value-type="string">
            <text:p>德國</text:p>
          </table:table-cell>
          <table:table-cell table:formula="of:=[$World_E_Asian.J12]" office:value-type="float" office:value="21.672222718129" calcext:value-type="float">
            <text:p>22</text:p>
          </table:table-cell>
          <table:table-cell table:style-name="ce432" table:formula="of:=[.$D29]/[.E$26]" office:value-type="float" office:value="9.32851377142357" calcext:value-type="float">
            <text:p>9</text:p>
          </table:table-cell>
          <table:table-cell table:style-name="ce432" table:formula="of:=[.$D29]/[.F$26]" office:value-type="float" office:value="5.78211606135809" calcext:value-type="float">
            <text:p>6</text:p>
          </table:table-cell>
          <table:table-cell table:style-name="ce432" table:formula="of:=[.$D29]/[.G$26]" office:value-type="float" office:value="10.9908362371199" calcext:value-type="float">
            <text:p>11</text:p>
          </table:table-cell>
          <table:table-cell table:style-name="ce432" table:formula="of:=[.$D29]/[.H$26]" office:value-type="float" office:value="34.366808717011" calcext:value-type="float">
            <text:p>34</text:p>
          </table:table-cell>
          <table:table-cell table:style-name="ce432" table:formula="of:=[.$D29]/[.I$26]" office:value-type="float" office:value="13.2822164456078" calcext:value-type="float">
            <text:p>13</text:p>
          </table:table-cell>
          <table:table-cell table:style-name="ce432" table:formula="of:=[.$D29]/[.J$26]" office:value-type="float" office:value="53.3681133261147" calcext:value-type="float">
            <text:p>53</text:p>
          </table:table-cell>
          <table:table-cell table:style-name="ce432" table:formula="of:=[.$D29]/[.K$26]" office:value-type="float" office:value="26.1745436331175" calcext:value-type="float">
            <text:p>26</text:p>
          </table:table-cell>
          <table:table-cell table:style-name="ce432" table:formula="of:=[.$D29]/[.L$26]" office:value-type="float" office:value="20.9654806991794" calcext:value-type="float">
            <text:p>21</text:p>
          </table:table-cell>
          <table:table-cell table:style-name="ce432" table:formula="of:=[.$D29]/[.M$26]" office:value-type="float" office:value="40.6392102354675" calcext:value-type="float">
            <text:p>41</text:p>
          </table:table-cell>
          <table:table-cell table:style-name="ce432" table:formula="of:=[.$D29]/[.N$26]" office:value-type="float" office:value="103.046547109036" calcext:value-type="float">
            <text:p>10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France" calcext:value-type="string">
            <text:p>France</text:p>
          </table:table-cell>
          <table:table-cell table:style-name="ce244" table:formula="of:=[.C9]" office:value-type="string" office:string-value="法國" calcext:value-type="string">
            <text:p>法國</text:p>
          </table:table-cell>
          <table:table-cell table:formula="of:=[$World_E_Asian.J13]" office:value-type="float" office:value="132.849305265669" calcext:value-type="float">
            <text:p>133</text:p>
          </table:table-cell>
          <table:table-cell table:style-name="ce432" table:formula="of:=[.$D30]/[.E$26]" office:value-type="float" office:value="57.1831782006454" calcext:value-type="float">
            <text:p>57</text:p>
          </table:table-cell>
          <table:table-cell table:style-name="ce432" table:formula="of:=[.$D30]/[.F$26]" office:value-type="float" office:value="35.4439926032287" calcext:value-type="float">
            <text:p>35</text:p>
          </table:table-cell>
          <table:table-cell table:style-name="ce432" table:formula="of:=[.$D30]/[.G$26]" office:value-type="float" office:value="67.3731059975086" calcext:value-type="float">
            <text:p>67</text:p>
          </table:table-cell>
          <table:table-cell table:style-name="ce432" table:formula="of:=[.$D30]/[.H$26]" office:value-type="float" office:value="210.666285670545" calcext:value-type="float">
            <text:p>211</text:p>
          </table:table-cell>
          <table:table-cell table:style-name="ce432" table:formula="of:=[.$D30]/[.I$26]" office:value-type="float" office:value="81.4191165408797" calcext:value-type="float">
            <text:p>81</text:p>
          </table:table-cell>
          <table:table-cell table:style-name="ce432" table:formula="of:=[.$D30]/[.J$26]" office:value-type="float" office:value="327.14303793044" calcext:value-type="float">
            <text:p>327</text:p>
          </table:table-cell>
          <table:table-cell table:style-name="ce432" table:formula="of:=[.$D30]/[.K$26]" office:value-type="float" office:value="160.448237475745" calcext:value-type="float">
            <text:p>160</text:p>
          </table:table-cell>
          <table:table-cell table:style-name="ce432" table:formula="of:=[.$D30]/[.L$26]" office:value-type="float" office:value="128.517022996303" calcext:value-type="float">
            <text:p>129</text:p>
          </table:table-cell>
          <table:table-cell table:style-name="ce432" table:formula="of:=[.$D30]/[.M$26]" office:value-type="float" office:value="249.11569600155" calcext:value-type="float">
            <text:p>249</text:p>
          </table:table-cell>
          <table:table-cell table:style-name="ce432" table:formula="of:=[.$D30]/[.N$26]" office:value-type="float" office:value="631.668582014431" calcext:value-type="float">
            <text:p>63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United Kingdom" calcext:value-type="string">
            <text:p>United Kingdom</text:p>
          </table:table-cell>
          <table:table-cell table:style-name="ce244" table:formula="of:=[.C10]" office:value-type="string" office:string-value="英國" calcext:value-type="string">
            <text:p>英國</text:p>
          </table:table-cell>
          <table:table-cell table:formula="of:=[$World_E_Asian.J15]" office:value-type="float" office:value="80.8753747052595" calcext:value-type="float">
            <text:p>81</text:p>
          </table:table-cell>
          <table:table-cell table:style-name="ce432" table:formula="of:=[.$D31]/[.E$26]" office:value-type="float" office:value="34.8117060496962" calcext:value-type="float">
            <text:p>35</text:p>
          </table:table-cell>
          <table:table-cell table:style-name="ce432" table:formula="of:=[.$D31]/[.F$26]" office:value-type="float" office:value="21.5774269733975" calcext:value-type="float">
            <text:p>22</text:p>
          </table:table-cell>
          <table:table-cell table:style-name="ce432" table:formula="of:=[.$D31]/[.G$26]" office:value-type="float" office:value="41.0150823273727" calcext:value-type="float">
            <text:p>41</text:p>
          </table:table-cell>
          <table:table-cell table:style-name="ce432" table:formula="of:=[.$D31]/[.H$26]" office:value-type="float" office:value="128.248429732463" calcext:value-type="float">
            <text:p>128</text:p>
          </table:table-cell>
          <table:table-cell table:style-name="ce432" table:formula="of:=[.$D31]/[.I$26]" office:value-type="float" office:value="49.5659465079377" calcext:value-type="float">
            <text:p>50</text:p>
          </table:table-cell>
          <table:table-cell table:style-name="ce432" table:formula="of:=[.$D31]/[.J$26]" office:value-type="float" office:value="199.156598688503" calcext:value-type="float">
            <text:p>199</text:p>
          </table:table-cell>
          <table:table-cell table:style-name="ce432" table:formula="of:=[.$D31]/[.K$26]" office:value-type="float" office:value="97.6769227411436" calcext:value-type="float">
            <text:p>98</text:p>
          </table:table-cell>
          <table:table-cell table:style-name="ce432" table:formula="of:=[.$D31]/[.L$26]" office:value-type="float" office:value="78.2379882984336" calcext:value-type="float">
            <text:p>78</text:p>
          </table:table-cell>
          <table:table-cell table:style-name="ce432" table:formula="of:=[.$D31]/[.M$26]" office:value-type="float" office:value="151.655480762935" calcext:value-type="float">
            <text:p>152</text:p>
          </table:table-cell>
          <table:table-cell table:style-name="ce432" table:formula="of:=[.$D31]/[.N$26]" office:value-type="float" office:value="384.544225939275" calcext:value-type="float">
            <text:p>38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Switzerland" calcext:value-type="string">
            <text:p>Switzerland</text:p>
          </table:table-cell>
          <table:table-cell table:style-name="ce244" table:formula="of:=[.C11]" office:value-type="string" office:string-value="瑞士" calcext:value-type="string">
            <text:p>瑞士</text:p>
          </table:table-cell>
          <table:table-cell table:formula="of:=[$World_E_Asian.J17]" office:value-type="float" office:value="90.5560408619585" calcext:value-type="float">
            <text:p>91</text:p>
          </table:table-cell>
          <table:table-cell table:style-name="ce432" table:formula="of:=[.$D32]/[.E$26]" office:value-type="float" office:value="38.978617249062" calcext:value-type="float">
            <text:p>39</text:p>
          </table:table-cell>
          <table:table-cell table:style-name="ce432" table:formula="of:=[.$D32]/[.F$26]" office:value-type="float" office:value="24.160213981325" calcext:value-type="float">
            <text:p>24</text:p>
          </table:table-cell>
          <table:table-cell table:style-name="ce432" table:formula="of:=[.$D32]/[.G$26]" office:value-type="float" office:value="45.9245287546422" calcext:value-type="float">
            <text:p>46</text:p>
          </table:table-cell>
          <table:table-cell table:style-name="ce432" table:formula="of:=[.$D32]/[.H$26]" office:value-type="float" office:value="143.599582513954" calcext:value-type="float">
            <text:p>144</text:p>
          </table:table-cell>
          <table:table-cell table:style-name="ce432" table:formula="of:=[.$D32]/[.I$26]" office:value-type="float" office:value="55.4989190923967" calcext:value-type="float">
            <text:p>55</text:p>
          </table:table-cell>
          <table:table-cell table:style-name="ce432" table:formula="of:=[.$D32]/[.J$26]" office:value-type="float" office:value="222.995357418628" calcext:value-type="float">
            <text:p>223</text:p>
          </table:table-cell>
          <table:table-cell table:style-name="ce432" table:formula="of:=[.$D32]/[.K$26]" office:value-type="float" office:value="109.368710058566" calcext:value-type="float">
            <text:p>109</text:p>
          </table:table-cell>
          <table:table-cell table:style-name="ce432" table:formula="of:=[.$D32]/[.L$26]" office:value-type="float" office:value="87.6029630914296" calcext:value-type="float">
            <text:p>88</text:p>
          </table:table-cell>
          <table:table-cell table:style-name="ce432" table:formula="of:=[.$D32]/[.M$26]" office:value-type="float" office:value="169.808423923323" calcext:value-type="float">
            <text:p>170</text:p>
          </table:table-cell>
          <table:table-cell table:style-name="ce432" table:formula="of:=[.$D32]/[.N$26]" office:value-type="float" office:value="430.573617300627" calcext:value-type="float">
            <text:p>43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Belgium" calcext:value-type="string">
            <text:p>Belgium</text:p>
          </table:table-cell>
          <table:table-cell table:style-name="ce244" table:formula="of:=[.C12]" office:value-type="string" office:string-value="比利時" calcext:value-type="string">
            <text:p>比利時</text:p>
          </table:table-cell>
          <table:table-cell table:formula="of:=[$World_E_Asian.J18]" office:value-type="float" office:value="176.353423700236" calcext:value-type="float">
            <text:p>176</text:p>
          </table:table-cell>
          <table:table-cell table:style-name="ce432" table:formula="of:=[.$D33]/[.E$26]" office:value-type="float" office:value="75.9089348158645" calcext:value-type="float">
            <text:p>76</text:p>
          </table:table-cell>
          <table:table-cell table:style-name="ce432" table:formula="of:=[.$D33]/[.F$26]" office:value-type="float" office:value="47.0508252390578" calcext:value-type="float">
            <text:p>47</text:p>
          </table:table-cell>
          <table:table-cell table:style-name="ce432" table:formula="of:=[.$D33]/[.G$26]" office:value-type="float" office:value="89.435754927128" calcext:value-type="float">
            <text:p>89</text:p>
          </table:table-cell>
          <table:table-cell table:style-name="ce432" table:formula="of:=[.$D33]/[.H$26]" office:value-type="float" office:value="279.653105162406" calcext:value-type="float">
            <text:p>280</text:p>
          </table:table-cell>
          <table:table-cell table:style-name="ce432" table:formula="of:=[.$D33]/[.I$26]" office:value-type="float" office:value="108.081407937503" calcext:value-type="float">
            <text:p>108</text:p>
          </table:table-cell>
          <table:table-cell table:style-name="ce432" table:formula="of:=[.$D33]/[.J$26]" office:value-type="float" office:value="434.272461292566" calcext:value-type="float">
            <text:p>434</text:p>
          </table:table-cell>
          <table:table-cell table:style-name="ce432" table:formula="of:=[.$D33]/[.K$26]" office:value-type="float" office:value="212.990169191561" calcext:value-type="float">
            <text:p>213</text:p>
          </table:table-cell>
          <table:table-cell table:style-name="ce432" table:formula="of:=[.$D33]/[.L$26]" office:value-type="float" office:value="170.60245037666" calcext:value-type="float">
            <text:p>171</text:p>
          </table:table-cell>
          <table:table-cell table:style-name="ce432" table:formula="of:=[.$D33]/[.M$26]" office:value-type="float" office:value="330.693531287091" calcext:value-type="float">
            <text:p>331</text:p>
          </table:table-cell>
          <table:table-cell table:style-name="ce432" table:formula="of:=[.$D33]/[.N$26]" office:value-type="float" office:value="838.520885444976" calcext:value-type="float">
            <text:p>83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Netherlands" calcext:value-type="string">
            <text:p>Netherlands</text:p>
          </table:table-cell>
          <table:table-cell table:style-name="ce244" table:formula="of:=[.C13]" office:value-type="string" office:string-value="荷蘭" calcext:value-type="string">
            <text:p>荷蘭</text:p>
          </table:table-cell>
          <table:table-cell table:formula="of:=[$World_E_Asian.J19]" office:value-type="float" office:value="109.199614204255" calcext:value-type="float">
            <text:p>109</text:p>
          </table:table-cell>
          <table:table-cell table:style-name="ce432" table:formula="of:=[.$D34]/[.E$26]" office:value-type="float" office:value="47.003490052103" calcext:value-type="float">
            <text:p>47</text:p>
          </table:table-cell>
          <table:table-cell table:style-name="ce432" table:formula="of:=[.$D34]/[.F$26]" office:value-type="float" office:value="29.1342909952821" calcext:value-type="float">
            <text:p>29</text:p>
          </table:table-cell>
          <table:table-cell table:style-name="ce432" table:formula="of:=[.$D34]/[.G$26]" office:value-type="float" office:value="55.379417814476" calcext:value-type="float">
            <text:p>55</text:p>
          </table:table-cell>
          <table:table-cell table:style-name="ce432" table:formula="of:=[.$D34]/[.H$26]" office:value-type="float" office:value="173.163699087946" calcext:value-type="float">
            <text:p>173</text:p>
          </table:table-cell>
          <table:table-cell table:style-name="ce432" table:formula="of:=[.$D34]/[.I$26]" office:value-type="float" office:value="66.9249726021185" calcext:value-type="float">
            <text:p>67</text:p>
          </table:table-cell>
          <table:table-cell table:style-name="ce432" table:formula="of:=[.$D34]/[.J$26]" office:value-type="float" office:value="268.90538463993" calcext:value-type="float">
            <text:p>269</text:p>
          </table:table-cell>
          <table:table-cell table:style-name="ce432" table:formula="of:=[.$D34]/[.K$26]" office:value-type="float" office:value="131.885414056673" calcext:value-type="float">
            <text:p>132</text:p>
          </table:table-cell>
          <table:table-cell table:style-name="ce432" table:formula="of:=[.$D34]/[.L$26]" office:value-type="float" office:value="105.638560185247" calcext:value-type="float">
            <text:p>106</text:p>
          </table:table-cell>
          <table:table-cell table:style-name="ce432" table:formula="of:=[.$D34]/[.M$26]" office:value-type="float" office:value="204.768386565464" calcext:value-type="float">
            <text:p>205</text:p>
          </table:table-cell>
          <table:table-cell table:style-name="ce432" table:formula="of:=[.$D34]/[.N$26]" office:value-type="float" office:value="519.219617467961" calcext:value-type="float">
            <text:p>51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Austria" calcext:value-type="string">
            <text:p>Austria</text:p>
          </table:table-cell>
          <table:table-cell table:style-name="ce244" table:formula="of:=[.C14]" office:value-type="string" office:string-value="奧地利" calcext:value-type="string">
            <text:p>奧地利</text:p>
          </table:table-cell>
          <table:table-cell table:formula="of:=[$World_E_Asian.J21]" office:value-type="float" office:value="27.1353693123763" calcext:value-type="float">
            <text:p>27</text:p>
          </table:table-cell>
          <table:table-cell table:style-name="ce432" table:formula="of:=[.$D35]/[.E$26]" office:value-type="float" office:value="11.6800509857911" calcext:value-type="float">
            <text:p>12</text:p>
          </table:table-cell>
          <table:table-cell table:style-name="ce432" table:formula="of:=[.$D35]/[.F$26]" office:value-type="float" office:value="7.23967526416785" calcext:value-type="float">
            <text:p>7</text:p>
          </table:table-cell>
          <table:table-cell table:style-name="ce432" table:formula="of:=[.$D35]/[.G$26]" office:value-type="float" office:value="13.7614126721122" calcext:value-type="float">
            <text:p>14</text:p>
          </table:table-cell>
          <table:table-cell table:style-name="ce432" table:formula="of:=[.$D35]/[.H$26]" office:value-type="float" office:value="43.0300139839278" calcext:value-type="float">
            <text:p>43</text:p>
          </table:table-cell>
          <table:table-cell table:style-name="ce432" table:formula="of:=[.$D35]/[.I$26]" office:value-type="float" office:value="16.63040534541" calcext:value-type="float">
            <text:p>17</text:p>
          </table:table-cell>
          <table:table-cell table:style-name="ce432" table:formula="of:=[.$D35]/[.J$26]" office:value-type="float" office:value="66.8211785862406" calcext:value-type="float">
            <text:p>67</text:p>
          </table:table-cell>
          <table:table-cell table:style-name="ce432" table:formula="of:=[.$D35]/[.K$26]" office:value-type="float" office:value="32.7726379202175" calcext:value-type="float">
            <text:p>33</text:p>
          </table:table-cell>
          <table:table-cell table:style-name="ce432" table:formula="of:=[.$D35]/[.L$26]" office:value-type="float" office:value="26.2504713514151" calcext:value-type="float">
            <text:p>26</text:p>
          </table:table-cell>
          <table:table-cell table:style-name="ce432" table:formula="of:=[.$D35]/[.M$26]" office:value-type="float" office:value="50.8835661503353" calcext:value-type="float">
            <text:p>51</text:p>
          </table:table-cell>
          <table:table-cell table:style-name="ce432" table:formula="of:=[.$D35]/[.N$26]" office:value-type="float" office:value="129.022581049328" calcext:value-type="float">
            <text:p>12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Portugal" calcext:value-type="string">
            <text:p>Portugal</text:p>
          </table:table-cell>
          <table:table-cell table:style-name="ce244" table:formula="of:=[.C15]" office:value-type="string" office:string-value="葡萄牙" calcext:value-type="string">
            <text:p>葡萄牙</text:p>
          </table:table-cell>
          <table:table-cell table:formula="of:=[$World_E_Asian.J23]" office:value-type="float" office:value="33.571359135015" calcext:value-type="float">
            <text:p>34</text:p>
          </table:table-cell>
          <table:table-cell table:style-name="ce432" table:formula="of:=[.$D36]/[.E$26]" office:value-type="float" office:value="14.4503353481332" calcext:value-type="float">
            <text:p>14</text:p>
          </table:table-cell>
          <table:table-cell table:style-name="ce432" table:formula="of:=[.$D36]/[.F$26]" office:value-type="float" office:value="8.95678756077997" calcext:value-type="float">
            <text:p>9</text:p>
          </table:table-cell>
          <table:table-cell table:style-name="ce432" table:formula="of:=[.$D36]/[.G$26]" office:value-type="float" office:value="17.0253561579467" calcext:value-type="float">
            <text:p>17</text:p>
          </table:table-cell>
          <table:table-cell table:style-name="ce432" table:formula="of:=[.$D36]/[.H$26]" office:value-type="float" office:value="53.2359090605887" calcext:value-type="float">
            <text:p>53</text:p>
          </table:table-cell>
          <table:table-cell table:style-name="ce432" table:formula="of:=[.$D36]/[.I$26]" office:value-type="float" office:value="20.5748189377688" calcext:value-type="float">
            <text:p>21</text:p>
          </table:table-cell>
          <table:table-cell table:style-name="ce432" table:formula="of:=[.$D36]/[.J$26]" office:value-type="float" office:value="82.669882186586" calcext:value-type="float">
            <text:p>83</text:p>
          </table:table-cell>
          <table:table-cell table:style-name="ce432" table:formula="of:=[.$D36]/[.K$26]" office:value-type="float" office:value="40.5456798747023" calcext:value-type="float">
            <text:p>41</text:p>
          </table:table-cell>
          <table:table-cell table:style-name="ce432" table:formula="of:=[.$D36]/[.L$26]" office:value-type="float" office:value="32.4765803279425" calcext:value-type="float">
            <text:p>32</text:p>
          </table:table-cell>
          <table:table-cell table:style-name="ce432" table:formula="of:=[.$D36]/[.M$26]" office:value-type="float" office:value="62.9521733660017" calcext:value-type="float">
            <text:p>63</text:p>
          </table:table-cell>
          <table:table-cell table:style-name="ce432" table:formula="of:=[.$D36]/[.N$26]" office:value-type="float" office:value="159.624265845463" calcext:value-type="float">
            <text:p>160</text:p>
          </table:table-cell>
          <table:table-cell table:number-columns-repeated="33"/>
        </table:table-row>
        <table:table-row table:style-name="ro29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8" calcext:value-type="float">
            <text:p>48</text:p>
          </table:table-cell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39" calcext:value-type="float">
            <text:p>39</text:p>
          </table:table-cell>
          <table:table-cell table:number-columns-repeated="33"/>
        </table:table-row>
        <table:table-row table:style-name="ro33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30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perM_Ratio.E27:Euro_E_Asian_perM_Ratio.N36">
            <calcext:condition calcext:apply-style-name="Default" calcext:value="&lt;10" calcext:base-cell-address="Euro_E_Asian_perM_Ratio.E27"/>
            <calcext:condition calcext:apply-style-name="Times10" calcext:value="&lt;100" calcext:base-cell-address="Euro_E_Asian_perM_Ratio.E27"/>
            <calcext:condition calcext:apply-style-name="Times100" calcext:value="&lt;500" calcext:base-cell-address="Euro_E_Asian_perM_Ratio.E27"/>
            <calcext:condition calcext:apply-style-name="Times500" calcext:value="&lt;1000" calcext:base-cell-address="Euro_E_Asian_perM_Ratio.E27"/>
            <calcext:condition calcext:apply-style-name="Times1000" calcext:value="&gt;=1000" calcext:base-cell-address="Euro_E_Asian_perM_Ratio.E27"/>
          </calcext:conditional-format>
          <calcext:conditional-format calcext:target-range-address="Euro_E_Asian_perM_Ratio.E27:Euro_E_Asian_perM_Ratio.N36 Euro_E_Asian_perM_Ratio.E6:Euro_E_Asian_perM_Ratio.N15">
            <calcext:condition calcext:apply-style-name="Default" calcext:value="&lt;10" calcext:base-cell-address="Euro_E_Asian_perM_Ratio.E6"/>
            <calcext:condition calcext:apply-style-name="Times10" calcext:value="&lt;=100" calcext:base-cell-address="Euro_E_Asian_perM_Ratio.E6"/>
            <calcext:condition calcext:apply-style-name="Times100" calcext:value="&lt;500" calcext:base-cell-address="Euro_E_Asian_perM_Ratio.E6"/>
            <calcext:condition calcext:apply-style-name="Times500" calcext:value="&lt;1000" calcext:base-cell-address="Euro_E_Asian_perM_Ratio.E6"/>
            <calcext:condition calcext:apply-style-name="Times1000" calcext:value="&gt;=1000" calcext:base-cell-address="Euro_E_Asian_perM_Ratio.E6"/>
          </calcext:conditional-format>
        </calcext:conditional-formats>
      </table:table>
      <table:table table:name="US_Top10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4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07" calcext:value-type="string">
            <text:p>2020-04-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237" office:value-type="float" office:value="130689" calcext:value-type="float">
            <text:p>130689</text:p>
          </table:table-cell>
          <table:table-cell table:style-name="ce237" office:value-type="float" office:value="4758" calcext:value-type="float">
            <text:p>4758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6643.00534321508" calcext:value-type="float">
            <text:p>6643.01</text:p>
          </table:table-cell>
          <table:table-cell table:style-name="ce223" table:formula="of:=[.G9]*1000000/[.H9]" office:value-type="float" office:value="241.852179012904" calcext:value-type="float">
            <text:p>241.8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237" office:value-type="float" office:value="41090" calcext:value-type="float">
            <text:p>41090</text:p>
          </table:table-cell>
          <table:table-cell table:style-name="ce237" office:value-type="float" office:value="1003" calcext:value-type="float">
            <text:p>1003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4614.56583381746" calcext:value-type="float">
            <text:p>4614.57</text:p>
          </table:table-cell>
          <table:table-cell table:style-name="ce223" table:formula="of:=[.G10]*1000000/[.H10]" office:value-type="float" office:value="112.640777106812" calcext:value-type="float">
            <text:p>112.6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237" office:value-type="float" office:value="13837" calcext:value-type="float">
            <text:p>13837</text:p>
          </table:table-cell>
          <table:table-cell table:style-name="ce237" office:value-type="float" office:value="727" calcext:value-type="float">
            <text:p>727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1397.59615884781" calcext:value-type="float">
            <text:p>1397.60</text:p>
          </table:table-cell>
          <table:table-cell table:style-name="ce223" table:formula="of:=[.G11]*1000000/[.H11]" office:value-type="float" office:value="73.430108223051" calcext:value-type="float">
            <text:p>73.4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237" office:value-type="float" office:value="17221" calcext:value-type="float">
            <text:p>17221</text:p>
          </table:table-cell>
          <table:table-cell table:style-name="ce237" office:value-type="float" office:value="319" calcext:value-type="float">
            <text:p>319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448.213009270027" calcext:value-type="float">
            <text:p>448.21</text:p>
          </table:table-cell>
          <table:table-cell table:style-name="ce223" table:formula="of:=[.G12]*1000000/[.H12]" office:value-type="float" office:value="8.30265083079604" calcext:value-type="float">
            <text:p>8.3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237" office:value-type="float" office:value="14867" calcext:value-type="float">
            <text:p>14867</text:p>
          </table:table-cell>
          <table:table-cell table:style-name="ce237" office:value-type="float" office:value="260" calcext:value-type="float">
            <text:p>260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2217.10675248964" calcext:value-type="float">
            <text:p>2217.11</text:p>
          </table:table-cell>
          <table:table-cell table:style-name="ce223" table:formula="of:=[.G13]*1000000/[.H13]" office:value-type="float" office:value="38.7736433475016" calcext:value-type="float">
            <text:p>38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237" office:value-type="float" office:value="12980" calcext:value-type="float">
            <text:p>12980</text:p>
          </table:table-cell>
          <table:table-cell table:style-name="ce237" office:value-type="float" office:value="512" calcext:value-type="float">
            <text:p>512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4]*1000000/[.H14]" office:value-type="float" office:value="1449.45306038949" calcext:value-type="float">
            <text:p>1449.45</text:p>
          </table:table-cell>
          <table:table-cell table:style-name="ce223" table:formula="of:=[.G14]*1000000/[.H14]" office:value-type="float" office:value="57.1741114729905" calcext:value-type="float">
            <text:p>57.1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237" office:value-type="float" office:value="11256" calcext:value-type="float">
            <text:p>11256</text:p>
          </table:table-cell>
          <table:table-cell table:style-name="ce237" office:value-type="float" office:value="236" calcext:value-type="float">
            <text:p>236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5]*1000000/[.H15]" office:value-type="float" office:value="572.947706000049" calcext:value-type="float">
            <text:p>572.95</text:p>
          </table:table-cell>
          <table:table-cell table:style-name="ce223" table:formula="of:=[.G15]*1000000/[.H15]" office:value-type="float" office:value="12.0127628479044" calcext:value-type="float">
            <text:p>12.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237" office:value-type="float" office:value="8384" calcext:value-type="float">
            <text:p>8384</text:p>
          </table:table-cell>
          <table:table-cell table:style-name="ce237" office:value-type="float" office:value="372" calcext:value-type="float">
            <text:p>372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6]*1000000/[.H16]" office:value-type="float" office:value="726.55877361316" calcext:value-type="float">
            <text:p>726.56</text:p>
          </table:table-cell>
          <table:table-cell table:style-name="ce223" table:formula="of:=[.G16]*1000000/[.H16]" office:value-type="float" office:value="32.2375791727213" calcext:value-type="float">
            <text:p>32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237" office:value-type="float" office:value="12925" calcext:value-type="float">
            <text:p>12925</text:p>
          </table:table-cell>
          <table:table-cell table:style-name="ce237" office:value-type="float" office:value="274" calcext:value-type="float">
            <text:p>274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7]*1000000/[.H17]" office:value-type="float" office:value="755.974833203" calcext:value-type="float">
            <text:p>755.97</text:p>
          </table:table-cell>
          <table:table-cell table:style-name="ce223" table:formula="of:=[.G17]*1000000/[.H17]" office:value-type="float" office:value="16.0260815704156" calcext:value-type="float">
            <text:p>16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237" office:value-type="float" office:value="13438" calcext:value-type="float">
            <text:p>13438</text:p>
          </table:table-cell>
          <table:table-cell table:style-name="ce237" office:value-type="float" office:value="162" calcext:value-type="float">
            <text:p>162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8]*1000000/[.H18]" office:value-type="float" office:value="1051.52298291357" calcext:value-type="float">
            <text:p>1051.52</text:p>
          </table:table-cell>
          <table:table-cell table:style-name="ce223" table:formula="of:=[.G18]*1000000/[.H18]" office:value-type="float" office:value="12.6764937663342" calcext:value-type="float">
            <text:p>12.6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276687" calcext:value-type="float">
            <text:p>276,687</text:p>
          </table:table-cell>
          <table:table-cell table:style-name="ce154" table:formula="of:=SUM([.G9:.G18])" office:value-type="float" office:value="8623" calcext:value-type="float">
            <text:p>8,623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1801.08852698335" calcext:value-type="float">
            <text:p>1801.09</text:p>
          </table:table-cell>
          <table:table-cell table:style-name="ce223" table:formula="of:=[.G20]*1000000/[.H20]" office:value-type="float" office:value="56.1312471065768" calcext:value-type="float">
            <text:p>56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07" calcext:value-type="string">
            <text:p>2020-04-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World_E_Asian.D42]" office:value-type="string" office:string-value="China" calcext:value-type="string">
            <text:p>China</text:p>
          </table:table-cell>
          <table:table-cell table:style-name="ce41" table:formula="of:=[$World_E_Asian.E42]" office:value-type="string" office:string-value="中國大陸" calcext:value-type="string">
            <text:p>中國大陸</text:p>
          </table:table-cell>
          <table:table-cell table:style-name="ce41" table:formula="of:=[$World_E_Asian.F42]" office:value-type="float" office:value="81740" calcext:value-type="float">
            <text:p>81,740</text:p>
          </table:table-cell>
          <table:table-cell table:style-name="ce41" table:formula="of:=[$World_E_Asian.G42]" office:value-type="float" office:value="3331" calcext:value-type="float">
            <text:p>3,331</text:p>
          </table:table-cell>
          <table:table-cell table:style-name="ce41" table:formula="of:=[$World_E_Asian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0099944630002" calcext:value-type="float">
            <text:p>57.01</text:p>
          </table:table-cell>
          <table:table-cell table:style-name="ce46" table:formula="of:=[.G32]*1000000/[.H32]" office:value-type="float" office:value="2.32322353261871" calcext:value-type="float">
            <text:p>2.3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World_E_Asian.D43]" office:value-type="string" office:string-value="Korea" calcext:value-type="string">
            <text:p>Korea</text:p>
          </table:table-cell>
          <table:table-cell table:style-name="ce41" table:formula="of:=[$World_E_Asian.E43]" office:value-type="string" office:string-value="南韓" calcext:value-type="string">
            <text:p>南韓</text:p>
          </table:table-cell>
          <table:table-cell table:style-name="ce41" table:formula="of:=[$World_E_Asian.F43]" office:value-type="float" office:value="10331" calcext:value-type="float">
            <text:p>10,331</text:p>
          </table:table-cell>
          <table:table-cell table:style-name="ce41" table:formula="of:=[$World_E_Asian.G43]" office:value-type="float" office:value="192" calcext:value-type="float">
            <text:p>192</text:p>
          </table:table-cell>
          <table:table-cell table:style-name="ce41" table:formula="of:=[$World_E_Asian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1.677655115319" calcext:value-type="float">
            <text:p>201.68</text:p>
          </table:table-cell>
          <table:table-cell table:style-name="ce46" table:formula="of:=[.G33]*1000000/[.H33]" office:value-type="float" office:value="3.74814730250133" calcext:value-type="float">
            <text:p>3.7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World_E_Asian.D44]" office:value-type="string" office:string-value="Malaysia" calcext:value-type="string">
            <text:p>Malaysia</text:p>
          </table:table-cell>
          <table:table-cell table:style-name="ce41" table:formula="of:=[$World_E_Asian.E44]" office:value-type="string" office:string-value="馬來西亞" calcext:value-type="string">
            <text:p>馬來西亞</text:p>
          </table:table-cell>
          <table:table-cell table:style-name="ce41" table:formula="of:=[$World_E_Asian.F44]" office:value-type="float" office:value="3963" calcext:value-type="float">
            <text:p>3,963</text:p>
          </table:table-cell>
          <table:table-cell table:style-name="ce41" table:formula="of:=[$World_E_Asian.G44]" office:value-type="float" office:value="63" calcext:value-type="float">
            <text:p>63</text:p>
          </table:table-cell>
          <table:table-cell table:style-name="ce41" table:formula="of:=[$World_E_Asian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24.038424430944" calcext:value-type="float">
            <text:p>124.04</text:p>
          </table:table-cell>
          <table:table-cell table:style-name="ce46" table:formula="of:=[.G34]*1000000/[.H34]" office:value-type="float" office:value="1.97184474871296" calcext:value-type="float">
            <text:p>1.9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World_E_Asian.D45]" office:value-type="string" office:string-value="Philippines" calcext:value-type="string">
            <text:p>Philippines</text:p>
          </table:table-cell>
          <table:table-cell table:style-name="ce41" table:formula="of:=[$World_E_Asian.E45]" office:value-type="string" office:string-value="菲律賓" calcext:value-type="string">
            <text:p>菲律賓</text:p>
          </table:table-cell>
          <table:table-cell table:style-name="ce41" table:formula="of:=[$World_E_Asian.F45]" office:value-type="float" office:value="3764" calcext:value-type="float">
            <text:p>3,764</text:p>
          </table:table-cell>
          <table:table-cell table:style-name="ce41" table:formula="of:=[$World_E_Asian.G45]" office:value-type="float" office:value="177" calcext:value-type="float">
            <text:p>177</text:p>
          </table:table-cell>
          <table:table-cell table:style-name="ce41" table:formula="of:=[$World_E_Asian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34.698384111739" calcext:value-type="float">
            <text:p>34.70</text:p>
          </table:table-cell>
          <table:table-cell table:style-name="ce46" table:formula="of:=[.G35]*1000000/[.H35]" office:value-type="float" office:value="1.63167215403236" calcext:value-type="float">
            <text:p>1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World_E_Asian.D46]" office:value-type="string" office:string-value="Japan" calcext:value-type="string">
            <text:p>Japan</text:p>
          </table:table-cell>
          <table:table-cell table:style-name="ce41" table:formula="of:=[$World_E_Asian.E46]" office:value-type="string" office:string-value="日本" calcext:value-type="string">
            <text:p>日本</text:p>
          </table:table-cell>
          <table:table-cell table:style-name="ce41" table:formula="of:=[$World_E_Asian.F46]" office:value-type="float" office:value="3817" calcext:value-type="float">
            <text:p>3,817</text:p>
          </table:table-cell>
          <table:table-cell table:style-name="ce41" table:formula="of:=[$World_E_Asian.G46]" office:value-type="float" office:value="80" calcext:value-type="float">
            <text:p>80</text:p>
          </table:table-cell>
          <table:table-cell table:style-name="ce41" table:formula="of:=[$World_E_Asian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30.0882149097218" calcext:value-type="float">
            <text:p>30.09</text:p>
          </table:table-cell>
          <table:table-cell table:style-name="ce46" table:formula="of:=[.G36]*1000000/[.H36]" office:value-type="float" office:value="0.630614931301479" calcext:value-type="float">
            <text:p>0.6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World_E_Asian.D47]" office:value-type="string" office:string-value="Indonesia" calcext:value-type="string">
            <text:p>Indonesia</text:p>
          </table:table-cell>
          <table:table-cell table:style-name="ce41" table:formula="of:=[$World_E_Asian.E47]" office:value-type="string" office:string-value="印尼" calcext:value-type="string">
            <text:p>印尼</text:p>
          </table:table-cell>
          <table:table-cell table:style-name="ce41" table:formula="of:=[$World_E_Asian.F47]" office:value-type="float" office:value="2738" calcext:value-type="float">
            <text:p>2,738</text:p>
          </table:table-cell>
          <table:table-cell table:style-name="ce41" table:formula="of:=[$World_E_Asian.G47]" office:value-type="float" office:value="221" calcext:value-type="float">
            <text:p>221</text:p>
          </table:table-cell>
          <table:table-cell table:style-name="ce41" table:formula="of:=[$World_E_Asian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10.2580664256633" calcext:value-type="float">
            <text:p>10.26</text:p>
          </table:table-cell>
          <table:table-cell table:style-name="ce46" table:formula="of:=[.G37]*1000000/[.H37]" office:value-type="float" office:value="0.827988561019572" calcext:value-type="float">
            <text:p>0.8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World_E_Asian.D48]" office:value-type="string" office:string-value="Thailand" calcext:value-type="string">
            <text:p>Thailand</text:p>
          </table:table-cell>
          <table:table-cell table:style-name="ce41" table:formula="of:=[$World_E_Asian.E48]" office:value-type="string" office:string-value="泰國" calcext:value-type="string">
            <text:p>泰國</text:p>
          </table:table-cell>
          <table:table-cell table:style-name="ce41" table:formula="of:=[$World_E_Asian.F48]" office:value-type="float" office:value="2258" calcext:value-type="float">
            <text:p>2,258</text:p>
          </table:table-cell>
          <table:table-cell table:style-name="ce41" table:formula="of:=[$World_E_Asian.G48]" office:value-type="float" office:value="27" calcext:value-type="float">
            <text:p>27</text:p>
          </table:table-cell>
          <table:table-cell table:style-name="ce41" table:formula="of:=[$World_E_Asian.H48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3.9611023551227" calcext:value-type="float">
            <text:p>33.96</text:p>
          </table:table-cell>
          <table:table-cell table:style-name="ce46" table:formula="of:=[.G38]*1000000/[.H38]" office:value-type="float" office:value="0.406089354999253" calcext:value-type="float">
            <text:p>0.4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World_E_Asian.D49]" office:value-type="string" office:string-value="Singapore" calcext:value-type="string">
            <text:p>Singapore</text:p>
          </table:table-cell>
          <table:table-cell table:style-name="ce41" table:formula="of:=[$World_E_Asian.E49]" office:value-type="string" office:string-value="新加玻" calcext:value-type="string">
            <text:p>新加玻</text:p>
          </table:table-cell>
          <table:table-cell table:style-name="ce41" table:formula="of:=[$World_E_Asian.F49]" office:value-type="float" office:value="1375" calcext:value-type="float">
            <text:p>1,375</text:p>
          </table:table-cell>
          <table:table-cell table:style-name="ce41" table:formula="of:=[$World_E_Asian.G49]" office:value-type="float" office:value="6" calcext:value-type="float">
            <text:p>6</text:p>
          </table:table-cell>
          <table:table-cell table:style-name="ce41" table:formula="of:=[$World_E_Asian.H49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236.891827610974" calcext:value-type="float">
            <text:p>236.89</text:p>
          </table:table-cell>
          <table:table-cell table:style-name="ce46" table:formula="of:=[.G39]*1000000/[.H39]" office:value-type="float" office:value="1.03370979321152" calcext:value-type="float">
            <text:p>1.0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World_E_Asian.D50]" office:value-type="string" office:string-value="Hong Kong" calcext:value-type="string">
            <text:p>Hong Kong</text:p>
          </table:table-cell>
          <table:table-cell table:style-name="ce41" table:formula="of:=[$World_E_Asian.E50]" office:value-type="string" office:string-value="香港" calcext:value-type="string">
            <text:p>香港</text:p>
          </table:table-cell>
          <table:table-cell table:style-name="ce41" table:formula="of:=[$World_E_Asian.F50]" office:value-type="float" office:value="936" calcext:value-type="float">
            <text:p>936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[$World_E_Asian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24.788353087045" calcext:value-type="float">
            <text:p>124.7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World_E_Asian.D51]" office:value-type="string" office:string-value="Taiwan" calcext:value-type="string">
            <text:p>Taiwan</text:p>
          </table:table-cell>
          <table:table-cell table:style-name="ce41" table:formula="of:=[$World_E_Asian.E51]" office:value-type="string" office:string-value="台灣" calcext:value-type="string">
            <text:p>台灣</text:p>
          </table:table-cell>
          <table:table-cell table:style-name="ce41" table:formula="of:=[$World_E_Asian.F51]" office:value-type="float" office:value="376" calcext:value-type="float">
            <text:p>376</text:p>
          </table:table-cell>
          <table:table-cell table:style-name="ce41" table:formula="of:=[$World_E_Asian.G51]" office:value-type="float" office:value="5" calcext:value-type="float">
            <text:p>5</text:p>
          </table:table-cell>
          <table:table-cell table:style-name="ce41" table:formula="of:=[$World_E_Asian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5.8156793616657" calcext:value-type="float">
            <text:p>15.82</text:p>
          </table:table-cell>
          <table:table-cell table:style-name="ce46" table:formula="of:=[.G41]*1000000/[.H41]" office:value-type="float" office:value="0.210314885128534" calcext:value-type="float">
            <text:p>0.2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11298" calcext:value-type="float">
            <text:p>111,298</text:p>
          </table:table-cell>
          <table:table-cell table:style-name="ce41" table:formula="of:=SUM([.G32:.G42])" office:value-type="float" office:value="4106" calcext:value-type="float">
            <text:p>4,106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2.4304175452262" calcext:value-type="float">
            <text:p>52.43</text:p>
          </table:table-cell>
          <table:table-cell table:style-name="ce46" table:formula="of:=[.G43]*1000000/[.H43]" office:value-type="float" office:value="1.93426022426907" calcext:value-type="float">
            <text:p>1.9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6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1801.08852698335" calcext:value-type="float">
            <text:p>1801.09</text:p>
          </table:table-cell>
          <table:table-cell table:style-name="ce39" table:formula="of:=[.I43]" office:value-type="float" office:value="52.4304175452262" calcext:value-type="float">
            <text:p>52.43</text:p>
          </table:table-cell>
          <table:table-cell table:style-name="ce19"/>
          <table:table-cell table:style-name="ce205" table:formula="of:=[.F51]/[.G51]" office:value-type="float" office:value="34.3519775601584" calcext:value-type="float">
            <text:p>3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56.1312471065768" calcext:value-type="float">
            <text:p>56.13</text:p>
          </table:table-cell>
          <table:table-cell table:style-name="ce39" table:formula="of:=[.J43]" office:value-type="float" office:value="1.93426022426907" calcext:value-type="float">
            <text:p>1.93</text:p>
          </table:table-cell>
          <table:table-cell table:style-name="ce19" table:number-columns-repeated="2"/>
          <table:table-cell table:style-name="ce224" table:formula="of:=[.F52]/[.G52]" office:value-type="float" office:value="29.0194909672963" calcext:value-type="float">
            <text:p>2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USA_Top_E_Asian_Ratio" table:style-name="ta1">
        <office:forms form:automatic-focus="false" form:apply-design-mode="false"/>
        <table:table-column table:style-name="co13" table:default-cell-style-name="Default"/>
        <table:table-column table:style-name="co22" table:default-cell-style-name="ce272"/>
        <table:table-column table:style-name="co23" table:default-cell-style-name="ce272"/>
        <table:table-column table:style-name="co24" table:default-cell-style-name="ce463"/>
        <table:table-column table:style-name="co16" table:number-columns-repeated="10" table:default-cell-style-name="ce426"/>
        <table:table-column table:style-name="co25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0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5">
          <table:table-cell/>
          <table:table-cell table:style-name="ce376" office:value-type="string" calcext:value-type="string">
            <text:p>Cases ratio </text:p>
            <text:p>確診倍數</text:p>
          </table:table-cell>
          <table:table-cell table:style-name="ce259"/>
          <table:table-cell table:style-name="ce379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outh </text:p>
            <text:p>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F42]" office:value-type="float" office:value="81740" calcext:value-type="float">
            <text:p>81,740</text:p>
          </table:table-cell>
          <table:table-cell table:style-name="ce446" table:formula="of:=[$World_E_Asian.F43]" office:value-type="float" office:value="10331" calcext:value-type="float">
            <text:p>10,331</text:p>
          </table:table-cell>
          <table:table-cell table:style-name="ce446" table:formula="of:=[$World_E_Asian.F44]" office:value-type="float" office:value="3963" calcext:value-type="float">
            <text:p>3,963</text:p>
          </table:table-cell>
          <table:table-cell table:style-name="ce446" table:formula="of:=[$World_E_Asian.F45]" office:value-type="float" office:value="3764" calcext:value-type="float">
            <text:p>3,764</text:p>
          </table:table-cell>
          <table:table-cell table:style-name="ce446" table:formula="of:=[$World_E_Asian.F46]" office:value-type="float" office:value="3817" calcext:value-type="float">
            <text:p>3,817</text:p>
          </table:table-cell>
          <table:table-cell table:style-name="ce446" table:formula="of:=[$World_E_Asian.F47]" office:value-type="float" office:value="2738" calcext:value-type="float">
            <text:p>2,738</text:p>
          </table:table-cell>
          <table:table-cell table:style-name="ce446" table:formula="of:=[$World_E_Asian.F48]" office:value-type="float" office:value="2258" calcext:value-type="float">
            <text:p>2,258</text:p>
          </table:table-cell>
          <table:table-cell table:style-name="ce446" table:formula="of:=[$World_E_Asian.F49]" office:value-type="float" office:value="1375" calcext:value-type="float">
            <text:p>1,375</text:p>
          </table:table-cell>
          <table:table-cell table:style-name="ce446" table:formula="of:=[$World_E_Asian.F50]" office:value-type="float" office:value="936" calcext:value-type="float">
            <text:p>936</text:p>
          </table:table-cell>
          <table:table-cell table:style-name="ce446" table:formula="of:=[$World_E_Asian.F51]" office:value-type="float" office:value="376" calcext:value-type="float">
            <text:p>376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F9]" office:value-type="float" office:value="130689" calcext:value-type="float">
            <text:p>130,689</text:p>
          </table:table-cell>
          <table:table-cell table:formula="of:=[.$D7]/[.E$6]" office:value-type="float" office:value="1.59883777832151" calcext:value-type="float">
            <text:p>1.60</text:p>
          </table:table-cell>
          <table:table-cell table:formula="of:=[.$D7]/[.F$6]" office:value-type="float" office:value="12.6501790726938" calcext:value-type="float">
            <text:p>12.65</text:p>
          </table:table-cell>
          <table:table-cell table:formula="of:=[.$D7]/[.G$6]" office:value-type="float" office:value="32.9772899318698" calcext:value-type="float">
            <text:p>32.98</text:p>
          </table:table-cell>
          <table:table-cell table:formula="of:=[.$D7]/[.H$6]" office:value-type="float" office:value="34.720775770457" calcext:value-type="float">
            <text:p>34.72</text:p>
          </table:table-cell>
          <table:table-cell table:formula="of:=[.$D7]/[.I$6]" office:value-type="float" office:value="34.238669111868" calcext:value-type="float">
            <text:p>34.24</text:p>
          </table:table-cell>
          <table:table-cell table:formula="of:=[.$D7]/[.J$6]" office:value-type="float" office:value="47.7315558802045" calcext:value-type="float">
            <text:p>47.73</text:p>
          </table:table-cell>
          <table:table-cell table:formula="of:=[.$D7]/[.K$6]" office:value-type="float" office:value="57.878210806023" calcext:value-type="float">
            <text:p>57.88</text:p>
          </table:table-cell>
          <table:table-cell table:formula="of:=[.$D7]/[.L$6]" office:value-type="float" office:value="95.0465454545455" calcext:value-type="float">
            <text:p>95.05</text:p>
          </table:table-cell>
          <table:table-cell table:formula="of:=[.$D7]/[.M$6]" office:value-type="float" office:value="139.625" calcext:value-type="float">
            <text:p>139.63</text:p>
          </table:table-cell>
          <table:table-cell table:formula="of:=[.$D7]/[.N$6]" office:value-type="float" office:value="347.577127659574" calcext:value-type="float">
            <text:p>347.58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F10]" office:value-type="float" office:value="41090" calcext:value-type="float">
            <text:p>41,090</text:p>
          </table:table-cell>
          <table:table-cell table:formula="of:=[.$D8]/[.E$6]" office:value-type="float" office:value="0.502691460729141" calcext:value-type="float">
            <text:p>0.50</text:p>
          </table:table-cell>
          <table:table-cell table:formula="of:=[.$D8]/[.F$6]" office:value-type="float" office:value="3.97734972413126" calcext:value-type="float">
            <text:p>3.98</text:p>
          </table:table-cell>
          <table:table-cell table:formula="of:=[.$D8]/[.G$6]" office:value-type="float" office:value="10.36840777189" calcext:value-type="float">
            <text:p>10.37</text:p>
          </table:table-cell>
          <table:table-cell table:formula="of:=[.$D8]/[.H$6]" office:value-type="float" office:value="10.9165781083953" calcext:value-type="float">
            <text:p>10.92</text:p>
          </table:table-cell>
          <table:table-cell table:formula="of:=[.$D8]/[.I$6]" office:value-type="float" office:value="10.7649986900707" calcext:value-type="float">
            <text:p>10.76</text:p>
          </table:table-cell>
          <table:table-cell table:formula="of:=[.$D8]/[.J$6]" office:value-type="float" office:value="15.0073046018992" calcext:value-type="float">
            <text:p>15.01</text:p>
          </table:table-cell>
          <table:table-cell table:formula="of:=[.$D8]/[.K$6]" office:value-type="float" office:value="18.1975199291408" calcext:value-type="float">
            <text:p>18.20</text:p>
          </table:table-cell>
          <table:table-cell table:formula="of:=[.$D8]/[.L$6]" office:value-type="float" office:value="29.8836363636364" calcext:value-type="float">
            <text:p>29.88</text:p>
          </table:table-cell>
          <table:table-cell table:formula="of:=[.$D8]/[.M$6]" office:value-type="float" office:value="43.8995726495727" calcext:value-type="float">
            <text:p>43.90</text:p>
          </table:table-cell>
          <table:table-cell table:formula="of:=[.$D8]/[.N$6]" office:value-type="float" office:value="109.281914893617" calcext:value-type="float">
            <text:p>109.28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F11]" office:value-type="float" office:value="13837" calcext:value-type="float">
            <text:p>13,837</text:p>
          </table:table-cell>
          <table:table-cell table:formula="of:=[.$D9]/[.E$6]" office:value-type="float" office:value="0.169280645950575" calcext:value-type="float">
            <text:p>0.17</text:p>
          </table:table-cell>
          <table:table-cell table:formula="of:=[.$D9]/[.F$6]" office:value-type="float" office:value="1.33936695382828" calcext:value-type="float">
            <text:p>1.34</text:p>
          </table:table-cell>
          <table:table-cell table:formula="of:=[.$D9]/[.G$6]" office:value-type="float" office:value="3.49154680797376" calcext:value-type="float">
            <text:p>3.49</text:p>
          </table:table-cell>
          <table:table-cell table:formula="of:=[.$D9]/[.H$6]" office:value-type="float" office:value="3.67614240170032" calcext:value-type="float">
            <text:p>3.68</text:p>
          </table:table-cell>
          <table:table-cell table:formula="of:=[.$D9]/[.I$6]" office:value-type="float" office:value="3.62509824469479" calcext:value-type="float">
            <text:p>3.63</text:p>
          </table:table-cell>
          <table:table-cell table:formula="of:=[.$D9]/[.J$6]" office:value-type="float" office:value="5.05368882395909" calcext:value-type="float">
            <text:p>5.05</text:p>
          </table:table-cell>
          <table:table-cell table:formula="of:=[.$D9]/[.K$6]" office:value-type="float" office:value="6.12798937112489" calcext:value-type="float">
            <text:p>6.13</text:p>
          </table:table-cell>
          <table:table-cell table:formula="of:=[.$D9]/[.L$6]" office:value-type="float" office:value="10.0632727272727" calcext:value-type="float">
            <text:p>10.06</text:p>
          </table:table-cell>
          <table:table-cell table:formula="of:=[.$D9]/[.M$6]" office:value-type="float" office:value="14.7831196581197" calcext:value-type="float">
            <text:p>14.78</text:p>
          </table:table-cell>
          <table:table-cell table:formula="of:=[.$D9]/[.N$6]" office:value-type="float" office:value="36.8005319148936" calcext:value-type="float">
            <text:p>36.80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F12]" office:value-type="float" office:value="17221" calcext:value-type="float">
            <text:p>17,221</text:p>
          </table:table-cell>
          <table:table-cell table:formula="of:=[.$D10]/[.E$6]" office:value-type="float" office:value="0.210680205529728" calcext:value-type="float">
            <text:p>0.21</text:p>
          </table:table-cell>
          <table:table-cell table:formula="of:=[.$D10]/[.F$6]" office:value-type="float" office:value="1.66692478946859" calcext:value-type="float">
            <text:p>1.67</text:p>
          </table:table-cell>
          <table:table-cell table:formula="of:=[.$D10]/[.G$6]" office:value-type="float" office:value="4.34544536966944" calcext:value-type="float">
            <text:p>4.35</text:p>
          </table:table-cell>
          <table:table-cell table:formula="of:=[.$D10]/[.H$6]" office:value-type="float" office:value="4.57518597236982" calcext:value-type="float">
            <text:p>4.58</text:p>
          </table:table-cell>
          <table:table-cell table:formula="of:=[.$D10]/[.I$6]" office:value-type="float" office:value="4.511658370448" calcext:value-type="float">
            <text:p>4.51</text:p>
          </table:table-cell>
          <table:table-cell table:formula="of:=[.$D10]/[.J$6]" office:value-type="float" office:value="6.28962746530314" calcext:value-type="float">
            <text:p>6.29</text:p>
          </table:table-cell>
          <table:table-cell table:formula="of:=[.$D10]/[.K$6]" office:value-type="float" office:value="7.62666076173605" calcext:value-type="float">
            <text:p>7.63</text:p>
          </table:table-cell>
          <table:table-cell table:formula="of:=[.$D10]/[.L$6]" office:value-type="float" office:value="12.5243636363636" calcext:value-type="float">
            <text:p>12.52</text:p>
          </table:table-cell>
          <table:table-cell table:formula="of:=[.$D10]/[.M$6]" office:value-type="float" office:value="18.3985042735043" calcext:value-type="float">
            <text:p>18.40</text:p>
          </table:table-cell>
          <table:table-cell table:formula="of:=[.$D10]/[.N$6]" office:value-type="float" office:value="45.8005319148936" calcext:value-type="float">
            <text:p>45.80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F13]" office:value-type="float" office:value="14867" calcext:value-type="float">
            <text:p>14,867</text:p>
          </table:table-cell>
          <table:table-cell table:formula="of:=[.$D11]/[.E$6]" office:value-type="float" office:value="0.181881575727918" calcext:value-type="float">
            <text:p>0.18</text:p>
          </table:table-cell>
          <table:table-cell table:formula="of:=[.$D11]/[.F$6]" office:value-type="float" office:value="1.43906688607105" calcext:value-type="float">
            <text:p>1.44</text:p>
          </table:table-cell>
          <table:table-cell table:formula="of:=[.$D11]/[.G$6]" office:value-type="float" office:value="3.75145092101943" calcext:value-type="float">
            <text:p>3.75</text:p>
          </table:table-cell>
          <table:table-cell table:formula="of:=[.$D11]/[.H$6]" office:value-type="float" office:value="3.94978746014878" calcext:value-type="float">
            <text:p>3.95</text:p>
          </table:table-cell>
          <table:table-cell table:formula="of:=[.$D11]/[.I$6]" office:value-type="float" office:value="3.89494367304166" calcext:value-type="float">
            <text:p>3.89</text:p>
          </table:table-cell>
          <table:table-cell table:formula="of:=[.$D11]/[.J$6]" office:value-type="float" office:value="5.42987582176771" calcext:value-type="float">
            <text:p>5.43</text:p>
          </table:table-cell>
          <table:table-cell table:formula="of:=[.$D11]/[.K$6]" office:value-type="float" office:value="6.58414526129318" calcext:value-type="float">
            <text:p>6.58</text:p>
          </table:table-cell>
          <table:table-cell table:formula="of:=[.$D11]/[.L$6]" office:value-type="float" office:value="10.8123636363636" calcext:value-type="float">
            <text:p>10.81</text:p>
          </table:table-cell>
          <table:table-cell table:formula="of:=[.$D11]/[.M$6]" office:value-type="float" office:value="15.883547008547" calcext:value-type="float">
            <text:p>15.88</text:p>
          </table:table-cell>
          <table:table-cell table:formula="of:=[.$D11]/[.N$6]" office:value-type="float" office:value="39.5398936170213" calcext:value-type="float">
            <text:p>39.54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F14]" office:value-type="float" office:value="12980" calcext:value-type="float">
            <text:p>12,980</text:p>
          </table:table-cell>
          <table:table-cell table:formula="of:=[.$D12]/[.E$6]" office:value-type="float" office:value="0.15879618301933" calcext:value-type="float">
            <text:p>0.16</text:p>
          </table:table-cell>
          <table:table-cell table:formula="of:=[.$D12]/[.F$6]" office:value-type="float" office:value="1.25641273836028" calcext:value-type="float">
            <text:p>1.26</text:p>
          </table:table-cell>
          <table:table-cell table:formula="of:=[.$D12]/[.G$6]" office:value-type="float" office:value="3.27529649255614" calcext:value-type="float">
            <text:p>3.28</text:p>
          </table:table-cell>
          <table:table-cell table:formula="of:=[.$D12]/[.H$6]" office:value-type="float" office:value="3.44845908607864" calcext:value-type="float">
            <text:p>3.45</text:p>
          </table:table-cell>
          <table:table-cell table:formula="of:=[.$D12]/[.I$6]" office:value-type="float" office:value="3.40057636887608" calcext:value-type="float">
            <text:p>3.40</text:p>
          </table:table-cell>
          <table:table-cell table:formula="of:=[.$D12]/[.J$6]" office:value-type="float" office:value="4.74068663257853" calcext:value-type="float">
            <text:p>4.74</text:p>
          </table:table-cell>
          <table:table-cell table:formula="of:=[.$D12]/[.K$6]" office:value-type="float" office:value="5.74844995571302" calcext:value-type="float">
            <text:p>5.75</text:p>
          </table:table-cell>
          <table:table-cell table:formula="of:=[.$D12]/[.L$6]" office:value-type="float" office:value="9.44" calcext:value-type="float">
            <text:p>9.44</text:p>
          </table:table-cell>
          <table:table-cell table:formula="of:=[.$D12]/[.M$6]" office:value-type="float" office:value="13.8675213675214" calcext:value-type="float">
            <text:p>13.87</text:p>
          </table:table-cell>
          <table:table-cell table:formula="of:=[.$D12]/[.N$6]" office:value-type="float" office:value="34.5212765957447" calcext:value-type="float">
            <text:p>34.52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Florida" calcext:value-type="string">
            <text:p>Florida</text:p>
          </table:table-cell>
          <table:table-cell table:formula="of:=[$US_Top10_Asian.E15]" office:value-type="string" office:string-value="佛羅里達州" calcext:value-type="string">
            <text:p>佛羅里達州</text:p>
          </table:table-cell>
          <table:table-cell table:formula="of:=[$US_Top10_Asian.F15]" office:value-type="float" office:value="11256" calcext:value-type="float">
            <text:p>11,256</text:p>
          </table:table-cell>
          <table:table-cell table:formula="of:=[.$D13]/[.E$6]" office:value-type="float" office:value="0.137704918032787" calcext:value-type="float">
            <text:p>0.14</text:p>
          </table:table-cell>
          <table:table-cell table:formula="of:=[.$D13]/[.F$6]" office:value-type="float" office:value="1.08953634691705" calcext:value-type="float">
            <text:p>1.09</text:p>
          </table:table-cell>
          <table:table-cell table:formula="of:=[.$D13]/[.G$6]" office:value-type="float" office:value="2.84027252081756" calcext:value-type="float">
            <text:p>2.84</text:p>
          </table:table-cell>
          <table:table-cell table:formula="of:=[.$D13]/[.H$6]" office:value-type="float" office:value="2.99043570669501" calcext:value-type="float">
            <text:p>2.99</text:p>
          </table:table-cell>
          <table:table-cell table:formula="of:=[.$D13]/[.I$6]" office:value-type="float" office:value="2.94891275871103" calcext:value-type="float">
            <text:p>2.95</text:p>
          </table:table-cell>
          <table:table-cell table:formula="of:=[.$D13]/[.J$6]" office:value-type="float" office:value="4.11102994886779" calcext:value-type="float">
            <text:p>4.11</text:p>
          </table:table-cell>
          <table:table-cell table:formula="of:=[.$D13]/[.K$6]" office:value-type="float" office:value="4.98494242692648" calcext:value-type="float">
            <text:p>4.98</text:p>
          </table:table-cell>
          <table:table-cell table:formula="of:=[.$D13]/[.L$6]" office:value-type="float" office:value="8.18618181818182" calcext:value-type="float">
            <text:p>8.19</text:p>
          </table:table-cell>
          <table:table-cell table:formula="of:=[.$D13]/[.M$6]" office:value-type="float" office:value="12.025641025641" calcext:value-type="float">
            <text:p>12.03</text:p>
          </table:table-cell>
          <table:table-cell table:formula="of:=[.$D13]/[.N$6]" office:value-type="float" office:value="29.936170212766" calcext:value-type="float">
            <text:p>29.94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Washington" calcext:value-type="string">
            <text:p>Washington</text:p>
          </table:table-cell>
          <table:table-cell table:formula="of:=[$US_Top10_Asian.E16]" office:value-type="string" office:string-value="華盛頓州" calcext:value-type="string">
            <text:p>華盛頓州</text:p>
          </table:table-cell>
          <table:table-cell table:formula="of:=[$US_Top10_Asian.F16]" office:value-type="float" office:value="8384" calcext:value-type="float">
            <text:p>8,384</text:p>
          </table:table-cell>
          <table:table-cell table:formula="of:=[.$D14]/[.E$6]" office:value-type="float" office:value="0.102569121605089" calcext:value-type="float">
            <text:p>0.10</text:p>
          </table:table-cell>
          <table:table-cell table:formula="of:=[.$D14]/[.F$6]" office:value-type="float" office:value="0.811538089245959" calcext:value-type="float">
            <text:p>0.81</text:p>
          </table:table-cell>
          <table:table-cell table:formula="of:=[.$D14]/[.G$6]" office:value-type="float" office:value="2.11556901337371" calcext:value-type="float">
            <text:p>2.12</text:p>
          </table:table-cell>
          <table:table-cell table:formula="of:=[.$D14]/[.H$6]" office:value-type="float" office:value="2.22741764080765" calcext:value-type="float">
            <text:p>2.23</text:p>
          </table:table-cell>
          <table:table-cell table:formula="of:=[.$D14]/[.I$6]" office:value-type="float" office:value="2.19648938957296" calcext:value-type="float">
            <text:p>2.20</text:p>
          </table:table-cell>
          <table:table-cell table:formula="of:=[.$D14]/[.J$6]" office:value-type="float" office:value="3.06208911614317" calcext:value-type="float">
            <text:p>3.06</text:p>
          </table:table-cell>
          <table:table-cell table:formula="of:=[.$D14]/[.K$6]" office:value-type="float" office:value="3.71302037201063" calcext:value-type="float">
            <text:p>3.71</text:p>
          </table:table-cell>
          <table:table-cell table:formula="of:=[.$D14]/[.L$6]" office:value-type="float" office:value="6.09745454545455" calcext:value-type="float">
            <text:p>6.10</text:p>
          </table:table-cell>
          <table:table-cell table:formula="of:=[.$D14]/[.M$6]" office:value-type="float" office:value="8.95726495726496" calcext:value-type="float">
            <text:p>8.96</text:p>
          </table:table-cell>
          <table:table-cell table:formula="of:=[.$D14]/[.N$6]" office:value-type="float" office:value="22.2978723404255" calcext:value-type="float">
            <text:p>22.30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Illinois" calcext:value-type="string">
            <text:p>Illinois</text:p>
          </table:table-cell>
          <table:table-cell table:formula="of:=[$US_Top10_Asian.E17]" office:value-type="string" office:string-value="伊利諾州" calcext:value-type="string">
            <text:p>伊利諾州</text:p>
          </table:table-cell>
          <table:table-cell table:formula="of:=[$US_Top10_Asian.F17]" office:value-type="float" office:value="12925" calcext:value-type="float">
            <text:p>12,925</text:p>
          </table:table-cell>
          <table:table-cell table:formula="of:=[.$D15]/[.E$6]" office:value-type="float" office:value="0.158123317837044" calcext:value-type="float">
            <text:p>0.16</text:p>
          </table:table-cell>
          <table:table-cell table:formula="of:=[.$D15]/[.F$6]" office:value-type="float" office:value="1.25108895557061" calcext:value-type="float">
            <text:p>1.25</text:p>
          </table:table-cell>
          <table:table-cell table:formula="of:=[.$D15]/[.G$6]" office:value-type="float" office:value="3.26141811758769" calcext:value-type="float">
            <text:p>3.26</text:p>
          </table:table-cell>
          <table:table-cell table:formula="of:=[.$D15]/[.H$6]" office:value-type="float" office:value="3.43384697130712" calcext:value-type="float">
            <text:p>3.43</text:p>
          </table:table-cell>
          <table:table-cell table:formula="of:=[.$D15]/[.I$6]" office:value-type="float" office:value="3.38616714697406" calcext:value-type="float">
            <text:p>3.39</text:p>
          </table:table-cell>
          <table:table-cell table:formula="of:=[.$D15]/[.J$6]" office:value-type="float" office:value="4.72059897735573" calcext:value-type="float">
            <text:p>4.72</text:p>
          </table:table-cell>
          <table:table-cell table:formula="of:=[.$D15]/[.K$6]" office:value-type="float" office:value="5.72409211691763" calcext:value-type="float">
            <text:p>5.72</text:p>
          </table:table-cell>
          <table:table-cell table:formula="of:=[.$D15]/[.L$6]" office:value-type="float" office:value="9.4" calcext:value-type="float">
            <text:p>9.40</text:p>
          </table:table-cell>
          <table:table-cell table:formula="of:=[.$D15]/[.M$6]" office:value-type="float" office:value="13.8087606837607" calcext:value-type="float">
            <text:p>13.81</text:p>
          </table:table-cell>
          <table:table-cell table:formula="of:=[.$D15]/[.N$6]" office:value-type="float" office:value="34.375" calcext:value-type="float">
            <text:p>34.38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Pennsylvania" calcext:value-type="string">
            <text:p>Pennsylvania</text:p>
          </table:table-cell>
          <table:table-cell table:formula="of:=[$US_Top10_Asian.E18]" office:value-type="string" office:string-value="賓夕凡尼亞州" calcext:value-type="string">
            <text:p>賓夕凡尼亞州</text:p>
          </table:table-cell>
          <table:table-cell table:formula="of:=[$US_Top10_Asian.F18]" office:value-type="float" office:value="13438" calcext:value-type="float">
            <text:p>13,438</text:p>
          </table:table-cell>
          <table:table-cell table:formula="of:=[.$D16]/[.E$6]" office:value-type="float" office:value="0.164399314900905" calcext:value-type="float">
            <text:p>0.16</text:p>
          </table:table-cell>
          <table:table-cell table:formula="of:=[.$D16]/[.F$6]" office:value-type="float" office:value="1.30074532959055" calcext:value-type="float">
            <text:p>1.30</text:p>
          </table:table-cell>
          <table:table-cell table:formula="of:=[.$D16]/[.G$6]" office:value-type="float" office:value="3.39086550592985" calcext:value-type="float">
            <text:p>3.39</text:p>
          </table:table-cell>
          <table:table-cell table:formula="of:=[.$D16]/[.H$6]" office:value-type="float" office:value="3.57013815090329" calcext:value-type="float">
            <text:p>3.57</text:p>
          </table:table-cell>
          <table:table-cell table:formula="of:=[.$D16]/[.I$6]" office:value-type="float" office:value="3.52056588944197" calcext:value-type="float">
            <text:p>3.52</text:p>
          </table:table-cell>
          <table:table-cell table:formula="of:=[.$D16]/[.J$6]" office:value-type="float" office:value="4.90796201607012" calcext:value-type="float">
            <text:p>4.91</text:p>
          </table:table-cell>
          <table:table-cell table:formula="of:=[.$D16]/[.K$6]" office:value-type="float" office:value="5.95128432240921" calcext:value-type="float">
            <text:p>5.95</text:p>
          </table:table-cell>
          <table:table-cell table:formula="of:=[.$D16]/[.L$6]" office:value-type="float" office:value="9.77309090909091" calcext:value-type="float">
            <text:p>9.77</text:p>
          </table:table-cell>
          <table:table-cell table:formula="of:=[.$D16]/[.M$6]" office:value-type="float" office:value="14.3568376068376" calcext:value-type="float">
            <text:p>14.36</text:p>
          </table:table-cell>
          <table:table-cell table:formula="of:=[.$D16]/[.N$6]" office:value-type="float" office:value="35.7393617021277" calcext:value-type="float">
            <text:p>35.74</text:p>
          </table:table-cell>
          <table:table-cell table:number-columns-repeated="33"/>
        </table:table-row>
        <table:table-row table:style-name="ro25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32" calcext:value-type="float">
            <text:p>32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3" calcext:value-type="float">
            <text:p>3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5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0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6">
          <table:table-cell/>
          <table:table-cell table:style-name="ce376" office:value-type="string" calcext:value-type="string">
            <text:p>Deaths ratio </text:p>
            <text:p>死亡倍數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5" office:value-type="string" calcext:value-type="string">
            <text:p>南韓</text:p>
            <text:p>South </text:p>
            <text:p>Korea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396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馬來西亞</text:p>
            <text:p>Malay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396" office:value-type="string" calcext:value-type="string">
            <text:p>新加玻</text:p>
            <text:p>Singapore</text:p>
          </table:table-cell>
          <table:table-cell table:style-name="ce400" office:value-type="string" calcext:value-type="string">
            <text:p>台灣</text:p>
            <text:p>Taiwan</text:p>
          </table:table-cell>
          <table:table-cell table:style-name="ce396" office:value-type="string" calcext:value-type="string">
            <text:p>香港</text:p>
            <text:p>Hong Kong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6" table:formula="of:=[$World_E_Asian.G42]" office:value-type="float" office:value="3331" calcext:value-type="float">
            <text:p>3331</text:p>
          </table:table-cell>
          <table:table-cell table:style-name="ce276" table:formula="of:=[$World_E_Asian.G47]" office:value-type="float" office:value="221" calcext:value-type="float">
            <text:p>221</text:p>
          </table:table-cell>
          <table:table-cell table:style-name="ce276" table:formula="of:=[$World_E_Asian.G43]" office:value-type="float" office:value="192" calcext:value-type="float">
            <text:p>192</text:p>
          </table:table-cell>
          <table:table-cell table:style-name="ce276" table:formula="of:=[$World_E_Asian.G45]" office:value-type="float" office:value="177" calcext:value-type="float">
            <text:p>177</text:p>
          </table:table-cell>
          <table:table-cell table:style-name="ce276" table:formula="of:=[$World_E_Asian.G46]" office:value-type="float" office:value="80" calcext:value-type="float">
            <text:p>80</text:p>
          </table:table-cell>
          <table:table-cell table:style-name="ce276" table:formula="of:=[$World_E_Asian.G44]" office:value-type="float" office:value="63" calcext:value-type="float">
            <text:p>63</text:p>
          </table:table-cell>
          <table:table-cell table:style-name="ce276" table:formula="of:=[$World_E_Asian.G48]" office:value-type="float" office:value="27" calcext:value-type="float">
            <text:p>27</text:p>
          </table:table-cell>
          <table:table-cell table:style-name="ce276" table:formula="of:=[$World_E_Asian.G49]" office:value-type="float" office:value="6" calcext:value-type="float">
            <text:p>6</text:p>
          </table:table-cell>
          <table:table-cell table:style-name="ce276" table:formula="of:=[$World_E_Asian.G51]" office:value-type="float" office:value="5" calcext:value-type="float">
            <text:p>5</text:p>
          </table:table-cell>
          <table:table-cell table:style-name="ce276" table:formula="of:=[$World_E_Asian.G50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335" table:formula="of:=[$US_Top10_Asian.G9]" office:value-type="float" office:value="4758" calcext:value-type="float">
            <text:p>4758</text:p>
          </table:table-cell>
          <table:table-cell table:style-name="ce346" table:formula="of:=[.$D31]/[.E$30]" office:value-type="float" office:value="1.42839987991594" calcext:value-type="float">
            <text:p>1.43</text:p>
          </table:table-cell>
          <table:table-cell table:style-name="ce346" table:formula="of:=[.$D31]/[.F$30]" office:value-type="float" office:value="21.5294117647059" calcext:value-type="float">
            <text:p>21.53</text:p>
          </table:table-cell>
          <table:table-cell table:style-name="ce346" table:formula="of:=[.$D31]/[.G$30]" office:value-type="float" office:value="24.78125" calcext:value-type="float">
            <text:p>24.78</text:p>
          </table:table-cell>
          <table:table-cell table:style-name="ce346" table:formula="of:=[.$D31]/[.H$30]" office:value-type="float" office:value="26.8813559322034" calcext:value-type="float">
            <text:p>26.88</text:p>
          </table:table-cell>
          <table:table-cell table:style-name="ce346" table:formula="of:=[.$D31]/[.I$30]" office:value-type="float" office:value="59.475" calcext:value-type="float">
            <text:p>59.48</text:p>
          </table:table-cell>
          <table:table-cell table:style-name="ce346" table:formula="of:=[.$D31]/[.J$30]" office:value-type="float" office:value="75.5238095238095" calcext:value-type="float">
            <text:p>75.52</text:p>
          </table:table-cell>
          <table:table-cell table:style-name="ce346" table:formula="of:=[.$D31]/[.K$30]" office:value-type="float" office:value="176.222222222222" calcext:value-type="float">
            <text:p>176.22</text:p>
          </table:table-cell>
          <table:table-cell table:style-name="ce346" table:formula="of:=[.$D31]/[.L$30]" office:value-type="float" office:value="793" calcext:value-type="float">
            <text:p>793.00</text:p>
          </table:table-cell>
          <table:table-cell table:style-name="ce346" table:formula="of:=[.$D31]/[.M$30]" office:value-type="float" office:value="951.6" calcext:value-type="float">
            <text:p>951.60</text:p>
          </table:table-cell>
          <table:table-cell table:style-name="ce346" table:formula="of:=[.$D31]/[.N$30]" office:value-type="float" office:value="1189.5" calcext:value-type="float">
            <text:p>1189.5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335" table:formula="of:=[$US_Top10_Asian.G10]" office:value-type="float" office:value="1003" calcext:value-type="float">
            <text:p>1003</text:p>
          </table:table-cell>
          <table:table-cell table:style-name="ce346" table:formula="of:=[.$D32]/[.E$30]" office:value-type="float" office:value="0.301110777544281" calcext:value-type="float">
            <text:p>0.30</text:p>
          </table:table-cell>
          <table:table-cell table:style-name="ce346" table:formula="of:=[.$D32]/[.F$30]" office:value-type="float" office:value="4.53846153846154" calcext:value-type="float">
            <text:p>4.54</text:p>
          </table:table-cell>
          <table:table-cell table:style-name="ce346" table:formula="of:=[.$D32]/[.G$30]" office:value-type="float" office:value="5.22395833333333" calcext:value-type="float">
            <text:p>5.22</text:p>
          </table:table-cell>
          <table:table-cell table:style-name="ce346" table:formula="of:=[.$D32]/[.H$30]" office:value-type="float" office:value="5.66666666666667" calcext:value-type="float">
            <text:p>5.67</text:p>
          </table:table-cell>
          <table:table-cell table:style-name="ce346" table:formula="of:=[.$D32]/[.I$30]" office:value-type="float" office:value="12.5375" calcext:value-type="float">
            <text:p>12.54</text:p>
          </table:table-cell>
          <table:table-cell table:style-name="ce346" table:formula="of:=[.$D32]/[.J$30]" office:value-type="float" office:value="15.9206349206349" calcext:value-type="float">
            <text:p>15.92</text:p>
          </table:table-cell>
          <table:table-cell table:style-name="ce346" table:formula="of:=[.$D32]/[.K$30]" office:value-type="float" office:value="37.1481481481481" calcext:value-type="float">
            <text:p>37.15</text:p>
          </table:table-cell>
          <table:table-cell table:style-name="ce346" table:formula="of:=[.$D32]/[.L$30]" office:value-type="float" office:value="167.166666666667" calcext:value-type="float">
            <text:p>167.17</text:p>
          </table:table-cell>
          <table:table-cell table:style-name="ce346" table:formula="of:=[.$D32]/[.M$30]" office:value-type="float" office:value="200.6" calcext:value-type="float">
            <text:p>200.60</text:p>
          </table:table-cell>
          <table:table-cell table:style-name="ce346" table:formula="of:=[.$D32]/[.N$30]" office:value-type="float" office:value="250.75" calcext:value-type="float">
            <text:p>250.7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335" table:formula="of:=[$US_Top10_Asian.G11]" office:value-type="float" office:value="727" calcext:value-type="float">
            <text:p>727</text:p>
          </table:table-cell>
          <table:table-cell table:style-name="ce346" table:formula="of:=[.$D33]/[.E$30]" office:value-type="float" office:value="0.218252776943861" calcext:value-type="float">
            <text:p>0.22</text:p>
          </table:table-cell>
          <table:table-cell table:style-name="ce346" table:formula="of:=[.$D33]/[.F$30]" office:value-type="float" office:value="3.289592760181" calcext:value-type="float">
            <text:p>3.29</text:p>
          </table:table-cell>
          <table:table-cell table:style-name="ce346" table:formula="of:=[.$D33]/[.G$30]" office:value-type="float" office:value="3.78645833333333" calcext:value-type="float">
            <text:p>3.79</text:p>
          </table:table-cell>
          <table:table-cell table:style-name="ce346" table:formula="of:=[.$D33]/[.H$30]" office:value-type="float" office:value="4.10734463276836" calcext:value-type="float">
            <text:p>4.11</text:p>
          </table:table-cell>
          <table:table-cell table:style-name="ce346" table:formula="of:=[.$D33]/[.I$30]" office:value-type="float" office:value="9.0875" calcext:value-type="float">
            <text:p>9.09</text:p>
          </table:table-cell>
          <table:table-cell table:style-name="ce346" table:formula="of:=[.$D33]/[.J$30]" office:value-type="float" office:value="11.5396825396825" calcext:value-type="float">
            <text:p>11.54</text:p>
          </table:table-cell>
          <table:table-cell table:style-name="ce346" table:formula="of:=[.$D33]/[.K$30]" office:value-type="float" office:value="26.9259259259259" calcext:value-type="float">
            <text:p>26.93</text:p>
          </table:table-cell>
          <table:table-cell table:style-name="ce346" table:formula="of:=[.$D33]/[.L$30]" office:value-type="float" office:value="121.166666666667" calcext:value-type="float">
            <text:p>121.17</text:p>
          </table:table-cell>
          <table:table-cell table:style-name="ce346" table:formula="of:=[.$D33]/[.M$30]" office:value-type="float" office:value="145.4" calcext:value-type="float">
            <text:p>145.40</text:p>
          </table:table-cell>
          <table:table-cell table:style-name="ce346" table:formula="of:=[.$D33]/[.N$30]" office:value-type="float" office:value="181.75" calcext:value-type="float">
            <text:p>181.7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335" table:formula="of:=[$US_Top10_Asian.G12]" office:value-type="float" office:value="319" calcext:value-type="float">
            <text:p>319</text:p>
          </table:table-cell>
          <table:table-cell table:style-name="ce346" table:formula="of:=[.$D34]/[.E$30]" office:value-type="float" office:value="0.0957670369258481" calcext:value-type="float">
            <text:p>0.10</text:p>
          </table:table-cell>
          <table:table-cell table:style-name="ce346" table:formula="of:=[.$D34]/[.F$30]" office:value-type="float" office:value="1.44343891402715" calcext:value-type="float">
            <text:p>1.44</text:p>
          </table:table-cell>
          <table:table-cell table:style-name="ce346" table:formula="of:=[.$D34]/[.G$30]" office:value-type="float" office:value="1.66145833333333" calcext:value-type="float">
            <text:p>1.66</text:p>
          </table:table-cell>
          <table:table-cell table:style-name="ce346" table:formula="of:=[.$D34]/[.H$30]" office:value-type="float" office:value="1.80225988700565" calcext:value-type="float">
            <text:p>1.80</text:p>
          </table:table-cell>
          <table:table-cell table:style-name="ce346" table:formula="of:=[.$D34]/[.I$30]" office:value-type="float" office:value="3.9875" calcext:value-type="float">
            <text:p>3.99</text:p>
          </table:table-cell>
          <table:table-cell table:style-name="ce346" table:formula="of:=[.$D34]/[.J$30]" office:value-type="float" office:value="5.06349206349206" calcext:value-type="float">
            <text:p>5.06</text:p>
          </table:table-cell>
          <table:table-cell table:style-name="ce346" table:formula="of:=[.$D34]/[.K$30]" office:value-type="float" office:value="11.8148148148148" calcext:value-type="float">
            <text:p>11.81</text:p>
          </table:table-cell>
          <table:table-cell table:style-name="ce346" table:formula="of:=[.$D34]/[.L$30]" office:value-type="float" office:value="53.1666666666667" calcext:value-type="float">
            <text:p>53.17</text:p>
          </table:table-cell>
          <table:table-cell table:style-name="ce346" table:formula="of:=[.$D34]/[.M$30]" office:value-type="float" office:value="63.8" calcext:value-type="float">
            <text:p>63.80</text:p>
          </table:table-cell>
          <table:table-cell table:style-name="ce346" table:formula="of:=[.$D34]/[.N$30]" office:value-type="float" office:value="79.75" calcext:value-type="float">
            <text:p>79.7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335" table:formula="of:=[$US_Top10_Asian.G13]" office:value-type="float" office:value="260" calcext:value-type="float">
            <text:p>260</text:p>
          </table:table-cell>
          <table:table-cell table:style-name="ce346" table:formula="of:=[.$D35]/[.E$30]" office:value-type="float" office:value="0.0780546382467727" calcext:value-type="float">
            <text:p>0.08</text:p>
          </table:table-cell>
          <table:table-cell table:style-name="ce346" table:formula="of:=[.$D35]/[.F$30]" office:value-type="float" office:value="1.17647058823529" calcext:value-type="float">
            <text:p>1.18</text:p>
          </table:table-cell>
          <table:table-cell table:style-name="ce346" table:formula="of:=[.$D35]/[.G$30]" office:value-type="float" office:value="1.35416666666667" calcext:value-type="float">
            <text:p>1.35</text:p>
          </table:table-cell>
          <table:table-cell table:style-name="ce346" table:formula="of:=[.$D35]/[.H$30]" office:value-type="float" office:value="1.46892655367232" calcext:value-type="float">
            <text:p>1.47</text:p>
          </table:table-cell>
          <table:table-cell table:style-name="ce346" table:formula="of:=[.$D35]/[.I$30]" office:value-type="float" office:value="3.25" calcext:value-type="float">
            <text:p>3.25</text:p>
          </table:table-cell>
          <table:table-cell table:style-name="ce346" table:formula="of:=[.$D35]/[.J$30]" office:value-type="float" office:value="4.12698412698413" calcext:value-type="float">
            <text:p>4.13</text:p>
          </table:table-cell>
          <table:table-cell table:style-name="ce346" table:formula="of:=[.$D35]/[.K$30]" office:value-type="float" office:value="9.62962962962963" calcext:value-type="float">
            <text:p>9.63</text:p>
          </table:table-cell>
          <table:table-cell table:style-name="ce346" table:formula="of:=[.$D35]/[.L$30]" office:value-type="float" office:value="43.3333333333333" calcext:value-type="float">
            <text:p>43.33</text:p>
          </table:table-cell>
          <table:table-cell table:style-name="ce346" table:formula="of:=[.$D35]/[.M$30]" office:value-type="float" office:value="52" calcext:value-type="float">
            <text:p>52.00</text:p>
          </table:table-cell>
          <table:table-cell table:style-name="ce346" table:formula="of:=[.$D35]/[.N$30]" office:value-type="float" office:value="65" calcext:value-type="float">
            <text:p>65.0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335" table:formula="of:=[$US_Top10_Asian.G14]" office:value-type="float" office:value="512" calcext:value-type="float">
            <text:p>512</text:p>
          </table:table-cell>
          <table:table-cell table:style-name="ce346" table:formula="of:=[.$D36]/[.E$30]" office:value-type="float" office:value="0.153707595316722" calcext:value-type="float">
            <text:p>0.15</text:p>
          </table:table-cell>
          <table:table-cell table:style-name="ce346" table:formula="of:=[.$D36]/[.F$30]" office:value-type="float" office:value="2.31674208144796" calcext:value-type="float">
            <text:p>2.32</text:p>
          </table:table-cell>
          <table:table-cell table:style-name="ce346" table:formula="of:=[.$D36]/[.G$30]" office:value-type="float" office:value="2.66666666666667" calcext:value-type="float">
            <text:p>2.67</text:p>
          </table:table-cell>
          <table:table-cell table:style-name="ce346" table:formula="of:=[.$D36]/[.H$30]" office:value-type="float" office:value="2.89265536723164" calcext:value-type="float">
            <text:p>2.89</text:p>
          </table:table-cell>
          <table:table-cell table:style-name="ce346" table:formula="of:=[.$D36]/[.I$30]" office:value-type="float" office:value="6.4" calcext:value-type="float">
            <text:p>6.40</text:p>
          </table:table-cell>
          <table:table-cell table:style-name="ce346" table:formula="of:=[.$D36]/[.J$30]" office:value-type="float" office:value="8.12698412698413" calcext:value-type="float">
            <text:p>8.13</text:p>
          </table:table-cell>
          <table:table-cell table:style-name="ce346" table:formula="of:=[.$D36]/[.K$30]" office:value-type="float" office:value="18.962962962963" calcext:value-type="float">
            <text:p>18.96</text:p>
          </table:table-cell>
          <table:table-cell table:style-name="ce346" table:formula="of:=[.$D36]/[.L$30]" office:value-type="float" office:value="85.3333333333333" calcext:value-type="float">
            <text:p>85.33</text:p>
          </table:table-cell>
          <table:table-cell table:style-name="ce346" table:formula="of:=[.$D36]/[.M$30]" office:value-type="float" office:value="102.4" calcext:value-type="float">
            <text:p>102.40</text:p>
          </table:table-cell>
          <table:table-cell table:style-name="ce346" table:formula="of:=[.$D36]/[.N$30]" office:value-type="float" office:value="128" calcext:value-type="float">
            <text:p>128.0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Florida" calcext:value-type="string">
            <text:p>Florida</text:p>
          </table:table-cell>
          <table:table-cell table:style-name="ce310" table:formula="of:=[$US_Top10_Asian.E15]" office:value-type="string" office:string-value="佛羅里達州" calcext:value-type="string">
            <text:p>佛羅里達州</text:p>
          </table:table-cell>
          <table:table-cell table:style-name="ce335" table:formula="of:=[$US_Top10_Asian.G15]" office:value-type="float" office:value="236" calcext:value-type="float">
            <text:p>236</text:p>
          </table:table-cell>
          <table:table-cell table:style-name="ce346" table:formula="of:=[.$D37]/[.E$30]" office:value-type="float" office:value="0.0708495947163014" calcext:value-type="float">
            <text:p>0.07</text:p>
          </table:table-cell>
          <table:table-cell table:style-name="ce346" table:formula="of:=[.$D37]/[.F$30]" office:value-type="float" office:value="1.06787330316742" calcext:value-type="float">
            <text:p>1.07</text:p>
          </table:table-cell>
          <table:table-cell table:style-name="ce346" table:formula="of:=[.$D37]/[.G$30]" office:value-type="float" office:value="1.22916666666667" calcext:value-type="float">
            <text:p>1.23</text:p>
          </table:table-cell>
          <table:table-cell table:style-name="ce346" table:formula="of:=[.$D37]/[.H$30]" office:value-type="float" office:value="1.33333333333333" calcext:value-type="float">
            <text:p>1.33</text:p>
          </table:table-cell>
          <table:table-cell table:style-name="ce346" table:formula="of:=[.$D37]/[.I$30]" office:value-type="float" office:value="2.95" calcext:value-type="float">
            <text:p>2.95</text:p>
          </table:table-cell>
          <table:table-cell table:style-name="ce346" table:formula="of:=[.$D37]/[.J$30]" office:value-type="float" office:value="3.74603174603175" calcext:value-type="float">
            <text:p>3.75</text:p>
          </table:table-cell>
          <table:table-cell table:style-name="ce346" table:formula="of:=[.$D37]/[.K$30]" office:value-type="float" office:value="8.74074074074074" calcext:value-type="float">
            <text:p>8.74</text:p>
          </table:table-cell>
          <table:table-cell table:style-name="ce346" table:formula="of:=[.$D37]/[.L$30]" office:value-type="float" office:value="39.3333333333333" calcext:value-type="float">
            <text:p>39.33</text:p>
          </table:table-cell>
          <table:table-cell table:style-name="ce346" table:formula="of:=[.$D37]/[.M$30]" office:value-type="float" office:value="47.2" calcext:value-type="float">
            <text:p>47.20</text:p>
          </table:table-cell>
          <table:table-cell table:style-name="ce346" table:formula="of:=[.$D37]/[.N$30]" office:value-type="float" office:value="59" calcext:value-type="float">
            <text:p>59.0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Washington" calcext:value-type="string">
            <text:p>Washington</text:p>
          </table:table-cell>
          <table:table-cell table:style-name="ce310" table:formula="of:=[$US_Top10_Asian.E16]" office:value-type="string" office:string-value="華盛頓州" calcext:value-type="string">
            <text:p>華盛頓州</text:p>
          </table:table-cell>
          <table:table-cell table:style-name="ce335" table:formula="of:=[$US_Top10_Asian.G16]" office:value-type="float" office:value="372" calcext:value-type="float">
            <text:p>372</text:p>
          </table:table-cell>
          <table:table-cell table:style-name="ce346" table:formula="of:=[.$D38]/[.E$30]" office:value-type="float" office:value="0.111678174722306" calcext:value-type="float">
            <text:p>0.11</text:p>
          </table:table-cell>
          <table:table-cell table:style-name="ce346" table:formula="of:=[.$D38]/[.F$30]" office:value-type="float" office:value="1.68325791855204" calcext:value-type="float">
            <text:p>1.68</text:p>
          </table:table-cell>
          <table:table-cell table:style-name="ce346" table:formula="of:=[.$D38]/[.G$30]" office:value-type="float" office:value="1.9375" calcext:value-type="float">
            <text:p>1.94</text:p>
          </table:table-cell>
          <table:table-cell table:style-name="ce346" table:formula="of:=[.$D38]/[.H$30]" office:value-type="float" office:value="2.10169491525424" calcext:value-type="float">
            <text:p>2.10</text:p>
          </table:table-cell>
          <table:table-cell table:style-name="ce346" table:formula="of:=[.$D38]/[.I$30]" office:value-type="float" office:value="4.65" calcext:value-type="float">
            <text:p>4.65</text:p>
          </table:table-cell>
          <table:table-cell table:style-name="ce346" table:formula="of:=[.$D38]/[.J$30]" office:value-type="float" office:value="5.90476190476191" calcext:value-type="float">
            <text:p>5.90</text:p>
          </table:table-cell>
          <table:table-cell table:style-name="ce346" table:formula="of:=[.$D38]/[.K$30]" office:value-type="float" office:value="13.7777777777778" calcext:value-type="float">
            <text:p>13.78</text:p>
          </table:table-cell>
          <table:table-cell table:style-name="ce346" table:formula="of:=[.$D38]/[.L$30]" office:value-type="float" office:value="62" calcext:value-type="float">
            <text:p>62.00</text:p>
          </table:table-cell>
          <table:table-cell table:style-name="ce346" table:formula="of:=[.$D38]/[.M$30]" office:value-type="float" office:value="74.4" calcext:value-type="float">
            <text:p>74.40</text:p>
          </table:table-cell>
          <table:table-cell table:style-name="ce346" table:formula="of:=[.$D38]/[.N$30]" office:value-type="float" office:value="93" calcext:value-type="float">
            <text:p>93.0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Illinois" calcext:value-type="string">
            <text:p>Illinois</text:p>
          </table:table-cell>
          <table:table-cell table:style-name="ce310" table:formula="of:=[$US_Top10_Asian.E17]" office:value-type="string" office:string-value="伊利諾州" calcext:value-type="string">
            <text:p>伊利諾州</text:p>
          </table:table-cell>
          <table:table-cell table:style-name="ce335" table:formula="of:=[$US_Top10_Asian.G17]" office:value-type="float" office:value="274" calcext:value-type="float">
            <text:p>274</text:p>
          </table:table-cell>
          <table:table-cell table:style-name="ce346" table:formula="of:=[.$D39]/[.E$30]" office:value-type="float" office:value="0.0822575803062144" calcext:value-type="float">
            <text:p>0.08</text:p>
          </table:table-cell>
          <table:table-cell table:style-name="ce346" table:formula="of:=[.$D39]/[.F$30]" office:value-type="float" office:value="1.23981900452489" calcext:value-type="float">
            <text:p>1.24</text:p>
          </table:table-cell>
          <table:table-cell table:style-name="ce346" table:formula="of:=[.$D39]/[.G$30]" office:value-type="float" office:value="1.42708333333333" calcext:value-type="float">
            <text:p>1.43</text:p>
          </table:table-cell>
          <table:table-cell table:style-name="ce346" table:formula="of:=[.$D39]/[.H$30]" office:value-type="float" office:value="1.54802259887006" calcext:value-type="float">
            <text:p>1.55</text:p>
          </table:table-cell>
          <table:table-cell table:style-name="ce346" table:formula="of:=[.$D39]/[.I$30]" office:value-type="float" office:value="3.425" calcext:value-type="float">
            <text:p>3.43</text:p>
          </table:table-cell>
          <table:table-cell table:style-name="ce346" table:formula="of:=[.$D39]/[.J$30]" office:value-type="float" office:value="4.34920634920635" calcext:value-type="float">
            <text:p>4.35</text:p>
          </table:table-cell>
          <table:table-cell table:style-name="ce346" table:formula="of:=[.$D39]/[.K$30]" office:value-type="float" office:value="10.1481481481481" calcext:value-type="float">
            <text:p>10.15</text:p>
          </table:table-cell>
          <table:table-cell table:style-name="ce346" table:formula="of:=[.$D39]/[.L$30]" office:value-type="float" office:value="45.6666666666667" calcext:value-type="float">
            <text:p>45.67</text:p>
          </table:table-cell>
          <table:table-cell table:style-name="ce346" table:formula="of:=[.$D39]/[.M$30]" office:value-type="float" office:value="54.8" calcext:value-type="float">
            <text:p>54.80</text:p>
          </table:table-cell>
          <table:table-cell table:style-name="ce346" table:formula="of:=[.$D39]/[.N$30]" office:value-type="float" office:value="68.5" calcext:value-type="float">
            <text:p>68.5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Pennsylvania" calcext:value-type="string">
            <text:p>Pennsylvania</text:p>
          </table:table-cell>
          <table:table-cell table:style-name="ce310" table:formula="of:=[$US_Top10_Asian.E18]" office:value-type="string" office:string-value="賓夕凡尼亞州" calcext:value-type="string">
            <text:p>賓夕凡尼亞州</text:p>
          </table:table-cell>
          <table:table-cell table:style-name="ce335" table:formula="of:=[$US_Top10_Asian.G18]" office:value-type="float" office:value="162" calcext:value-type="float">
            <text:p>162</text:p>
          </table:table-cell>
          <table:table-cell table:style-name="ce346" table:formula="of:=[.$D40]/[.E$30]" office:value-type="float" office:value="0.0486340438306815" calcext:value-type="float">
            <text:p>0.05</text:p>
          </table:table-cell>
          <table:table-cell table:style-name="ce346" table:formula="of:=[.$D40]/[.F$30]" office:value-type="float" office:value="0.733031674208145" calcext:value-type="float">
            <text:p>0.73</text:p>
          </table:table-cell>
          <table:table-cell table:style-name="ce346" table:formula="of:=[.$D40]/[.G$30]" office:value-type="float" office:value="0.84375" calcext:value-type="float">
            <text:p>0.84</text:p>
          </table:table-cell>
          <table:table-cell table:style-name="ce346" table:formula="of:=[.$D40]/[.H$30]" office:value-type="float" office:value="0.915254237288135" calcext:value-type="float">
            <text:p>0.92</text:p>
          </table:table-cell>
          <table:table-cell table:style-name="ce346" table:formula="of:=[.$D40]/[.I$30]" office:value-type="float" office:value="2.025" calcext:value-type="float">
            <text:p>2.03</text:p>
          </table:table-cell>
          <table:table-cell table:style-name="ce346" table:formula="of:=[.$D40]/[.J$30]" office:value-type="float" office:value="2.57142857142857" calcext:value-type="float">
            <text:p>2.57</text:p>
          </table:table-cell>
          <table:table-cell table:style-name="ce346" table:formula="of:=[.$D40]/[.K$30]" office:value-type="float" office:value="6" calcext:value-type="float">
            <text:p>6.00</text:p>
          </table:table-cell>
          <table:table-cell table:style-name="ce346" table:formula="of:=[.$D40]/[.L$30]" office:value-type="float" office:value="27" calcext:value-type="float">
            <text:p>27.00</text:p>
          </table:table-cell>
          <table:table-cell table:style-name="ce346" table:formula="of:=[.$D40]/[.M$30]" office:value-type="float" office:value="32.4" calcext:value-type="float">
            <text:p>32.40</text:p>
          </table:table-cell>
          <table:table-cell table:style-name="ce346" table:formula="of:=[.$D40]/[.N$30]" office:value-type="float" office:value="40.5" calcext:value-type="float">
            <text:p>40.50</text:p>
          </table:table-cell>
          <table:table-cell table:number-columns-repeated="33"/>
        </table:table-row>
        <table:table-row table:style-name="ro37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33" calcext:value-type="float">
            <text:p>33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Ratio.E7:USA_Top_E_Asian_Ratio.N16">
            <calcext:condition calcext:apply-style-name="Default" calcext:value="&lt;10" calcext:base-cell-address="USA_Top_E_Asian_Ratio.E7"/>
            <calcext:condition calcext:apply-style-name="Times10" calcext:value="&lt;=100" calcext:base-cell-address="USA_Top_E_Asian_Ratio.E7"/>
            <calcext:condition calcext:apply-style-name="Times100" calcext:value="&lt;500" calcext:base-cell-address="USA_Top_E_Asian_Ratio.E7"/>
            <calcext:condition calcext:apply-style-name="Times500" calcext:value="&lt;1000" calcext:base-cell-address="USA_Top_E_Asian_Ratio.E7"/>
            <calcext:condition calcext:apply-style-name="Times1000" calcext:value="&gt;=1000" calcext:base-cell-address="USA_Top_E_Asian_Ratio.E7"/>
          </calcext:conditional-format>
          <calcext:conditional-format calcext:target-range-address="USA_Top_E_Asian_Ratio.E31:USA_Top_E_Asian_Ratio.N40">
            <calcext:condition calcext:apply-style-name="Default" calcext:value="&lt;10" calcext:base-cell-address="USA_Top_E_Asian_Ratio.E31"/>
            <calcext:condition calcext:apply-style-name="Times10" calcext:value="&lt;=100" calcext:base-cell-address="USA_Top_E_Asian_Ratio.E31"/>
            <calcext:condition calcext:apply-style-name="Times100" calcext:value="&lt;500" calcext:base-cell-address="USA_Top_E_Asian_Ratio.E31"/>
            <calcext:condition calcext:apply-style-name="Times500" calcext:value="&lt;1000" calcext:base-cell-address="USA_Top_E_Asian_Ratio.E31"/>
            <calcext:condition calcext:apply-style-name="Times1000" calcext:value="&gt;=1000" calcext:base-cell-address="USA_Top_E_Asian_Ratio.E31"/>
          </calcext:conditional-format>
        </calcext:conditional-formats>
      </table:table>
      <table:table table:name="USA_Top_E_Asian_perM_Ratio" table:style-name="ta1">
        <office:forms form:automatic-focus="false" form:apply-design-mode="false"/>
        <table:table-column table:style-name="co13" table:default-cell-style-name="Default"/>
        <table:table-column table:style-name="co22" table:default-cell-style-name="ce250"/>
        <table:table-column table:style-name="co23" table:default-cell-style-name="ce293"/>
        <table:table-column table:style-name="co26" table:default-cell-style-name="ce293"/>
        <table:table-column table:style-name="co16" table:number-columns-repeated="10" table:default-cell-style-name="ce486"/>
        <table:table-column table:style-name="co25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0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8">
          <table:table-cell/>
          <table:table-cell table:style-name="ce376" office:value-type="string" calcext:value-type="string">
            <text:p>Cases per million ratio </text:p>
            <text:p>每百萬確診倍數</text:p>
          </table:table-cell>
          <table:table-cell table:style-name="ce259"/>
          <table:table-cell table:style-name="ce379"/>
          <table:table-cell table:style-name="ce277" office:value-type="string" calcext:value-type="string">
            <text:p>中國大陸</text:p>
            <text:p>China</text:p>
          </table:table-cell>
          <table:table-cell table:style-name="ce277" office:value-type="string" calcext:value-type="string">
            <text:p>南韓</text:p>
            <text:p>South </text:p>
            <text:p>Korea</text:p>
          </table:table-cell>
          <table:table-cell table:style-name="ce277" office:value-type="string" calcext:value-type="string">
            <text:p>馬來西亞</text:p>
            <text:p>Malaysia</text:p>
          </table:table-cell>
          <table:table-cell table:style-name="ce277" office:value-type="string" calcext:value-type="string">
            <text:p>菲律賓</text:p>
            <text:p>Philippines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277" office:value-type="string" calcext:value-type="string">
            <text:p>新加玻</text:p>
            <text:p>Singapore</text:p>
          </table:table-cell>
          <table:table-cell table:style-name="ce277" office:value-type="string" calcext:value-type="string">
            <text:p>香港</text:p>
            <text:p>Hong Kong</text:p>
          </table:table-cell>
          <table:table-cell table:style-name="ce277" office:value-type="string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F42]" office:value-type="float" office:value="81740" calcext:value-type="float">
            <text:p>81,740</text:p>
          </table:table-cell>
          <table:table-cell table:style-name="ce446" table:formula="of:=[$World_E_Asian.F43]" office:value-type="float" office:value="10331" calcext:value-type="float">
            <text:p>10,331</text:p>
          </table:table-cell>
          <table:table-cell table:style-name="ce446" table:formula="of:=[$World_E_Asian.F44]" office:value-type="float" office:value="3963" calcext:value-type="float">
            <text:p>3,963</text:p>
          </table:table-cell>
          <table:table-cell table:style-name="ce446" table:formula="of:=[$World_E_Asian.F45]" office:value-type="float" office:value="3764" calcext:value-type="float">
            <text:p>3,764</text:p>
          </table:table-cell>
          <table:table-cell table:style-name="ce446" table:formula="of:=[$World_E_Asian.F46]" office:value-type="float" office:value="3817" calcext:value-type="float">
            <text:p>3,817</text:p>
          </table:table-cell>
          <table:table-cell table:style-name="ce446" table:formula="of:=[$World_E_Asian.F47]" office:value-type="float" office:value="2738" calcext:value-type="float">
            <text:p>2,738</text:p>
          </table:table-cell>
          <table:table-cell table:style-name="ce446" table:formula="of:=[$World_E_Asian.F48]" office:value-type="float" office:value="2258" calcext:value-type="float">
            <text:p>2,258</text:p>
          </table:table-cell>
          <table:table-cell table:style-name="ce446" table:formula="of:=[$World_E_Asian.F49]" office:value-type="float" office:value="1375" calcext:value-type="float">
            <text:p>1,375</text:p>
          </table:table-cell>
          <table:table-cell table:style-name="ce446" table:formula="of:=[$World_E_Asian.F50]" office:value-type="float" office:value="936" calcext:value-type="float">
            <text:p>936</text:p>
          </table:table-cell>
          <table:table-cell table:style-name="ce446" table:formula="of:=[$World_E_Asian.F51]" office:value-type="float" office:value="376" calcext:value-type="float">
            <text:p>376</text:p>
          </table:table-cell>
          <table:table-cell table:number-columns-repeated="33"/>
        </table:table-row>
        <table:table-row table:style-name="ro2">
          <table:table-cell/>
          <table:table-cell table:style-name="ce236" table:formula="of:=[$US_Top10_Asian.D9]" office:value-type="string" office:string-value="New York State" calcext:value-type="string">
            <text:p>New York State</text:p>
          </table:table-cell>
          <table:table-cell table:style-name="ce236" table:formula="of:=[$US_Top10_Asian.E9]" office:value-type="string" office:string-value="紐約州" calcext:value-type="string">
            <text:p>紐約州</text:p>
          </table:table-cell>
          <table:table-cell table:style-name="ce445" table:formula="of:=[$US_Top10_Asian.F9]" office:value-type="float" office:value="130689" calcext:value-type="float">
            <text:p>130,689</text:p>
          </table:table-cell>
          <table:table-cell table:formula="of:=[.E6]/[.D7]" office:value-type="float" office:value="0.625454322858083" calcext:value-type="float">
            <text:p>1</text:p>
          </table:table-cell>
          <table:table-cell table:formula="of:=[.$D7]/[.F$6]" office:value-type="float" office:value="12.6501790726938" calcext:value-type="float">
            <text:p>13</text:p>
          </table:table-cell>
          <table:table-cell table:formula="of:=[.$D7]/[.G$6]" office:value-type="float" office:value="32.9772899318698" calcext:value-type="float">
            <text:p>33</text:p>
          </table:table-cell>
          <table:table-cell table:formula="of:=[.$D7]/[.H$6]" office:value-type="float" office:value="34.720775770457" calcext:value-type="float">
            <text:p>35</text:p>
          </table:table-cell>
          <table:table-cell table:formula="of:=[.$D7]/[.I$6]" office:value-type="float" office:value="34.238669111868" calcext:value-type="float">
            <text:p>34</text:p>
          </table:table-cell>
          <table:table-cell table:formula="of:=[.$D7]/[.J$6]" office:value-type="float" office:value="47.7315558802045" calcext:value-type="float">
            <text:p>48</text:p>
          </table:table-cell>
          <table:table-cell table:formula="of:=[.$D7]/[.K$6]" office:value-type="float" office:value="57.878210806023" calcext:value-type="float">
            <text:p>58</text:p>
          </table:table-cell>
          <table:table-cell table:formula="of:=[.$D7]/[.L$6]" office:value-type="float" office:value="95.0465454545455" calcext:value-type="float">
            <text:p>95</text:p>
          </table:table-cell>
          <table:table-cell table:formula="of:=[.$D7]/[.M$6]" office:value-type="float" office:value="139.625" calcext:value-type="float">
            <text:p>140</text:p>
          </table:table-cell>
          <table:table-cell table:formula="of:=[.$D7]/[.N$6]" office:value-type="float" office:value="347.577127659574" calcext:value-type="float">
            <text:p>348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0]" office:value-type="string" office:string-value="New Jersey" calcext:value-type="string">
            <text:p>New Jersey</text:p>
          </table:table-cell>
          <table:table-cell table:style-name="ce240" table:formula="of:=[$US_Top10_Asian.E10]" office:value-type="string" office:string-value="新澤西州" calcext:value-type="string">
            <text:p>新澤西州</text:p>
          </table:table-cell>
          <table:table-cell table:style-name="ce481" table:formula="of:=[$US_Top10_Asian.F10]" office:value-type="float" office:value="41090" calcext:value-type="float">
            <text:p>41,090</text:p>
          </table:table-cell>
          <table:table-cell table:formula="of:=[.$D8]/[.E$6]" office:value-type="float" office:value="0.502691460729141" calcext:value-type="float">
            <text:p>1</text:p>
          </table:table-cell>
          <table:table-cell table:formula="of:=[.$D8]/[.F$6]" office:value-type="float" office:value="3.97734972413126" calcext:value-type="float">
            <text:p>4</text:p>
          </table:table-cell>
          <table:table-cell table:formula="of:=[.$D8]/[.G$6]" office:value-type="float" office:value="10.36840777189" calcext:value-type="float">
            <text:p>10</text:p>
          </table:table-cell>
          <table:table-cell table:formula="of:=[.$D8]/[.H$6]" office:value-type="float" office:value="10.9165781083953" calcext:value-type="float">
            <text:p>11</text:p>
          </table:table-cell>
          <table:table-cell table:formula="of:=[.$D8]/[.I$6]" office:value-type="float" office:value="10.7649986900707" calcext:value-type="float">
            <text:p>11</text:p>
          </table:table-cell>
          <table:table-cell table:formula="of:=[.$D8]/[.J$6]" office:value-type="float" office:value="15.0073046018992" calcext:value-type="float">
            <text:p>15</text:p>
          </table:table-cell>
          <table:table-cell table:formula="of:=[.$D8]/[.K$6]" office:value-type="float" office:value="18.1975199291408" calcext:value-type="float">
            <text:p>18</text:p>
          </table:table-cell>
          <table:table-cell table:formula="of:=[.$D8]/[.L$6]" office:value-type="float" office:value="29.8836363636364" calcext:value-type="float">
            <text:p>30</text:p>
          </table:table-cell>
          <table:table-cell table:formula="of:=[.$D8]/[.M$6]" office:value-type="float" office:value="43.8995726495727" calcext:value-type="float">
            <text:p>44</text:p>
          </table:table-cell>
          <table:table-cell table:formula="of:=[.$D8]/[.N$6]" office:value-type="float" office:value="109.281914893617" calcext:value-type="float">
            <text:p>109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1]" office:value-type="string" office:string-value="Michigan" calcext:value-type="string">
            <text:p>Michigan</text:p>
          </table:table-cell>
          <table:table-cell table:style-name="ce240" table:formula="of:=[$US_Top10_Asian.E11]" office:value-type="string" office:string-value="密芝根州" calcext:value-type="string">
            <text:p>密芝根州</text:p>
          </table:table-cell>
          <table:table-cell table:style-name="ce481" table:formula="of:=[$US_Top10_Asian.F11]" office:value-type="float" office:value="13837" calcext:value-type="float">
            <text:p>13,837</text:p>
          </table:table-cell>
          <table:table-cell table:formula="of:=[.$D9]/[.E$6]" office:value-type="float" office:value="0.169280645950575" calcext:value-type="float">
            <text:p>0</text:p>
          </table:table-cell>
          <table:table-cell table:formula="of:=[.$D9]/[.F$6]" office:value-type="float" office:value="1.33936695382828" calcext:value-type="float">
            <text:p>1</text:p>
          </table:table-cell>
          <table:table-cell table:formula="of:=[.$D9]/[.G$6]" office:value-type="float" office:value="3.49154680797376" calcext:value-type="float">
            <text:p>3</text:p>
          </table:table-cell>
          <table:table-cell table:formula="of:=[.$D9]/[.H$6]" office:value-type="float" office:value="3.67614240170032" calcext:value-type="float">
            <text:p>4</text:p>
          </table:table-cell>
          <table:table-cell table:formula="of:=[.$D9]/[.I$6]" office:value-type="float" office:value="3.62509824469479" calcext:value-type="float">
            <text:p>4</text:p>
          </table:table-cell>
          <table:table-cell table:formula="of:=[.$D9]/[.J$6]" office:value-type="float" office:value="5.05368882395909" calcext:value-type="float">
            <text:p>5</text:p>
          </table:table-cell>
          <table:table-cell table:formula="of:=[.$D9]/[.K$6]" office:value-type="float" office:value="6.12798937112489" calcext:value-type="float">
            <text:p>6</text:p>
          </table:table-cell>
          <table:table-cell table:formula="of:=[.$D9]/[.L$6]" office:value-type="float" office:value="10.0632727272727" calcext:value-type="float">
            <text:p>10</text:p>
          </table:table-cell>
          <table:table-cell table:formula="of:=[.$D9]/[.M$6]" office:value-type="float" office:value="14.7831196581197" calcext:value-type="float">
            <text:p>15</text:p>
          </table:table-cell>
          <table:table-cell table:formula="of:=[.$D9]/[.N$6]" office:value-type="float" office:value="36.8005319148936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2]" office:value-type="string" office:string-value="California" calcext:value-type="string">
            <text:p>California</text:p>
          </table:table-cell>
          <table:table-cell table:style-name="ce240" table:formula="of:=[$US_Top10_Asian.E12]" office:value-type="string" office:string-value="加利福尼亞州" calcext:value-type="string">
            <text:p>加利福尼亞州</text:p>
          </table:table-cell>
          <table:table-cell table:style-name="ce481" table:formula="of:=[$US_Top10_Asian.F12]" office:value-type="float" office:value="17221" calcext:value-type="float">
            <text:p>17,221</text:p>
          </table:table-cell>
          <table:table-cell table:formula="of:=[.$D10]/[.E$6]" office:value-type="float" office:value="0.210680205529728" calcext:value-type="float">
            <text:p>0</text:p>
          </table:table-cell>
          <table:table-cell table:formula="of:=[.$D10]/[.F$6]" office:value-type="float" office:value="1.66692478946859" calcext:value-type="float">
            <text:p>2</text:p>
          </table:table-cell>
          <table:table-cell table:formula="of:=[.$D10]/[.G$6]" office:value-type="float" office:value="4.34544536966944" calcext:value-type="float">
            <text:p>4</text:p>
          </table:table-cell>
          <table:table-cell table:formula="of:=[.$D10]/[.H$6]" office:value-type="float" office:value="4.57518597236982" calcext:value-type="float">
            <text:p>5</text:p>
          </table:table-cell>
          <table:table-cell table:formula="of:=[.$D10]/[.I$6]" office:value-type="float" office:value="4.511658370448" calcext:value-type="float">
            <text:p>5</text:p>
          </table:table-cell>
          <table:table-cell table:formula="of:=[.$D10]/[.J$6]" office:value-type="float" office:value="6.28962746530314" calcext:value-type="float">
            <text:p>6</text:p>
          </table:table-cell>
          <table:table-cell table:formula="of:=[.$D10]/[.K$6]" office:value-type="float" office:value="7.62666076173605" calcext:value-type="float">
            <text:p>8</text:p>
          </table:table-cell>
          <table:table-cell table:formula="of:=[.$D10]/[.L$6]" office:value-type="float" office:value="12.5243636363636" calcext:value-type="float">
            <text:p>13</text:p>
          </table:table-cell>
          <table:table-cell table:formula="of:=[.$D10]/[.M$6]" office:value-type="float" office:value="18.3985042735043" calcext:value-type="float">
            <text:p>18</text:p>
          </table:table-cell>
          <table:table-cell table:formula="of:=[.$D10]/[.N$6]" office:value-type="float" office:value="45.8005319148936" calcext:value-type="float">
            <text:p>46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3]" office:value-type="string" office:string-value="Massachusetts" calcext:value-type="string">
            <text:p>Massachusetts</text:p>
          </table:table-cell>
          <table:table-cell table:style-name="ce240" table:formula="of:=[$US_Top10_Asian.E13]" office:value-type="string" office:string-value="麻省" calcext:value-type="string">
            <text:p>麻省</text:p>
          </table:table-cell>
          <table:table-cell table:style-name="ce481" table:formula="of:=[$US_Top10_Asian.F13]" office:value-type="float" office:value="14867" calcext:value-type="float">
            <text:p>14,867</text:p>
          </table:table-cell>
          <table:table-cell table:formula="of:=[.$D11]/[.E$6]" office:value-type="float" office:value="0.181881575727918" calcext:value-type="float">
            <text:p>0</text:p>
          </table:table-cell>
          <table:table-cell table:formula="of:=[.$D11]/[.F$6]" office:value-type="float" office:value="1.43906688607105" calcext:value-type="float">
            <text:p>1</text:p>
          </table:table-cell>
          <table:table-cell table:formula="of:=[.$D11]/[.G$6]" office:value-type="float" office:value="3.75145092101943" calcext:value-type="float">
            <text:p>4</text:p>
          </table:table-cell>
          <table:table-cell table:formula="of:=[.$D11]/[.H$6]" office:value-type="float" office:value="3.94978746014878" calcext:value-type="float">
            <text:p>4</text:p>
          </table:table-cell>
          <table:table-cell table:formula="of:=[.$D11]/[.I$6]" office:value-type="float" office:value="3.89494367304166" calcext:value-type="float">
            <text:p>4</text:p>
          </table:table-cell>
          <table:table-cell table:formula="of:=[.$D11]/[.J$6]" office:value-type="float" office:value="5.42987582176771" calcext:value-type="float">
            <text:p>5</text:p>
          </table:table-cell>
          <table:table-cell table:formula="of:=[.$D11]/[.K$6]" office:value-type="float" office:value="6.58414526129318" calcext:value-type="float">
            <text:p>7</text:p>
          </table:table-cell>
          <table:table-cell table:formula="of:=[.$D11]/[.L$6]" office:value-type="float" office:value="10.8123636363636" calcext:value-type="float">
            <text:p>11</text:p>
          </table:table-cell>
          <table:table-cell table:formula="of:=[.$D11]/[.M$6]" office:value-type="float" office:value="15.883547008547" calcext:value-type="float">
            <text:p>16</text:p>
          </table:table-cell>
          <table:table-cell table:formula="of:=[.$D11]/[.N$6]" office:value-type="float" office:value="39.5398936170213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4]" office:value-type="string" office:string-value="Louisiana" calcext:value-type="string">
            <text:p>Louisiana</text:p>
          </table:table-cell>
          <table:table-cell table:style-name="ce240" table:formula="of:=[$US_Top10_Asian.E14]" office:value-type="string" office:string-value="路易斯安那州" calcext:value-type="string">
            <text:p>路易斯安那州</text:p>
          </table:table-cell>
          <table:table-cell table:style-name="ce481" table:formula="of:=[$US_Top10_Asian.F14]" office:value-type="float" office:value="12980" calcext:value-type="float">
            <text:p>12,980</text:p>
          </table:table-cell>
          <table:table-cell table:formula="of:=[.$D12]/[.E$6]" office:value-type="float" office:value="0.15879618301933" calcext:value-type="float">
            <text:p>0</text:p>
          </table:table-cell>
          <table:table-cell table:formula="of:=[.$D12]/[.F$6]" office:value-type="float" office:value="1.25641273836028" calcext:value-type="float">
            <text:p>1</text:p>
          </table:table-cell>
          <table:table-cell table:formula="of:=[.$D12]/[.G$6]" office:value-type="float" office:value="3.27529649255614" calcext:value-type="float">
            <text:p>3</text:p>
          </table:table-cell>
          <table:table-cell table:formula="of:=[.$D12]/[.H$6]" office:value-type="float" office:value="3.44845908607864" calcext:value-type="float">
            <text:p>3</text:p>
          </table:table-cell>
          <table:table-cell table:formula="of:=[.$D12]/[.I$6]" office:value-type="float" office:value="3.40057636887608" calcext:value-type="float">
            <text:p>3</text:p>
          </table:table-cell>
          <table:table-cell table:formula="of:=[.$D12]/[.J$6]" office:value-type="float" office:value="4.74068663257853" calcext:value-type="float">
            <text:p>5</text:p>
          </table:table-cell>
          <table:table-cell table:formula="of:=[.$D12]/[.K$6]" office:value-type="float" office:value="5.74844995571302" calcext:value-type="float">
            <text:p>6</text:p>
          </table:table-cell>
          <table:table-cell table:formula="of:=[.$D12]/[.L$6]" office:value-type="float" office:value="9.44" calcext:value-type="float">
            <text:p>9</text:p>
          </table:table-cell>
          <table:table-cell table:formula="of:=[.$D12]/[.M$6]" office:value-type="float" office:value="13.8675213675214" calcext:value-type="float">
            <text:p>14</text:p>
          </table:table-cell>
          <table:table-cell table:formula="of:=[.$D12]/[.N$6]" office:value-type="float" office:value="34.5212765957447" calcext:value-type="float">
            <text:p>35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5]" office:value-type="string" office:string-value="Florida" calcext:value-type="string">
            <text:p>Florida</text:p>
          </table:table-cell>
          <table:table-cell table:style-name="ce240" table:formula="of:=[$US_Top10_Asian.E15]" office:value-type="string" office:string-value="佛羅里達州" calcext:value-type="string">
            <text:p>佛羅里達州</text:p>
          </table:table-cell>
          <table:table-cell table:style-name="ce481" table:formula="of:=[$US_Top10_Asian.F15]" office:value-type="float" office:value="11256" calcext:value-type="float">
            <text:p>11,256</text:p>
          </table:table-cell>
          <table:table-cell table:formula="of:=[.$D13]/[.E$6]" office:value-type="float" office:value="0.137704918032787" calcext:value-type="float">
            <text:p>0</text:p>
          </table:table-cell>
          <table:table-cell table:formula="of:=[.$D13]/[.F$6]" office:value-type="float" office:value="1.08953634691705" calcext:value-type="float">
            <text:p>1</text:p>
          </table:table-cell>
          <table:table-cell table:formula="of:=[.$D13]/[.G$6]" office:value-type="float" office:value="2.84027252081756" calcext:value-type="float">
            <text:p>3</text:p>
          </table:table-cell>
          <table:table-cell table:formula="of:=[.$D13]/[.H$6]" office:value-type="float" office:value="2.99043570669501" calcext:value-type="float">
            <text:p>3</text:p>
          </table:table-cell>
          <table:table-cell table:formula="of:=[.$D13]/[.I$6]" office:value-type="float" office:value="2.94891275871103" calcext:value-type="float">
            <text:p>3</text:p>
          </table:table-cell>
          <table:table-cell table:formula="of:=[.$D13]/[.J$6]" office:value-type="float" office:value="4.11102994886779" calcext:value-type="float">
            <text:p>4</text:p>
          </table:table-cell>
          <table:table-cell table:formula="of:=[.$D13]/[.K$6]" office:value-type="float" office:value="4.98494242692648" calcext:value-type="float">
            <text:p>5</text:p>
          </table:table-cell>
          <table:table-cell table:formula="of:=[.$D13]/[.L$6]" office:value-type="float" office:value="8.18618181818182" calcext:value-type="float">
            <text:p>8</text:p>
          </table:table-cell>
          <table:table-cell table:formula="of:=[.$D13]/[.M$6]" office:value-type="float" office:value="12.025641025641" calcext:value-type="float">
            <text:p>12</text:p>
          </table:table-cell>
          <table:table-cell table:formula="of:=[.$D13]/[.N$6]" office:value-type="float" office:value="29.936170212766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6]" office:value-type="string" office:string-value="Washington" calcext:value-type="string">
            <text:p>Washington</text:p>
          </table:table-cell>
          <table:table-cell table:style-name="ce240" table:formula="of:=[$US_Top10_Asian.E16]" office:value-type="string" office:string-value="華盛頓州" calcext:value-type="string">
            <text:p>華盛頓州</text:p>
          </table:table-cell>
          <table:table-cell table:style-name="ce481" table:formula="of:=[$US_Top10_Asian.F16]" office:value-type="float" office:value="8384" calcext:value-type="float">
            <text:p>8,384</text:p>
          </table:table-cell>
          <table:table-cell table:formula="of:=[.$D14]/[.E$6]" office:value-type="float" office:value="0.102569121605089" calcext:value-type="float">
            <text:p>0</text:p>
          </table:table-cell>
          <table:table-cell table:formula="of:=[.$D14]/[.F$6]" office:value-type="float" office:value="0.811538089245959" calcext:value-type="float">
            <text:p>1</text:p>
          </table:table-cell>
          <table:table-cell table:formula="of:=[.$D14]/[.G$6]" office:value-type="float" office:value="2.11556901337371" calcext:value-type="float">
            <text:p>2</text:p>
          </table:table-cell>
          <table:table-cell table:formula="of:=[.$D14]/[.H$6]" office:value-type="float" office:value="2.22741764080765" calcext:value-type="float">
            <text:p>2</text:p>
          </table:table-cell>
          <table:table-cell table:formula="of:=[.$D14]/[.I$6]" office:value-type="float" office:value="2.19648938957296" calcext:value-type="float">
            <text:p>2</text:p>
          </table:table-cell>
          <table:table-cell table:formula="of:=[.$D14]/[.J$6]" office:value-type="float" office:value="3.06208911614317" calcext:value-type="float">
            <text:p>3</text:p>
          </table:table-cell>
          <table:table-cell table:formula="of:=[.$D14]/[.K$6]" office:value-type="float" office:value="3.71302037201063" calcext:value-type="float">
            <text:p>4</text:p>
          </table:table-cell>
          <table:table-cell table:formula="of:=[.$D14]/[.L$6]" office:value-type="float" office:value="6.09745454545455" calcext:value-type="float">
            <text:p>6</text:p>
          </table:table-cell>
          <table:table-cell table:formula="of:=[.$D14]/[.M$6]" office:value-type="float" office:value="8.95726495726496" calcext:value-type="float">
            <text:p>9</text:p>
          </table:table-cell>
          <table:table-cell table:formula="of:=[.$D14]/[.N$6]" office:value-type="float" office:value="22.2978723404255" calcext:value-type="float">
            <text:p>22</text:p>
          </table:table-cell>
          <table:table-cell table:number-columns-repeated="33"/>
        </table:table-row>
        <table:table-row table:style-name="ro2">
          <table:table-cell/>
          <table:table-cell table:style-name="ce240" table:formula="of:=[$US_Top10_Asian.D17]" office:value-type="string" office:string-value="Illinois" calcext:value-type="string">
            <text:p>Illinois</text:p>
          </table:table-cell>
          <table:table-cell table:style-name="ce240" table:formula="of:=[$US_Top10_Asian.E17]" office:value-type="string" office:string-value="伊利諾州" calcext:value-type="string">
            <text:p>伊利諾州</text:p>
          </table:table-cell>
          <table:table-cell table:style-name="ce481" table:formula="of:=[$US_Top10_Asian.F17]" office:value-type="float" office:value="12925" calcext:value-type="float">
            <text:p>12,925</text:p>
          </table:table-cell>
          <table:table-cell table:formula="of:=[.$D15]/[.E$6]" office:value-type="float" office:value="0.158123317837044" calcext:value-type="float">
            <text:p>0</text:p>
          </table:table-cell>
          <table:table-cell table:formula="of:=[.$D15]/[.F$6]" office:value-type="float" office:value="1.25108895557061" calcext:value-type="float">
            <text:p>1</text:p>
          </table:table-cell>
          <table:table-cell table:formula="of:=[.$D15]/[.G$6]" office:value-type="float" office:value="3.26141811758769" calcext:value-type="float">
            <text:p>3</text:p>
          </table:table-cell>
          <table:table-cell table:formula="of:=[.$D15]/[.H$6]" office:value-type="float" office:value="3.43384697130712" calcext:value-type="float">
            <text:p>3</text:p>
          </table:table-cell>
          <table:table-cell table:formula="of:=[.$D15]/[.I$6]" office:value-type="float" office:value="3.38616714697406" calcext:value-type="float">
            <text:p>3</text:p>
          </table:table-cell>
          <table:table-cell table:formula="of:=[.$D15]/[.J$6]" office:value-type="float" office:value="4.72059897735573" calcext:value-type="float">
            <text:p>5</text:p>
          </table:table-cell>
          <table:table-cell table:formula="of:=[.$D15]/[.K$6]" office:value-type="float" office:value="5.72409211691763" calcext:value-type="float">
            <text:p>6</text:p>
          </table:table-cell>
          <table:table-cell table:formula="of:=[.$D15]/[.L$6]" office:value-type="float" office:value="9.4" calcext:value-type="float">
            <text:p>9</text:p>
          </table:table-cell>
          <table:table-cell table:formula="of:=[.$D15]/[.M$6]" office:value-type="float" office:value="13.8087606837607" calcext:value-type="float">
            <text:p>14</text:p>
          </table:table-cell>
          <table:table-cell table:formula="of:=[.$D15]/[.N$6]" office:value-type="float" office:value="34.375" calcext:value-type="float">
            <text:p>34</text:p>
          </table:table-cell>
          <table:table-cell table:number-columns-repeated="33"/>
        </table:table-row>
        <table:table-row table:style-name="ro2">
          <table:table-cell/>
          <table:table-cell table:style-name="ce313" table:formula="of:=[$US_Top10_Asian.D18]" office:value-type="string" office:string-value="Pennsylvania" calcext:value-type="string">
            <text:p>Pennsylvania</text:p>
          </table:table-cell>
          <table:table-cell table:style-name="ce313" table:formula="of:=[$US_Top10_Asian.E18]" office:value-type="string" office:string-value="賓夕凡尼亞州" calcext:value-type="string">
            <text:p>賓夕凡尼亞州</text:p>
          </table:table-cell>
          <table:table-cell table:style-name="ce482" table:formula="of:=[$US_Top10_Asian.F18]" office:value-type="float" office:value="13438" calcext:value-type="float">
            <text:p>13,438</text:p>
          </table:table-cell>
          <table:table-cell table:formula="of:=[.$D16]/[.E$6]" office:value-type="float" office:value="0.164399314900905" calcext:value-type="float">
            <text:p>0</text:p>
          </table:table-cell>
          <table:table-cell table:formula="of:=[.$D16]/[.F$6]" office:value-type="float" office:value="1.30074532959055" calcext:value-type="float">
            <text:p>1</text:p>
          </table:table-cell>
          <table:table-cell table:formula="of:=[.$D16]/[.G$6]" office:value-type="float" office:value="3.39086550592985" calcext:value-type="float">
            <text:p>3</text:p>
          </table:table-cell>
          <table:table-cell table:formula="of:=[.$D16]/[.H$6]" office:value-type="float" office:value="3.57013815090329" calcext:value-type="float">
            <text:p>4</text:p>
          </table:table-cell>
          <table:table-cell table:formula="of:=[.$D16]/[.I$6]" office:value-type="float" office:value="3.52056588944197" calcext:value-type="float">
            <text:p>4</text:p>
          </table:table-cell>
          <table:table-cell table:formula="of:=[.$D16]/[.J$6]" office:value-type="float" office:value="4.90796201607012" calcext:value-type="float">
            <text:p>5</text:p>
          </table:table-cell>
          <table:table-cell table:formula="of:=[.$D16]/[.K$6]" office:value-type="float" office:value="5.95128432240921" calcext:value-type="float">
            <text:p>6</text:p>
          </table:table-cell>
          <table:table-cell table:formula="of:=[.$D16]/[.L$6]" office:value-type="float" office:value="9.77309090909091" calcext:value-type="float">
            <text:p>10</text:p>
          </table:table-cell>
          <table:table-cell table:formula="of:=[.$D16]/[.M$6]" office:value-type="float" office:value="14.3568376068376" calcext:value-type="float">
            <text:p>14</text:p>
          </table:table-cell>
          <table:table-cell table:formula="of:=[.$D16]/[.N$6]" office:value-type="float" office:value="35.7393617021277" calcext:value-type="float">
            <text:p>36</text:p>
          </table:table-cell>
          <table:table-cell table:number-columns-repeated="33"/>
        </table:table-row>
        <table:table-row table:style-name="ro25">
          <table:table-cell table:number-columns-repeated="4"/>
          <table:table-cell table:style-name="ce293" table:number-columns-repeated="9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30">
          <table:table-cell table:number-columns-repeated="4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32" calcext:value-type="float">
            <text:p>32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 table:number-columns-repeated="4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3" calcext:value-type="float">
            <text:p>3</text:p>
          </table:table-cell>
          <table:table-cell table:number-columns-repeated="33"/>
        </table:table-row>
        <table:table-row table:style-name="ro30">
          <table:table-cell table:number-columns-repeated="4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0" calcext:value-type="float">
            <text:p>0</text:p>
          </table:table-cell>
          <table:table-cell table:number-columns-repeated="33"/>
        </table:table-row>
        <table:table-row table:style-name="ro30" table:visibility="collapse">
          <table:table-cell table:number-columns-repeated="4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5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5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30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6">
          <table:table-cell/>
          <table:table-cell table:style-name="ce376" office:value-type="string" calcext:value-type="string">
            <text:p>Deaths per million ratio </text:p>
            <text:p>每百萬死亡倍數</text:p>
          </table:table-cell>
          <table:table-cell table:style-name="ce259"/>
          <table:table-cell table:style-name="ce263"/>
          <table:table-cell table:style-name="ce277" office:value-type="string" calcext:value-type="string">
            <text:p>中國大陸</text:p>
            <text:p>China</text:p>
          </table:table-cell>
          <table:table-cell table:style-name="ce395" office:value-type="string" calcext:value-type="string">
            <text:p>南韓</text:p>
            <text:p>South </text:p>
            <text:p>Korea</text:p>
          </table:table-cell>
          <table:table-cell table:style-name="ce396" office:value-type="string" calcext:value-type="string">
            <text:p>馬來西亞</text:p>
            <text:p>Malaysia</text:p>
          </table:table-cell>
          <table:table-cell table:style-name="ce396" office:value-type="string" calcext:value-type="string">
            <text:p>日本</text:p>
            <text:p>Japan</text:p>
          </table:table-cell>
          <table:table-cell table:style-name="ce396" office:value-type="string" calcext:value-type="string">
            <text:p>菲律賓</text:p>
            <text:p>Philippines</text:p>
          </table:table-cell>
          <table:table-cell table:style-name="ce277" office:value-type="string" calcext:value-type="string">
            <text:p>印尼</text:p>
            <text:p>Indonesia</text:p>
          </table:table-cell>
          <table:table-cell table:style-name="ce396" office:value-type="string" calcext:value-type="string">
            <text:p>泰國</text:p>
            <text:p>Thailand</text:p>
          </table:table-cell>
          <table:table-cell table:style-name="ce396" office:value-type="string" calcext:value-type="string">
            <text:p>新加玻</text:p>
            <text:p>Singapore</text:p>
          </table:table-cell>
          <table:table-cell table:style-name="ce396" office:value-type="string" calcext:value-type="string">
            <text:p>香港</text:p>
            <text:p>Hong Kong</text:p>
          </table:table-cell>
          <table:table-cell table:style-name="ce400" office:value-type="string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World_E_Asian.J42]" office:value-type="float" office:value="2.32322353261871" calcext:value-type="float">
            <text:p>2.32</text:p>
          </table:table-cell>
          <table:table-cell table:style-name="ce278" table:formula="of:=[$World_E_Asian.J43]" office:value-type="float" office:value="3.74814730250133" calcext:value-type="float">
            <text:p>3.75</text:p>
          </table:table-cell>
          <table:table-cell table:style-name="ce278" table:formula="of:=[$World_E_Asian.J44]" office:value-type="float" office:value="1.97184474871296" calcext:value-type="float">
            <text:p>1.97</text:p>
          </table:table-cell>
          <table:table-cell table:style-name="ce278" table:formula="of:=[$World_E_Asian.J45]" office:value-type="float" office:value="1.63167215403236" calcext:value-type="float">
            <text:p>1.63</text:p>
          </table:table-cell>
          <table:table-cell table:style-name="ce278" table:formula="of:=[$World_E_Asian.J46]" office:value-type="float" office:value="0.630614931301479" calcext:value-type="float">
            <text:p>0.63</text:p>
          </table:table-cell>
          <table:table-cell table:style-name="ce278" table:formula="of:=[$World_E_Asian.J47]" office:value-type="float" office:value="0.827988561019572" calcext:value-type="float">
            <text:p>0.83</text:p>
          </table:table-cell>
          <table:table-cell table:style-name="ce278" table:formula="of:=[$World_E_Asian.J48]" office:value-type="float" office:value="0.406089354999253" calcext:value-type="float">
            <text:p>0.41</text:p>
          </table:table-cell>
          <table:table-cell table:style-name="ce278" table:formula="of:=[$World_E_Asian.J49]" office:value-type="float" office:value="1.03370979321152" calcext:value-type="float">
            <text:p>1.03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10314885128534" calcext:value-type="float">
            <text:p>0.21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9]" office:value-type="string" office:string-value="New York State" calcext:value-type="string">
            <text:p>New York State</text:p>
          </table:table-cell>
          <table:table-cell table:style-name="ce311" table:formula="of:=[$US_Top10_Asian.E9]" office:value-type="string" office:string-value="紐約州" calcext:value-type="string">
            <text:p>紐約州</text:p>
          </table:table-cell>
          <table:table-cell table:style-name="ce381" table:formula="of:=[$US_Top10_Asian.J9]" office:value-type="float" office:value="241.852179012904" calcext:value-type="float">
            <text:p>241.85</text:p>
          </table:table-cell>
          <table:table-cell table:style-name="ce488" table:formula="of:=[.$D31]/[.E$30]" office:value-type="float" office:value="104.101983996473" calcext:value-type="float">
            <text:p>104</text:p>
          </table:table-cell>
          <table:table-cell table:style-name="ce488" table:formula="of:=[.$D31]/[.F$30]" office:value-type="float" office:value="64.5257935437871" calcext:value-type="float">
            <text:p>65</text:p>
          </table:table-cell>
          <table:table-cell table:style-name="ce488" table:formula="of:=[.$D31]/[.G$30]" office:value-type="float" office:value="122.652748990894" calcext:value-type="float">
            <text:p>123</text:p>
          </table:table-cell>
          <table:table-cell table:style-name="ce488" table:formula="of:=[.$D31]/[.H$30]" office:value-type="float" office:value="148.223513170347" calcext:value-type="float">
            <text:p>148</text:p>
          </table:table-cell>
          <table:table-cell table:style-name="ce488" table:formula="of:=[.$D31]/[.I$30]" office:value-type="float" office:value="383.518002838535" calcext:value-type="float">
            <text:p>384</text:p>
          </table:table-cell>
          <table:table-cell table:style-name="ce488" table:formula="of:=[.$D31]/[.J$30]" office:value-type="float" office:value="292.096039002146" calcext:value-type="float">
            <text:p>292</text:p>
          </table:table-cell>
          <table:table-cell table:style-name="ce488" table:formula="of:=[.$D31]/[.K$30]" office:value-type="float" office:value="595.563946790352" calcext:value-type="float">
            <text:p>596</text:p>
          </table:table-cell>
          <table:table-cell table:style-name="ce488" table:formula="of:=[.$D31]/[.L$30]" office:value-type="float" office:value="233.965258529203" calcext:value-type="float">
            <text:p>234</text:p>
          </table:table-cell>
          <table:table-cell table:style-name="ce488" table:formula="of:=[.$D31]/[.M$30]" office:value-type="float" office:value="453.515159780521" calcext:value-type="float">
            <text:p>454</text:p>
          </table:table-cell>
          <table:table-cell table:style-name="ce488" table:formula="of:=[.$D31]/[.N$30]" office:value-type="float" office:value="1149.95274283651" calcext:value-type="float">
            <text:p>1150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0]" office:value-type="string" office:string-value="New Jersey" calcext:value-type="string">
            <text:p>New Jersey</text:p>
          </table:table-cell>
          <table:table-cell table:style-name="ce311" table:formula="of:=[$US_Top10_Asian.E10]" office:value-type="string" office:string-value="新澤西州" calcext:value-type="string">
            <text:p>新澤西州</text:p>
          </table:table-cell>
          <table:table-cell table:style-name="ce382" table:formula="of:=[$US_Top10_Asian.J10]" office:value-type="float" office:value="112.640777106812" calcext:value-type="float">
            <text:p>112.64</text:p>
          </table:table-cell>
          <table:table-cell table:style-name="ce488" table:formula="of:=[.$D32]/[.E$30]" office:value-type="float" office:value="48.4846918625366" calcext:value-type="float">
            <text:p>48</text:p>
          </table:table-cell>
          <table:table-cell table:style-name="ce488" table:formula="of:=[.$D32]/[.F$30]" office:value-type="float" office:value="30.0523880242489" calcext:value-type="float">
            <text:p>30</text:p>
          </table:table-cell>
          <table:table-cell table:style-name="ce488" table:formula="of:=[.$D32]/[.G$30]" office:value-type="float" office:value="57.1245668201484" calcext:value-type="float">
            <text:p>57</text:p>
          </table:table-cell>
          <table:table-cell table:style-name="ce488" table:formula="of:=[.$D32]/[.H$30]" office:value-type="float" office:value="69.0339519666634" calcext:value-type="float">
            <text:p>69</text:p>
          </table:table-cell>
          <table:table-cell table:style-name="ce488" table:formula="of:=[.$D32]/[.I$30]" office:value-type="float" office:value="178.620536108051" calcext:value-type="float">
            <text:p>179</text:p>
          </table:table-cell>
          <table:table-cell table:style-name="ce488" table:formula="of:=[.$D32]/[.J$30]" office:value-type="float" office:value="136.041465316994" calcext:value-type="float">
            <text:p>136</text:p>
          </table:table-cell>
          <table:table-cell table:style-name="ce488" table:formula="of:=[.$D32]/[.K$30]" office:value-type="float" office:value="277.379290346134" calcext:value-type="float">
            <text:p>277</text:p>
          </table:table-cell>
          <table:table-cell table:style-name="ce488" table:formula="of:=[.$D32]/[.L$30]" office:value-type="float" office:value="108.96750504497" calcext:value-type="float">
            <text:p>109</text:p>
          </table:table-cell>
          <table:table-cell table:style-name="ce488" table:formula="of:=[.$D32]/[.M$30]" office:value-type="float" office:value="211.221169211266" calcext:value-type="float">
            <text:p>211</text:p>
          </table:table-cell>
          <table:table-cell table:style-name="ce488" table:formula="of:=[.$D32]/[.N$30]" office:value-type="float" office:value="535.581573496198" calcext:value-type="float">
            <text:p>536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1]" office:value-type="string" office:string-value="Michigan" calcext:value-type="string">
            <text:p>Michigan</text:p>
          </table:table-cell>
          <table:table-cell table:style-name="ce311" table:formula="of:=[$US_Top10_Asian.E11]" office:value-type="string" office:string-value="密芝根州" calcext:value-type="string">
            <text:p>密芝根州</text:p>
          </table:table-cell>
          <table:table-cell table:style-name="ce382" table:formula="of:=[$US_Top10_Asian.J11]" office:value-type="float" office:value="73.430108223051" calcext:value-type="float">
            <text:p>73.43</text:p>
          </table:table-cell>
          <table:table-cell table:style-name="ce488" table:formula="of:=[.$D33]/[.E$30]" office:value-type="float" office:value="31.6069922640123" calcext:value-type="float">
            <text:p>32</text:p>
          </table:table-cell>
          <table:table-cell table:style-name="ce488" table:formula="of:=[.$D33]/[.F$30]" office:value-type="float" office:value="19.5910411989537" calcext:value-type="float">
            <text:p>20</text:p>
          </table:table-cell>
          <table:table-cell table:style-name="ce488" table:formula="of:=[.$D33]/[.G$30]" office:value-type="float" office:value="37.2392949652753" calcext:value-type="float">
            <text:p>37</text:p>
          </table:table-cell>
          <table:table-cell table:style-name="ce488" table:formula="of:=[.$D33]/[.H$30]" office:value-type="float" office:value="45.0029793311008" calcext:value-type="float">
            <text:p>45</text:p>
          </table:table-cell>
          <table:table-cell table:style-name="ce488" table:formula="of:=[.$D33]/[.I$30]" office:value-type="float" office:value="116.442070395485" calcext:value-type="float">
            <text:p>116</text:p>
          </table:table-cell>
          <table:table-cell table:style-name="ce488" table:formula="of:=[.$D33]/[.J$30]" office:value-type="float" office:value="88.6849307828967" calcext:value-type="float">
            <text:p>89</text:p>
          </table:table-cell>
          <table:table-cell table:style-name="ce488" table:formula="of:=[.$D33]/[.K$30]" office:value-type="float" office:value="180.822538978364" calcext:value-type="float">
            <text:p>181</text:p>
          </table:table-cell>
          <table:table-cell table:style-name="ce488" table:formula="of:=[.$D33]/[.L$30]" office:value-type="float" office:value="71.0355156788432" calcext:value-type="float">
            <text:p>71</text:p>
          </table:table-cell>
          <table:table-cell table:style-name="ce488" table:formula="of:=[.$D33]/[.M$30]" office:value-type="float" office:value="137.69430318716" calcext:value-type="float">
            <text:p>138</text:p>
          </table:table-cell>
          <table:table-cell table:style-name="ce488" table:formula="of:=[.$D33]/[.N$30]" office:value-type="float" office:value="349.143657512279" calcext:value-type="float">
            <text:p>349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2]" office:value-type="string" office:string-value="California" calcext:value-type="string">
            <text:p>California</text:p>
          </table:table-cell>
          <table:table-cell table:style-name="ce311" table:formula="of:=[$US_Top10_Asian.E12]" office:value-type="string" office:string-value="加利福尼亞州" calcext:value-type="string">
            <text:p>加利福尼亞州</text:p>
          </table:table-cell>
          <table:table-cell table:style-name="ce382" table:formula="of:=[$US_Top10_Asian.J12]" office:value-type="float" office:value="8.30265083079604" calcext:value-type="float">
            <text:p>8.30</text:p>
          </table:table-cell>
          <table:table-cell table:style-name="ce431" table:formula="of:=[.$D34]/[.E$30]" office:value-type="float" office:value="3.57376322778436" calcext:value-type="float">
            <text:p>3.6</text:p>
          </table:table-cell>
          <table:table-cell table:style-name="ce431" table:formula="of:=[.$D34]/[.F$30]" office:value-type="float" office:value="2.21513461470824" calcext:value-type="float">
            <text:p>2.2</text:p>
          </table:table-cell>
          <table:table-cell table:style-name="ce488" table:formula="of:=[.$D34]/[.G$30]" office:value-type="float" office:value="4.21060067544124" calcext:value-type="float">
            <text:p>4</text:p>
          </table:table-cell>
          <table:table-cell table:style-name="ce488" table:formula="of:=[.$D34]/[.H$30]" office:value-type="float" office:value="5.08843079185831" calcext:value-type="float">
            <text:p>5</text:p>
          </table:table-cell>
          <table:table-cell table:style-name="ce488" table:formula="of:=[.$D34]/[.I$30]" office:value-type="float" office:value="13.1659597936586" calcext:value-type="float">
            <text:p>13</text:p>
          </table:table-cell>
          <table:table-cell table:style-name="ce488" table:formula="of:=[.$D34]/[.J$30]" office:value-type="float" office:value="10.0274946076215" calcext:value-type="float">
            <text:p>10</text:p>
          </table:table-cell>
          <table:table-cell table:style-name="ce488" table:formula="of:=[.$D34]/[.K$30]" office:value-type="float" office:value="20.4453791476787" calcext:value-type="float">
            <text:p>20</text:p>
          </table:table-cell>
          <table:table-cell table:style-name="ce488" table:formula="of:=[.$D34]/[.L$30]" office:value-type="float" office:value="8.03189723587836" calcext:value-type="float">
            <text:p>8</text:p>
          </table:table-cell>
          <table:table-cell table:style-name="ce488" table:formula="of:=[.$D34]/[.M$30]" office:value-type="float" office:value="15.568923271638" calcext:value-type="float">
            <text:p>16</text:p>
          </table:table-cell>
          <table:table-cell table:style-name="ce488" table:formula="of:=[.$D34]/[.N$30]" office:value-type="float" office:value="39.4772382645284" calcext:value-type="float">
            <text:p>39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3]" office:value-type="string" office:string-value="Massachusetts" calcext:value-type="string">
            <text:p>Massachusetts</text:p>
          </table:table-cell>
          <table:table-cell table:style-name="ce311" table:formula="of:=[$US_Top10_Asian.E13]" office:value-type="string" office:string-value="麻省" calcext:value-type="string">
            <text:p>麻省</text:p>
          </table:table-cell>
          <table:table-cell table:style-name="ce382" table:formula="of:=[$US_Top10_Asian.J13]" office:value-type="float" office:value="38.7736433475016" calcext:value-type="float">
            <text:p>38.77</text:p>
          </table:table-cell>
          <table:table-cell table:style-name="ce488" table:formula="of:=[.$D35]/[.E$30]" office:value-type="float" office:value="16.6895878950556" calcext:value-type="float">
            <text:p>17</text:p>
          </table:table-cell>
          <table:table-cell table:style-name="ce488" table:formula="of:=[.$D35]/[.F$30]" office:value-type="float" office:value="10.3447490768642" calcext:value-type="float">
            <text:p>10</text:p>
          </table:table-cell>
          <table:table-cell table:style-name="ce488" table:formula="of:=[.$D35]/[.G$30]" office:value-type="float" office:value="19.6636390227017" calcext:value-type="float">
            <text:p>20</text:p>
          </table:table-cell>
          <table:table-cell table:style-name="ce488" table:formula="of:=[.$D35]/[.H$30]" office:value-type="float" office:value="23.7631335753816" calcext:value-type="float">
            <text:p>24</text:p>
          </table:table-cell>
          <table:table-cell table:style-name="ce488" table:formula="of:=[.$D35]/[.I$30]" office:value-type="float" office:value="61.4854508241338" calcext:value-type="float">
            <text:p>61</text:p>
          </table:table-cell>
          <table:table-cell table:style-name="ce488" table:formula="of:=[.$D35]/[.J$30]" office:value-type="float" office:value="46.8287186235476" calcext:value-type="float">
            <text:p>47</text:p>
          </table:table-cell>
          <table:table-cell table:style-name="ce488" table:formula="of:=[.$D35]/[.K$30]" office:value-type="float" office:value="95.4805706433081" calcext:value-type="float">
            <text:p>95</text:p>
          </table:table-cell>
          <table:table-cell table:style-name="ce488" table:formula="of:=[.$D35]/[.L$30]" office:value-type="float" office:value="37.5092154511179" calcext:value-type="float">
            <text:p>38</text:p>
          </table:table-cell>
          <table:table-cell table:style-name="ce488" table:formula="of:=[.$D35]/[.M$30]" office:value-type="float" office:value="72.7073666641513" calcext:value-type="float">
            <text:p>73</text:p>
          </table:table-cell>
          <table:table-cell table:style-name="ce488" table:formula="of:=[.$D35]/[.N$30]" office:value-type="float" office:value="184.359957802346" calcext:value-type="float">
            <text:p>184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4]" office:value-type="string" office:string-value="Louisiana" calcext:value-type="string">
            <text:p>Louisiana</text:p>
          </table:table-cell>
          <table:table-cell table:style-name="ce311" table:formula="of:=[$US_Top10_Asian.E14]" office:value-type="string" office:string-value="路易斯安那州" calcext:value-type="string">
            <text:p>路易斯安那州</text:p>
          </table:table-cell>
          <table:table-cell table:style-name="ce382" table:formula="of:=[$US_Top10_Asian.J14]" office:value-type="float" office:value="57.1741114729905" calcext:value-type="float">
            <text:p>57.17</text:p>
          </table:table-cell>
          <table:table-cell table:style-name="ce488" table:formula="of:=[.$D36]/[.E$30]" office:value-type="float" office:value="24.6098193610085" calcext:value-type="float">
            <text:p>25</text:p>
          </table:table-cell>
          <table:table-cell table:style-name="ce488" table:formula="of:=[.$D36]/[.F$30]" office:value-type="float" office:value="15.2539659886993" calcext:value-type="float">
            <text:p>15</text:p>
          </table:table-cell>
          <table:table-cell table:style-name="ce488" table:formula="of:=[.$D36]/[.G$30]" office:value-type="float" office:value="28.9952398688125" calcext:value-type="float">
            <text:p>29</text:p>
          </table:table-cell>
          <table:table-cell table:style-name="ce488" table:formula="of:=[.$D36]/[.H$30]" office:value-type="float" office:value="35.0401956248967" calcext:value-type="float">
            <text:p>35</text:p>
          </table:table-cell>
          <table:table-cell table:style-name="ce488" table:formula="of:=[.$D36]/[.I$30]" office:value-type="float" office:value="90.6640623858891" calcext:value-type="float">
            <text:p>91</text:p>
          </table:table-cell>
          <table:table-cell table:style-name="ce488" table:formula="of:=[.$D36]/[.J$30]" office:value-type="float" office:value="69.0518132310755" calcext:value-type="float">
            <text:p>69</text:p>
          </table:table-cell>
          <table:table-cell table:style-name="ce488" table:formula="of:=[.$D36]/[.K$30]" office:value-type="float" office:value="140.791948296935" calcext:value-type="float">
            <text:p>141</text:p>
          </table:table-cell>
          <table:table-cell table:style-name="ce488" table:formula="of:=[.$D36]/[.L$30]" office:value-type="float" office:value="55.3096351108005" calcext:value-type="float">
            <text:p>55</text:p>
          </table:table-cell>
          <table:table-cell table:style-name="ce488" table:formula="of:=[.$D36]/[.M$30]" office:value-type="float" office:value="107.211464481365" calcext:value-type="float">
            <text:p>107</text:p>
          </table:table-cell>
          <table:table-cell table:style-name="ce488" table:formula="of:=[.$D36]/[.N$30]" office:value-type="float" office:value="271.850047313811" calcext:value-type="float">
            <text:p>272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5]" office:value-type="string" office:string-value="Florida" calcext:value-type="string">
            <text:p>Florida</text:p>
          </table:table-cell>
          <table:table-cell table:style-name="ce311" table:formula="of:=[$US_Top10_Asian.E15]" office:value-type="string" office:string-value="佛羅里達州" calcext:value-type="string">
            <text:p>佛羅里達州</text:p>
          </table:table-cell>
          <table:table-cell table:style-name="ce382" table:formula="of:=[$US_Top10_Asian.J15]" office:value-type="float" office:value="12.0127628479044" calcext:value-type="float">
            <text:p>12.01</text:p>
          </table:table-cell>
          <table:table-cell table:style-name="ce488" table:formula="of:=[.$D37]/[.E$30]" office:value-type="float" office:value="5.17073052990459" calcext:value-type="float">
            <text:p>5</text:p>
          </table:table-cell>
          <table:table-cell table:style-name="ce488" table:formula="of:=[.$D37]/[.F$30]" office:value-type="float" office:value="3.20498685841072" calcext:value-type="float">
            <text:p>3</text:p>
          </table:table-cell>
          <table:table-cell table:style-name="ce488" table:formula="of:=[.$D37]/[.G$30]" office:value-type="float" office:value="6.09214435149888" calcext:value-type="float">
            <text:p>6</text:p>
          </table:table-cell>
          <table:table-cell table:style-name="ce488" table:formula="of:=[.$D37]/[.H$30]" office:value-type="float" office:value="7.36224052008069" calcext:value-type="float">
            <text:p>7</text:p>
          </table:table-cell>
          <table:table-cell table:style-name="ce488" table:formula="of:=[.$D37]/[.I$30]" office:value-type="float" office:value="19.0492838840846" calcext:value-type="float">
            <text:p>19</text:p>
          </table:table-cell>
          <table:table-cell table:style-name="ce488" table:formula="of:=[.$D37]/[.J$30]" office:value-type="float" office:value="14.5083681266225" calcext:value-type="float">
            <text:p>15</text:p>
          </table:table-cell>
          <table:table-cell table:style-name="ce488" table:formula="of:=[.$D37]/[.K$30]" office:value-type="float" office:value="29.5815753356215" calcext:value-type="float">
            <text:p>30</text:p>
          </table:table-cell>
          <table:table-cell table:style-name="ce488" table:formula="of:=[.$D37]/[.L$30]" office:value-type="float" office:value="11.6210206450528" calcext:value-type="float">
            <text:p>12</text:p>
          </table:table-cell>
          <table:table-cell table:style-name="ce488" table:formula="of:=[.$D37]/[.M$30]" office:value-type="float" office:value="22.5260325733191" calcext:value-type="float">
            <text:p>23</text:p>
          </table:table-cell>
          <table:table-cell table:style-name="ce488" table:formula="of:=[.$D37]/[.N$30]" office:value-type="float" office:value="57.1179868726971" calcext:value-type="float">
            <text:p>57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6]" office:value-type="string" office:string-value="Washington" calcext:value-type="string">
            <text:p>Washington</text:p>
          </table:table-cell>
          <table:table-cell table:style-name="ce311" table:formula="of:=[$US_Top10_Asian.E16]" office:value-type="string" office:string-value="華盛頓州" calcext:value-type="string">
            <text:p>華盛頓州</text:p>
          </table:table-cell>
          <table:table-cell table:style-name="ce382" table:formula="of:=[$US_Top10_Asian.J16]" office:value-type="float" office:value="32.2375791727213" calcext:value-type="float">
            <text:p>32.24</text:p>
          </table:table-cell>
          <table:table-cell table:style-name="ce488" table:formula="of:=[.$D38]/[.E$30]" office:value-type="float" office:value="13.8762278877158" calcext:value-type="float">
            <text:p>14</text:p>
          </table:table-cell>
          <table:table-cell table:style-name="ce488" table:formula="of:=[.$D38]/[.F$30]" office:value-type="float" office:value="8.60093709529706" calcext:value-type="float">
            <text:p>9</text:p>
          </table:table-cell>
          <table:table-cell table:style-name="ce488" table:formula="of:=[.$D38]/[.G$30]" office:value-type="float" office:value="16.3489438982268" calcext:value-type="float">
            <text:p>16</text:p>
          </table:table-cell>
          <table:table-cell table:style-name="ce488" table:formula="of:=[.$D38]/[.H$30]" office:value-type="float" office:value="19.7573875934896" calcext:value-type="float">
            <text:p>20</text:p>
          </table:table-cell>
          <table:table-cell table:style-name="ce488" table:formula="of:=[.$D38]/[.I$30]" office:value-type="float" office:value="51.1208624670345" calcext:value-type="float">
            <text:p>51</text:p>
          </table:table-cell>
          <table:table-cell table:style-name="ce488" table:formula="of:=[.$D38]/[.J$30]" office:value-type="float" office:value="38.9348122551651" calcext:value-type="float">
            <text:p>39</text:p>
          </table:table-cell>
          <table:table-cell table:style-name="ce488" table:formula="of:=[.$D38]/[.K$30]" office:value-type="float" office:value="79.3854327276828" calcext:value-type="float">
            <text:p>79</text:p>
          </table:table-cell>
          <table:table-cell table:style-name="ce488" table:formula="of:=[.$D38]/[.L$30]" office:value-type="float" office:value="31.1862955971093" calcext:value-type="float">
            <text:p>31</text:p>
          </table:table-cell>
          <table:table-cell table:style-name="ce488" table:formula="of:=[.$D38]/[.M$30]" office:value-type="float" office:value="60.4511025252077" calcext:value-type="float">
            <text:p>60</text:p>
          </table:table-cell>
          <table:table-cell table:style-name="ce488" table:formula="of:=[.$D38]/[.N$30]" office:value-type="float" office:value="153.282441958492" calcext:value-type="float">
            <text:p>153</text:p>
          </table:table-cell>
          <table:table-cell table:number-columns-repeated="33"/>
        </table:table-row>
        <table:table-row table:style-name="ro2">
          <table:table-cell/>
          <table:table-cell table:style-name="ce311" table:formula="of:=[$US_Top10_Asian.D17]" office:value-type="string" office:string-value="Illinois" calcext:value-type="string">
            <text:p>Illinois</text:p>
          </table:table-cell>
          <table:table-cell table:style-name="ce311" table:formula="of:=[$US_Top10_Asian.E17]" office:value-type="string" office:string-value="伊利諾州" calcext:value-type="string">
            <text:p>伊利諾州</text:p>
          </table:table-cell>
          <table:table-cell table:style-name="ce382" table:formula="of:=[$US_Top10_Asian.J17]" office:value-type="float" office:value="16.0260815704156" calcext:value-type="float">
            <text:p>16.03</text:p>
          </table:table-cell>
          <table:table-cell table:style-name="ce488" table:formula="of:=[.$D39]/[.E$30]" office:value-type="float" office:value="6.89820903817688" calcext:value-type="float">
            <text:p>7</text:p>
          </table:table-cell>
          <table:table-cell table:style-name="ce488" table:formula="of:=[.$D39]/[.F$30]" office:value-type="float" office:value="4.27573418998783" calcext:value-type="float">
            <text:p>4</text:p>
          </table:table-cell>
          <table:table-cell table:style-name="ce488" table:formula="of:=[.$D39]/[.G$30]" office:value-type="float" office:value="8.12745606918395" calcext:value-type="float">
            <text:p>8</text:p>
          </table:table-cell>
          <table:table-cell table:style-name="ce488" table:formula="of:=[.$D39]/[.H$30]" office:value-type="float" office:value="9.82187600052516" calcext:value-type="float">
            <text:p>10</text:p>
          </table:table-cell>
          <table:table-cell table:style-name="ce488" table:formula="of:=[.$D39]/[.I$30]" office:value-type="float" office:value="25.4134191484185" calcext:value-type="float">
            <text:p>25</text:p>
          </table:table-cell>
          <table:table-cell table:style-name="ce488" table:formula="of:=[.$D39]/[.J$30]" office:value-type="float" office:value="19.3554383778942" calcext:value-type="float">
            <text:p>19</text:p>
          </table:table-cell>
          <table:table-cell table:style-name="ce488" table:formula="of:=[.$D39]/[.K$30]" office:value-type="float" office:value="39.4644217414788" calcext:value-type="float">
            <text:p>39</text:p>
          </table:table-cell>
          <table:table-cell table:style-name="ce488" table:formula="of:=[.$D39]/[.L$30]" office:value-type="float" office:value="15.5034630373636" calcext:value-type="float">
            <text:p>16</text:p>
          </table:table-cell>
          <table:table-cell table:style-name="ce488" table:formula="of:=[.$D39]/[.M$30]" office:value-type="float" office:value="30.0517075088041" calcext:value-type="float">
            <text:p>30</text:p>
          </table:table-cell>
          <table:table-cell table:style-name="ce488" table:formula="of:=[.$D39]/[.N$30]" office:value-type="float" office:value="76.2004152041892" calcext:value-type="float">
            <text:p>76</text:p>
          </table:table-cell>
          <table:table-cell table:number-columns-repeated="33"/>
        </table:table-row>
        <table:table-row table:style-name="ro2">
          <table:table-cell/>
          <table:table-cell table:style-name="ce312" table:formula="of:=[$US_Top10_Asian.D18]" office:value-type="string" office:string-value="Pennsylvania" calcext:value-type="string">
            <text:p>Pennsylvania</text:p>
          </table:table-cell>
          <table:table-cell table:style-name="ce312" table:formula="of:=[$US_Top10_Asian.E18]" office:value-type="string" office:string-value="賓夕凡尼亞州" calcext:value-type="string">
            <text:p>賓夕凡尼亞州</text:p>
          </table:table-cell>
          <table:table-cell table:style-name="ce383" table:formula="of:=[$US_Top10_Asian.J18]" office:value-type="float" office:value="12.6764937663342" calcext:value-type="float">
            <text:p>12.68</text:p>
          </table:table-cell>
          <table:table-cell table:style-name="ce488" table:formula="of:=[.$D40]/[.E$30]" office:value-type="float" office:value="5.45642448449434" calcext:value-type="float">
            <text:p>5</text:p>
          </table:table-cell>
          <table:table-cell table:style-name="ce488" table:formula="of:=[.$D40]/[.F$30]" office:value-type="float" office:value="3.38206925802369" calcext:value-type="float">
            <text:p>3</text:p>
          </table:table-cell>
          <table:table-cell table:style-name="ce488" table:formula="of:=[.$D40]/[.G$30]" office:value-type="float" office:value="6.42874839644869" calcext:value-type="float">
            <text:p>6</text:p>
          </table:table-cell>
          <table:table-cell table:style-name="ce488" table:formula="of:=[.$D40]/[.H$30]" office:value-type="float" office:value="7.76902010309284" calcext:value-type="float">
            <text:p>8</text:p>
          </table:table-cell>
          <table:table-cell table:style-name="ce488" table:formula="of:=[.$D40]/[.I$30]" office:value-type="float" office:value="20.1017976852722" calcext:value-type="float">
            <text:p>20</text:p>
          </table:table-cell>
          <table:table-cell table:style-name="ce488" table:formula="of:=[.$D40]/[.J$30]" office:value-type="float" office:value="15.3099865905449" calcext:value-type="float">
            <text:p>15</text:p>
          </table:table-cell>
          <table:table-cell table:style-name="ce488" table:formula="of:=[.$D40]/[.K$30]" office:value-type="float" office:value="31.2160208345218" calcext:value-type="float">
            <text:p>31</text:p>
          </table:table-cell>
          <table:table-cell table:style-name="ce488" table:formula="of:=[.$D40]/[.L$30]" office:value-type="float" office:value="12.2631069663671" calcext:value-type="float">
            <text:p>12</text:p>
          </table:table-cell>
          <table:table-cell table:style-name="ce488" table:formula="of:=[.$D40]/[.M$30]" office:value-type="float" office:value="23.7706441982857" calcext:value-type="float">
            <text:p>24</text:p>
          </table:table-cell>
          <table:table-cell table:style-name="ce488" table:formula="of:=[.$D40]/[.N$30]" office:value-type="float" office:value="60.2738781831204" calcext:value-type="float">
            <text:p>60</text:p>
          </table:table-cell>
          <table:table-cell table:number-columns-repeated="33"/>
        </table:table-row>
        <table:table-row table:style-name="ro37">
          <table:table-cell table:number-columns-repeated="4"/>
          <table:table-cell table:style-name="ce293" table:number-columns-repeated="9"/>
          <table:table-cell table:style-name="ce339"/>
          <table:table-cell table:number-columns-repeated="33"/>
        </table:table-row>
        <table:table-row table:style-name="ro30">
          <table:table-cell table:number-columns-repeated="4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58" calcext:value-type="float">
            <text:p>58</text:p>
          </table:table-cell>
          <table:table-cell table:number-columns-repeated="33"/>
        </table:table-row>
        <table:table-row table:style-name="ro30">
          <table:table-cell table:number-columns-repeated="4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21" calcext:value-type="float">
            <text:p>21</text:p>
          </table:table-cell>
          <table:table-cell table:number-columns-repeated="33"/>
        </table:table-row>
        <table:table-row table:style-name="ro30">
          <table:table-cell table:number-columns-repeated="4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30">
          <table:table-cell table:number-columns-repeated="4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perM_Ratio.E31:USA_Top_E_Asian_perM_Ratio.N40">
            <calcext:condition calcext:apply-style-name="Default" calcext:value="&lt;10" calcext:base-cell-address="USA_Top_E_Asian_perM_Ratio.E31"/>
            <calcext:condition calcext:apply-style-name="Times10" calcext:value="&lt;100" calcext:base-cell-address="USA_Top_E_Asian_perM_Ratio.E31"/>
            <calcext:condition calcext:apply-style-name="Times100" calcext:value="&lt;500" calcext:base-cell-address="USA_Top_E_Asian_perM_Ratio.E31"/>
            <calcext:condition calcext:apply-style-name="Times500" calcext:value="&lt;1000" calcext:base-cell-address="USA_Top_E_Asian_perM_Ratio.E31"/>
            <calcext:condition calcext:apply-style-name="Times1000" calcext:value="&gt;=1000" calcext:base-cell-address="USA_Top_E_Asian_perM_Ratio.E31"/>
          </calcext:conditional-format>
          <calcext:conditional-format calcext:target-range-address="USA_Top_E_Asian_perM_Ratio.E31:USA_Top_E_Asian_perM_Ratio.N40 USA_Top_E_Asian_perM_Ratio.E7:USA_Top_E_Asian_perM_Ratio.N16">
            <calcext:condition calcext:apply-style-name="Default" calcext:value="&lt;10" calcext:base-cell-address="USA_Top_E_Asian_perM_Ratio.E7"/>
            <calcext:condition calcext:apply-style-name="Times10" calcext:value="&lt;=100" calcext:base-cell-address="USA_Top_E_Asian_perM_Ratio.E7"/>
            <calcext:condition calcext:apply-style-name="Times100" calcext:value="&lt;500" calcext:base-cell-address="USA_Top_E_Asian_perM_Ratio.E7"/>
            <calcext:condition calcext:apply-style-name="Times500" calcext:value="&lt;1000" calcext:base-cell-address="USA_Top_E_Asian_perM_Ratio.E7"/>
            <calcext:condition calcext:apply-style-name="Times1000" calcext:value="&gt;=1000" calcext:base-cell-address="USA_Top_E_Asian_perM_Ratio.E7"/>
          </calcext:conditional-format>
        </calcext:conditional-formats>
      </table:table>
      <table:table table:name="World_E_Asian_Cities" table:style-name="ta1">
        <office:forms form:automatic-focus="false" form:apply-design-mode="false"/>
        <table:table-column table:style-name="co1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number-columns-repeated="2" table:default-cell-style-name="ce2"/>
        <table:table-column table:style-name="co34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07" calcext:value-type="string">
            <text:p>2020-04-07</text:p>
          </table:table-cell>
          <table:table-cell table:number-columns-repeated="50"/>
        </table:table-row>
        <table:table-row table:style-name="ro39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2"/>
          <table:table-cell table:style-name="ce230" office:value-type="string" calcext:value-type="string">
            <text:p>million</text:p>
          </table:table-cell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0"/>
        </table:table-row>
        <table:table-row table:style-name="ro40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Lombardy (with Milan)</text:p>
          </table:table-cell>
          <table:table-cell table:style-name="ce24" office:value-type="string" calcext:value-type="string">
            <text:p>倫巴底(包括米蘭)</text:p>
          </table:table-cell>
          <table:table-cell table:style-name="ce41" office:value-type="float" office:value="51534" calcext:value-type="float">
            <text:p>51,534</text:p>
          </table:table-cell>
          <table:table-cell table:style-name="ce41" office:value-type="float" office:value="9202" calcext:value-type="float">
            <text:p>9,202</text:p>
          </table:table-cell>
          <table:table-cell table:style-name="ce62" table:formula="of:=10078012" office:value-type="float" office:value="10078012" calcext:value-type="float">
            <text:p>10,078,012.0</text:p>
          </table:table-cell>
          <table:table-cell table:style-name="ce24"/>
          <table:table-cell table:style-name="ce46" table:formula="of:=[.D10]*1000000/[.F10]" office:value-type="float" office:value="5113.50849750923" calcext:value-type="float">
            <text:p>5113.51</text:p>
          </table:table-cell>
          <table:table-cell table:style-name="ce46" table:formula="of:=[.E10]*1000000/[.F10]" office:value-type="float" office:value="913.076904452981" calcext:value-type="float">
            <text:p>913.0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72181" calcext:value-type="float">
            <text:p>72,181</text:p>
          </table:table-cell>
          <table:table-cell table:style-name="ce157" office:value-type="float" office:value="3575" calcext:value-type="float">
            <text:p>3,575</text:p>
          </table:table-cell>
          <table:table-cell table:style-name="ce62" table:formula="of:=8398748" office:value-type="float" office:value="8398748" calcext:value-type="float">
            <text:p>8,398,748.0</text:p>
          </table:table-cell>
          <table:table-cell table:style-name="ce25"/>
          <table:table-cell table:style-name="ce46" table:formula="of:=[.D11]*1000000/[.F11]" office:value-type="float" office:value="8594.25714404099" calcext:value-type="float">
            <text:p>8594.26</text:p>
          </table:table-cell>
          <table:table-cell table:style-name="ce46" table:formula="of:=[.E11]*1000000/[.F11]" office:value-type="float" office:value="425.658681508244" calcext:value-type="float">
            <text:p>425.6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40469" calcext:value-type="float">
            <text:p>40,469</text:p>
          </table:table-cell>
          <table:table-cell table:style-name="ce41" office:value-type="float" office:value="5371" calcext:value-type="float">
            <text:p>5,371</text:p>
          </table:table-cell>
          <table:table-cell table:style-name="ce62" table:formula="of:=6661949" office:value-type="float" office:value="6661949" calcext:value-type="float">
            <text:p>6,661,949.0</text:p>
          </table:table-cell>
          <table:table-cell table:style-name="ce24"/>
          <table:table-cell table:style-name="ce46" table:formula="of:=[.D12]*1000000/[.F12]" office:value-type="float" office:value="6074.64872517037" calcext:value-type="float">
            <text:p>6074.65</text:p>
          </table:table-cell>
          <table:table-cell table:style-name="ce46" table:formula="of:=[.E12]*1000000/[.F12]" office:value-type="float" office:value="806.22052195236" calcext:value-type="float">
            <text:p>806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varia(with Munich)</text:p>
          </table:table-cell>
          <table:table-cell table:style-name="ce24" office:value-type="string" calcext:value-type="string">
            <text:p>拜仁(包括慕尼克)</text:p>
          </table:table-cell>
          <table:table-cell table:style-name="ce41" office:value-type="float" office:value="21908" calcext:value-type="float">
            <text:p>21,908</text:p>
          </table:table-cell>
          <table:table-cell table:style-name="ce41" office:value-type="float" office:value="349" calcext:value-type="float">
            <text:p>349</text:p>
          </table:table-cell>
          <table:table-cell table:style-name="ce62" table:formula="of:=13076721" office:value-type="float" office:value="13076721" calcext:value-type="float">
            <text:p>13,076,721.0</text:p>
          </table:table-cell>
          <table:table-cell table:style-name="ce24"/>
          <table:table-cell table:style-name="ce46" table:formula="of:=[.D13]*1000000/[.F13]" office:value-type="float" office:value="1675.34353604394" calcext:value-type="float">
            <text:p>1675.34</text:p>
          </table:table-cell>
          <table:table-cell table:style-name="ce46" table:formula="of:=[.E13]*1000000/[.F13]" office:value-type="float" office:value="26.6886477122208" calcext:value-type="float">
            <text:p>26.6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Île-de-France(with 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2108" calcext:value-type="float">
            <text:p>12,108</text:p>
          </table:table-cell>
          <table:table-cell table:style-name="ce41" office:value-type="float" office:value="578" calcext:value-type="float">
            <text:p>578</text:p>
          </table:table-cell>
          <table:table-cell table:style-name="ce62" table:formula="of:=12213364" office:value-type="float" office:value="12213364" calcext:value-type="float">
            <text:p>12,213,364.0</text:p>
          </table:table-cell>
          <table:table-cell table:style-name="ce24"/>
          <table:table-cell table:style-name="ce46" table:formula="of:=[.D14]*1000000/[.F14]" office:value-type="float" office:value="991.373056596037" calcext:value-type="float">
            <text:p>991.37</text:p>
          </table:table-cell>
          <table:table-cell table:style-name="ce46" table:formula="of:=[.E14]*1000000/[.F14]" office:value-type="float" office:value="47.3252086812446" calcext:value-type="float">
            <text:p>47.3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London *</text:p>
          </table:table-cell>
          <table:table-cell table:style-name="ce25" office:value-type="string" calcext:value-type="string">
            <text:p>倫敦 *</text:p>
          </table:table-cell>
          <table:table-cell table:style-name="ce330" office:value-type="float" office:value="9291" calcext:value-type="float">
            <text:p>9,291</text:p>
          </table:table-cell>
          <table:table-cell table:style-name="ce157" table:formula="of:=[.I40]" office:value-type="float" office:value="967.302414354364" calcext:value-type="float">
            <text:p>967</text:p>
          </table:table-cell>
          <table:table-cell table:style-name="ce62" table:formula="of:=8908081" office:value-type="float" office:value="8908081" calcext:value-type="float">
            <text:p>8,908,081.0</text:p>
          </table:table-cell>
          <table:table-cell table:style-name="ce25"/>
          <table:table-cell table:style-name="ce46" table:formula="of:=[.D15]*1000000/[.F15]" office:value-type="float" office:value="1042.9855768038" calcext:value-type="float">
            <text:p>1042.99</text:p>
          </table:table-cell>
          <table:table-cell table:style-name="ce46" table:formula="of:=[.E15]*1000000/[.F15]" office:value-type="float" office:value="108.587069914874" calcext:value-type="float">
            <text:p>108.59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Stockholm</text:p>
          </table:table-cell>
          <table:table-cell table:style-name="ce25" office:value-type="string" calcext:value-type="string">
            <text:p>斯德哥爾摩</text:p>
          </table:table-cell>
          <table:table-cell table:style-name="ce330" office:value-type="float" office:value="3143" calcext:value-type="float">
            <text:p>3,143</text:p>
          </table:table-cell>
          <table:table-cell table:style-name="ce157" office:value-type="float" office:value="303" calcext:value-type="float">
            <text:p>303</text:p>
          </table:table-cell>
          <table:table-cell table:style-name="ce62" table:formula="of:=2377081" office:value-type="float" office:value="2377081" calcext:value-type="float">
            <text:p>2,377,081.0</text:p>
          </table:table-cell>
          <table:table-cell table:style-name="ce25"/>
          <table:table-cell table:style-name="ce46" table:formula="of:=[.D16]*1000000/[.F16]" office:value-type="float" office:value="1322.20988683179" calcext:value-type="float">
            <text:p>1322.21</text:p>
          </table:table-cell>
          <table:table-cell table:style-name="ce46" table:formula="of:=[.E16]*1000000/[.F16]" office:value-type="float" office:value="127.467259214137" calcext:value-type="float">
            <text:p>127.47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Brussels Metro</text:p>
          </table:table-cell>
          <table:table-cell table:style-name="ce25" office:value-type="string" calcext:value-type="string">
            <text:p>布魯塞爾大區</text:p>
          </table:table-cell>
          <table:table-cell table:style-name="ce330" office:value-type="float" office:value="2046" calcext:value-type="float">
            <text:p>2,046</text:p>
          </table:table-cell>
          <table:table-cell table:style-name="ce157" office:value-type="float" office:value="244" calcext:value-type="float">
            <text:p>244</text:p>
          </table:table-cell>
          <table:table-cell table:style-name="ce62" table:formula="of:=2500000" office:value-type="float" office:value="2500000" calcext:value-type="float">
            <text:p>2,500,000.0</text:p>
          </table:table-cell>
          <table:table-cell table:style-name="ce25"/>
          <table:table-cell table:style-name="ce46" table:formula="of:=[.D17]*1000000/[.F17]" office:value-type="float" office:value="818.4" calcext:value-type="float">
            <text:p>818.40</text:p>
          </table:table-cell>
          <table:table-cell table:style-name="ce46" table:formula="of:=[.E17]*1000000/[.F17]" office:value-type="float" office:value="97.6" calcext:value-type="float">
            <text:p>97.6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Tehran *</text:p>
          </table:table-cell>
          <table:table-cell table:style-name="ce25" office:value-type="string" calcext:value-type="string">
            <text:p>德克蘭 *</text:p>
          </table:table-cell>
          <table:table-cell table:style-name="ce330" office:value-type="float" office:value="5908" calcext:value-type="float">
            <text:p>5,908</text:p>
          </table:table-cell>
          <table:table-cell table:style-name="ce157" table:formula="of:=[.I39]" office:value-type="float" office:value="365.584515508536" calcext:value-type="float">
            <text:p>366</text:p>
          </table:table-cell>
          <table:table-cell table:style-name="ce62" table:formula="of:=2500001" office:value-type="float" office:value="2500001" calcext:value-type="float">
            <text:p>2,500,001.0</text:p>
          </table:table-cell>
          <table:table-cell table:style-name="ce25"/>
          <table:table-cell table:style-name="ce46" table:formula="of:=[.D18]*1000000/[.F18]" office:value-type="float" office:value="2363.19905472038" calcext:value-type="float">
            <text:p>2363.20</text:p>
          </table:table-cell>
          <table:table-cell table:style-name="ce46" table:formula="of:=[.E18]*1000000/[.F18]" office:value-type="float" office:value="146.233747709915" calcext:value-type="float">
            <text:p>146.23</text:p>
          </table:table-cell>
          <table:table-cell table:style-name="ce339"/>
          <table:table-cell table:number-columns-repeated="50"/>
        </table:table-row>
        <table:table-row table:style-name="ro2" table:number-rows-repeated="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339" table:number-columns-repeated="9"/>
          <table:table-cell table:number-columns-repeated="50"/>
        </table:table-row>
        <table:table-row table:style-name="ro41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2567" calcext:value-type="float">
            <text:p>2,567</text:p>
          </table:table-cell>
          <table:table-cell table:style-name="ce62" table:formula="of:=11081000" office:value-type="float" office:value="11081000" calcext:value-type="float">
            <text:p>11,081,000.0</text:p>
          </table:table-cell>
          <table:table-cell table:style-name="ce24"/>
          <table:table-cell table:style-name="ce46" table:formula="of:=[.D24]*1000000/[.F24]" office:value-type="float" office:value="4512.95009475679" calcext:value-type="float">
            <text:p>4512.95</text:p>
          </table:table-cell>
          <table:table-cell table:style-name="ce46" table:formula="of:=[.E24]*1000000/[.F24]" office:value-type="float" office:value="231.657792617995" calcext:value-type="float">
            <text:p>231.6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62" table:formula="of:=2489802" office:value-type="float" office:value="2489802" calcext:value-type="float">
            <text:p>2,489,802.0</text:p>
          </table:table-cell>
          <table:table-cell table:style-name="ce24"/>
          <table:table-cell table:style-name="ce46" table:formula="of:=[.D25]*1000000/[.F25]" office:value-type="float" office:value="2715.476973671" calcext:value-type="float">
            <text:p>2715.48</text:p>
          </table:table-cell>
          <table:table-cell table:style-name="ce46" table:formula="of:=[.E25]*1000000/[.F25]" office:value-type="float" office:value="48.9998803117678" calcext:value-type="float">
            <text:p>49.0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World_E_Asian.F49]" office:value-type="float" office:value="1375" calcext:value-type="float">
            <text:p>1,375</text:p>
          </table:table-cell>
          <table:table-cell table:style-name="ce41" table:formula="of:=[$World_E_Asian.G49]" office:value-type="float" office:value="6" calcext:value-type="float">
            <text:p>6</text:p>
          </table:table-cell>
          <table:table-cell table:style-name="ce62" table:formula="of:=5703600" office:value-type="float" office:value="5703600" calcext:value-type="float">
            <text:p>5,703,600.0</text:p>
          </table:table-cell>
          <table:table-cell table:style-name="ce24"/>
          <table:table-cell table:style-name="ce46" table:formula="of:=[.D26]*1000000/[.F26]" office:value-type="float" office:value="241.075811768006" calcext:value-type="float">
            <text:p>241.08</text:p>
          </table:table-cell>
          <table:table-cell table:style-name="ce46" table:formula="of:=[.E26]*1000000/[.F26]" office:value-type="float" office:value="1.05196717862403" calcext:value-type="float">
            <text:p>1.0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52" calcext:value-type="float">
            <text:p>52</text:p>
          </table:table-cell>
          <table:table-cell table:style-name="ce62" table:formula="of:=12877253" office:value-type="float" office:value="12877253" calcext:value-type="float">
            <text:p>12,877,253.0</text:p>
          </table:table-cell>
          <table:table-cell table:style-name="ce24"/>
          <table:table-cell table:style-name="ce46" table:formula="of:=[.D27]*1000000/[.F27]" office:value-type="float" office:value="92.1003881806159" calcext:value-type="float">
            <text:p>92.10</text:p>
          </table:table-cell>
          <table:table-cell table:style-name="ce46" table:formula="of:=[.E27]*1000000/[.F27]" office:value-type="float" office:value="4.03812831820575" calcext:value-type="float">
            <text:p>4.0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62" table:formula="of:=10075310" office:value-type="float" office:value="10075310" calcext:value-type="float">
            <text:p>10,075,310.0</text:p>
          </table:table-cell>
          <table:table-cell table:style-name="ce24"/>
          <table:table-cell table:style-name="ce46" table:formula="of:=[.D28]*1000000/[.F28]" office:value-type="float" office:value="80.1960435956809" calcext:value-type="float">
            <text:p>80.20</text:p>
          </table:table-cell>
          <table:table-cell table:style-name="ce46" table:formula="of:=[.E28]*1000000/[.F28]" office:value-type="float" office:value="8.43646498221891" calcext:value-type="float">
            <text:p>8.4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World_E_Asian.F50]" office:value-type="float" office:value="936" calcext:value-type="float">
            <text:p>936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62" table:formula="of:=7500700" office:value-type="float" office:value="7500700" calcext:value-type="float">
            <text:p>7,500,700.0</text:p>
          </table:table-cell>
          <table:table-cell table:style-name="ce24"/>
          <table:table-cell table:style-name="ce46" table:formula="of:=[.D29]*1000000/[.F29]" office:value-type="float" office:value="124.788353087045" calcext:value-type="float">
            <text:p>124.79</text:p>
          </table:table-cell>
          <table:table-cell table:style-name="ce46" table:formula="of:=[.E29]*1000000/[.F29]" office:value-type="float" office:value="0.533283560201048" calcext:value-type="float">
            <text:p>0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1" calcext:value-type="float">
            <text:p>11</text:p>
          </table:table-cell>
          <table:table-cell table:style-name="ce62" table:formula="of:=8750600" office:value-type="float" office:value="8750600" calcext:value-type="float">
            <text:p>8,750,600.0</text:p>
          </table:table-cell>
          <table:table-cell table:style-name="ce24"/>
          <table:table-cell table:style-name="ce46" table:formula="of:=[.D30]*1000000/[.F30]" office:value-type="float" office:value="107.9925947935" calcext:value-type="float">
            <text:p>107.99</text:p>
          </table:table-cell>
          <table:table-cell table:style-name="ce46" table:formula="of:=[.E30]*1000000/[.F30]" office:value-type="float" office:value="1.25705665897196" calcext:value-type="float">
            <text:p>1.2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6" calcext:value-type="float">
            <text:p>16</text:p>
          </table:table-cell>
          <table:table-cell table:style-name="ce62" table:formula="of:=13929286" office:value-type="float" office:value="13929286" calcext:value-type="float">
            <text:p>13,929,286.0</text:p>
          </table:table-cell>
          <table:table-cell table:style-name="ce24"/>
          <table:table-cell table:style-name="ce46" table:formula="of:=[.D31]*1000000/[.F31]" office:value-type="float" office:value="42.1414277802897" calcext:value-type="float">
            <text:p>42.14</text:p>
          </table:table-cell>
          <table:table-cell table:style-name="ce46" table:formula="of:=[.E31]*1000000/[.F31]" office:value-type="float" office:value="1.14865901956497" calcext:value-type="float">
            <text:p>1.1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" calcext:value-type="float">
            <text:p>52</text:p>
          </table:table-cell>
          <table:table-cell table:style-name="ce62" table:formula="of:=7200000" office:value-type="float" office:value="7200000" calcext:value-type="float">
            <text:p>7,200,000.0</text:p>
          </table:table-cell>
          <table:table-cell table:style-name="ce24"/>
          <table:table-cell table:style-name="ce46" table:formula="of:=[.D32]*1000000/[.F32]" office:value-type="float" office:value="82.6388888888889" calcext:value-type="float">
            <text:p>82.64</text:p>
          </table:table-cell>
          <table:table-cell table:style-name="ce46" table:formula="of:=[.E32]*1000000/[.F32]" office:value-type="float" office:value="7.22222222222222" calcext:value-type="float">
            <text:p>7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62" table:formula="of:=4020572" office:value-type="float" office:value="4020572" calcext:value-type="float">
            <text:p>4,020,572.0</text:p>
          </table:table-cell>
          <table:table-cell table:style-name="ce24"/>
          <table:table-cell table:style-name="ce46" table:formula="of:=[.D33]*1000000/[.F33]" office:value-type="float" office:value="24.8720828777597" calcext:value-type="float">
            <text:p>24.87</text:p>
          </table:table-cell>
          <table:table-cell table:style-name="ce46" table:formula="of:=[.E33]*1000000/[.F33]" office:value-type="float" office:value="0.248720828777597" calcext:value-type="float">
            <text:p>0.25</text:p>
          </table:table-cell>
          <table:table-cell table:style-name="ce339"/>
          <table:table-cell table:number-columns-repeated="50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0"/>
        </table:table-row>
        <table:table-row table:style-name="ro2">
          <table:table-cell table:style-name="ce8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8"/>
          <table:table-cell table:style-name="ce363" office:value-type="string" calcext:value-type="string">
            <text:p>The following cities deaths number is estimated by using proportion of national cases ratio 以下城市死亡人數以全國比例估算</text:p>
          </table:table-cell>
          <table:table-cell table:style-name="ce148" table:number-columns-repeated="7"/>
          <table:table-cell table:style-name="ce289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Cities</text:p>
          </table:table-cell>
          <table:table-cell table:style-name="ce364" office:value-type="string" calcext:value-type="string">
            <text:p>城市</text:p>
          </table:table-cell>
          <table:table-cell table:style-name="ce398" office:value-type="string" calcext:value-type="string">
            <text:p>City Cases</text:p>
          </table:table-cell>
          <table:table-cell table:style-name="ce398" office:value-type="string" calcext:value-type="string">
            <text:p>National Cases</text:p>
          </table:table-cell>
          <table:table-cell table:style-name="ce410" office:value-type="string" calcext:value-type="string" table:number-columns-spanned="3" table:number-rows-spanned="1">
            <text:p>National Deaths</text:p>
          </table:table-cell>
          <table:covered-table-cell table:style-name="ce124"/>
          <table:covered-table-cell table:style-name="ce518"/>
          <table:table-cell table:style-name="ce419" office:value-type="string" calcext:value-type="string">
            <text:p>Estimated city deaths</text:p>
          </table:table-cell>
          <table:table-cell table:style-name="ce518"/>
          <table:table-cell table:number-columns-repeated="50"/>
        </table:table-row>
        <table:table-row table:style-name="ro2">
          <table:table-cell table:style-name="ce8"/>
          <table:table-cell table:style-name="ce26" table:number-columns-repeated="2"/>
          <table:table-cell table:style-name="ce163" office:value-type="string" calcext:value-type="string">
            <text:p>城市確診人數</text:p>
          </table:table-cell>
          <table:table-cell table:style-name="ce163" office:value-type="string" calcext:value-type="string">
            <text:p>全國確診人數</text:p>
          </table:table-cell>
          <table:table-cell table:style-name="ce411" office:value-type="string" calcext:value-type="string" table:number-columns-spanned="3" table:number-rows-spanned="1">
            <text:p>全國死亡人數</text:p>
          </table:table-cell>
          <table:covered-table-cell table:style-name="ce412"/>
          <table:covered-table-cell table:style-name="ce414"/>
          <table:table-cell table:style-name="ce498"/>
          <table:table-cell table:style-name="ce416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Tehran </text:p>
          </table:table-cell>
          <table:table-cell table:style-name="ce364" office:value-type="string" calcext:value-type="string">
            <text:p>德克蘭 </text:p>
          </table:table-cell>
          <table:table-cell table:style-name="ce398" office:value-type="float" office:value="5908" calcext:value-type="float">
            <text:p>5,908</text:p>
          </table:table-cell>
          <table:table-cell table:style-name="ce398" office:value-type="float" office:value="58226" calcext:value-type="float">
            <text:p>58,226</text:p>
          </table:table-cell>
          <table:table-cell table:style-name="ce402" office:value-type="float" office:value="3603" calcext:value-type="float">
            <text:p>3,603</text:p>
          </table:table-cell>
          <table:table-cell table:style-name="ce124"/>
          <table:table-cell table:style-name="ce518"/>
          <table:table-cell table:style-name="ce419" table:formula="of:=[.D39]/[.E39]*[.F39]" office:value-type="float" office:value="365.584515508536" calcext:value-type="float">
            <text:p>366</text:p>
          </table:table-cell>
          <table:table-cell table:style-name="ce518"/>
          <table:table-cell table:number-columns-repeated="50"/>
        </table:table-row>
        <table:table-row table:style-name="ro2">
          <table:table-cell table:style-name="ce8"/>
          <table:table-cell table:style-name="ce26" office:value-type="string" calcext:value-type="string">
            <text:p>London</text:p>
          </table:table-cell>
          <table:table-cell table:style-name="ce26" office:value-type="string" calcext:value-type="string">
            <text:p>倫敦</text:p>
          </table:table-cell>
          <table:table-cell table:style-name="ce163" office:value-type="float" office:value="9291" calcext:value-type="float">
            <text:p>9,291</text:p>
          </table:table-cell>
          <table:table-cell table:style-name="ce163" table:formula="of:=[$World_E_Asian.F15]" office:value-type="float" office:value="51608" calcext:value-type="float">
            <text:p>51,608</text:p>
          </table:table-cell>
          <table:table-cell table:style-name="ce403" table:formula="of:=[$World_E_Asian.G15]" office:value-type="float" office:value="5373" calcext:value-type="float">
            <text:p>5,373</text:p>
          </table:table-cell>
          <table:table-cell table:style-name="ce125"/>
          <table:table-cell table:style-name="ce416"/>
          <table:table-cell table:style-name="ce422" table:formula="of:=[.D40]/[.E40]*[.F40]" office:value-type="float" office:value="967.302414354364" calcext:value-type="float">
            <text:p>967</text:p>
          </table:table-cell>
          <table:table-cell table:style-name="ce416"/>
          <table:table-cell table:number-columns-repeated="50"/>
        </table:table-row>
        <table:table-row table:style-name="ro2" table:number-rows-repeated="3">
          <table:table-cell table:style-name="ce8" table:number-columns-repeated="3"/>
          <table:table-cell table:style-name="ce404" table:number-columns-repeated="3"/>
          <table:table-cell table:style-name="ce8"/>
          <table:table-cell table:style-name="ce418"/>
          <table:table-cell table:style-name="ce404"/>
          <table:table-cell table:style-name="ce418"/>
          <table:table-cell table:number-columns-repeated="50"/>
        </table:table-row>
        <table:table-row table:style-name="ro42">
          <table:table-cell table:style-name="ce8" table:number-columns-repeated="10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07" calcext:value-type="string">
            <text:p>2020-04-07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408"/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25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17" office:value-type="string" calcext:value-type="string">
            <text:p>2,428 km</text:p>
          </table:table-cell>
          <table:table-cell table:style-name="ce417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17" office:value-type="string" calcext:value-type="string">
            <text:p>4,166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17" office:value-type="string" calcext:value-type="string">
            <text:p>7,45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17"/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95"/>
          <table:table-cell table:number-columns-repeated="50"/>
        </table:table-row>
        <table:table-row table:style-name="ro2">
          <table:table-cell table:style-name="ce8" table:number-columns-repeated="10"/>
          <table:table-cell table:number-columns-repeated="50"/>
        </table:table-row>
        <table:table-row table:style-name="ro2" table:number-rows-repeated="1047912">
          <table:table-cell table:number-columns-repeated="60"/>
        </table:table-row>
        <table:table-row table:style-name="ro8" table:number-rows-repeated="597">
          <table:table-cell table:number-columns-repeated="60"/>
        </table:table-row>
        <table:table-row table:style-name="ro8">
          <table:table-cell table:number-columns-repeated="60"/>
        </table:table-row>
      </table:table>
      <table:table table:name="CitiesRatio" table:style-name="ta1">
        <office:forms form:automatic-focus="false" form:apply-design-mode="false"/>
        <table:table-column table:style-name="co13" table:default-cell-style-name="Default"/>
        <table:table-column table:style-name="co35" table:default-cell-style-name="ce439"/>
        <table:table-column table:style-name="co36" table:default-cell-style-name="ce439"/>
        <table:table-column table:style-name="co24" table:default-cell-style-name="ce446"/>
        <table:table-column table:style-name="co24" table:number-columns-repeated="2" table:default-cell-style-name="ce535"/>
        <table:table-column table:style-name="co24" table:number-columns-repeated="2" table:default-cell-style-name="ce542"/>
        <table:table-column table:style-name="co24" table:number-columns-repeated="2" table:default-cell-style-name="ce544"/>
        <table:table-column table:style-name="co24" table:default-cell-style-name="ce542"/>
        <table:table-column table:style-name="co24" table:default-cell-style-name="ce544"/>
        <table:table-column table:style-name="co20" table:default-cell-style-name="ce544"/>
        <table:table-column table:style-name="co37" table:default-cell-style-name="ce544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3">
          <table:table-cell/>
          <table:table-cell table:style-name="ce421" office:value-type="string" calcext:value-type="string">
            <text:p><text:span text:style-name="T8">Cases per million ratio </text:span></text:p>
            <text:p><text:span text:style-name="T8">每百萬確診個案比例分析</text:span></text:p>
          </table:table-cell>
          <table: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D24]" office:value-type="float" office:value="50008" calcext:value-type="float">
            <text:p>50,008</text:p>
          </table:table-cell>
          <table:table-cell table:style-name="ce446" table:formula="of:=[$World_E_Asian_Cities.D25]" office:value-type="float" office:value="6761" calcext:value-type="float">
            <text:p>6,761</text:p>
          </table:table-cell>
          <table:table-cell table:style-name="ce446" table:formula="of:=[$World_E_Asian_Cities.D26]" office:value-type="float" office:value="1375" calcext:value-type="float">
            <text:p>1,375</text:p>
          </table:table-cell>
          <table:table-cell table:style-name="ce446" table:formula="of:=[$World_E_Asian_Cities.D27]" office:value-type="float" office:value="1186" calcext:value-type="float">
            <text:p>1,186</text:p>
          </table:table-cell>
          <table:table-cell table:style-name="ce446" table:formula="of:=[$World_E_Asian_Cities.D30]" office:value-type="float" office:value="945" calcext:value-type="float">
            <text:p>945</text:p>
          </table:table-cell>
          <table:table-cell table:style-name="ce446" table:formula="of:=[$World_E_Asian_Cities.D29]" office:value-type="float" office:value="936" calcext:value-type="float">
            <text:p>936</text:p>
          </table:table-cell>
          <table:table-cell table:style-name="ce446" table:formula="of:=[$World_E_Asian_Cities.D28]" office:value-type="float" office:value="808" calcext:value-type="float">
            <text:p>808</text:p>
          </table:table-cell>
          <table:table-cell table:style-name="ce446" table:formula="of:=[$World_E_Asian_Cities.D32]" office:value-type="float" office:value="595" calcext:value-type="float">
            <text:p>595</text:p>
          </table:table-cell>
          <table:table-cell table:style-name="ce446" table:formula="of:=[$World_E_Asian_Cities.D31]" office:value-type="float" office:value="587" calcext:value-type="float">
            <text:p>587</text:p>
          </table:table-cell>
          <table:table-cell table:style-name="ce446" table:formula="of:=[$World_E_Asian_Cities.D33]" office:value-type="float" office:value="100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New York City" calcext:value-type="string">
            <text:p>New York City</text:p>
          </table:table-cell>
          <table:table-cell table:formula="of:=[$World_E_Asian_Cities.C11]" office:value-type="string" office:string-value="紐約市" calcext:value-type="string">
            <text:p>紐約市</text:p>
          </table:table-cell>
          <table:table-cell table:formula="of:=[$World_E_Asian_Cities.D11]" office:value-type="float" office:value="72181" calcext:value-type="float">
            <text:p>72,181</text:p>
          </table:table-cell>
          <table:table-cell table:formula="of:=[.$D6]/[.E$5]" office:value-type="float" office:value="1.44338905775076" calcext:value-type="float">
            <text:p>1.44</text:p>
          </table:table-cell>
          <table:table-cell table:formula="of:=[.$D6]/[.F$5]" office:value-type="float" office:value="10.6760834196125" calcext:value-type="float">
            <text:p>10.68</text:p>
          </table:table-cell>
          <table:table-cell table:formula="of:=[.$D6]/[.G$5]" office:value-type="float" office:value="52.4952727272727" calcext:value-type="float">
            <text:p>52.50</text:p>
          </table:table-cell>
          <table:table-cell table:formula="of:=[.$D6]/[.H$5]" office:value-type="float" office:value="60.8608768971332" calcext:value-type="float">
            <text:p>60.86</text:p>
          </table:table-cell>
          <table:table-cell table:formula="of:=[.$D6]/[.I$5]" office:value-type="float" office:value="76.3820105820106" calcext:value-type="float">
            <text:p>76</text:p>
          </table:table-cell>
          <table:table-cell table:formula="of:=[.$D6]/[.J$5]" office:value-type="float" office:value="77.116452991453" calcext:value-type="float">
            <text:p>77</text:p>
          </table:table-cell>
          <table:table-cell table:formula="of:=[.$D6]/[.K$5]" office:value-type="float" office:value="89.3329207920792" calcext:value-type="float">
            <text:p>89.33</text:p>
          </table:table-cell>
          <table:table-cell table:formula="of:=[.$D6]/[.L$5]" office:value-type="float" office:value="121.312605042017" calcext:value-type="float">
            <text:p>121</text:p>
          </table:table-cell>
          <table:table-cell table:formula="of:=[.$D6]/[.M$5]" office:value-type="float" office:value="122.965928449744" calcext:value-type="float">
            <text:p>123</text:p>
          </table:table-cell>
          <table:table-cell table:formula="of:=[.$D6]/[.N$5]" office:value-type="float" office:value="721.81" calcext:value-type="float">
            <text:p>72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Lombardy (with Milan)" calcext:value-type="string">
            <text:p>Lombardy (with Milan)</text:p>
          </table:table-cell>
          <table:table-cell table:formula="of:=[$World_E_Asian_Cities.C10]" office:value-type="string" office:string-value="倫巴底(包括米蘭)" calcext:value-type="string">
            <text:p>倫巴底(包括米蘭)</text:p>
          </table:table-cell>
          <table:table-cell table:formula="of:=[$World_E_Asian_Cities.D10]" office:value-type="float" office:value="51534" calcext:value-type="float">
            <text:p>51,534</text:p>
          </table:table-cell>
          <table:table-cell table:formula="of:=[.$D7]/[.E$5]" office:value-type="float" office:value="1.03051511758119" calcext:value-type="float">
            <text:p>1.03</text:p>
          </table:table-cell>
          <table:table-cell table:formula="of:=[.$D7]/[.F$5]" office:value-type="float" office:value="7.62224522999556" calcext:value-type="float">
            <text:p>7.62</text:p>
          </table:table-cell>
          <table:table-cell table:formula="of:=[.$D7]/[.G$5]" office:value-type="float" office:value="37.4792727272727" calcext:value-type="float">
            <text:p>37.48</text:p>
          </table:table-cell>
          <table:table-cell table:formula="of:=[.$D7]/[.H$5]" office:value-type="float" office:value="43.4519392917369" calcext:value-type="float">
            <text:p>43.45</text:p>
          </table:table-cell>
          <table:table-cell table:formula="of:=[.$D7]/[.I$5]" office:value-type="float" office:value="54.5333333333333" calcext:value-type="float">
            <text:p>55</text:p>
          </table:table-cell>
          <table:table-cell table:formula="of:=[.$D7]/[.J$5]" office:value-type="float" office:value="55.0576923076923" calcext:value-type="float">
            <text:p>55</text:p>
          </table:table-cell>
          <table:table-cell table:formula="of:=[.$D7]/[.K$5]" office:value-type="float" office:value="63.779702970297" calcext:value-type="float">
            <text:p>63.78</text:p>
          </table:table-cell>
          <table:table-cell table:formula="of:=[.$D7]/[.L$5]" office:value-type="float" office:value="86.6117647058823" calcext:value-type="float">
            <text:p>87</text:p>
          </table:table-cell>
          <table:table-cell table:formula="of:=[.$D7]/[.M$5]" office:value-type="float" office:value="87.7921635434412" calcext:value-type="float">
            <text:p>88</text:p>
          </table:table-cell>
          <table:table-cell table:formula="of:=[.$D7]/[.N$5]" office:value-type="float" office:value="515.34" calcext:value-type="float">
            <text:p>51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D12]" office:value-type="float" office:value="40469" calcext:value-type="float">
            <text:p>40,469</text:p>
          </table:table-cell>
          <table:table-cell table:formula="of:=[.$D8]/[.E$5]" office:value-type="float" office:value="0.809250519916813" calcext:value-type="float">
            <text:p>0.81</text:p>
          </table:table-cell>
          <table:table-cell table:formula="of:=[.$D8]/[.F$5]" office:value-type="float" office:value="5.98565300990978" calcext:value-type="float">
            <text:p>5.99</text:p>
          </table:table-cell>
          <table:table-cell table:formula="of:=[.$D8]/[.G$5]" office:value-type="float" office:value="29.432" calcext:value-type="float">
            <text:p>29.43</text:p>
          </table:table-cell>
          <table:table-cell table:formula="of:=[.$D8]/[.H$5]" office:value-type="float" office:value="34.1222596964587" calcext:value-type="float">
            <text:p>34.12</text:p>
          </table:table-cell>
          <table:table-cell table:formula="of:=[.$D8]/[.I$5]" office:value-type="float" office:value="42.8243386243386" calcext:value-type="float">
            <text:p>43</text:p>
          </table:table-cell>
          <table:table-cell table:formula="of:=[.$D8]/[.J$5]" office:value-type="float" office:value="43.2361111111111" calcext:value-type="float">
            <text:p>43</text:p>
          </table:table-cell>
          <table:table-cell table:formula="of:=[.$D8]/[.K$5]" office:value-type="float" office:value="50.085396039604" calcext:value-type="float">
            <text:p>50.09</text:p>
          </table:table-cell>
          <table:table-cell table:formula="of:=[.$D8]/[.L$5]" office:value-type="float" office:value="68.0151260504202" calcext:value-type="float">
            <text:p>68</text:p>
          </table:table-cell>
          <table:table-cell table:formula="of:=[.$D8]/[.M$5]" office:value-type="float" office:value="68.9420783645656" calcext:value-type="float">
            <text:p>69</text:p>
          </table:table-cell>
          <table:table-cell table:formula="of:=[.$D8]/[.N$5]" office:value-type="float" office:value="404.69" calcext:value-type="float">
            <text:p>40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D13]" office:value-type="float" office:value="21908" calcext:value-type="float">
            <text:p>21,908</text:p>
          </table:table-cell>
          <table:table-cell table:formula="of:=[.$D9]/[.E$5]" office:value-type="float" office:value="0.438089905615102" calcext:value-type="float">
            <text:p>0.44</text:p>
          </table:table-cell>
          <table:table-cell table:formula="of:=[.$D9]/[.F$5]" office:value-type="float" office:value="3.24034906078982" calcext:value-type="float">
            <text:p>3.24</text:p>
          </table:table-cell>
          <table:table-cell table:formula="of:=[.$D9]/[.G$5]" office:value-type="float" office:value="15.9330909090909" calcext:value-type="float">
            <text:p>15.93</text:p>
          </table:table-cell>
          <table:table-cell table:formula="of:=[.$D9]/[.H$5]" office:value-type="float" office:value="18.4721753794266" calcext:value-type="float">
            <text:p>18.47</text:p>
          </table:table-cell>
          <table:table-cell table:formula="of:=[.$D9]/[.I$5]" office:value-type="float" office:value="23.1830687830688" calcext:value-type="float">
            <text:p>23</text:p>
          </table:table-cell>
          <table:table-cell table:formula="of:=[.$D9]/[.J$5]" office:value-type="float" office:value="23.4059829059829" calcext:value-type="float">
            <text:p>23</text:p>
          </table:table-cell>
          <table:table-cell table:formula="of:=[.$D9]/[.K$5]" office:value-type="float" office:value="27.1138613861386" calcext:value-type="float">
            <text:p>27.11</text:p>
          </table:table-cell>
          <table:table-cell table:formula="of:=[.$D9]/[.L$5]" office:value-type="float" office:value="36.8201680672269" calcext:value-type="float">
            <text:p>37</text:p>
          </table:table-cell>
          <table:table-cell table:formula="of:=[.$D9]/[.M$5]" office:value-type="float" office:value="37.3219761499148" calcext:value-type="float">
            <text:p>37</text:p>
          </table:table-cell>
          <table:table-cell table:formula="of:=[.$D9]/[.N$5]" office:value-type="float" office:value="219.08" calcext:value-type="float">
            <text:p>21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D14]" office:value-type="float" office:value="12108" calcext:value-type="float">
            <text:p>12,108</text:p>
          </table:table-cell>
          <table:table-cell table:formula="of:=[.$D10]/[.E$5]" office:value-type="float" office:value="0.242121260598304" calcext:value-type="float">
            <text:p>0.24</text:p>
          </table:table-cell>
          <table:table-cell table:formula="of:=[.$D10]/[.F$5]" office:value-type="float" office:value="1.79085934033427" calcext:value-type="float">
            <text:p>1.79</text:p>
          </table:table-cell>
          <table:table-cell table:formula="of:=[.$D10]/[.G$5]" office:value-type="float" office:value="8.80581818181818" calcext:value-type="float">
            <text:p>8.81</text:p>
          </table:table-cell>
          <table:table-cell table:formula="of:=[.$D10]/[.H$5]" office:value-type="float" office:value="10.2091062394604" calcext:value-type="float">
            <text:p>10.21</text:p>
          </table:table-cell>
          <table:table-cell table:formula="of:=[.$D10]/[.I$5]" office:value-type="float" office:value="12.8126984126984" calcext:value-type="float">
            <text:p>13</text:p>
          </table:table-cell>
          <table:table-cell table:formula="of:=[.$D10]/[.J$5]" office:value-type="float" office:value="12.9358974358974" calcext:value-type="float">
            <text:p>13</text:p>
          </table:table-cell>
          <table:table-cell table:formula="of:=[.$D10]/[.K$5]" office:value-type="float" office:value="14.9851485148515" calcext:value-type="float">
            <text:p>14.99</text:p>
          </table:table-cell>
          <table:table-cell table:formula="of:=[.$D10]/[.L$5]" office:value-type="float" office:value="20.3495798319328" calcext:value-type="float">
            <text:p>20</text:p>
          </table:table-cell>
          <table:table-cell table:formula="of:=[.$D10]/[.M$5]" office:value-type="float" office:value="20.6269165247019" calcext:value-type="float">
            <text:p>21</text:p>
          </table:table-cell>
          <table:table-cell table:formula="of:=[.$D10]/[.N$5]" office:value-type="float" office:value="121.08" calcext:value-type="float">
            <text:p>12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formula="of:=[$World_E_Asian_Cities.D15]" office:value-type="float" office:value="9291" calcext:value-type="float">
            <text:p>9,291</text:p>
          </table:table-cell>
          <table:table-cell table:formula="of:=[.$D11]/[.E$5]" office:value-type="float" office:value="0.185790273556231" calcext:value-type="float">
            <text:p>0.19</text:p>
          </table:table-cell>
          <table:table-cell table:formula="of:=[.$D11]/[.F$5]" office:value-type="float" office:value="1.37420499926046" calcext:value-type="float">
            <text:p>1.37</text:p>
          </table:table-cell>
          <table:table-cell table:formula="of:=[.$D11]/[.G$5]" office:value-type="float" office:value="6.75709090909091" calcext:value-type="float">
            <text:p>6.76</text:p>
          </table:table-cell>
          <table:table-cell table:formula="of:=[.$D11]/[.H$5]" office:value-type="float" office:value="7.83389544688027" calcext:value-type="float">
            <text:p>7.83</text:p>
          </table:table-cell>
          <table:table-cell table:formula="of:=[.$D11]/[.I$5]" office:value-type="float" office:value="9.83174603174603" calcext:value-type="float">
            <text:p>10</text:p>
          </table:table-cell>
          <table:table-cell table:formula="of:=[.$D11]/[.J$5]" office:value-type="float" office:value="9.92628205128205" calcext:value-type="float">
            <text:p>10</text:p>
          </table:table-cell>
          <table:table-cell table:formula="of:=[.$D11]/[.K$5]" office:value-type="float" office:value="11.4987623762376" calcext:value-type="float">
            <text:p>11.50</text:p>
          </table:table-cell>
          <table:table-cell table:formula="of:=[.$D11]/[.L$5]" office:value-type="float" office:value="15.6151260504202" calcext:value-type="float">
            <text:p>16</text:p>
          </table:table-cell>
          <table:table-cell table:formula="of:=[.$D11]/[.M$5]" office:value-type="float" office:value="15.8279386712095" calcext:value-type="float">
            <text:p>16</text:p>
          </table:table-cell>
          <table:table-cell table:formula="of:=[.$D11]/[.N$5]" office:value-type="float" office:value="92.91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D18]" office:value-type="float" office:value="5908" calcext:value-type="float">
            <text:p>5,908</text:p>
          </table:table-cell>
          <table:table-cell table:formula="of:=[.$D12]/[.E$5]" office:value-type="float" office:value="0.118141097424412" calcext:value-type="float">
            <text:p>0.12</text:p>
          </table:table-cell>
          <table:table-cell table:formula="of:=[.$D12]/[.F$5]" office:value-type="float" office:value="0.873835231474634" calcext:value-type="float">
            <text:p>0.87</text:p>
          </table:table-cell>
          <table:table-cell table:style-name="ce544" table:formula="of:=[.$D12]/[.G$5]" office:value-type="float" office:value="4.29672727272727" calcext:value-type="float">
            <text:p>4</text:p>
          </table:table-cell>
          <table:table-cell table:style-name="ce544" table:formula="of:=[.$D12]/[.H$5]" office:value-type="float" office:value="4.9814502529511" calcext:value-type="float">
            <text:p>5</text:p>
          </table:table-cell>
          <table:table-cell table:formula="of:=[.$D12]/[.I$5]" office:value-type="float" office:value="6.25185185185185" calcext:value-type="float">
            <text:p>6</text:p>
          </table:table-cell>
          <table:table-cell table:formula="of:=[.$D12]/[.J$5]" office:value-type="float" office:value="6.31196581196581" calcext:value-type="float">
            <text:p>6</text:p>
          </table:table-cell>
          <table:table-cell table:style-name="ce544" table:formula="of:=[.$D12]/[.K$5]" office:value-type="float" office:value="7.31188118811881" calcext:value-type="float">
            <text:p>7</text:p>
          </table:table-cell>
          <table:table-cell table:formula="of:=[.$D12]/[.L$5]" office:value-type="float" office:value="9.92941176470588" calcext:value-type="float">
            <text:p>10</text:p>
          </table:table-cell>
          <table:table-cell table:formula="of:=[.$D12]/[.M$5]" office:value-type="float" office:value="10.0647359454855" calcext:value-type="float">
            <text:p>10</text:p>
          </table:table-cell>
          <table:table-cell table:formula="of:=[.$D12]/[.N$5]" office:value-type="float" office:value="59.08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D16]" office:value-type="float" office:value="3143" calcext:value-type="float">
            <text:p>3,143</text:p>
          </table:table-cell>
          <table:table-cell table:formula="of:=[.$D13]/[.E$5]" office:value-type="float" office:value="0.0628499440089586" calcext:value-type="float">
            <text:p>0.06</text:p>
          </table:table-cell>
          <table:table-cell table:formula="of:=[.$D13]/[.F$5]" office:value-type="float" office:value="0.464872060346103" calcext:value-type="float">
            <text:p>0.46</text:p>
          </table:table-cell>
          <table:table-cell table:formula="of:=[.$D13]/[.G$5]" office:value-type="float" office:value="2.28581818181818" calcext:value-type="float">
            <text:p>2.29</text:p>
          </table:table-cell>
          <table:table-cell table:formula="of:=[.$D13]/[.H$5]" office:value-type="float" office:value="2.65008431703204" calcext:value-type="float">
            <text:p>2.65</text:p>
          </table:table-cell>
          <table:table-cell table:formula="of:=[.$D13]/[.I$5]" office:value-type="float" office:value="3.32592592592593" calcext:value-type="float">
            <text:p>3</text:p>
          </table:table-cell>
          <table:table-cell table:formula="of:=[.$D13]/[.J$5]" office:value-type="float" office:value="3.35790598290598" calcext:value-type="float">
            <text:p>3</text:p>
          </table:table-cell>
          <table:table-cell table:formula="of:=[.$D13]/[.K$5]" office:value-type="float" office:value="3.88985148514851" calcext:value-type="float">
            <text:p>3.89</text:p>
          </table:table-cell>
          <table:table-cell table:formula="of:=[.$D13]/[.L$5]" office:value-type="float" office:value="5.28235294117647" calcext:value-type="float">
            <text:p>5</text:p>
          </table:table-cell>
          <table:table-cell table:formula="of:=[.$D13]/[.M$5]" office:value-type="float" office:value="5.35434412265758" calcext:value-type="float">
            <text:p>5</text:p>
          </table:table-cell>
          <table:table-cell table:formula="of:=[.$D13]/[.N$5]" office:value-type="float" office:value="31.43" calcext:value-type="float">
            <text:p>31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" calcext:value-type="string">
            <text:p>Brussels Metro</text:p>
          </table:table-cell>
          <table:table-cell table:style-name="ce434" table:formula="of:=[$World_E_Asian_Cities.C17]" office:value-type="string" office:string-value="布魯塞爾大區" calcext:value-type="string">
            <text:p>布魯塞爾大區</text:p>
          </table:table-cell>
          <table:table-cell table:formula="of:=[$World_E_Asian_Cities.D17]" office:value-type="float" office:value="2046" calcext:value-type="float">
            <text:p>2,046</text:p>
          </table:table-cell>
          <table:table-cell table:formula="of:=[.$D14]/[.E$5]" office:value-type="float" office:value="0.0409134538473844" calcext:value-type="float">
            <text:p>0.04</text:p>
          </table:table-cell>
          <table:table-cell table:formula="of:=[.$D14]/[.F$5]" office:value-type="float" office:value="0.30261795592368" calcext:value-type="float">
            <text:p>0.30</text:p>
          </table:table-cell>
          <table:table-cell table:style-name="ce544" table:formula="of:=[.$D14]/[.G$5]" office:value-type="float" office:value="1.488" calcext:value-type="float">
            <text:p>1</text:p>
          </table:table-cell>
          <table:table-cell table:style-name="ce544" table:formula="of:=[.$D14]/[.H$5]" office:value-type="float" office:value="1.72512647554806" calcext:value-type="float">
            <text:p>2</text:p>
          </table:table-cell>
          <table:table-cell table:formula="of:=[.$D14]/[.I$5]" office:value-type="float" office:value="2.16507936507936" calcext:value-type="float">
            <text:p>2</text:p>
          </table:table-cell>
          <table:table-cell table:formula="of:=[.$D14]/[.J$5]" office:value-type="float" office:value="2.18589743589744" calcext:value-type="float">
            <text:p>2</text:p>
          </table:table-cell>
          <table:table-cell table:style-name="ce544" table:formula="of:=[.$D14]/[.K$5]" office:value-type="float" office:value="2.53217821782178" calcext:value-type="float">
            <text:p>3</text:p>
          </table:table-cell>
          <table:table-cell table:formula="of:=[.$D14]/[.L$5]" office:value-type="float" office:value="3.43865546218487" calcext:value-type="float">
            <text:p>3</text:p>
          </table:table-cell>
          <table:table-cell table:formula="of:=[.$D14]/[.M$5]" office:value-type="float" office:value="3.4855195911414" calcext:value-type="float">
            <text:p>3</text:p>
          </table:table-cell>
          <table:table-cell table:formula="of:=[.$D14]/[.N$5]" office:value-type="float" office:value="20.46" calcext:value-type="float">
            <text:p>2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41" calcext:value-type="float">
            <text:p>41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5" calcext:value-type="float">
            <text:p>5</text:p>
          </table:table-cell>
          <table:table-cell table:number-columns-repeated="33"/>
        </table:table-row>
        <table:table-row table:style-name="ro33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15];&quot;&gt;=&quot; &amp; 500) - COUNTIF([.E6:.N15];&quot;&gt;&quot; &amp; 1000)" office:value-type="float" office:value="2" calcext:value-type="float">
            <text:p>2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4">
          <table:table-cell/>
          <table:table-cell table:style-name="ce421" office:value-type="string" calcext:value-type="string">
            <text:p><text:span text:style-name="T8">Deaths per million ratio </text:span></text:p>
            <text:p><text:span text:style-name="T8">每百萬死亡人數比例分析</text:span></text:p>
          </table:table-cell>
          <table: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51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E24]" office:value-type="float" office:value="2567" calcext:value-type="float">
            <text:p>2,567</text:p>
          </table:table-cell>
          <table:table-cell table:style-name="ce446" table:formula="of:=[$World_E_Asian_Cities.E25]" office:value-type="float" office:value="122" calcext:value-type="float">
            <text:p>122</text:p>
          </table:table-cell>
          <table:table-cell table:style-name="ce446" table:formula="of:=[$World_E_Asian_Cities.E28]" office:value-type="float" office:value="85" calcext:value-type="float">
            <text:p>85</text:p>
          </table:table-cell>
          <table:table-cell table:style-name="ce446" table:formula="of:=[$World_E_Asian_Cities.E27]" office:value-type="float" office:value="52" calcext:value-type="float">
            <text:p>52</text:p>
          </table:table-cell>
          <table:table-cell table:style-name="ce446" table:formula="of:=[$World_E_Asian_Cities.E32]" office:value-type="float" office:value="52" calcext:value-type="float">
            <text:p>52</text:p>
          </table:table-cell>
          <table:table-cell table:style-name="ce446" table:formula="of:=[$World_E_Asian_Cities.E31]" office:value-type="float" office:value="16" calcext:value-type="float">
            <text:p>16</text:p>
          </table:table-cell>
          <table:table-cell table:style-name="ce446" table:formula="of:=[$World_E_Asian_Cities.E30]" office:value-type="float" office:value="11" calcext:value-type="float">
            <text:p>11</text:p>
          </table:table-cell>
          <table:table-cell table:style-name="ce446" table:formula="of:=[$World_E_Asian_Cities.E26]" office:value-type="float" office:value="6" calcext:value-type="float">
            <text:p>6</text:p>
          </table:table-cell>
          <table:table-cell table:style-name="ce446" table:formula="of:=[$World_E_Asian_Cities.E29]" office:value-type="float" office:value="4" calcext:value-type="float">
            <text:p>4</text:p>
          </table:table-cell>
          <table:table-cell table:style-name="ce446" table:formula="of:=[$World_E_Asian_Cities.E33]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Lombardy (with Milan)" calcext:value-type="string">
            <text:p>Lombardy (with Milan)</text:p>
          </table:table-cell>
          <table:table-cell table:formula="of:=[$World_E_Asian_Cities.C10]" office:value-type="string" office:string-value="倫巴底(包括米蘭)" calcext:value-type="string">
            <text:p>倫巴底(包括米蘭)</text:p>
          </table:table-cell>
          <table:table-cell table:style-name="ce276" table:formula="of:=[$World_E_Asian_Cities.E10]" office:value-type="float" office:value="9202" calcext:value-type="float">
            <text:p>9202</text:p>
          </table:table-cell>
          <table:table-cell table:style-name="ce537" table:formula="of:=[.$D28]/[.E$27]" office:value-type="float" office:value="3.58472925594079" calcext:value-type="float">
            <text:p>4</text:p>
          </table:table-cell>
          <table:table-cell table:style-name="ce537" table:formula="of:=[.$D28]/[.F$27]" office:value-type="float" office:value="75.4262295081967" calcext:value-type="float">
            <text:p>75</text:p>
          </table:table-cell>
          <table:table-cell table:style-name="ce453" table:formula="of:=[.$D28]/[.G$27]" office:value-type="float" office:value="108.258823529412" calcext:value-type="float">
            <text:p>108</text:p>
          </table:table-cell>
          <table:table-cell table:style-name="ce453" table:formula="of:=[.$D28]/[.H$27]" office:value-type="float" office:value="176.961538461538" calcext:value-type="float">
            <text:p>177</text:p>
          </table:table-cell>
          <table:table-cell table:style-name="ce453" table:formula="of:=[.$D28]/[.I$27]" office:value-type="float" office:value="176.961538461538" calcext:value-type="float">
            <text:p>177</text:p>
          </table:table-cell>
          <table:table-cell table:style-name="ce453" table:formula="of:=[.$D28]/[.J$27]" office:value-type="float" office:value="575.125" calcext:value-type="float">
            <text:p>575</text:p>
          </table:table-cell>
          <table:table-cell table:style-name="ce453" table:formula="of:=[.$D28]/[.K$27]" office:value-type="float" office:value="836.545454545455" calcext:value-type="float">
            <text:p>837</text:p>
          </table:table-cell>
          <table:table-cell table:style-name="ce453" table:formula="of:=[.$D28]/[.L$27]" office:value-type="float" office:value="1533.66666666667" calcext:value-type="float">
            <text:p>1534</text:p>
          </table:table-cell>
          <table:table-cell table:style-name="ce453" table:formula="of:=[.$D28]/[.M$27]" office:value-type="float" office:value="2300.5" calcext:value-type="float">
            <text:p>2301</text:p>
          </table:table-cell>
          <table:table-cell table:style-name="ce453" table:formula="of:=[.$D28]/[.N$27]" office:value-type="float" office:value="9202" calcext:value-type="float">
            <text:p>920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New York City" calcext:value-type="string">
            <text:p>New York City</text:p>
          </table:table-cell>
          <table:table-cell table:formula="of:=[$World_E_Asian_Cities.C11]" office:value-type="string" office:string-value="紐約市" calcext:value-type="string">
            <text:p>紐約市</text:p>
          </table:table-cell>
          <table:table-cell table:style-name="ce276" table:formula="of:=[$World_E_Asian_Cities.E11]" office:value-type="float" office:value="3575" calcext:value-type="float">
            <text:p>3575</text:p>
          </table:table-cell>
          <table:table-cell table:style-name="ce429" table:formula="of:=[.$D29]/[.E$27]" office:value-type="float" office:value="1.39267627580834" calcext:value-type="float">
            <text:p>1.4</text:p>
          </table:table-cell>
          <table:table-cell table:style-name="ce537" table:formula="of:=[.$D29]/[.F$27]" office:value-type="float" office:value="29.3032786885246" calcext:value-type="float">
            <text:p>29</text:p>
          </table:table-cell>
          <table:table-cell table:style-name="ce453" table:formula="of:=[.$D29]/[.G$27]" office:value-type="float" office:value="42.0588235294118" calcext:value-type="float">
            <text:p>42</text:p>
          </table:table-cell>
          <table:table-cell table:style-name="ce453" table:formula="of:=[.$D29]/[.H$27]" office:value-type="float" office:value="68.75" calcext:value-type="float">
            <text:p>69</text:p>
          </table:table-cell>
          <table:table-cell table:style-name="ce453" table:formula="of:=[.$D29]/[.I$27]" office:value-type="float" office:value="68.75" calcext:value-type="float">
            <text:p>69</text:p>
          </table:table-cell>
          <table:table-cell table:style-name="ce453" table:formula="of:=[.$D29]/[.J$27]" office:value-type="float" office:value="223.4375" calcext:value-type="float">
            <text:p>223</text:p>
          </table:table-cell>
          <table:table-cell table:style-name="ce453" table:formula="of:=[.$D29]/[.K$27]" office:value-type="float" office:value="325" calcext:value-type="float">
            <text:p>325</text:p>
          </table:table-cell>
          <table:table-cell table:style-name="ce453" table:formula="of:=[.$D29]/[.L$27]" office:value-type="float" office:value="595.833333333333" calcext:value-type="float">
            <text:p>596</text:p>
          </table:table-cell>
          <table:table-cell table:style-name="ce453" table:formula="of:=[.$D29]/[.M$27]" office:value-type="float" office:value="893.75" calcext:value-type="float">
            <text:p>894</text:p>
          </table:table-cell>
          <table:table-cell table:style-name="ce453" table:formula="of:=[.$D29]/[.N$27]" office:value-type="float" office:value="3575" calcext:value-type="float">
            <text:p>357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276" table:formula="of:=[$World_E_Asian_Cities.E12]" office:value-type="float" office:value="5371" calcext:value-type="float">
            <text:p>5371</text:p>
          </table:table-cell>
          <table:table-cell table:style-name="ce537" table:formula="of:=[.$D30]/[.E$27]" office:value-type="float" office:value="2.09232567199065" calcext:value-type="float">
            <text:p>2</text:p>
          </table:table-cell>
          <table:table-cell table:style-name="ce537" table:formula="of:=[.$D30]/[.F$27]" office:value-type="float" office:value="44.0245901639344" calcext:value-type="float">
            <text:p>44</text:p>
          </table:table-cell>
          <table:table-cell table:style-name="ce453" table:formula="of:=[.$D30]/[.G$27]" office:value-type="float" office:value="63.1882352941176" calcext:value-type="float">
            <text:p>63</text:p>
          </table:table-cell>
          <table:table-cell table:style-name="ce453" table:formula="of:=[.$D30]/[.H$27]" office:value-type="float" office:value="103.288461538462" calcext:value-type="float">
            <text:p>103</text:p>
          </table:table-cell>
          <table:table-cell table:style-name="ce453" table:formula="of:=[.$D30]/[.I$27]" office:value-type="float" office:value="103.288461538462" calcext:value-type="float">
            <text:p>103</text:p>
          </table:table-cell>
          <table:table-cell table:style-name="ce453" table:formula="of:=[.$D30]/[.J$27]" office:value-type="float" office:value="335.6875" calcext:value-type="float">
            <text:p>336</text:p>
          </table:table-cell>
          <table:table-cell table:style-name="ce453" table:formula="of:=[.$D30]/[.K$27]" office:value-type="float" office:value="488.272727272727" calcext:value-type="float">
            <text:p>488</text:p>
          </table:table-cell>
          <table:table-cell table:style-name="ce453" table:formula="of:=[.$D30]/[.L$27]" office:value-type="float" office:value="895.166666666667" calcext:value-type="float">
            <text:p>895</text:p>
          </table:table-cell>
          <table:table-cell table:style-name="ce453" table:formula="of:=[.$D30]/[.M$27]" office:value-type="float" office:value="1342.75" calcext:value-type="float">
            <text:p>1343</text:p>
          </table:table-cell>
          <table:table-cell table:style-name="ce453" table:formula="of:=[.$D30]/[.N$27]" office:value-type="float" office:value="5371" calcext:value-type="float">
            <text:p>537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style-name="ce276" table:formula="of:=[$World_E_Asian_Cities.E13]" office:value-type="float" office:value="349" calcext:value-type="float">
            <text:p>349</text:p>
          </table:table-cell>
          <table:table-cell table:style-name="ce429" table:formula="of:=[.$D31]/[.E$27]" office:value-type="float" office:value="0.135956369302688" calcext:value-type="float">
            <text:p>0.1</text:p>
          </table:table-cell>
          <table:table-cell table:style-name="ce429" table:formula="of:=[.$D31]/[.F$27]" office:value-type="float" office:value="2.86065573770492" calcext:value-type="float">
            <text:p>2.9</text:p>
          </table:table-cell>
          <table:table-cell table:style-name="ce453" table:formula="of:=[.$D31]/[.G$27]" office:value-type="float" office:value="4.10588235294118" calcext:value-type="float">
            <text:p>4</text:p>
          </table:table-cell>
          <table:table-cell table:style-name="ce453" table:formula="of:=[.$D31]/[.H$27]" office:value-type="float" office:value="6.71153846153846" calcext:value-type="float">
            <text:p>7</text:p>
          </table:table-cell>
          <table:table-cell table:style-name="ce453" table:formula="of:=[.$D31]/[.I$27]" office:value-type="float" office:value="6.71153846153846" calcext:value-type="float">
            <text:p>7</text:p>
          </table:table-cell>
          <table:table-cell table:style-name="ce453" table:formula="of:=[.$D31]/[.J$27]" office:value-type="float" office:value="21.8125" calcext:value-type="float">
            <text:p>22</text:p>
          </table:table-cell>
          <table:table-cell table:style-name="ce453" table:formula="of:=[.$D31]/[.K$27]" office:value-type="float" office:value="31.7272727272727" calcext:value-type="float">
            <text:p>32</text:p>
          </table:table-cell>
          <table:table-cell table:style-name="ce453" table:formula="of:=[.$D31]/[.L$27]" office:value-type="float" office:value="58.1666666666667" calcext:value-type="float">
            <text:p>58</text:p>
          </table:table-cell>
          <table:table-cell table:style-name="ce453" table:formula="of:=[.$D31]/[.M$27]" office:value-type="float" office:value="87.25" calcext:value-type="float">
            <text:p>87</text:p>
          </table:table-cell>
          <table:table-cell table:style-name="ce453" table:formula="of:=[.$D31]/[.N$27]" office:value-type="float" office:value="349" calcext:value-type="float">
            <text:p>34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276" table:formula="of:=[$World_E_Asian_Cities.E14]" office:value-type="float" office:value="578" calcext:value-type="float">
            <text:p>578</text:p>
          </table:table-cell>
          <table:table-cell table:style-name="ce429" table:formula="of:=[.$D32]/[.E$27]" office:value-type="float" office:value="0.225165562913907" calcext:value-type="float">
            <text:p>0.2</text:p>
          </table:table-cell>
          <table:table-cell table:style-name="ce429" table:formula="of:=[.$D32]/[.F$27]" office:value-type="float" office:value="4.73770491803279" calcext:value-type="float">
            <text:p>4.7</text:p>
          </table:table-cell>
          <table:table-cell table:style-name="ce453" table:formula="of:=[.$D32]/[.G$27]" office:value-type="float" office:value="6.8" calcext:value-type="float">
            <text:p>7</text:p>
          </table:table-cell>
          <table:table-cell table:style-name="ce453" table:formula="of:=[.$D32]/[.H$27]" office:value-type="float" office:value="11.1153846153846" calcext:value-type="float">
            <text:p>11</text:p>
          </table:table-cell>
          <table:table-cell table:style-name="ce453" table:formula="of:=[.$D32]/[.I$27]" office:value-type="float" office:value="11.1153846153846" calcext:value-type="float">
            <text:p>11</text:p>
          </table:table-cell>
          <table:table-cell table:style-name="ce453" table:formula="of:=[.$D32]/[.J$27]" office:value-type="float" office:value="36.125" calcext:value-type="float">
            <text:p>36</text:p>
          </table:table-cell>
          <table:table-cell table:style-name="ce453" table:formula="of:=[.$D32]/[.K$27]" office:value-type="float" office:value="52.5454545454546" calcext:value-type="float">
            <text:p>53</text:p>
          </table:table-cell>
          <table:table-cell table:style-name="ce453" table:formula="of:=[.$D32]/[.L$27]" office:value-type="float" office:value="96.3333333333333" calcext:value-type="float">
            <text:p>96</text:p>
          </table:table-cell>
          <table:table-cell table:style-name="ce453" table:formula="of:=[.$D32]/[.M$27]" office:value-type="float" office:value="144.5" calcext:value-type="float">
            <text:p>145</text:p>
          </table:table-cell>
          <table:table-cell table:style-name="ce453" table:formula="of:=[.$D32]/[.N$27]" office:value-type="float" office:value="578" calcext:value-type="float">
            <text:p>57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style-name="ce276" table:formula="of:=[$World_E_Asian_Cities.E15]" office:value-type="float" office:value="967.302414354364" calcext:value-type="float">
            <text:p>967</text:p>
          </table:table-cell>
          <table:table-cell table:style-name="ce429" table:formula="of:=[.$D33]/[.E$27]" office:value-type="float" office:value="0.376822132588377" calcext:value-type="float">
            <text:p>0.4</text:p>
          </table:table-cell>
          <table:table-cell table:style-name="ce429" table:formula="of:=[.$D33]/[.F$27]" office:value-type="float" office:value="7.92870831438003" calcext:value-type="float">
            <text:p>7.9</text:p>
          </table:table-cell>
          <table:table-cell table:style-name="ce453" table:formula="of:=[.$D33]/[.G$27]" office:value-type="float" office:value="11.380028404169" calcext:value-type="float">
            <text:p>11</text:p>
          </table:table-cell>
          <table:table-cell table:style-name="ce453" table:formula="of:=[.$D33]/[.H$27]" office:value-type="float" office:value="18.6019695068147" calcext:value-type="float">
            <text:p>19</text:p>
          </table:table-cell>
          <table:table-cell table:style-name="ce453" table:formula="of:=[.$D33]/[.I$27]" office:value-type="float" office:value="18.6019695068147" calcext:value-type="float">
            <text:p>19</text:p>
          </table:table-cell>
          <table:table-cell table:style-name="ce453" table:formula="of:=[.$D33]/[.J$27]" office:value-type="float" office:value="60.4564008971477" calcext:value-type="float">
            <text:p>60</text:p>
          </table:table-cell>
          <table:table-cell table:style-name="ce453" table:formula="of:=[.$D33]/[.K$27]" office:value-type="float" office:value="87.936583123124" calcext:value-type="float">
            <text:p>88</text:p>
          </table:table-cell>
          <table:table-cell table:style-name="ce453" table:formula="of:=[.$D33]/[.L$27]" office:value-type="float" office:value="161.217069059061" calcext:value-type="float">
            <text:p>161</text:p>
          </table:table-cell>
          <table:table-cell table:style-name="ce453" table:formula="of:=[.$D33]/[.M$27]" office:value-type="float" office:value="241.825603588591" calcext:value-type="float">
            <text:p>242</text:p>
          </table:table-cell>
          <table:table-cell table:style-name="ce453" table:formula="of:=[.$D33]/[.N$27]" office:value-type="float" office:value="967.302414354364" calcext:value-type="float">
            <text:p>96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style-name="ce276" table:formula="of:=[$World_E_Asian_Cities.E16]" office:value-type="float" office:value="303" calcext:value-type="float">
            <text:p>303</text:p>
          </table:table-cell>
          <table:table-cell table:style-name="ce429" table:formula="of:=[.$D34]/[.E$27]" office:value-type="float" office:value="0.118036618620958" calcext:value-type="float">
            <text:p>0.1</text:p>
          </table:table-cell>
          <table:table-cell table:style-name="ce429" table:formula="of:=[.$D34]/[.F$27]" office:value-type="float" office:value="2.48360655737705" calcext:value-type="float">
            <text:p>2.5</text:p>
          </table:table-cell>
          <table:table-cell table:style-name="ce453" table:formula="of:=[.$D34]/[.G$27]" office:value-type="float" office:value="3.56470588235294" calcext:value-type="float">
            <text:p>4</text:p>
          </table:table-cell>
          <table:table-cell table:style-name="ce453" table:formula="of:=[.$D34]/[.H$27]" office:value-type="float" office:value="5.82692307692308" calcext:value-type="float">
            <text:p>6</text:p>
          </table:table-cell>
          <table:table-cell table:style-name="ce453" table:formula="of:=[.$D34]/[.I$27]" office:value-type="float" office:value="5.82692307692308" calcext:value-type="float">
            <text:p>6</text:p>
          </table:table-cell>
          <table:table-cell table:style-name="ce453" table:formula="of:=[.$D34]/[.J$27]" office:value-type="float" office:value="18.9375" calcext:value-type="float">
            <text:p>19</text:p>
          </table:table-cell>
          <table:table-cell table:style-name="ce453" table:formula="of:=[.$D34]/[.K$27]" office:value-type="float" office:value="27.5454545454545" calcext:value-type="float">
            <text:p>28</text:p>
          </table:table-cell>
          <table:table-cell table:style-name="ce453" table:formula="of:=[.$D34]/[.L$27]" office:value-type="float" office:value="50.5" calcext:value-type="float">
            <text:p>51</text:p>
          </table:table-cell>
          <table:table-cell table:style-name="ce453" table:formula="of:=[.$D34]/[.M$27]" office:value-type="float" office:value="75.75" calcext:value-type="float">
            <text:p>76</text:p>
          </table:table-cell>
          <table:table-cell table:style-name="ce453" table:formula="of:=[.$D34]/[.N$27]" office:value-type="float" office:value="303" calcext:value-type="float">
            <text:p>303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" calcext:value-type="string">
            <text:p>Brussels Metro</text:p>
          </table:table-cell>
          <table:table-cell table:style-name="ce434" table:formula="of:=[$World_E_Asian_Cities.C17]" office:value-type="string" office:string-value="布魯塞爾大區" calcext:value-type="string">
            <text:p>布魯塞爾大區</text:p>
          </table:table-cell>
          <table:table-cell table:style-name="ce276" table:formula="of:=[$World_E_Asian_Cities.E17]" office:value-type="float" office:value="244" calcext:value-type="float">
            <text:p>244</text:p>
          </table:table-cell>
          <table:table-cell table:style-name="ce539" table:formula="of:=[.$D35]/[.E$27]" office:value-type="float" office:value="0.0950525905726529" calcext:value-type="float">
            <text:p>0</text:p>
          </table:table-cell>
          <table:table-cell table:style-name="ce539" table:formula="of:=[.$D35]/[.F$27]" office:value-type="float" office:value="2" calcext:value-type="float">
            <text:p>2</text:p>
          </table:table-cell>
          <table:table-cell table:style-name="ce454" table:formula="of:=[.$D35]/[.G$27]" office:value-type="float" office:value="2.87058823529412" calcext:value-type="float">
            <text:p>3</text:p>
          </table:table-cell>
          <table:table-cell table:style-name="ce454" table:formula="of:=[.$D35]/[.H$27]" office:value-type="float" office:value="4.69230769230769" calcext:value-type="float">
            <text:p>5</text:p>
          </table:table-cell>
          <table:table-cell table:style-name="ce454" table:formula="of:=[.$D35]/[.I$27]" office:value-type="float" office:value="4.69230769230769" calcext:value-type="float">
            <text:p>5</text:p>
          </table:table-cell>
          <table:table-cell table:style-name="ce454" table:formula="of:=[.$D35]/[.J$27]" office:value-type="float" office:value="15.25" calcext:value-type="float">
            <text:p>15</text:p>
          </table:table-cell>
          <table:table-cell table:style-name="ce454" table:formula="of:=[.$D35]/[.K$27]" office:value-type="float" office:value="22.1818181818182" calcext:value-type="float">
            <text:p>22</text:p>
          </table:table-cell>
          <table:table-cell table:style-name="ce454" table:formula="of:=[.$D35]/[.L$27]" office:value-type="float" office:value="40.6666666666667" calcext:value-type="float">
            <text:p>41</text:p>
          </table:table-cell>
          <table:table-cell table:style-name="ce454" table:formula="of:=[.$D35]/[.M$27]" office:value-type="float" office:value="61" calcext:value-type="float">
            <text:p>61</text:p>
          </table:table-cell>
          <table:table-cell table:style-name="ce454" table:formula="of:=[.$D35]/[.N$27]" office:value-type="float" office:value="244" calcext:value-type="float">
            <text:p>244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14]" office:value-type="string" office:string-value="Brussels Metro" calcext:value-type="string">
            <text:p>Brussels Metro</text:p>
          </table:table-cell>
          <table:table-cell table:style-name="ce434" table:formula="of:=[.C14]" office:value-type="string" office:string-value="布魯塞爾大區" calcext:value-type="string">
            <text:p>布魯塞爾大區</text:p>
          </table:table-cell>
          <table:table-cell table:style-name="ce276" table:formula="of:=[$World_E_Asian_Cities.E18]" office:value-type="float" office:value="365.584515508536" calcext:value-type="float">
            <text:p>366</text:p>
          </table:table-cell>
          <table:table-cell table:style-name="ce539" table:formula="of:=[.$D36]/[.E$27]" office:value-type="float" office:value="0.14241702980465" calcext:value-type="float">
            <text:p>0</text:p>
          </table:table-cell>
          <table:table-cell table:style-name="ce539" table:formula="of:=[.$D36]/[.F$27]" office:value-type="float" office:value="2.99659438941423" calcext:value-type="float">
            <text:p>3</text:p>
          </table:table-cell>
          <table:table-cell table:style-name="ce454" table:formula="of:=[.$D36]/[.G$27]" office:value-type="float" office:value="4.30099430010042" calcext:value-type="float">
            <text:p>4</text:p>
          </table:table-cell>
          <table:table-cell table:style-name="ce454" table:formula="of:=[.$D36]/[.H$27]" office:value-type="float" office:value="7.03047145208723" calcext:value-type="float">
            <text:p>7</text:p>
          </table:table-cell>
          <table:table-cell table:style-name="ce454" table:formula="of:=[.$D36]/[.I$27]" office:value-type="float" office:value="7.03047145208723" calcext:value-type="float">
            <text:p>7</text:p>
          </table:table-cell>
          <table:table-cell table:style-name="ce454" table:formula="of:=[.$D36]/[.J$27]" office:value-type="float" office:value="22.8490322192835" calcext:value-type="float">
            <text:p>23</text:p>
          </table:table-cell>
          <table:table-cell table:style-name="ce454" table:formula="of:=[.$D36]/[.K$27]" office:value-type="float" office:value="33.2349559553214" calcext:value-type="float">
            <text:p>33</text:p>
          </table:table-cell>
          <table:table-cell table:style-name="ce454" table:formula="of:=[.$D36]/[.L$27]" office:value-type="float" office:value="60.930752584756" calcext:value-type="float">
            <text:p>61</text:p>
          </table:table-cell>
          <table:table-cell table:style-name="ce454" table:formula="of:=[.$D36]/[.M$27]" office:value-type="float" office:value="91.3961288771339" calcext:value-type="float">
            <text:p>91</text:p>
          </table:table-cell>
          <table:table-cell table:style-name="ce454" table:formula="of:=[.$D36]/[.N$27]" office:value-type="float" office:value="365.584515508536" calcext:value-type="float">
            <text:p>366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8:.N37];&quot;&gt;=&quot; &amp; 10) - COUNTIF([.E28:.N37];&quot;&gt;&quot; &amp; 100)" office:value-type="float" office:value="33" calcext:value-type="float">
            <text:p>33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8:.N37];&quot;&gt;=&quot; &amp; 100) - COUNTIF([.E28:.N37];&quot;&gt;&quot; &amp; 500)" office:value-type="float" office:value="16" calcext:value-type="float">
            <text:p>16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8:.N37];&quot;&gt;=&quot; &amp; 500) - COUNTIF([.E28:.N37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8:.N37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7:CitiesRatio.N37">
            <calcext:condition calcext:apply-style-name="Default" calcext:value="&lt;10" calcext:base-cell-address="CitiesRatio.M37"/>
            <calcext:condition calcext:apply-style-name="Times10" calcext:value="&lt;100" calcext:base-cell-address="CitiesRatio.M37"/>
            <calcext:condition calcext:apply-style-name="Times100" calcext:value="&lt;500" calcext:base-cell-address="CitiesRatio.M37"/>
            <calcext:condition calcext:apply-style-name="Times500" calcext:value="&lt;1000" calcext:base-cell-address="CitiesRatio.M37"/>
            <calcext:condition calcext:apply-style-name="Times1000" calcext:value="&gt;=1000" calcext:base-cell-address="CitiesRatio.M37"/>
          </calcext:conditional-format>
          <calcext:conditional-format calcext:target-range-address="CitiesRatio.M37:CitiesRatio.N37 CitiesRatio.E15:CitiesRatio.N15 CitiesRatio.E6:CitiesRatio.L14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7:CitiesRatio.L37 CitiesRatio.E28:CitiesRatio.L34">
            <calcext:condition calcext:apply-style-name="Default" calcext:value="&lt;10" calcext:base-cell-address="CitiesRatio.E28"/>
            <calcext:condition calcext:apply-style-name="Times10" calcext:value="&lt;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E37:CitiesRatio.L37 CitiesRatio.E28:CitiesRatio.L34">
            <calcext:condition calcext:apply-style-name="Default" calcext:value="&lt;10" calcext:base-cell-address="CitiesRatio.E28"/>
            <calcext:condition calcext:apply-style-name="Times10" calcext:value="&lt;=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M28:CitiesRatio.N34">
            <calcext:condition calcext:apply-style-name="Default" calcext:value="&lt;10" calcext:base-cell-address="CitiesRatio.M28"/>
            <calcext:condition calcext:apply-style-name="Times10" calcext:value="&lt;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  <calcext:conditional-format calcext:target-range-address="CitiesRatio.M28:CitiesRatio.N34">
            <calcext:condition calcext:apply-style-name="Default" calcext:value="&lt;10" calcext:base-cell-address="CitiesRatio.M28"/>
            <calcext:condition calcext:apply-style-name="Times10" calcext:value="&lt;=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=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=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6:CitiesRatio.N14">
            <calcext:condition calcext:apply-style-name="Default" calcext:value="&lt;10" calcext:base-cell-address="CitiesRatio.M6"/>
            <calcext:condition calcext:apply-style-name="Times10" calcext:value="&lt;=100" calcext:base-cell-address="CitiesRatio.M6"/>
            <calcext:condition calcext:apply-style-name="Times100" calcext:value="&lt;500" calcext:base-cell-address="CitiesRatio.M6"/>
            <calcext:condition calcext:apply-style-name="Times500" calcext:value="&lt;1000" calcext:base-cell-address="CitiesRatio.M6"/>
            <calcext:condition calcext:apply-style-name="Times1000" calcext:value="&gt;=1000" calcext:base-cell-address="CitiesRatio.M6"/>
          </calcext:conditional-format>
        </calcext:conditional-formats>
      </table:table>
      <table:table table:name="Cities_perM_ratio" table:style-name="ta1">
        <office:forms form:automatic-focus="false" form:apply-design-mode="false"/>
        <table:table-column table:style-name="co13" table:default-cell-style-name="Default"/>
        <table:table-column table:style-name="co35" table:default-cell-style-name="ce439"/>
        <table:table-column table:style-name="co36" table:default-cell-style-name="ce439"/>
        <table:table-column table:style-name="co24" table:default-cell-style-name="ce276"/>
        <table:table-column table:style-name="co24" table:number-columns-repeated="2" table:default-cell-style-name="ce561"/>
        <table:table-column table:style-name="co24" table:default-cell-style-name="ce569"/>
        <table:table-column table:style-name="co24" table:number-columns-repeated="2" table:default-cell-style-name="ce570"/>
        <table:table-column table:style-name="co24" table:default-cell-style-name="ce569"/>
        <table:table-column table:style-name="co24" table:default-cell-style-name="ce570"/>
        <table:table-column table:style-name="co24" table:default-cell-style-name="ce569"/>
        <table:table-column table:style-name="co20" table:default-cell-style-name="ce570"/>
        <table:table-column table:style-name="co37" table:default-cell-style-name="ce570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3">
          <table:table-cell/>
          <table:table-cell table:style-name="ce421" office:value-type="string" calcext:value-type="string">
            <text:p><text:span text:style-name="T8">Cases per million ratio </text:span></text:p>
            <text:p><text:span text:style-name="T8">每百萬確診個案比例分析</text:span></text:p>
          </table:table-cell>
          <table: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H24]" office:value-type="float" office:value="4512.95009475679" calcext:value-type="float">
            <text:p>4513</text:p>
          </table:table-cell>
          <table:table-cell table:style-name="ce276" table:formula="of:=[$World_E_Asian_Cities.H25]" office:value-type="float" office:value="2715.476973671" calcext:value-type="float">
            <text:p>2715</text:p>
          </table:table-cell>
          <table:table-cell table:style-name="ce278" table:formula="of:=[$World_E_Asian_Cities.H26]" office:value-type="float" office:value="241.075811768006" calcext:value-type="float">
            <text:p>241.08</text:p>
          </table:table-cell>
          <table:table-cell table:style-name="ce278" table:formula="of:=[$World_E_Asian_Cities.H29]" office:value-type="float" office:value="124.788353087045" calcext:value-type="float">
            <text:p>124.79</text:p>
          </table:table-cell>
          <table:table-cell table:style-name="ce278" table:formula="of:=[$World_E_Asian_Cities.H30]" office:value-type="float" office:value="107.9925947935" calcext:value-type="float">
            <text:p>107.99</text:p>
          </table:table-cell>
          <table:table-cell table:style-name="ce278" table:formula="of:=[$World_E_Asian_Cities.H27]" office:value-type="float" office:value="92.1003881806159" calcext:value-type="float">
            <text:p>92.10</text:p>
          </table:table-cell>
          <table:table-cell table:style-name="ce278" table:formula="of:=[$World_E_Asian_Cities.H32]" office:value-type="float" office:value="82.6388888888889" calcext:value-type="float">
            <text:p>82.64</text:p>
          </table:table-cell>
          <table:table-cell table:style-name="ce278" table:formula="of:=[$World_E_Asian_Cities.H28]" office:value-type="float" office:value="80.1960435956809" calcext:value-type="float">
            <text:p>80.20</text:p>
          </table:table-cell>
          <table:table-cell table:style-name="ce278" table:formula="of:=[$World_E_Asian_Cities.H31]" office:value-type="float" office:value="42.1414277802897" calcext:value-type="float">
            <text:p>42.14</text:p>
          </table:table-cell>
          <table:table-cell table:style-name="ce278" table:formula="of:=[$World_E_Asian_Cities.H33]" office:value-type="float" office:value="24.8720828777597" calcext:value-type="float">
            <text:p>24.8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New York City" calcext:value-type="string">
            <text:p>New York City</text:p>
          </table:table-cell>
          <table:table-cell table:formula="of:=[$World_E_Asian_Cities.C11]" office:value-type="string" office:string-value="紐約市" calcext:value-type="string">
            <text:p>紐約市</text:p>
          </table:table-cell>
          <table:table-cell table:formula="of:=[$World_E_Asian_Cities.H11]" office:value-type="float" office:value="8594.25714404099" calcext:value-type="float">
            <text:p>8594</text:p>
          </table:table-cell>
          <table:table-cell table:formula="of:=[.$D6]/[.E$5]" office:value-type="float" office:value="1.90435457153092" calcext:value-type="float">
            <text:p>1.90</text:p>
          </table:table-cell>
          <table:table-cell table:formula="of:=[.$D6]/[.F$5]" office:value-type="float" office:value="3.16491622921869" calcext:value-type="float">
            <text:p>3.16</text:p>
          </table:table-cell>
          <table:table-cell table:formula="of:=[.$D6]/[.G$5]" office:value-type="float" office:value="35.6496036703652" calcext:value-type="float">
            <text:p>35.65</text:p>
          </table:table-cell>
          <table:table-cell table:formula="of:=[.$D6]/[.H$5]" office:value-type="float" office:value="68.8706672652866" calcext:value-type="float">
            <text:p>69</text:p>
          </table:table-cell>
          <table:table-cell table:formula="of:=[.$D6]/[.I$5]" office:value-type="float" office:value="79.5819117086192" calcext:value-type="float">
            <text:p>80</text:p>
          </table:table-cell>
          <table:table-cell table:formula="of:=[.$D6]/[.J$5]" office:value-type="float" office:value="93.3140165184429" calcext:value-type="float">
            <text:p>93.31</text:p>
          </table:table-cell>
          <table:table-cell table:formula="of:=[.$D6]/[.K$5]" office:value-type="float" office:value="103.997733507723" calcext:value-type="float">
            <text:p>104</text:p>
          </table:table-cell>
          <table:table-cell table:formula="of:=[.$D6]/[.L$5]" office:value-type="float" office:value="107.165600180604" calcext:value-type="float">
            <text:p>107.17</text:p>
          </table:table-cell>
          <table:table-cell table:formula="of:=[.$D6]/[.M$5]" office:value-type="float" office:value="203.938442447854" calcext:value-type="float">
            <text:p>204</text:p>
          </table:table-cell>
          <table:table-cell table:formula="of:=[.$D6]/[.N$5]" office:value-type="float" office:value="345.538296341312" calcext:value-type="float">
            <text:p>34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H12]" office:value-type="float" office:value="6074.64872517037" calcext:value-type="float">
            <text:p>6075</text:p>
          </table:table-cell>
          <table:table-cell table:formula="of:=[.$D7]/[.E$5]" office:value-type="float" office:value="1.34604828274702" calcext:value-type="float">
            <text:p>1.35</text:p>
          </table:table-cell>
          <table:table-cell table:formula="of:=[.$D7]/[.F$5]" office:value-type="float" office:value="2.23704667138391" calcext:value-type="float">
            <text:p>2.24</text:p>
          </table:table-cell>
          <table:table-cell table:formula="of:=[.$D7]/[.G$5]" office:value-type="float" office:value="25.1980847046412" calcext:value-type="float">
            <text:p>25.20</text:p>
          </table:table-cell>
          <table:table-cell table:formula="of:=[.$D7]/[.H$5]" office:value-type="float" office:value="48.6796129197493" calcext:value-type="float">
            <text:p>49</text:p>
          </table:table-cell>
          <table:table-cell table:formula="of:=[.$D7]/[.I$5]" office:value-type="float" office:value="56.2506043751067" calcext:value-type="float">
            <text:p>56</text:p>
          </table:table-cell>
          <table:table-cell table:formula="of:=[.$D7]/[.J$5]" office:value-type="float" office:value="65.9568200001233" calcext:value-type="float">
            <text:p>65.96</text:p>
          </table:table-cell>
          <table:table-cell table:formula="of:=[.$D7]/[.K$5]" office:value-type="float" office:value="73.5083543213893" calcext:value-type="float">
            <text:p>74</text:p>
          </table:table-cell>
          <table:table-cell table:formula="of:=[.$D7]/[.L$5]" office:value-type="float" office:value="75.7474864445498" calcext:value-type="float">
            <text:p>75.75</text:p>
          </table:table-cell>
          <table:table-cell table:formula="of:=[.$D7]/[.M$5]" office:value-type="float" office:value="144.14909615406" calcext:value-type="float">
            <text:p>144</text:p>
          </table:table-cell>
          <table:table-cell table:formula="of:=[.$D7]/[.N$5]" office:value-type="float" office:value="244.235625742557" calcext:value-type="float">
            <text:p>24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Lombardy (with Milan)" calcext:value-type="string">
            <text:p>Lombardy (with Milan)</text:p>
          </table:table-cell>
          <table:table-cell table:formula="of:=[$World_E_Asian_Cities.C10]" office:value-type="string" office:string-value="倫巴底(包括米蘭)" calcext:value-type="string">
            <text:p>倫巴底(包括米蘭)</text:p>
          </table:table-cell>
          <table:table-cell table:formula="of:=[$World_E_Asian_Cities.H10]" office:value-type="float" office:value="5113.50849750923" calcext:value-type="float">
            <text:p>5114</text:p>
          </table:table-cell>
          <table:table-cell table:formula="of:=[.$D8]/[.E$5]" office:value-type="float" office:value="1.13307446130419" calcext:value-type="float">
            <text:p>1.13</text:p>
          </table:table-cell>
          <table:table-cell table:formula="of:=[.$D8]/[.F$5]" office:value-type="float" office:value="1.88309771988101" calcext:value-type="float">
            <text:p>1.88</text:p>
          </table:table-cell>
          <table:table-cell table:formula="of:=[.$D8]/[.G$5]" office:value-type="float" office:value="21.2112051391954" calcext:value-type="float">
            <text:p>21.21</text:p>
          </table:table-cell>
          <table:table-cell table:formula="of:=[.$D8]/[.H$5]" office:value-type="float" office:value="40.9774499863969" calcext:value-type="float">
            <text:p>41</text:p>
          </table:table-cell>
          <table:table-cell table:formula="of:=[.$D8]/[.I$5]" office:value-type="float" office:value="47.3505475749252" calcext:value-type="float">
            <text:p>47</text:p>
          </table:table-cell>
          <table:table-cell table:formula="of:=[.$D8]/[.J$5]" office:value-type="float" office:value="55.5210308938248" calcext:value-type="float">
            <text:p>55.52</text:p>
          </table:table-cell>
          <table:table-cell table:formula="of:=[.$D8]/[.K$5]" office:value-type="float" office:value="61.877749885826" calcext:value-type="float">
            <text:p>62</text:p>
          </table:table-cell>
          <table:table-cell table:formula="of:=[.$D8]/[.L$5]" office:value-type="float" office:value="63.7626030941086" calcext:value-type="float">
            <text:p>63.76</text:p>
          </table:table-cell>
          <table:table-cell table:formula="of:=[.$D8]/[.M$5]" office:value-type="float" office:value="121.341605324082" calcext:value-type="float">
            <text:p>121</text:p>
          </table:table-cell>
          <table:table-cell table:formula="of:=[.$D8]/[.N$5]" office:value-type="float" office:value="205.592290868477" calcext:value-type="float">
            <text:p>206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H18]" office:value-type="float" office:value="2363.19905472038" calcext:value-type="float">
            <text:p>2363</text:p>
          </table:table-cell>
          <table:table-cell table:formula="of:=[.$D9]/[.E$5]" office:value-type="float" office:value="0.523648390764608" calcext:value-type="float">
            <text:p>0.52</text:p>
          </table:table-cell>
          <table:table-cell table:formula="of:=[.$D9]/[.F$5]" office:value-type="float" office:value="0.870270334690269" calcext:value-type="float">
            <text:p>0.87</text:p>
          </table:table-cell>
          <table:table-cell table:style-name="ce570" table:formula="of:=[.$D9]/[.G$5]" office:value-type="float" office:value="9.80272154800229" calcext:value-type="float">
            <text:p>10</text:p>
          </table:table-cell>
          <table:table-cell table:formula="of:=[.$D9]/[.H$5]" office:value-type="float" office:value="18.9376572112619" calcext:value-type="float">
            <text:p>19</text:p>
          </table:table-cell>
          <table:table-cell table:formula="of:=[.$D9]/[.I$5]" office:value-type="float" office:value="21.8829731727367" calcext:value-type="float">
            <text:p>22</text:p>
          </table:table-cell>
          <table:table-cell table:style-name="ce570" table:formula="of:=[.$D9]/[.J$5]" office:value-type="float" office:value="25.658947822087" calcext:value-type="float">
            <text:p>26</text:p>
          </table:table-cell>
          <table:table-cell table:formula="of:=[.$D9]/[.K$5]" office:value-type="float" office:value="28.5966944436752" calcext:value-type="float">
            <text:p>29</text:p>
          </table:table-cell>
          <table:table-cell table:style-name="ce570" table:formula="of:=[.$D9]/[.L$5]" office:value-type="float" office:value="29.4677760742757" calcext:value-type="float">
            <text:p>29</text:p>
          </table:table-cell>
          <table:table-cell table:formula="of:=[.$D9]/[.M$5]" office:value-type="float" office:value="56.0778117685346" calcext:value-type="float">
            <text:p>56</text:p>
          </table:table-cell>
          <table:table-cell table:formula="of:=[.$D9]/[.N$5]" office:value-type="float" office:value="95.0141194983522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H13]" office:value-type="float" office:value="1675.34353604394" calcext:value-type="float">
            <text:p>1675</text:p>
          </table:table-cell>
          <table:table-cell table:formula="of:=[.$D10]/[.E$5]" office:value-type="float" office:value="0.371230237620038" calcext:value-type="float">
            <text:p>0.37</text:p>
          </table:table-cell>
          <table:table-cell table:formula="of:=[.$D10]/[.F$5]" office:value-type="float" office:value="0.61696105409396" calcext:value-type="float">
            <text:p>0.62</text:p>
          </table:table-cell>
          <table:table-cell table:formula="of:=[.$D10]/[.G$5]" office:value-type="float" office:value="6.94944683067651" calcext:value-type="float">
            <text:p>6.95</text:p>
          </table:table-cell>
          <table:table-cell table:formula="of:=[.$D10]/[.H$5]" office:value-type="float" office:value="13.4254799794923" calcext:value-type="float">
            <text:p>13</text:p>
          </table:table-cell>
          <table:table-cell table:formula="of:=[.$D10]/[.I$5]" office:value-type="float" office:value="15.5135038587366" calcext:value-type="float">
            <text:p>16</text:p>
          </table:table-cell>
          <table:table-cell table:formula="of:=[.$D10]/[.J$5]" office:value-type="float" office:value="18.1904068933831" calcext:value-type="float">
            <text:p>18.19</text:p>
          </table:table-cell>
          <table:table-cell table:formula="of:=[.$D10]/[.K$5]" office:value-type="float" office:value="20.2730646378426" calcext:value-type="float">
            <text:p>20</text:p>
          </table:table-cell>
          <table:table-cell table:formula="of:=[.$D10]/[.L$5]" office:value-type="float" office:value="20.8906008442312" calcext:value-type="float">
            <text:p>20.89</text:p>
          </table:table-cell>
          <table:table-cell table:formula="of:=[.$D10]/[.M$5]" office:value-type="float" office:value="39.755262796946" calcext:value-type="float">
            <text:p>40</text:p>
          </table:table-cell>
          <table:table-cell table:formula="of:=[.$D10]/[.N$5]" office:value-type="float" office:value="67.3583931139924" calcext:value-type="float">
            <text:p>6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H16]" office:value-type="float" office:value="1322.20988683179" calcext:value-type="float">
            <text:p>1322</text:p>
          </table:table-cell>
          <table:table-cell table:formula="of:=[.$D11]/[.E$5]" office:value-type="float" office:value="0.292981278115163" calcext:value-type="float">
            <text:p>0.29</text:p>
          </table:table-cell>
          <table:table-cell table:formula="of:=[.$D11]/[.F$5]" office:value-type="float" office:value="0.486916258046675" calcext:value-type="float">
            <text:p>0.49</text:p>
          </table:table-cell>
          <table:table-cell table:formula="of:=[.$D11]/[.G$5]" office:value-type="float" office:value="5.48462277129731" calcext:value-type="float">
            <text:p>5.48</text:p>
          </table:table-cell>
          <table:table-cell table:formula="of:=[.$D11]/[.H$5]" office:value-type="float" office:value="10.5956193356402" calcext:value-type="float">
            <text:p>11</text:p>
          </table:table-cell>
          <table:table-cell table:formula="of:=[.$D11]/[.I$5]" office:value-type="float" office:value="12.2435236356722" calcext:value-type="float">
            <text:p>12</text:p>
          </table:table-cell>
          <table:table-cell table:formula="of:=[.$D11]/[.J$5]" office:value-type="float" office:value="14.3561814770947" calcext:value-type="float">
            <text:p>14.36</text:p>
          </table:table-cell>
          <table:table-cell table:formula="of:=[.$D11]/[.K$5]" office:value-type="float" office:value="15.9998507314099" calcext:value-type="float">
            <text:p>16</text:p>
          </table:table-cell>
          <table:table-cell table:formula="of:=[.$D11]/[.L$5]" office:value-type="float" office:value="16.4872209095238" calcext:value-type="float">
            <text:p>16.49</text:p>
          </table:table-cell>
          <table:table-cell table:formula="of:=[.$D11]/[.M$5]" office:value-type="float" office:value="31.3755360574236" calcext:value-type="float">
            <text:p>31</text:p>
          </table:table-cell>
          <table:table-cell table:formula="of:=[.$D11]/[.N$5]" office:value-type="float" office:value="53.1604004911907" calcext:value-type="float">
            <text:p>5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formula="of:=[$World_E_Asian_Cities.H15]" office:value-type="float" office:value="1042.9855768038" calcext:value-type="float">
            <text:p>1043</text:p>
          </table:table-cell>
          <table:table-cell table:formula="of:=[.$D12]/[.E$5]" office:value-type="float" office:value="0.231109486013497" calcext:value-type="float">
            <text:p>0.23</text:p>
          </table:table-cell>
          <table:table-cell table:formula="of:=[.$D12]/[.F$5]" office:value-type="float" office:value="0.384089273050919" calcext:value-type="float">
            <text:p>0.38</text:p>
          </table:table-cell>
          <table:table-cell table:formula="of:=[.$D12]/[.G$5]" office:value-type="float" office:value="4.32638002607867" calcext:value-type="float">
            <text:p>4.33</text:p>
          </table:table-cell>
          <table:table-cell table:formula="of:=[.$D12]/[.H$5]" office:value-type="float" office:value="8.35803623497039" calcext:value-type="float">
            <text:p>8</text:p>
          </table:table-cell>
          <table:table-cell table:formula="of:=[.$D12]/[.I$5]" office:value-type="float" office:value="9.65793607235911" calcext:value-type="float">
            <text:p>10</text:p>
          </table:table-cell>
          <table:table-cell table:formula="of:=[.$D12]/[.J$5]" office:value-type="float" office:value="11.3244427890839" calcext:value-type="float">
            <text:p>11.32</text:p>
          </table:table-cell>
          <table:table-cell table:formula="of:=[.$D12]/[.K$5]" office:value-type="float" office:value="12.6210019377939" calcext:value-type="float">
            <text:p>13</text:p>
          </table:table-cell>
          <table:table-cell table:formula="of:=[.$D12]/[.L$5]" office:value-type="float" office:value="13.0054492720633" calcext:value-type="float">
            <text:p>13.01</text:p>
          </table:table-cell>
          <table:table-cell table:formula="of:=[.$D12]/[.M$5]" office:value-type="float" office:value="24.7496497328367" calcext:value-type="float">
            <text:p>25</text:p>
          </table:table-cell>
          <table:table-cell table:formula="of:=[.$D12]/[.N$5]" office:value-type="float" office:value="41.9339860650122" calcext:value-type="float">
            <text:p>4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H14]" office:value-type="float" office:value="991.373056596037" calcext:value-type="float">
            <text:p>991</text:p>
          </table:table-cell>
          <table:table-cell table:formula="of:=[.$D13]/[.E$5]" office:value-type="float" office:value="0.219672949130953" calcext:value-type="float">
            <text:p>0.22</text:p>
          </table:table-cell>
          <table:table-cell table:formula="of:=[.$D13]/[.F$5]" office:value-type="float" office:value="0.365082475825902" calcext:value-type="float">
            <text:p>0.37</text:p>
          </table:table-cell>
          <table:table-cell table:formula="of:=[.$D13]/[.G$5]" office:value-type="float" office:value="4.11228753861902" calcext:value-type="float">
            <text:p>4.11</text:p>
          </table:table-cell>
          <table:table-cell table:formula="of:=[.$D13]/[.H$5]" office:value-type="float" office:value="7.94443577522425" calcext:value-type="float">
            <text:p>8</text:p>
          </table:table-cell>
          <table:table-cell table:formula="of:=[.$D13]/[.I$5]" office:value-type="float" office:value="9.18000959687755" calcext:value-type="float">
            <text:p>9</text:p>
          </table:table-cell>
          <table:table-cell table:formula="of:=[.$D13]/[.J$5]" office:value-type="float" office:value="10.7640486232466" calcext:value-type="float">
            <text:p>10.76</text:p>
          </table:table-cell>
          <table:table-cell table:formula="of:=[.$D13]/[.K$5]" office:value-type="float" office:value="11.9964470714142" calcext:value-type="float">
            <text:p>12</text:p>
          </table:table-cell>
          <table:table-cell table:formula="of:=[.$D13]/[.L$5]" office:value-type="float" office:value="12.3618698896691" calcext:value-type="float">
            <text:p>12.36</text:p>
          </table:table-cell>
          <table:table-cell table:formula="of:=[.$D13]/[.M$5]" office:value-type="float" office:value="23.5249043237145" calcext:value-type="float">
            <text:p>24</text:p>
          </table:table-cell>
          <table:table-cell table:formula="of:=[.$D13]/[.N$5]" office:value-type="float" office:value="39.8588675290444" calcext:value-type="float">
            <text:p>40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" calcext:value-type="string">
            <text:p>Brussels Metro</text:p>
          </table:table-cell>
          <table:table-cell table:style-name="ce434" table:formula="of:=[$World_E_Asian_Cities.C17]" office:value-type="string" office:string-value="布魯塞爾大區" calcext:value-type="string">
            <text:p>布魯塞爾大區</text:p>
          </table:table-cell>
          <table:table-cell table:formula="of:=[$World_E_Asian_Cities.H17]" office:value-type="float" office:value="818.4" calcext:value-type="float">
            <text:p>818</text:p>
          </table:table-cell>
          <table:table-cell table:formula="of:=[.$D14]/[.E$5]" office:value-type="float" office:value="0.181344792833147" calcext:value-type="float">
            <text:p>0.18</text:p>
          </table:table-cell>
          <table:table-cell table:formula="of:=[.$D14]/[.F$5]" office:value-type="float" office:value="0.301383516757876" calcext:value-type="float">
            <text:p>0.30</text:p>
          </table:table-cell>
          <table:table-cell table:style-name="ce570" table:formula="of:=[.$D14]/[.G$5]" office:value-type="float" office:value="3.39478272" calcext:value-type="float">
            <text:p>3</text:p>
          </table:table-cell>
          <table:table-cell table:formula="of:=[.$D14]/[.H$5]" office:value-type="float" office:value="6.55830435897436" calcext:value-type="float">
            <text:p>7</text:p>
          </table:table-cell>
          <table:table-cell table:formula="of:=[.$D14]/[.I$5]" office:value-type="float" office:value="7.5782973968254" calcext:value-type="float">
            <text:p>8</text:p>
          </table:table-cell>
          <table:table-cell table:style-name="ce570" table:formula="of:=[.$D14]/[.J$5]" office:value-type="float" office:value="8.88595603305228" calcext:value-type="float">
            <text:p>9</text:p>
          </table:table-cell>
          <table:table-cell table:formula="of:=[.$D14]/[.K$5]" office:value-type="float" office:value="9.90332773109244" calcext:value-type="float">
            <text:p>10</text:p>
          </table:table-cell>
          <table:table-cell table:style-name="ce570" table:formula="of:=[.$D14]/[.L$5]" office:value-type="float" office:value="10.2049922079208" calcext:value-type="float">
            <text:p>10</text:p>
          </table:table-cell>
          <table:table-cell table:formula="of:=[.$D14]/[.M$5]" office:value-type="float" office:value="19.4203196974446" calcext:value-type="float">
            <text:p>19</text:p>
          </table:table-cell>
          <table:table-cell table:formula="of:=[.$D14]/[.N$5]" office:value-type="float" office:value="32.904361248" calcext:value-type="float">
            <text:p>33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562" table:number-columns-repeated="9"/>
          <table:table-cell table:style-name="ce596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50" calcext:value-type="float">
            <text:p>50</text:p>
          </table:table-cell>
          <table:table-cell table:number-columns-repeated="30"/>
          <table:table-cell table:style-name="ce327" table:number-columns-repeated="3"/>
        </table:table-row>
        <table:table-row table:style-name="ro30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8" calcext:value-type="float">
            <text:p>8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5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07" calcext:value-type="string">
            <text:p>2020-04-07</text:p>
          </table:table-cell>
          <table:table-cell table:style-name="ce263"/>
          <table:table-cell table:number-columns-repeated="33"/>
        </table:table-row>
        <table:table-row table:style-name="ro27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4">
          <table:table-cell/>
          <table:table-cell table:style-name="ce421" office:value-type="string" calcext:value-type="string">
            <text:p><text:span text:style-name="T8">Deaths per million ratio </text:span></text:p>
            <text:p><text:span text:style-name="T8">每百萬死亡人數比例分析</text:span></text:p>
          </table:table-cell>
          <table: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459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I24]" office:value-type="float" office:value="231.657792617995" calcext:value-type="float">
            <text:p>232</text:p>
          </table:table-cell>
          <table:table-cell table:style-name="ce276" table:formula="of:=[$World_E_Asian_Cities.I25]" office:value-type="float" office:value="48.9998803117678" calcext:value-type="float">
            <text:p>49</text:p>
          </table:table-cell>
          <table:table-cell table:style-name="ce278" table:formula="of:=[$World_E_Asian_Cities.I28]" office:value-type="float" office:value="8.43646498221891" calcext:value-type="float">
            <text:p>8.44</text:p>
          </table:table-cell>
          <table:table-cell table:style-name="ce278" table:formula="of:=[$World_E_Asian_Cities.I32]" office:value-type="float" office:value="7.22222222222222" calcext:value-type="float">
            <text:p>7.22</text:p>
          </table:table-cell>
          <table:table-cell table:style-name="ce278" table:formula="of:=[$World_E_Asian_Cities.I27]" office:value-type="float" office:value="4.03812831820575" calcext:value-type="float">
            <text:p>4.04</text:p>
          </table:table-cell>
          <table:table-cell table:style-name="ce278" table:formula="of:=[$World_E_Asian_Cities.I30]" office:value-type="float" office:value="1.25705665897196" calcext:value-type="float">
            <text:p>1.26</text:p>
          </table:table-cell>
          <table:table-cell table:style-name="ce278" table:formula="of:=[$World_E_Asian_Cities.I31]" office:value-type="float" office:value="1.14865901956497" calcext:value-type="float">
            <text:p>1.15</text:p>
          </table:table-cell>
          <table:table-cell table:style-name="ce278" table:formula="of:=[$World_E_Asian_Cities.I26]" office:value-type="float" office:value="1.05196717862403" calcext:value-type="float">
            <text:p>1.05</text:p>
          </table:table-cell>
          <table:table-cell table:style-name="ce278" table:formula="of:=[$World_E_Asian_Cities.I29]" office:value-type="float" office:value="0.533283560201048" calcext:value-type="float">
            <text:p>0.53</text:p>
          </table:table-cell>
          <table:table-cell table:style-name="ce278" table:formula="of:=[$World_E_Asian_Cities.I33]" office:value-type="float" office:value="0.248720828777597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Lombardy (with Milan)" calcext:value-type="string">
            <text:p>Lombardy (with Milan)</text:p>
          </table:table-cell>
          <table:table-cell table:formula="of:=[$World_E_Asian_Cities.C10]" office:value-type="string" office:string-value="倫巴底(包括米蘭)" calcext:value-type="string">
            <text:p>倫巴底(包括米蘭)</text:p>
          </table:table-cell>
          <table:table-cell table:formula="of:=[$World_E_Asian_Cities.I10]" office:value-type="float" office:value="913.076904452981" calcext:value-type="float">
            <text:p>913</text:p>
          </table:table-cell>
          <table:table-cell table:style-name="ce564" table:formula="of:=[.$D27]/[.E$26]" office:value-type="float" office:value="3.94149013566166" calcext:value-type="float">
            <text:p>4</text:p>
          </table:table-cell>
          <table:table-cell table:style-name="ce564" table:formula="of:=[.$D27]/[.F$26]" office:value-type="float" office:value="18.6342680562364" calcext:value-type="float">
            <text:p>19</text:p>
          </table:table-cell>
          <table:table-cell table:style-name="ce591" table:formula="of:=[.$D27]/[.G$26]" office:value-type="float" office:value="108.229798425931" calcext:value-type="float">
            <text:p>108</text:p>
          </table:table-cell>
          <table:table-cell table:style-name="ce591" table:formula="of:=[.$D27]/[.H$26]" office:value-type="float" office:value="126.426032924259" calcext:value-type="float">
            <text:p>126</text:p>
          </table:table-cell>
          <table:table-cell table:style-name="ce591" table:formula="of:=[.$D27]/[.I$26]" office:value-type="float" office:value="226.113890521113" calcext:value-type="float">
            <text:p>226</text:p>
          </table:table-cell>
          <table:table-cell table:style-name="ce591" table:formula="of:=[.$D27]/[.J$26]" office:value-type="float" office:value="726.360978191478" calcext:value-type="float">
            <text:p>726</text:p>
          </table:table-cell>
          <table:table-cell table:style-name="ce591" table:formula="of:=[.$D27]/[.K$26]" office:value-type="float" office:value="794.906833882516" calcext:value-type="float">
            <text:p>795</text:p>
          </table:table-cell>
          <table:table-cell table:style-name="ce591" table:formula="of:=[.$D27]/[.L$26]" office:value-type="float" office:value="867.970905373004" calcext:value-type="float">
            <text:p>868</text:p>
          </table:table-cell>
          <table:table-cell table:style-name="ce591" table:formula="of:=[.$D27]/[.M$26]" office:value-type="float" office:value="1712.17898430762" calcext:value-type="float">
            <text:p>1712</text:p>
          </table:table-cell>
          <table:table-cell table:style-name="ce591" table:formula="of:=[.$D27]/[.N$26]" office:value-type="float" office:value="3671.09143589033" calcext:value-type="float">
            <text:p>367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I12]" office:value-type="float" office:value="806.22052195236" calcext:value-type="float">
            <text:p>806</text:p>
          </table:table-cell>
          <table:table-cell table:style-name="ce564" table:formula="of:=[.$D28]/[.E$26]" office:value-type="float" office:value="3.48022189472306" calcext:value-type="float">
            <text:p>3</text:p>
          </table:table-cell>
          <table:table-cell table:style-name="ce564" table:formula="of:=[.$D28]/[.F$26]" office:value-type="float" office:value="16.453520229492" calcext:value-type="float">
            <text:p>16</text:p>
          </table:table-cell>
          <table:table-cell table:style-name="ce591" table:formula="of:=[.$D28]/[.G$26]" office:value-type="float" office:value="95.5637845533156" calcext:value-type="float">
            <text:p>96</text:p>
          </table:table-cell>
          <table:table-cell table:style-name="ce591" table:formula="of:=[.$D28]/[.H$26]" office:value-type="float" office:value="111.630533808788" calcext:value-type="float">
            <text:p>112</text:p>
          </table:table-cell>
          <table:table-cell table:style-name="ce591" table:formula="of:=[.$D28]/[.I$26]" office:value-type="float" office:value="199.652031441781" calcext:value-type="float">
            <text:p>200</text:p>
          </table:table-cell>
          <table:table-cell table:style-name="ce591" table:formula="of:=[.$D28]/[.J$26]" office:value-type="float" office:value="641.355754490574" calcext:value-type="float">
            <text:p>641</text:p>
          </table:table-cell>
          <table:table-cell table:style-name="ce591" table:formula="of:=[.$D28]/[.K$26]" office:value-type="float" office:value="701.879764333981" calcext:value-type="float">
            <text:p>702</text:p>
          </table:table-cell>
          <table:table-cell table:style-name="ce591" table:formula="of:=[.$D28]/[.L$26]" office:value-type="float" office:value="766.393228167913" calcext:value-type="float">
            <text:p>766</text:p>
          </table:table-cell>
          <table:table-cell table:style-name="ce591" table:formula="of:=[.$D28]/[.M$26]" office:value-type="float" office:value="1511.80456725202" calcext:value-type="float">
            <text:p>1512</text:p>
          </table:table-cell>
          <table:table-cell table:style-name="ce591" table:formula="of:=[.$D28]/[.N$26]" office:value-type="float" office:value="3241.46765638704" calcext:value-type="float">
            <text:p>324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New York City" calcext:value-type="string">
            <text:p>New York City</text:p>
          </table:table-cell>
          <table:table-cell table:formula="of:=[$World_E_Asian_Cities.C11]" office:value-type="string" office:string-value="紐約市" calcext:value-type="string">
            <text:p>紐約市</text:p>
          </table:table-cell>
          <table:table-cell table:formula="of:=[$World_E_Asian_Cities.I11]" office:value-type="float" office:value="425.658681508244" calcext:value-type="float">
            <text:p>426</text:p>
          </table:table-cell>
          <table:table-cell table:style-name="ce565" table:formula="of:=[.$D29]/[.E$26]" office:value-type="float" office:value="1.83744598745339" calcext:value-type="float">
            <text:p>1.8</text:p>
          </table:table-cell>
          <table:table-cell table:style-name="ce564" table:formula="of:=[.$D29]/[.F$26]" office:value-type="float" office:value="8.68693308636548" calcext:value-type="float">
            <text:p>9</text:p>
          </table:table-cell>
          <table:table-cell table:style-name="ce591" table:formula="of:=[.$D29]/[.G$26]" office:value-type="float" office:value="50.4546255339626" calcext:value-type="float">
            <text:p>50</text:p>
          </table:table-cell>
          <table:table-cell table:style-name="ce591" table:formula="of:=[.$D29]/[.H$26]" office:value-type="float" office:value="58.9373559011415" calcext:value-type="float">
            <text:p>59</text:p>
          </table:table-cell>
          <table:table-cell table:style-name="ce591" table:formula="of:=[.$D29]/[.I$26]" office:value-type="float" office:value="105.409894873617" calcext:value-type="float">
            <text:p>105</text:p>
          </table:table-cell>
          <table:table-cell table:style-name="ce591" table:formula="of:=[.$D29]/[.J$26]" office:value-type="float" office:value="338.615350764185" calcext:value-type="float">
            <text:p>339</text:p>
          </table:table-cell>
          <table:table-cell table:style-name="ce591" table:formula="of:=[.$D29]/[.K$26]" office:value-type="float" office:value="370.570094569452" calcext:value-type="float">
            <text:p>371</text:p>
          </table:table-cell>
          <table:table-cell table:style-name="ce591" table:formula="of:=[.$D29]/[.L$26]" office:value-type="float" office:value="404.631142641737" calcext:value-type="float">
            <text:p>405</text:p>
          </table:table-cell>
          <table:table-cell table:style-name="ce591" table:formula="of:=[.$D29]/[.M$26]" office:value-type="float" office:value="798.184518097221" calcext:value-type="float">
            <text:p>798</text:p>
          </table:table-cell>
          <table:table-cell table:style-name="ce591" table:formula="of:=[.$D29]/[.N$26]" office:value-type="float" office:value="1711.39137642896" calcext:value-type="float">
            <text:p>1711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9]" office:value-type="string" office:string-value="Tehran *" calcext:value-type="string">
            <text:p>Tehran *</text:p>
          </table:table-cell>
          <table:table-cell table:style-name="ce434" table:formula="of:=[.C9]" office:value-type="string" office:string-value="德克蘭 *" calcext:value-type="string">
            <text:p>德克蘭 *</text:p>
          </table:table-cell>
          <table:table-cell table:formula="of:=[$World_E_Asian_Cities.I18]" office:value-type="float" office:value="146.233747709915" calcext:value-type="float">
            <text:p>146</text:p>
          </table:table-cell>
          <table:table-cell table:style-name="ce564" table:formula="of:=[.$D30]/[.E$26]" office:value-type="float" office:value="0.631248990406533" calcext:value-type="float">
            <text:p>1</text:p>
          </table:table-cell>
          <table:table-cell table:style-name="ce564" table:formula="of:=[.$D30]/[.F$26]" office:value-type="float" office:value="2.98436948783313" calcext:value-type="float">
            <text:p>3</text:p>
          </table:table-cell>
          <table:table-cell table:style-name="ce591" table:formula="of:=[.$D30]/[.G$26]" office:value-type="float" office:value="17.3335334192845" calcext:value-type="float">
            <text:p>17</text:p>
          </table:table-cell>
          <table:table-cell table:style-name="ce591" table:formula="of:=[.$D30]/[.H$26]" office:value-type="float" office:value="20.2477496829113" calcext:value-type="float">
            <text:p>20</text:p>
          </table:table-cell>
          <table:table-cell table:style-name="ce591" table:formula="of:=[.$D30]/[.I$26]" office:value-type="float" office:value="36.2132493538221" calcext:value-type="float">
            <text:p>36</text:p>
          </table:table-cell>
          <table:table-cell table:style-name="ce591" table:formula="of:=[.$D30]/[.J$26]" office:value-type="float" office:value="116.330275700944" calcext:value-type="float">
            <text:p>116</text:p>
          </table:table-cell>
          <table:table-cell table:style-name="ce591" table:formula="of:=[.$D30]/[.K$26]" office:value-type="float" office:value="127.308230918953" calcext:value-type="float">
            <text:p>127</text:p>
          </table:table-cell>
          <table:table-cell table:style-name="ce591" table:formula="of:=[.$D30]/[.L$26]" office:value-type="float" office:value="139.009800573045" calcext:value-type="float">
            <text:p>139</text:p>
          </table:table-cell>
          <table:table-cell table:style-name="ce591" table:formula="of:=[.$D30]/[.M$26]" office:value-type="float" office:value="274.21386786194" calcext:value-type="float">
            <text:p>274</text:p>
          </table:table-cell>
          <table:table-cell table:style-name="ce591" table:formula="of:=[.$D30]/[.N$26]" office:value-type="float" office:value="587.943311497549" calcext:value-type="float">
            <text:p>58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style-name="ce447" table:formula="of:=[$World_E_Asian_Cities.I16]" office:value-type="float" office:value="127.467259214137" calcext:value-type="float">
            <text:p>127</text:p>
          </table:table-cell>
          <table:table-cell table:style-name="ce565" table:formula="of:=[.$D31]/[.E$26]" office:value-type="float" office:value="0.550239462154987" calcext:value-type="float">
            <text:p>0.6</text:p>
          </table:table-cell>
          <table:table-cell table:style-name="ce565" table:formula="of:=[.$D31]/[.F$26]" office:value-type="float" office:value="2.60137899119571" calcext:value-type="float">
            <text:p>2.6</text:p>
          </table:table-cell>
          <table:table-cell table:style-name="ce591" table:formula="of:=[.$D31]/[.G$26]" office:value-type="float" office:value="15.1090841345034" calcext:value-type="float">
            <text:p>15</text:p>
          </table:table-cell>
          <table:table-cell table:style-name="ce591" table:formula="of:=[.$D31]/[.H$26]" office:value-type="float" office:value="17.6493128142651" calcext:value-type="float">
            <text:p>18</text:p>
          </table:table-cell>
          <table:table-cell table:style-name="ce591" table:formula="of:=[.$D31]/[.I$26]" office:value-type="float" office:value="31.5659258868658" calcext:value-type="float">
            <text:p>32</text:p>
          </table:table-cell>
          <table:table-cell table:style-name="ce591" table:formula="of:=[.$D31]/[.J$26]" office:value-type="float" office:value="101.401363498112" calcext:value-type="float">
            <text:p>101</text:p>
          </table:table-cell>
          <table:table-cell table:style-name="ce591" table:formula="of:=[.$D31]/[.K$26]" office:value-type="float" office:value="110.970494326866" calcext:value-type="float">
            <text:p>111</text:p>
          </table:table-cell>
          <table:table-cell table:style-name="ce591" table:formula="of:=[.$D31]/[.L$26]" office:value-type="float" office:value="121.170376608959" calcext:value-type="float">
            <text:p>121</text:p>
          </table:table-cell>
          <table:table-cell table:style-name="ce591" table:formula="of:=[.$D31]/[.M$26]" office:value-type="float" office:value="239.023417796869" calcext:value-type="float">
            <text:p>239</text:p>
          </table:table-cell>
          <table:table-cell table:style-name="ce591" table:formula="of:=[.$D31]/[.N$26]" office:value-type="float" office:value="512.491293313101" calcext:value-type="float">
            <text:p>51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 *" calcext:value-type="string">
            <text:p>London *</text:p>
          </table:table-cell>
          <table:table-cell table:formula="of:=[$World_E_Asian_Cities.C15]" office:value-type="string" office:string-value="倫敦 *" calcext:value-type="string">
            <text:p>倫敦 *</text:p>
          </table:table-cell>
          <table:table-cell table:formula="of:=[$World_E_Asian_Cities.I15]" office:value-type="float" office:value="108.587069914874" calcext:value-type="float">
            <text:p>109</text:p>
          </table:table-cell>
          <table:table-cell table:style-name="ce565" table:formula="of:=[.$D32]/[.E$26]" office:value-type="float" office:value="0.468739120267519" calcext:value-type="float">
            <text:p>0.5</text:p>
          </table:table-cell>
          <table:table-cell table:style-name="ce565" table:formula="of:=[.$D32]/[.F$26]" office:value-type="float" office:value="2.21606806432946" calcext:value-type="float">
            <text:p>2.2</text:p>
          </table:table-cell>
          <table:table-cell table:style-name="ce591" table:formula="of:=[.$D32]/[.G$26]" office:value-type="float" office:value="12.8711575456945" calcext:value-type="float">
            <text:p>13</text:p>
          </table:table-cell>
          <table:table-cell table:style-name="ce591" table:formula="of:=[.$D32]/[.H$26]" office:value-type="float" office:value="15.0351327574441" calcext:value-type="float">
            <text:p>15</text:p>
          </table:table-cell>
          <table:table-cell table:style-name="ce591" table:formula="of:=[.$D32]/[.I$26]" office:value-type="float" office:value="26.8904456119716" calcext:value-type="float">
            <text:p>27</text:p>
          </table:table-cell>
          <table:table-cell table:style-name="ce591" table:formula="of:=[.$D32]/[.J$26]" office:value-type="float" office:value="86.3820012724636" calcext:value-type="float">
            <text:p>86</text:p>
          </table:table-cell>
          <table:table-cell table:style-name="ce591" table:formula="of:=[.$D32]/[.K$26]" office:value-type="float" office:value="94.5337720466425" calcext:value-type="float">
            <text:p>95</text:p>
          </table:table-cell>
          <table:table-cell table:style-name="ce591" table:formula="of:=[.$D32]/[.L$26]" office:value-type="float" office:value="103.22286866108" calcext:value-type="float">
            <text:p>103</text:p>
          </table:table-cell>
          <table:table-cell table:style-name="ce591" table:formula="of:=[.$D32]/[.M$26]" office:value-type="float" office:value="203.619758827624" calcext:value-type="float">
            <text:p>204</text:p>
          </table:table-cell>
          <table:table-cell table:style-name="ce591" table:formula="of:=[.$D32]/[.N$26]" office:value-type="float" office:value="436.582132861786" calcext:value-type="float">
            <text:p>437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" calcext:value-type="string">
            <text:p>Brussels Metro</text:p>
          </table:table-cell>
          <table:table-cell table:style-name="ce434" table:formula="of:=[$World_E_Asian_Cities.C17]" office:value-type="string" office:string-value="布魯塞爾大區" calcext:value-type="string">
            <text:p>布魯塞爾大區</text:p>
          </table:table-cell>
          <table:table-cell table:formula="of:=[$World_E_Asian_Cities.I17]" office:value-type="float" office:value="97.6" calcext:value-type="float">
            <text:p>98</text:p>
          </table:table-cell>
          <table:table-cell table:style-name="ce564" table:formula="of:=[.$D33]/[.E$26]" office:value-type="float" office:value="0.421311102454227" calcext:value-type="float">
            <text:p>0</text:p>
          </table:table-cell>
          <table:table-cell table:style-name="ce564" table:formula="of:=[.$D33]/[.F$26]" office:value-type="float" office:value="1.9918416" calcext:value-type="float">
            <text:p>2</text:p>
          </table:table-cell>
          <table:table-cell table:style-name="ce591" table:formula="of:=[.$D33]/[.G$26]" office:value-type="float" office:value="11.5688265411765" calcext:value-type="float">
            <text:p>12</text:p>
          </table:table-cell>
          <table:table-cell table:style-name="ce591" table:formula="of:=[.$D33]/[.H$26]" office:value-type="float" office:value="13.5138461538462" calcext:value-type="float">
            <text:p>14</text:p>
          </table:table-cell>
          <table:table-cell table:style-name="ce591" table:formula="of:=[.$D33]/[.I$26]" office:value-type="float" office:value="24.1696133230769" calcext:value-type="float">
            <text:p>24</text:p>
          </table:table-cell>
          <table:table-cell table:style-name="ce591" table:formula="of:=[.$D33]/[.J$26]" office:value-type="float" office:value="77.6416872727273" calcext:value-type="float">
            <text:p>78</text:p>
          </table:table-cell>
          <table:table-cell table:style-name="ce591" table:formula="of:=[.$D33]/[.K$26]" office:value-type="float" office:value="84.9686446" calcext:value-type="float">
            <text:p>85</text:p>
          </table:table-cell>
          <table:table-cell table:style-name="ce591" table:formula="of:=[.$D33]/[.L$26]" office:value-type="float" office:value="92.77856" calcext:value-type="float">
            <text:p>93</text:p>
          </table:table-cell>
          <table:table-cell table:style-name="ce591" table:formula="of:=[.$D33]/[.M$26]" office:value-type="float" office:value="183.01708" calcext:value-type="float">
            <text:p>183</text:p>
          </table:table-cell>
          <table:table-cell table:style-name="ce591" table:formula="of:=[.$D33]/[.N$26]" office:value-type="float" office:value="392.4078272" calcext:value-type="float">
            <text:p>39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I14]" office:value-type="float" office:value="47.3252086812446" calcext:value-type="float">
            <text:p>47</text:p>
          </table:table-cell>
          <table:table-cell table:style-name="ce566" table:formula="of:=[.$D34]/[.E$26]" office:value-type="float" office:value="0.204289301673888" calcext:value-type="float">
            <text:p>0.2</text:p>
          </table:table-cell>
          <table:table-cell table:style-name="ce566" table:formula="of:=[.$D34]/[.F$26]" office:value-type="float" office:value="0.96582294446705" calcext:value-type="float">
            <text:p>1.0</text:p>
          </table:table-cell>
          <table:table-cell table:style-name="ce592" table:formula="of:=[.$D34]/[.G$26]" office:value-type="float" office:value="5.60960174444977" calcext:value-type="float">
            <text:p>6</text:p>
          </table:table-cell>
          <table:table-cell table:style-name="ce592" table:formula="of:=[.$D34]/[.H$26]" office:value-type="float" office:value="6.55272120201848" calcext:value-type="float">
            <text:p>7</text:p>
          </table:table-cell>
          <table:table-cell table:style-name="ce592" table:formula="of:=[.$D34]/[.I$26]" office:value-type="float" office:value="11.7195901051189" calcext:value-type="float">
            <text:p>12</text:p>
          </table:table-cell>
          <table:table-cell table:style-name="ce592" table:formula="of:=[.$D34]/[.J$26]" office:value-type="float" office:value="37.6476337350999" calcext:value-type="float">
            <text:p>38</text:p>
          </table:table-cell>
          <table:table-cell table:style-name="ce592" table:formula="of:=[.$D34]/[.K$26]" office:value-type="float" office:value="41.2003979206712" calcext:value-type="float">
            <text:p>41</text:p>
          </table:table-cell>
          <table:table-cell table:style-name="ce592" table:formula="of:=[.$D34]/[.L$26]" office:value-type="float" office:value="44.9873433723911" calcext:value-type="float">
            <text:p>45</text:p>
          </table:table-cell>
          <table:table-cell table:style-name="ce592" table:formula="of:=[.$D34]/[.M$26]" office:value-type="float" office:value="88.7430481888528" calcext:value-type="float">
            <text:p>89</text:p>
          </table:table-cell>
          <table:table-cell table:style-name="ce592" table:formula="of:=[.$D34]/[.N$26]" office:value-type="float" office:value="190.274408917969" calcext:value-type="float">
            <text:p>19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I13]" office:value-type="float" office:value="26.6886477122208" calcext:value-type="float">
            <text:p>27</text:p>
          </table:table-cell>
          <table:table-cell table:style-name="ce566" table:formula="of:=[.$D35]/[.E$26]" office:value-type="float" office:value="0.115207208920576" calcext:value-type="float">
            <text:p>0.1</text:p>
          </table:table-cell>
          <table:table-cell table:style-name="ce566" table:formula="of:=[.$D35]/[.F$26]" office:value-type="float" office:value="0.544667610255597" calcext:value-type="float">
            <text:p>0.5</text:p>
          </table:table-cell>
          <table:table-cell table:style-name="ce592" table:formula="of:=[.$D35]/[.G$26]" office:value-type="float" office:value="3.16348704919312" calcext:value-type="float">
            <text:p>3</text:p>
          </table:table-cell>
          <table:table-cell table:style-name="ce592" table:formula="of:=[.$D35]/[.H$26]" office:value-type="float" office:value="3.69535122169211" calcext:value-type="float">
            <text:p>4</text:p>
          </table:table-cell>
          <table:table-cell table:style-name="ce592" table:formula="of:=[.$D35]/[.I$26]" office:value-type="float" office:value="6.60916286188728" calcext:value-type="float">
            <text:p>7</text:p>
          </table:table-cell>
          <table:table-cell table:style-name="ce592" table:formula="of:=[.$D35]/[.J$26]" office:value-type="float" office:value="21.2310618791418" calcext:value-type="float">
            <text:p>21</text:p>
          </table:table-cell>
          <table:table-cell table:style-name="ce592" table:formula="of:=[.$D35]/[.K$26]" office:value-type="float" office:value="23.2346129335481" calcext:value-type="float">
            <text:p>23</text:p>
          </table:table-cell>
          <table:table-cell table:style-name="ce592" table:formula="of:=[.$D35]/[.L$26]" office:value-type="float" office:value="25.3702285152371" calcext:value-type="float">
            <text:p>25</text:p>
          </table:table-cell>
          <table:table-cell table:style-name="ce592" table:formula="of:=[.$D35]/[.M$26]" office:value-type="float" office:value="50.0458849737637" calcext:value-type="float">
            <text:p>50</text:p>
          </table:table-cell>
          <table:table-cell table:style-name="ce592" table:formula="of:=[.$D35]/[.N$26]" office:value-type="float" office:value="107.303629709619" calcext:value-type="float">
            <text:p>107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568" table:number-columns-repeated="8"/>
          <table:table-cell table:style-name="ce593"/>
          <table:table-cell table:style-name="ce59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1" calcext:value-type="float">
            <text:p>31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4" calcext:value-type="float">
            <text:p>24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9" calcext:value-type="float">
            <text:p>9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5" calcext:value-type="float">
            <text:p>5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_perM_ratio.M36:Cities_perM_ratio.N36">
            <calcext:condition calcext:apply-style-name="Default" calcext:value="&lt;10" calcext:base-cell-address="Cities_perM_ratio.M36"/>
            <calcext:condition calcext:apply-style-name="Times10" calcext:value="&lt;100" calcext:base-cell-address="Cities_perM_ratio.M36"/>
            <calcext:condition calcext:apply-style-name="Times100" calcext:value="&lt;500" calcext:base-cell-address="Cities_perM_ratio.M36"/>
            <calcext:condition calcext:apply-style-name="Times500" calcext:value="&lt;1000" calcext:base-cell-address="Cities_perM_ratio.M36"/>
            <calcext:condition calcext:apply-style-name="Times1000" calcext:value="&gt;=1000" calcext:base-cell-address="Cities_perM_ratio.M36"/>
          </calcext:conditional-format>
          <calcext:conditional-format calcext:target-range-address="Cities_perM_ratio.M36:Cities_perM_ratio.N36 Cities_perM_ratio.E15:Cities_perM_ratio.N15 Cities_perM_ratio.E6:Cities_perM_ratio.L14">
            <calcext:condition calcext:apply-style-name="Default" calcext:value="&lt;10" calcext:base-cell-address="Cities_perM_ratio.E6"/>
            <calcext:condition calcext:apply-style-name="Times10" calcext:value="&lt;=100" calcext:base-cell-address="Cities_perM_ratio.E6"/>
            <calcext:condition calcext:apply-style-name="Times100" calcext:value="&lt;500" calcext:base-cell-address="Cities_perM_ratio.E6"/>
            <calcext:condition calcext:apply-style-name="Times500" calcext:value="&lt;1000" calcext:base-cell-address="Cities_perM_ratio.E6"/>
            <calcext:condition calcext:apply-style-name="Times1000" calcext:value="&gt;=1000" calcext:base-cell-address="Cities_perM_ratio.E6"/>
          </calcext:conditional-format>
          <calcext:conditional-format calcext:target-range-address="Cities_perM_ratio.E36:Cities_perM_ratio.L36 Cities_perM_ratio.E27:Cities_perM_ratio.L33">
            <calcext:condition calcext:apply-style-name="Default" calcext:value="&lt;10" calcext:base-cell-address="Cities_perM_ratio.E27"/>
            <calcext:condition calcext:apply-style-name="Times10" calcext:value="&lt;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E36:Cities_perM_ratio.L36 Cities_perM_ratio.E27:Cities_perM_ratio.L33">
            <calcext:condition calcext:apply-style-name="Default" calcext:value="&lt;10" calcext:base-cell-address="Cities_perM_ratio.E27"/>
            <calcext:condition calcext:apply-style-name="Times10" calcext:value="&lt;=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M27:Cities_perM_ratio.N33">
            <calcext:condition calcext:apply-style-name="Default" calcext:value="&lt;10" calcext:base-cell-address="Cities_perM_ratio.M27"/>
            <calcext:condition calcext:apply-style-name="Times10" calcext:value="&lt;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  <calcext:conditional-format calcext:target-range-address="Cities_perM_ratio.M27:Cities_perM_ratio.N33">
            <calcext:condition calcext:apply-style-name="Default" calcext:value="&lt;10" calcext:base-cell-address="Cities_perM_ratio.M27"/>
            <calcext:condition calcext:apply-style-name="Times10" calcext:value="&lt;=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=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=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6:Cities_perM_ratio.N14">
            <calcext:condition calcext:apply-style-name="Default" calcext:value="&lt;10" calcext:base-cell-address="Cities_perM_ratio.M6"/>
            <calcext:condition calcext:apply-style-name="Times10" calcext:value="&lt;=100" calcext:base-cell-address="Cities_perM_ratio.M6"/>
            <calcext:condition calcext:apply-style-name="Times100" calcext:value="&lt;500" calcext:base-cell-address="Cities_perM_ratio.M6"/>
            <calcext:condition calcext:apply-style-name="Times500" calcext:value="&lt;1000" calcext:base-cell-address="Cities_perM_ratio.M6"/>
            <calcext:condition calcext:apply-style-name="Times1000" calcext:value="&gt;=1000" calcext:base-cell-address="Cities_perM_ratio.M6"/>
          </calcext:conditional-format>
        </calcext:conditional-formats>
      </table:table>
      <table:table table:name="'file:///home/ck/COVID-19/20200406-COVID-19.ods'#EuropeEastAsian" table:print="false" table:style-name="ta_extref">
        <table:table-source xlink:type="simple" xlink:href="../20200406-COVID-19.ods" table:table-name="EuropeEastAsian" table:filter-name="calc8" table:mode="copy-results-only"/>
        <table:table-column table:number-columns-repeated="10"/>
        <table:table-row table:number-rows-repeated="8">
          <table:table-cell table:number-columns-repeated="10"/>
        </table:table-row>
        <table:table-row>
          <table:table-cell table:number-columns-repeated="3"/>
          <table:table-cell table:style-name="ce1" office:value-type="string">
            <text:p>Spain</text:p>
          </table:table-cell>
          <table:table-cell table:style-name="ce1" office:value-type="string">
            <text:p>西班牙</text:p>
          </table:table-cell>
          <table:table-cell table:style-name="ce1" office:value-type="float" office:value="135032">
            <text:p>135032</text:p>
          </table:table-cell>
          <table:table-cell table:style-name="ce1" office:value-type="float" office:value="13055">
            <text:p>13055</text:p>
          </table:table-cell>
          <table:table-cell/>
          <table:table-cell table:style-name="ce1" office:value-type="float" office:value="2230.08807173236">
            <text:p>2230.08807173236</text:p>
          </table:table-cell>
          <table:table-cell table:style-name="ce1" office:value-type="float" office:value="215.606669355901">
            <text:p>215.606669355901</text:p>
          </table:table-cell>
        </table:table-row>
        <table:table-row>
          <table:table-cell table:number-columns-repeated="3"/>
          <table:table-cell table:style-name="ce1" office:value-type="string">
            <text:p>Italy</text:p>
          </table:table-cell>
          <table:table-cell table:style-name="ce1" office:value-type="string">
            <text:p>意大利</text:p>
          </table:table-cell>
          <table:table-cell table:style-name="ce1" office:value-type="float" office:value="128948">
            <text:p>128948</text:p>
          </table:table-cell>
          <table:table-cell table:style-name="ce1" office:value-type="float" office:value="15887">
            <text:p>15887</text:p>
          </table:table-cell>
          <table:table-cell/>
          <table:table-cell table:style-name="ce1" office:value-type="float" office:value="2759.02642492927">
            <text:p>2759.02642492927</text:p>
          </table:table-cell>
          <table:table-cell table:style-name="ce1" office:value-type="float" office:value="339.925030344412">
            <text:p>339.925030344412</text:p>
          </table:table-cell>
        </table:table-row>
        <table:table-row>
          <table:table-cell table:number-columns-repeated="3"/>
          <table:table-cell table:style-name="ce1" office:value-type="string">
            <text:p>Germany</text:p>
          </table:table-cell>
          <table:table-cell table:style-name="ce1" office:value-type="string">
            <text:p>德國</text:p>
          </table:table-cell>
          <table:table-cell table:style-name="ce1" office:value-type="float" office:value="100123">
            <text:p>100123</text:p>
          </table:table-cell>
          <table:table-cell table:style-name="ce1" office:value-type="float" office:value="1590">
            <text:p>1590</text:p>
          </table:table-cell>
          <table:table-cell/>
          <table:table-cell table:style-name="ce1" office:value-type="float" office:value="1198.83312442388">
            <text:p>1198.83312442388</text:p>
          </table:table-cell>
          <table:table-cell table:style-name="ce1" office:value-type="float" office:value="19.0380299015608">
            <text:p>19.0380299015608</text:p>
          </table:table-cell>
        </table:table-row>
        <table:table-row>
          <table:table-cell table:number-columns-repeated="3"/>
          <table:table-cell table:style-name="ce1" office:value-type="string">
            <text:p>France</text:p>
          </table:table-cell>
          <table:table-cell table:style-name="ce1" office:value-type="string">
            <text:p>法國</text:p>
          </table:table-cell>
          <table:table-cell table:style-name="ce1" office:value-type="float" office:value="70478">
            <text:p>70478</text:p>
          </table:table-cell>
          <table:table-cell table:style-name="ce1" office:value-type="float" office:value="8078">
            <text:p>8078</text:p>
          </table:table-cell>
          <table:table-cell/>
          <table:table-cell table:style-name="ce1" office:value-type="float" office:value="1082.1172168875">
            <text:p>1082.1172168875</text:p>
          </table:table-cell>
          <table:table-cell table:style-name="ce1" office:value-type="float" office:value="124.029383325538">
            <text:p>124.029383325538</text:p>
          </table:table-cell>
        </table:table-row>
        <table:table-row>
          <table:table-cell table:number-columns-repeated="3"/>
          <table:table-cell table:style-name="ce1" office:value-type="string">
            <text:p>United Kingdom</text:p>
          </table:table-cell>
          <table:table-cell table:style-name="ce1" office:value-type="string">
            <text:p>英國</text:p>
          </table:table-cell>
          <table:table-cell table:style-name="ce1" office:value-type="float" office:value="47806">
            <text:p>47806</text:p>
          </table:table-cell>
          <table:table-cell table:style-name="ce1" office:value-type="float" office:value="4932">
            <text:p>4932</text:p>
          </table:table-cell>
          <table:table-cell/>
          <table:table-cell table:style-name="ce1" office:value-type="float" office:value="707.920601771901">
            <text:p>707.920601771901</text:p>
          </table:table-cell>
          <table:table-cell table:style-name="ce1" office:value-type="float" office:value="73.0340210002723">
            <text:p>73.0340210002723</text:p>
          </table:table-cell>
        </table:table-row>
        <table:table-row>
          <table:table-cell table:number-columns-repeated="3"/>
          <table:table-cell table:style-name="ce1" office:value-type="string">
            <text:p>Switzerland</text:p>
          </table:table-cell>
          <table:table-cell table:style-name="ce1" office:value-type="string">
            <text:p>瑞士</text:p>
          </table:table-cell>
          <table:table-cell table:style-name="ce1" office:value-type="float" office:value="21202">
            <text:p>21202</text:p>
          </table:table-cell>
          <table:table-cell table:style-name="ce1" office:value-type="float" office:value="734">
            <text:p>734</text:p>
          </table:table-cell>
          <table:table-cell/>
          <table:table-cell table:style-name="ce1" office:value-type="float" office:value="2467.82670739749">
            <text:p>2467.82670739749</text:p>
          </table:table-cell>
          <table:table-cell table:style-name="ce1" office:value-type="float" office:value="85.4346195278631">
            <text:p>85.4346195278631</text:p>
          </table:table-cell>
        </table:table-row>
        <table:table-row>
          <table:table-cell table:number-columns-repeated="3"/>
          <table:table-cell table:style-name="ce1" office:value-type="string">
            <text:p>Belgium</text:p>
          </table:table-cell>
          <table:table-cell table:style-name="ce1" office:value-type="string">
            <text:p>比利時</text:p>
          </table:table-cell>
          <table:table-cell table:style-name="ce1" office:value-type="float" office:value="20814">
            <text:p>20814</text:p>
          </table:table-cell>
          <table:table-cell table:style-name="ce1" office:value-type="float" office:value="1632">
            <text:p>1632</text:p>
          </table:table-cell>
          <table:table-cell/>
          <table:table-cell table:style-name="ce1" office:value-type="float" office:value="1803.7445508092">
            <text:p>1803.7445508092</text:p>
          </table:table-cell>
          <table:table-cell table:style-name="ce1" office:value-type="float" office:value="141.429379596455">
            <text:p>141.429379596455</text:p>
          </table:table-cell>
        </table:table-row>
        <table:table-row>
          <table:table-cell table:number-columns-repeated="3"/>
          <table:table-cell table:style-name="ce1" office:value-type="string">
            <text:p>Netherlands</text:p>
          </table:table-cell>
          <table:table-cell table:style-name="ce1" office:value-type="string">
            <text:p>荷蘭</text:p>
          </table:table-cell>
          <table:table-cell table:style-name="ce1" office:value-type="float" office:value="18803">
            <text:p>18803</text:p>
          </table:table-cell>
          <table:table-cell table:style-name="ce1" office:value-type="float" office:value="1867">
            <text:p>1867</text:p>
          </table:table-cell>
          <table:table-cell/>
          <table:table-cell table:style-name="ce1" office:value-type="float" office:value="1099.77522543257">
            <text:p>1099.77522543257</text:p>
          </table:table-cell>
          <table:table-cell table:style-name="ce1" office:value-type="float" office:value="109.199614204255">
            <text:p>109.199614204255</text:p>
          </table:table-cell>
        </table:table-row>
        <table:table-row>
          <table:table-cell table:number-columns-repeated="3"/>
          <table:table-cell table:style-name="ce1" office:value-type="string">
            <text:p>Austria</text:p>
          </table:table-cell>
          <table:table-cell table:style-name="ce1" office:value-type="string">
            <text:p>奧地利</text:p>
          </table:table-cell>
          <table:table-cell table:style-name="ce1" office:value-type="float" office:value="12162">
            <text:p>12162</text:p>
          </table:table-cell>
          <table:table-cell table:style-name="ce1" office:value-type="float" office:value="220">
            <text:p>220</text:p>
          </table:table-cell>
          <table:table-cell/>
          <table:table-cell table:style-name="ce1" office:value-type="float" office:value="1358.10848385647">
            <text:p>1358.10848385647</text:p>
          </table:table-cell>
          <table:table-cell table:style-name="ce1" office:value-type="float" office:value="24.5670010235506">
            <text:p>24.5670010235506</text:p>
          </table:table-cell>
        </table:table-row>
        <table:table-row>
          <table:table-cell table:number-columns-repeated="3"/>
          <table:table-cell table:style-name="ce1" office:value-type="string">
            <text:p>Portugal</text:p>
          </table:table-cell>
          <table:table-cell table:style-name="ce1" office:value-type="string">
            <text:p>葡萄牙</text:p>
          </table:table-cell>
          <table:table-cell table:style-name="ce1" office:value-type="float" office:value="11730">
            <text:p>11730</text:p>
          </table:table-cell>
          <table:table-cell table:style-name="ce1" office:value-type="float" office:value="311">
            <text:p>311</text:p>
          </table:table-cell>
          <table:table-cell/>
          <table:table-cell table:style-name="ce1" office:value-type="float" office:value="2180.76070808352">
            <text:p>2180.76070808352</text:p>
          </table:table-cell>
          <table:table-cell table:style-name="ce1" office:value-type="float" office:value="57.818975295309">
            <text:p>57.818975295309</text:p>
          </table:table-cell>
        </table:table-row>
        <table:table-row>
          <table:table-cell table:number-columns-repeated="10"/>
        </table:table-row>
        <table:table-row>
          <table:table-cell table:number-columns-repeated="3"/>
          <table:table-cell table:style-name="ce1" office:value-type="string">
            <text:p>歐洲總計</text:p>
          </table:table-cell>
          <table:table-cell table:number-columns-repeated="4"/>
          <table:table-cell table:style-name="ce1" office:value-type="float" office:value="1512.15819204737">
            <text:p>1512.15819204737</text:p>
          </table:table-cell>
        </table:table-row>
        <table:table-row table:number-rows-repeated="4">
          <table:table-cell table:number-columns-repeated="10"/>
        </table:table-row>
        <table:table-row>
          <table:table-cell table:number-columns-repeated="4"/>
          <table:table-cell table:style-name="ce1" office:value-type="string">
            <text:p>2019-20 冠狀病毒病疫情 COVID-19</text:p>
          </table:table-cell>
          <table:table-cell table:number-columns-repeated="3"/>
          <table:table-cell table:style-name="ce1" office:value-type="string">
            <text:p>Date 日期 :</text:p>
          </table:table-cell>
          <table:table-cell table:style-name="ce1" office:value-type="string">
            <text:p>2020-04-06</text:p>
          </table:table-cell>
        </table:table-row>
        <table:table-row table:number-rows-repeated="2">
          <table:table-cell table:number-columns-repeated="10"/>
        </table:table-row>
        <table:table-row>
          <table:table-cell table:number-columns-repeated="8"/>
          <table:table-cell table:style-name="ce1" office:value-type="string">
            <text:p>Cases per 
</text:p>
          </table:table-cell>
        </table:table-row>
        <table:table-row table:number-rows-repeated="3">
          <table:table-cell table:number-columns-repeated="10"/>
        </table:table-row>
        <table:table-row>
          <table:table-cell table:number-columns-repeated="3"/>
          <table:table-cell table:style-name="ce1" office:value-type="string">
            <text:p>China</text:p>
          </table:table-cell>
          <table:table-cell table:style-name="ce1" office:value-type="string">
            <text:p>中國大陸</text:p>
          </table:table-cell>
          <table:table-cell table:style-name="ce1" office:value-type="float" office:value="81708">
            <text:p>81708</text:p>
          </table:table-cell>
          <table:table-cell table:style-name="ce1" office:value-type="float" office:value="3331">
            <text:p>3331</text:p>
          </table:table-cell>
          <table:table-cell/>
          <table:table-cell table:style-name="ce1" office:value-type="float" office:value="56.9876758940888">
            <text:p>56.9876758940888</text:p>
          </table:table-cell>
          <table:table-cell table:style-name="ce1" office:value-type="float" office:value="2.32322353261871">
            <text:p>2.32322353261871</text:p>
          </table:table-cell>
        </table:table-row>
        <table:table-row>
          <table:table-cell table:number-columns-repeated="3"/>
          <table:table-cell table:style-name="ce1" office:value-type="string">
            <text:p>Korea</text:p>
          </table:table-cell>
          <table:table-cell table:style-name="ce1" office:value-type="string">
            <text:p>南韓</text:p>
          </table:table-cell>
          <table:table-cell table:style-name="ce1" office:value-type="float" office:value="10284">
            <text:p>10284</text:p>
          </table:table-cell>
          <table:table-cell table:style-name="ce1" office:value-type="float" office:value="186">
            <text:p>186</text:p>
          </table:table-cell>
          <table:table-cell/>
          <table:table-cell table:style-name="ce1" office:value-type="float" office:value="200.760139890228">
            <text:p>200.760139890228</text:p>
          </table:table-cell>
          <table:table-cell table:style-name="ce1" office:value-type="float" office:value="3.63101769929817">
            <text:p>3.63101769929817</text:p>
          </table:table-cell>
        </table:table-row>
        <table:table-row>
          <table:table-cell table:number-columns-repeated="3"/>
          <table:table-cell table:style-name="ce1" office:value-type="string">
            <text:p>Malaysia</text:p>
          </table:table-cell>
          <table:table-cell table:style-name="ce1" office:value-type="string">
            <text:p>馬來西亞</text:p>
          </table:table-cell>
          <table:table-cell table:style-name="ce1" office:value-type="float" office:value="3793">
            <text:p>3793</text:p>
          </table:table-cell>
          <table:table-cell table:style-name="ce1" office:value-type="float" office:value="62">
            <text:p>62</text:p>
          </table:table-cell>
          <table:table-cell/>
          <table:table-cell table:style-name="ce1" office:value-type="float" office:value="118.717573521718">
            <text:p>118.717573521718</text:p>
          </table:table-cell>
          <table:table-cell table:style-name="ce1" office:value-type="float" office:value="1.94054562571751">
            <text:p>1.94054562571751</text:p>
          </table:table-cell>
        </table:table-row>
        <table:table-row>
          <table:table-cell table:number-columns-repeated="3"/>
          <table:table-cell table:style-name="ce1" office:value-type="string">
            <text:p>Philippines</text:p>
          </table:table-cell>
          <table:table-cell table:style-name="ce1" office:value-type="string">
            <text:p>菲律賓</text:p>
          </table:table-cell>
          <table:table-cell table:style-name="ce1" office:value-type="float" office:value="3660">
            <text:p>3660</text:p>
          </table:table-cell>
          <table:table-cell table:style-name="ce1" office:value-type="float" office:value="163">
            <text:p>163</text:p>
          </table:table-cell>
          <table:table-cell/>
          <table:table-cell table:style-name="ce1" office:value-type="float" office:value="33.7396614901606">
            <text:p>33.7396614901606</text:p>
          </table:table-cell>
          <table:table-cell table:style-name="ce1" office:value-type="float" office:value="1.50261333958912">
            <text:p>1.50261333958912</text:p>
          </table:table-cell>
        </table:table-row>
        <table:table-row>
          <table:table-cell table:number-columns-repeated="3"/>
          <table:table-cell table:style-name="ce1" office:value-type="string">
            <text:p>Japan</text:p>
          </table:table-cell>
          <table:table-cell table:style-name="ce1" office:value-type="string">
            <text:p>日本</text:p>
          </table:table-cell>
          <table:table-cell table:style-name="ce1" office:value-type="float" office:value="3654">
            <text:p>3654</text:p>
          </table:table-cell>
          <table:table-cell table:style-name="ce1" office:value-type="float" office:value="73">
            <text:p>73</text:p>
          </table:table-cell>
          <table:table-cell/>
          <table:table-cell table:style-name="ce1" office:value-type="float" office:value="28.8033369871951">
            <text:p>28.8033369871951</text:p>
          </table:table-cell>
          <table:table-cell table:style-name="ce1" office:value-type="float" office:value="0.5754361248126">
            <text:p>0.5754361248126</text:p>
          </table:table-cell>
        </table:table-row>
        <table:table-row>
          <table:table-cell table:number-columns-repeated="3"/>
          <table:table-cell table:style-name="ce1" office:value-type="string">
            <text:p>Indonesia</text:p>
          </table:table-cell>
          <table:table-cell table:style-name="ce1" office:value-type="string">
            <text:p>印尼</text:p>
          </table:table-cell>
          <table:table-cell table:style-name="ce1" office:value-type="float" office:value="2491">
            <text:p>2491</text:p>
          </table:table-cell>
          <table:table-cell table:style-name="ce1" office:value-type="float" office:value="209">
            <text:p>209</text:p>
          </table:table-cell>
          <table:table-cell/>
          <table:table-cell table:style-name="ce1" office:value-type="float" office:value="9.33266744570025">
            <text:p>9.33266744570025</text:p>
          </table:table-cell>
          <table:table-cell table:style-name="ce1" office:value-type="float" office:value="0.783029906122582">
            <text:p>0.783029906122582</text:p>
          </table:table-cell>
        </table:table-row>
        <table:table-row>
          <table:table-cell table:number-columns-repeated="3"/>
          <table:table-cell table:style-name="ce1" office:value-type="string">
            <text:p>Thailand</text:p>
          </table:table-cell>
          <table:table-cell table:style-name="ce1" office:value-type="string">
            <text:p>泰國</text:p>
          </table:table-cell>
          <table:table-cell table:style-name="ce1" office:value-type="float" office:value="2220">
            <text:p>2220</text:p>
          </table:table-cell>
          <table:table-cell table:style-name="ce1" office:value-type="float" office:value="26">
            <text:p>26</text:p>
          </table:table-cell>
          <table:table-cell/>
          <table:table-cell table:style-name="ce1" office:value-type="float" office:value="33.3895691888275">
            <text:p>33.3895691888275</text:p>
          </table:table-cell>
          <table:table-cell table:style-name="ce1" office:value-type="float" office:value="0.391049008517799">
            <text:p>0.391049008517799</text:p>
          </table:table-cell>
        </table:table-row>
        <table:table-row>
          <table:table-cell table:number-columns-repeated="3"/>
          <table:table-cell table:style-name="ce1" office:value-type="string">
            <text:p>Singapore</text:p>
          </table:table-cell>
          <table:table-cell table:style-name="ce1" office:value-type="string">
            <text:p>新加玻</text:p>
          </table:table-cell>
          <table:table-cell table:style-name="ce1" office:value-type="float" office:value="1309">
            <text:p>1309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float" office:value="225.521019885648">
            <text:p>225.521019885648</text:p>
          </table:table-cell>
          <table:table-cell table:style-name="ce1" office:value-type="float" office:value="1.03370979321152">
            <text:p>1.03370979321152</text:p>
          </table:table-cell>
        </table:table-row>
        <table:table-row>
          <table:table-cell table:number-columns-repeated="3"/>
          <table:table-cell table:style-name="ce1" office:value-type="string">
            <text:p>Hong Kong</text:p>
          </table:table-cell>
          <table:table-cell table:style-name="ce1" office:value-type="string">
            <text:p>香港</text:p>
          </table:table-cell>
          <table:table-cell table:style-name="ce1" office:value-type="float" office:value="915">
            <text:p>915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float" office:value="121.98861439599">
            <text:p>121.98861439599</text:p>
          </table:table-cell>
          <table:table-cell table:style-name="ce1" office:value-type="float" office:value="0.533283560201048">
            <text:p>0.533283560201048</text:p>
          </table:table-cell>
        </table:table-row>
        <table:table-row>
          <table:table-cell table:number-columns-repeated="3"/>
          <table:table-cell table:style-name="ce1" office:value-type="string">
            <text:p>Taiwan</text:p>
          </table:table-cell>
          <table:table-cell table:style-name="ce1" office:value-type="string">
            <text:p>台灣</text:p>
          </table:table-cell>
          <table:table-cell table:style-name="ce1" office:value-type="float" office:value="373">
            <text:p>373</text:p>
          </table:table-cell>
          <table:table-cell table:style-name="ce1" office:value-type="float" office:value="5">
            <text:p>5</text:p>
          </table:table-cell>
          <table:table-cell/>
          <table:table-cell table:style-name="ce1" office:value-type="float" office:value="15.6894904305886">
            <text:p>15.6894904305886</text:p>
          </table:table-cell>
          <table:table-cell table:style-name="ce1" office:value-type="float" office:value="0.210314885128534">
            <text:p>0.210314885128534</text:p>
          </table:table-cell>
        </table:table-row>
      </table:table>
      <table:named-expressions/>
      <table:database-ranges>
        <table:database-range table:name="__Anonymous_Sheet_DB__2" table:target-range-address="World_E_Asian_Ratio.E4:World_E_Asian_Ratio.N25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World_EAsian_perM_Ratio.B37:World_EAsian_perM_Ratio.N5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USA_Top_E_Asian_Ratio.E29:USA_Top_E_Asian_Ratio.N40" table:orientation="column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CitiesRatio.E4:CitiesRatio.N14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Cities_perM_ratio.E25:Cities_perM_ratio.N35" table:contains-header="false" table:orientation="column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00/00/00</text:date>, <text:time style:data-style-name="N2" text:time-value="16:57:08.03013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13" meta:cell-count="4249" meta:object-count="16"/>
  </office:meta>
</office:document-meta>
</file>